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teucha-info" table:style-name="ta1">
        <table:shapes>
          <draw:frame draw:z-index="0" draw:style-name="gr1" draw:text-style-name="P1" svg:width="15.999cm" svg:height="9.005cm" svg:x="24.505cm" svg:y="0.425cm">
            <draw:object draw:notify-on-update-of-ranges="'enteucha-info'.H2:'enteucha-info'.H8 'enteucha-info'.F2:'enteucha-info'.F8 'enteucha-info'.H9:'enteucha-info'.H15 'enteucha-info'.F9:'enteucha-info'.F15 'enteucha-info'.H16:'enteucha-info'.H22 'enteucha-info'.F16:'enteucha-info'.F22 'enteucha-info'.H23:'enteucha-info'.H29 'enteucha-info'.F23:'enteucha-info'.F29 'enteucha-info'.H30:'enteucha-info'.H36 'enteucha-info'.F30:'enteucha-info'.F36 'enteucha-info'.H37:'enteucha-info'.H43 'enteucha-info'.F37:'enteucha-info'.F43 'enteucha-info'.H44:'enteucha-info'.H50 'enteucha-info'.F44:'enteucha-info'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5cm" svg:x="24.484cm" svg:y="23.031cm">
            <draw:object draw:notify-on-update-of-ranges="'enteucha-info'.F52:'enteucha-info'.F58 'enteucha-info'.H52:'enteucha-info'.H58 'enteucha-info'.F59:'enteucha-info'.F65 'enteucha-info'.H59:'enteucha-info'.H65 'enteucha-info'.F66:'enteucha-info'.F72 'enteucha-info'.H66:'enteucha-info'.H72 'enteucha-info'.F73:'enteucha-info'.F79 'enteucha-info'.H73:'enteucha-info'.H79 'enteucha-info'.F80:'enteucha-info'.F86 'enteucha-info'.H80:'enteucha-info'.H86 'enteucha-info'.F87:'enteucha-info'.F93 'enteucha-info'.H87:'enteucha-info'.H93 'enteucha-info'.F94:'enteucha-info'.F100 'enteucha-info'.H94:'enteucha-info'.H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05cm" svg:x="24.546cm" svg:y="45.582cm">
            <draw:object draw:notify-on-update-of-ranges="'enteucha-info'.F102:'enteucha-info'.F108 'enteucha-info'.H102:'enteucha-info'.H108 'enteucha-info'.F109:'enteucha-info'.F115 'enteucha-info'.H109:'enteucha-info'.H115 'enteucha-info'.F116:'enteucha-info'.F122 'enteucha-info'.H116:'enteucha-info'.H122 'enteucha-info'.F123:'enteucha-info'.F129 'enteucha-info'.H123:'enteucha-info'.H129 'enteucha-info'.F130:'enteucha-info'.F136 'enteucha-info'.H130:'enteucha-info'.H136 'enteucha-info'.F137:'enteucha-info'.F143 'enteucha-info'.H137:'enteucha-info'.H143 'enteucha-info'.F144:'enteucha-info'.F150 'enteucha-info'.H144:'enteucha-info'.H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9.005cm" svg:x="24.589cm" svg:y="68.186cm">
            <draw:object draw:notify-on-update-of-ranges="'enteucha-info'.F152:'enteucha-info'.F158 'enteucha-info'.H152:'enteucha-info'.H158 'enteucha-info'.F159:'enteucha-info'.F165 'enteucha-info'.H159:'enteucha-info'.H165 'enteucha-info'.F166:'enteucha-info'.F172 'enteucha-info'.H166:'enteucha-info'.H172 'enteucha-info'.F173:'enteucha-info'.F179 'enteucha-info'.H173:'enteucha-info'.H179 'enteucha-info'.F180:'enteucha-info'.F186 'enteucha-info'.H180:'enteucha-info'.H186 'enteucha-info'.F187:'enteucha-info'.F193 'enteucha-info'.H187:'enteucha-info'.H193 'enteucha-info'.F194:'enteucha-info'.F200 'enteucha-info'.H194:'enteucha-info'.H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9.005cm" svg:x="24.589cm" svg:y="90.763cm">
            <draw:object draw:notify-on-update-of-ranges="'enteucha-info'.F202:'enteucha-info'.F208 'enteucha-info'.H202:'enteucha-info'.H208 'enteucha-info'.F209:'enteucha-info'.F215 'enteucha-info'.H209:'enteucha-info'.H215 'enteucha-info'.F216:'enteucha-info'.F222 'enteucha-info'.H216:'enteucha-info'.H222 'enteucha-info'.F223:'enteucha-info'.F229 'enteucha-info'.H223:'enteucha-info'.H229 'enteucha-info'.F230:'enteucha-info'.F236 'enteucha-info'.H230:'enteucha-info'.H236 'enteucha-info'.F237:'enteucha-info'.F243 'enteucha-info'.H237:'enteucha-info'.H243 'enteucha-info'.F244:'enteucha-info'.F250 'enteucha-info'.H244:'enteucha-info'.H2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9.005cm" svg:x="24.589cm" svg:y="113.341cm">
            <draw:object draw:notify-on-update-of-ranges="'enteucha-info'.F252:'enteucha-info'.F258 'enteucha-info'.H252:'enteucha-info'.H258 'enteucha-info'.F259:'enteucha-info'.F265 'enteucha-info'.H259:'enteucha-info'.H265 'enteucha-info'.F266:'enteucha-info'.F272 'enteucha-info'.H266:'enteucha-info'.H272 'enteucha-info'.F273:'enteucha-info'.F279 'enteucha-info'.H273:'enteucha-info'.H279 'enteucha-info'.F280:'enteucha-info'.F286 'enteucha-info'.H280:'enteucha-info'.H286 'enteucha-info'.F287:'enteucha-info'.F293 'enteucha-info'.H287:'enteucha-info'.H293 'enteucha-info'.F294:'enteucha-info'.F300 'enteucha-info'.H294:'enteucha-info'.H3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9.005cm" svg:x="24.589cm" svg:y="135.919cm">
            <draw:object draw:notify-on-update-of-ranges="'enteucha-info'.F302:'enteucha-info'.F308 'enteucha-info'.H302:'enteucha-info'.H308 'enteucha-info'.F309:'enteucha-info'.F315 'enteucha-info'.H309:'enteucha-info'.H315 'enteucha-info'.F316:'enteucha-info'.F322 'enteucha-info'.H316:'enteucha-info'.H322 'enteucha-info'.F323:'enteucha-info'.F329 'enteucha-info'.H323:'enteucha-info'.H329 'enteucha-info'.F330:'enteucha-info'.F336 'enteucha-info'.H330:'enteucha-info'.H336 'enteucha-info'.F337:'enteucha-info'.F343 'enteucha-info'.H337:'enteucha-info'.H343 'enteucha-info'.F344:'enteucha-info'.F350 'enteucha-info'.H344:'enteucha-info'.H3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9.005cm" svg:x="24.589cm" svg:y="158.497cm">
            <draw:object draw:notify-on-update-of-ranges="'enteucha-info'.F352:'enteucha-info'.F358 'enteucha-info'.H352:'enteucha-info'.H358 'enteucha-info'.F359:'enteucha-info'.F365 'enteucha-info'.H359:'enteucha-info'.H365 'enteucha-info'.F366:'enteucha-info'.F372 'enteucha-info'.H366:'enteucha-info'.H372 'enteucha-info'.F373:'enteucha-info'.F379 'enteucha-info'.H373:'enteucha-info'.H379 'enteucha-info'.F380:'enteucha-info'.F386 'enteucha-info'.H380:'enteucha-info'.H386 'enteucha-info'.F387:'enteucha-info'.F393 'enteucha-info'.H387:'enteucha-info'.H393 'enteucha-info'.F394:'enteucha-info'.F400 'enteucha-info'.H394:'enteucha-info'.H4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9.005cm" svg:x="24.589cm" svg:y="181.074cm">
            <draw:object draw:notify-on-update-of-ranges="'enteucha-info'.F402:'enteucha-info'.F408 'enteucha-info'.H402:'enteucha-info'.H408 'enteucha-info'.F409:'enteucha-info'.F415 'enteucha-info'.H409:'enteucha-info'.H415 'enteucha-info'.F416:'enteucha-info'.F422 'enteucha-info'.H416:'enteucha-info'.H422 'enteucha-info'.F423:'enteucha-info'.F429 'enteucha-info'.H423:'enteucha-info'.H429 'enteucha-info'.F430:'enteucha-info'.F436 'enteucha-info'.H430:'enteucha-info'.H436 'enteucha-info'.F437:'enteucha-info'.F443 'enteucha-info'.H437:'enteucha-info'.H443 'enteucha-info'.F444:'enteucha-info'.F450 'enteucha-info'.H444:'enteucha-info'.H4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9.005cm" svg:x="24.589cm" svg:y="203.652cm">
            <draw:object draw:notify-on-update-of-ranges="'enteucha-info'.F452:'enteucha-info'.F458 'enteucha-info'.H452:'enteucha-info'.H458 'enteucha-info'.F459:'enteucha-info'.F465 'enteucha-info'.H459:'enteucha-info'.H465 'enteucha-info'.F466:'enteucha-info'.F472 'enteucha-info'.H466:'enteucha-info'.H472 'enteucha-info'.F473:'enteucha-info'.F479 'enteucha-info'.H473:'enteucha-info'.H479 'enteucha-info'.F480:'enteucha-info'.F486 'enteucha-info'.H480:'enteucha-info'.H486 'enteucha-info'.F487:'enteucha-info'.F493 'enteucha-info'.H487:'enteucha-info'.H493 'enteucha-info'.F494:'enteucha-info'.F500 'enteucha-info'.H494:'enteucha-info'.H5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9.005cm" svg:x="24.589cm" svg:y="226.231cm">
            <draw:object draw:notify-on-update-of-ranges="'enteucha-info'.F502:'enteucha-info'.F508 'enteucha-info'.H502:'enteucha-info'.H508 'enteucha-info'.F509:'enteucha-info'.F515 'enteucha-info'.H509:'enteucha-info'.H515 'enteucha-info'.F516:'enteucha-info'.F522 'enteucha-info'.H516:'enteucha-info'.H522 'enteucha-info'.F523:'enteucha-info'.F529 'enteucha-info'.H523:'enteucha-info'.H529 'enteucha-info'.F530:'enteucha-info'.F536 'enteucha-info'.H530:'enteucha-info'.H536 'enteucha-info'.F537:'enteucha-info'.F543 'enteucha-info'.H537:'enteucha-info'.H543 'enteucha-info'.F544:'enteucha-info'.F550 'enteucha-info'.H544:'enteucha-info'.H55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99cm" svg:height="9.005cm" svg:x="24.589cm" svg:y="248.808cm">
            <draw:object draw:notify-on-update-of-ranges="'enteucha-info'.F552:'enteucha-info'.F558 'enteucha-info'.H552:'enteucha-info'.H558 'enteucha-info'.F559:'enteucha-info'.F565 'enteucha-info'.H559:'enteucha-info'.H565 'enteucha-info'.F566:'enteucha-info'.F572 'enteucha-info'.H566:'enteucha-info'.H572 'enteucha-info'.F573:'enteucha-info'.F579 'enteucha-info'.H573:'enteucha-info'.H579 'enteucha-info'.F580:'enteucha-info'.F586 'enteucha-info'.H580:'enteucha-info'.H586 'enteucha-info'.F587:'enteucha-info'.F593 'enteucha-info'.H587:'enteucha-info'.H593 'enteucha-info'.F594:'enteucha-info'.F600 'enteucha-info'.H594:'enteucha-info'.H6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.999cm" svg:height="9.005cm" svg:x="24.589cm" svg:y="271.386cm">
            <draw:object draw:notify-on-update-of-ranges="'enteucha-info'.F602:'enteucha-info'.F608 'enteucha-info'.H602:'enteucha-info'.H608 'enteucha-info'.F609:'enteucha-info'.F615 'enteucha-info'.H609:'enteucha-info'.H615 'enteucha-info'.F616:'enteucha-info'.F622 'enteucha-info'.H616:'enteucha-info'.H622 'enteucha-info'.F623:'enteucha-info'.F629 'enteucha-info'.H623:'enteucha-info'.H629 'enteucha-info'.F630:'enteucha-info'.F636 'enteucha-info'.H630:'enteucha-info'.H636 'enteucha-info'.F637:'enteucha-info'.F643 'enteucha-info'.H637:'enteucha-info'.H643 'enteucha-info'.F644:'enteucha-info'.F650 'enteucha-info'.H644:'enteucha-info'.H65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.999cm" svg:height="9.005cm" svg:x="24.589cm" svg:y="293.963cm">
            <draw:object draw:notify-on-update-of-ranges="'enteucha-info'.F652:'enteucha-info'.F658 'enteucha-info'.H652:'enteucha-info'.H658 'enteucha-info'.F659:'enteucha-info'.F665 'enteucha-info'.H659:'enteucha-info'.H665 'enteucha-info'.F666:'enteucha-info'.F672 'enteucha-info'.H666:'enteucha-info'.H672 'enteucha-info'.F673:'enteucha-info'.F679 'enteucha-info'.H673:'enteucha-info'.H679 'enteucha-info'.F680:'enteucha-info'.F686 'enteucha-info'.H680:'enteucha-info'.H686 'enteucha-info'.F687:'enteucha-info'.F693 'enteucha-info'.H687:'enteucha-info'.H693 'enteucha-info'.F694:'enteucha-info'.F700 'enteucha-info'.H694:'enteucha-info'.H70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.999cm" svg:height="9.005cm" svg:x="24.589cm" svg:y="316.541cm">
            <draw:object draw:notify-on-update-of-ranges="'enteucha-info'.F702:'enteucha-info'.F708 'enteucha-info'.H702:'enteucha-info'.H708 'enteucha-info'.F709:'enteucha-info'.F715 'enteucha-info'.H709:'enteucha-info'.H715 'enteucha-info'.F716:'enteucha-info'.F722 'enteucha-info'.H716:'enteucha-info'.H722 'enteucha-info'.F723:'enteucha-info'.F729 'enteucha-info'.H723:'enteucha-info'.H729 'enteucha-info'.F730:'enteucha-info'.F736 'enteucha-info'.H730:'enteucha-info'.H736 'enteucha-info'.F737:'enteucha-info'.F743 'enteucha-info'.H737:'enteucha-info'.H743 'enteucha-info'.F744:'enteucha-info'.F750 'enteucha-info'.H744:'enteucha-info'.H75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.999cm" svg:height="9.005cm" svg:x="24.589cm" svg:y="10.387cm">
            <draw:object draw:notify-on-update-of-ranges="'enteucha-info'.F5:'enteucha-info'.F8 'enteucha-info'.H5:'enteucha-info'.H8 'enteucha-info'.F12:'enteucha-info'.F15 'enteucha-info'.H12:'enteucha-info'.H15 'enteucha-info'.F19:'enteucha-info'.F22 'enteucha-info'.H19:'enteucha-info'.H22 'enteucha-info'.F26:'enteucha-info'.F29 'enteucha-info'.H26:'enteucha-info'.H29 'enteucha-info'.F33:'enteucha-info'.F36 'enteucha-info'.H33:'enteucha-info'.H36 'enteucha-info'.F40:'enteucha-info'.F43 'enteucha-info'.H40:'enteucha-info'.H43 'enteucha-info'.F47:'enteucha-info'.F50 'enteucha-info'.H47:'enteucha-info'.H5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.999cm" svg:height="9.005cm" svg:x="24.589cm" svg:y="32.964cm">
            <draw:object draw:notify-on-update-of-ranges="'enteucha-info'.F55:'enteucha-info'.F58 'enteucha-info'.H55:'enteucha-info'.H58 'enteucha-info'.F62:'enteucha-info'.F65 'enteucha-info'.H62:'enteucha-info'.H65 'enteucha-info'.F69:'enteucha-info'.F72 'enteucha-info'.H69:'enteucha-info'.H72 'enteucha-info'.F76:'enteucha-info'.F79 'enteucha-info'.H76:'enteucha-info'.H79 'enteucha-info'.F83:'enteucha-info'.F86 'enteucha-info'.H83:'enteucha-info'.H86 'enteucha-info'.F90:'enteucha-info'.F93 'enteucha-info'.H90:'enteucha-info'.H93 'enteucha-info'.F97:'enteucha-info'.F100 'enteucha-info'.H97:'enteucha-info'.H10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5.999cm" svg:height="9.005cm" svg:x="24.589cm" svg:y="55.542cm">
            <draw:object draw:notify-on-update-of-ranges="'enteucha-info'.F105:'enteucha-info'.F108 'enteucha-info'.H105:'enteucha-info'.H108 'enteucha-info'.F112:'enteucha-info'.F115 'enteucha-info'.H112:'enteucha-info'.H115 'enteucha-info'.F119:'enteucha-info'.F122 'enteucha-info'.H119:'enteucha-info'.H122 'enteucha-info'.F126:'enteucha-info'.F129 'enteucha-info'.H126:'enteucha-info'.H129 'enteucha-info'.F133:'enteucha-info'.F136 'enteucha-info'.H133:'enteucha-info'.H136 'enteucha-info'.F140:'enteucha-info'.F143 'enteucha-info'.H140:'enteucha-info'.H143 'enteucha-info'.F147:'enteucha-info'.F150 'enteucha-info'.H147:'enteucha-info'.H15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5.999cm" svg:height="9.005cm" svg:x="24.589cm" svg:y="78.12cm">
            <draw:object draw:notify-on-update-of-ranges="'enteucha-info'.F155:'enteucha-info'.F158 'enteucha-info'.H155:'enteucha-info'.H158 'enteucha-info'.F162:'enteucha-info'.F165 'enteucha-info'.H162:'enteucha-info'.H165 'enteucha-info'.F169:'enteucha-info'.F172 'enteucha-info'.H169:'enteucha-info'.H172 'enteucha-info'.F176:'enteucha-info'.F179 'enteucha-info'.H176:'enteucha-info'.H179 'enteucha-info'.F183:'enteucha-info'.F186 'enteucha-info'.H183:'enteucha-info'.H186 'enteucha-info'.F190:'enteucha-info'.F193 'enteucha-info'.H190:'enteucha-info'.H193 'enteucha-info'.F197:'enteucha-info'.F200 'enteucha-info'.H197:'enteucha-info'.H20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5.999cm" svg:height="9.005cm" svg:x="24.589cm" svg:y="100.698cm">
            <draw:object draw:notify-on-update-of-ranges="'enteucha-info'.F205:'enteucha-info'.F208 'enteucha-info'.H205:'enteucha-info'.H208 'enteucha-info'.F212:'enteucha-info'.F215 'enteucha-info'.H212:'enteucha-info'.H215 'enteucha-info'.F219:'enteucha-info'.F222 'enteucha-info'.H219:'enteucha-info'.H222 'enteucha-info'.F226:'enteucha-info'.F229 'enteucha-info'.H226:'enteucha-info'.H229 'enteucha-info'.F233:'enteucha-info'.F236 'enteucha-info'.H233:'enteucha-info'.H236 'enteucha-info'.F240:'enteucha-info'.F243 'enteucha-info'.H240:'enteucha-info'.H243 'enteucha-info'.F247:'enteucha-info'.F250 'enteucha-info'.H247:'enteucha-info'.H25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5.999cm" svg:height="9.005cm" svg:x="24.589cm" svg:y="123.276cm">
            <draw:object draw:notify-on-update-of-ranges="'enteucha-info'.F255:'enteucha-info'.F258 'enteucha-info'.H255:'enteucha-info'.H258 'enteucha-info'.F262:'enteucha-info'.F265 'enteucha-info'.H262:'enteucha-info'.H265 'enteucha-info'.F269:'enteucha-info'.F272 'enteucha-info'.H269:'enteucha-info'.H272 'enteucha-info'.F276:'enteucha-info'.F279 'enteucha-info'.H276:'enteucha-info'.H279 'enteucha-info'.F283:'enteucha-info'.F286 'enteucha-info'.H283:'enteucha-info'.H286 'enteucha-info'.F290:'enteucha-info'.F293 'enteucha-info'.H290:'enteucha-info'.H293 'enteucha-info'.F297:'enteucha-info'.F300 'enteucha-info'.H297:'enteucha-info'.H30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5.999cm" svg:height="9.005cm" svg:x="24.589cm" svg:y="145.853cm">
            <draw:object draw:notify-on-update-of-ranges="'enteucha-info'.F305:'enteucha-info'.F308 'enteucha-info'.H305:'enteucha-info'.H308 'enteucha-info'.F312:'enteucha-info'.F315 'enteucha-info'.H312:'enteucha-info'.H315 'enteucha-info'.F319:'enteucha-info'.F322 'enteucha-info'.H319:'enteucha-info'.H322 'enteucha-info'.F326:'enteucha-info'.F329 'enteucha-info'.H326:'enteucha-info'.H329 'enteucha-info'.F333:'enteucha-info'.F336 'enteucha-info'.H333:'enteucha-info'.H336 'enteucha-info'.F340:'enteucha-info'.F343 'enteucha-info'.H340:'enteucha-info'.H343 'enteucha-info'.F347:'enteucha-info'.F350 'enteucha-info'.H347:'enteucha-info'.H350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15.999cm" svg:height="9.005cm" svg:x="24.589cm" svg:y="168.431cm">
            <draw:object draw:notify-on-update-of-ranges="'enteucha-info'.F355:'enteucha-info'.F358 'enteucha-info'.H355:'enteucha-info'.H358 'enteucha-info'.F362:'enteucha-info'.F365 'enteucha-info'.H362:'enteucha-info'.H365 'enteucha-info'.F369:'enteucha-info'.F372 'enteucha-info'.H369:'enteucha-info'.H372 'enteucha-info'.F376:'enteucha-info'.F379 'enteucha-info'.H376:'enteucha-info'.H379 'enteucha-info'.F383:'enteucha-info'.F386 'enteucha-info'.H383:'enteucha-info'.H386 'enteucha-info'.F390:'enteucha-info'.F393 'enteucha-info'.H390:'enteucha-info'.H393 'enteucha-info'.F397:'enteucha-info'.F400 'enteucha-info'.H397:'enteucha-info'.H40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15.999cm" svg:height="9.005cm" svg:x="24.589cm" svg:y="191.009cm">
            <draw:object draw:notify-on-update-of-ranges="'enteucha-info'.F405:'enteucha-info'.F408 'enteucha-info'.H405:'enteucha-info'.H408 'enteucha-info'.F412:'enteucha-info'.F415 'enteucha-info'.H412:'enteucha-info'.H415 'enteucha-info'.F419:'enteucha-info'.F422 'enteucha-info'.H419:'enteucha-info'.H422 'enteucha-info'.F426:'enteucha-info'.F429 'enteucha-info'.H426:'enteucha-info'.H429 'enteucha-info'.F433:'enteucha-info'.F436 'enteucha-info'.H433:'enteucha-info'.H436 'enteucha-info'.F440:'enteucha-info'.F443 'enteucha-info'.H440:'enteucha-info'.H443 'enteucha-info'.F447:'enteucha-info'.F450 'enteucha-info'.H447:'enteucha-info'.H45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15.999cm" svg:height="9.005cm" svg:x="24.589cm" svg:y="213.587cm">
            <draw:object draw:notify-on-update-of-ranges="'enteucha-info'.F455:'enteucha-info'.F458 'enteucha-info'.H455:'enteucha-info'.H458 'enteucha-info'.F462:'enteucha-info'.F465 'enteucha-info'.H462:'enteucha-info'.H465 'enteucha-info'.F469:'enteucha-info'.F472 'enteucha-info'.H469:'enteucha-info'.H472 'enteucha-info'.F476:'enteucha-info'.F479 'enteucha-info'.H476:'enteucha-info'.H479 'enteucha-info'.F483:'enteucha-info'.F486 'enteucha-info'.H483:'enteucha-info'.H486 'enteucha-info'.F490:'enteucha-info'.F493 'enteucha-info'.H490:'enteucha-info'.H493 'enteucha-info'.F497:'enteucha-info'.F500 'enteucha-info'.H497:'enteucha-info'.H50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15.999cm" svg:height="9.005cm" svg:x="24.589cm" svg:y="236.164cm">
            <draw:object draw:notify-on-update-of-ranges="'enteucha-info'.F505:'enteucha-info'.F508 'enteucha-info'.H505:'enteucha-info'.H508 'enteucha-info'.F512:'enteucha-info'.F515 'enteucha-info'.H512:'enteucha-info'.H515 'enteucha-info'.F519:'enteucha-info'.F522 'enteucha-info'.H519:'enteucha-info'.H522 'enteucha-info'.F526:'enteucha-info'.F529 'enteucha-info'.H526:'enteucha-info'.H529 'enteucha-info'.F533:'enteucha-info'.F536 'enteucha-info'.H533:'enteucha-info'.H536 'enteucha-info'.F540:'enteucha-info'.F543 'enteucha-info'.H540:'enteucha-info'.H543 'enteucha-info'.F547:'enteucha-info'.F550 'enteucha-info'.H547:'enteucha-info'.H55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15.999cm" svg:height="9.005cm" svg:x="24.589cm" svg:y="258.742cm">
            <draw:object draw:notify-on-update-of-ranges="'enteucha-info'.F555:'enteucha-info'.F558 'enteucha-info'.H555:'enteucha-info'.H558 'enteucha-info'.F562:'enteucha-info'.F565 'enteucha-info'.H562:'enteucha-info'.H565 'enteucha-info'.F569:'enteucha-info'.F572 'enteucha-info'.H569:'enteucha-info'.H572 'enteucha-info'.F576:'enteucha-info'.F579 'enteucha-info'.H576:'enteucha-info'.H579 'enteucha-info'.F583:'enteucha-info'.F586 'enteucha-info'.H583:'enteucha-info'.H586 'enteucha-info'.F590:'enteucha-info'.F593 'enteucha-info'.H590:'enteucha-info'.H593 'enteucha-info'.F597:'enteucha-info'.F600 'enteucha-info'.H597:'enteucha-info'.H60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1" svg:width="15.999cm" svg:height="9.005cm" svg:x="24.589cm" svg:y="281.32cm">
            <draw:object draw:notify-on-update-of-ranges="'enteucha-info'.F605:'enteucha-info'.F608 'enteucha-info'.H605:'enteucha-info'.H608 'enteucha-info'.F612:'enteucha-info'.F615 'enteucha-info'.H612:'enteucha-info'.H615 'enteucha-info'.F619:'enteucha-info'.F622 'enteucha-info'.H619:'enteucha-info'.H622 'enteucha-info'.F626:'enteucha-info'.F629 'enteucha-info'.H626:'enteucha-info'.H629 'enteucha-info'.F633:'enteucha-info'.F636 'enteucha-info'.H633:'enteucha-info'.H636 'enteucha-info'.F640:'enteucha-info'.F643 'enteucha-info'.H640:'enteucha-info'.H643 'enteucha-info'.F647:'enteucha-info'.F650 'enteucha-info'.H647:'enteucha-info'.H650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15.999cm" svg:height="9.005cm" svg:x="24.589cm" svg:y="303.898cm">
            <draw:object draw:notify-on-update-of-ranges="'enteucha-info'.F655:'enteucha-info'.F658 'enteucha-info'.H655:'enteucha-info'.H658 'enteucha-info'.F662:'enteucha-info'.F665 'enteucha-info'.H662:'enteucha-info'.H665 'enteucha-info'.F669:'enteucha-info'.F672 'enteucha-info'.H669:'enteucha-info'.H672 'enteucha-info'.F676:'enteucha-info'.F679 'enteucha-info'.H676:'enteucha-info'.H679 'enteucha-info'.F683:'enteucha-info'.F686 'enteucha-info'.H683:'enteucha-info'.H686 'enteucha-info'.F690:'enteucha-info'.F693 'enteucha-info'.H690:'enteucha-info'.H693 'enteucha-info'.F697:'enteucha-info'.F700 'enteucha-info'.H697:'enteucha-info'.H7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15.999cm" svg:height="9.005cm" svg:x="24.589cm" svg:y="326.475cm">
            <draw:object draw:notify-on-update-of-ranges="'enteucha-info'.F705:'enteucha-info'.F708 'enteucha-info'.H705:'enteucha-info'.H708 'enteucha-info'.F712:'enteucha-info'.F715 'enteucha-info'.H712:'enteucha-info'.H715 'enteucha-info'.F719:'enteucha-info'.F722 'enteucha-info'.H719:'enteucha-info'.H722 'enteucha-info'.F726:'enteucha-info'.F729 'enteucha-info'.H726:'enteucha-info'.H729 'enteucha-info'.F733:'enteucha-info'.F736 'enteucha-info'.H733:'enteucha-info'.H736 'enteucha-info'.F740:'enteucha-info'.F743 'enteucha-info'.H740:'enteucha-info'.H743 'enteucha-info'.F747:'enteucha-info'.F750 'enteucha-info'.H747:'enteucha-info'.H75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match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  <table:table-cell table:number-columns-repeated="13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imeavg</text:p>
          </table:table-cell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7.127" calcext:value-type="float">
            <text:p>7.1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.877" calcext:value-type="float">
            <text:p>1.8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748" calcext:value-type="float">
            <text:p>0.7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5.467" calcext:value-type="float">
            <text:p>5.4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2.234" calcext:value-type="float">
            <text:p>2.2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67" calcext:value-type="float">
            <text:p>0.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5.162" calcext:value-type="float">
            <text:p>5.1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.508" calcext:value-type="float">
            <text:p>1.5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541" calcext:value-type="float">
            <text:p>0.5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63" calcext:value-type="float">
            <text:p>0.1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5.903" calcext:value-type="float">
            <text:p>5.9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829" calcext:value-type="float">
            <text:p>1.8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809" calcext:value-type="float">
            <text:p>0.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59" calcext:value-type="float">
            <text:p>0.1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.2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5.006" calcext:value-type="float">
            <text:p>5.0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.503" calcext:value-type="float">
            <text:p>1.5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527" calcext:value-type="float">
            <text:p>0.5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4.11" calcext:value-type="float">
            <text:p>4.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.134" calcext:value-type="float">
            <text:p>1.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0.382" calcext:value-type="float">
            <text:p>0.3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46" calcext:value-type="float">
            <text:p>46</text:p>
          </table:table-cell>
          <table:table-cell office:value-type="float" office:value="3.811" calcext:value-type="float">
            <text:p>3.8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.123" calcext:value-type="float">
            <text:p>1.1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371" calcext:value-type="float">
            <text:p>0.3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4.907" calcext:value-type="float">
            <text:p>4.9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.446" calcext:value-type="float">
            <text:p>1.4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0.52" calcext:value-type="float">
            <text:p>0.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5.082" calcext:value-type="float">
            <text:p>5.0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.45" calcext:value-type="float">
            <text:p>1.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463" calcext:value-type="float">
            <text:p>0.4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182" calcext:value-type="float">
            <text:p>0.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5.011" calcext:value-type="float">
            <text:p>5.0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.321" calcext:value-type="float">
            <text:p>1.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0.423" calcext:value-type="float">
            <text:p>0.4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162" calcext:value-type="float">
            <text:p>0.1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5.031" calcext:value-type="float">
            <text:p>5.0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54" calcext:value-type="float">
            <text:p>54</text:p>
          </table:table-cell>
          <table:table-cell office:value-type="float" office:value="2.02" calcext:value-type="float">
            <text:p>2.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248" calcext:value-type="float">
            <text:p>0.2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197" calcext:value-type="float">
            <text:p>197</text:p>
          </table:table-cell>
          <table:table-cell office:value-type="float" office:value="5.028" calcext:value-type="float">
            <text:p>5.0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.433" calcext:value-type="float">
            <text:p>1.4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181" calcext:value-type="float">
            <text:p>0.1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.824" calcext:value-type="float">
            <text:p>4.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.361" calcext:value-type="float">
            <text:p>1.3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445" calcext:value-type="float">
            <text:p>0.4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0.322" calcext:value-type="float">
            <text:p>0.3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4.623" calcext:value-type="float">
            <text:p>4.6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.311" calcext:value-type="float">
            <text:p>1.3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.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177" calcext:value-type="float">
            <text:p>0.1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2" calcext:value-type="float">
            <text:p>802</text:p>
          </table:table-cell>
          <table:table-cell office:value-type="float" office:value="9.238" calcext:value-type="float">
            <text:p>9.2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97" calcext:value-type="float">
            <text:p>197</text:p>
          </table:table-cell>
          <table:table-cell office:value-type="float" office:value="2.512" calcext:value-type="float">
            <text:p>2.5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0.765" calcext:value-type="float">
            <text:p>0.7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.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29" calcext:value-type="float">
            <text:p>0.1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9.15" calcext:value-type="float">
            <text:p>9.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7" calcext:value-type="float">
            <text:p>207</text:p>
          </table:table-cell>
          <table:table-cell office:value-type="float" office:value="2.507" calcext:value-type="float">
            <text:p>2.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0.768" calcext:value-type="float">
            <text:p>0.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74" calcext:value-type="float">
            <text:p>0.2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34" calcext:value-type="float">
            <text:p>0.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8.966" calcext:value-type="float">
            <text:p>8.9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2.506" calcext:value-type="float">
            <text:p>2.5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0.769" calcext:value-type="float">
            <text:p>0.7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64" calcext:value-type="float">
            <text:p>0.2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26" calcext:value-type="float">
            <text:p>0.1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8.776" calcext:value-type="float">
            <text:p>8.7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2.362" calcext:value-type="float">
            <text:p>2.3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0.723" calcext:value-type="float">
            <text:p>0.7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51" calcext:value-type="float">
            <text:p>0.2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.1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7" calcext:value-type="float">
            <text:p>807</text:p>
          </table:table-cell>
          <table:table-cell office:value-type="float" office:value="8.813" calcext:value-type="float">
            <text:p>8.8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2.503" calcext:value-type="float">
            <text:p>2.5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0.764" calcext:value-type="float">
            <text:p>0.7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131" calcext:value-type="float">
            <text:p>0.1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2.213" calcext:value-type="float">
            <text:p>2.2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0.677" calcext:value-type="float">
            <text:p>0.6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0.236" calcext:value-type="float">
            <text:p>0.2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6" calcext:value-type="float">
            <text:p>806</text:p>
          </table:table-cell>
          <table:table-cell office:value-type="float" office:value="9.055" calcext:value-type="float">
            <text:p>9.0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2.49" calcext:value-type="float">
            <text:p>2.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0.755" calcext:value-type="float">
            <text:p>0.7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9" calcext:value-type="float">
            <text:p>9</text:p>
          </table:table-cell>
          <table:table-cell office:value-type="float" office:value="0.27" calcext:value-type="float">
            <text:p>0.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HtmidMatcherImpl</text:p>
          </table:table-cell>
          <table:table-cell office:value-type="string" calcext:value-type="string">
            <text:p>HTMI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39.47" calcext:value-type="float">
            <text:p>39.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1.638" calcext:value-type="float">
            <text:p>21.6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20.872" calcext:value-type="float">
            <text:p>20.8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1.439" calcext:value-type="float">
            <text:p>21.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1.042" calcext:value-type="float">
            <text:p>21.0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0.502" calcext:value-type="float">
            <text:p>20.5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20.545" calcext:value-type="float">
            <text:p>20.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36.247" calcext:value-type="float">
            <text:p>36.2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7.884" calcext:value-type="float">
            <text:p>17.8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1.258" calcext:value-type="float">
            <text:p>11.2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1.284" calcext:value-type="float">
            <text:p>11.2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1.226" calcext:value-type="float">
            <text:p>11.2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1.235" calcext:value-type="float">
            <text:p>11.2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1.225" calcext:value-type="float">
            <text:p>11.2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30.051" calcext:value-type="float">
            <text:p>30.0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4.445" calcext:value-type="float">
            <text:p>14.4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7.916" calcext:value-type="float">
            <text:p>7.9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5.226" calcext:value-type="float">
            <text:p>5.2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5.472" calcext:value-type="float">
            <text:p>5.4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.607" calcext:value-type="float">
            <text:p>5.6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613" calcext:value-type="float">
            <text:p>5.6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26.94" calcext:value-type="float">
            <text:p>26.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1.417" calcext:value-type="float">
            <text:p>11.4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6.672" calcext:value-type="float">
            <text:p>6.6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702" calcext:value-type="float">
            <text:p>3.7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222" calcext:value-type="float">
            <text:p>2.2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216" calcext:value-type="float">
            <text:p>2.2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26.57" calcext:value-type="float">
            <text:p>26.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11.611" calcext:value-type="float">
            <text:p>11.6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.438" calcext:value-type="float">
            <text:p>40.4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427" calcext:value-type="float">
            <text:p>1.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28" calcext:value-type="float">
            <text:p>1.2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142" calcext:value-type="float">
            <text:p>1.1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01" calcext:value-type="float">
            <text:p>1.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22.813" calcext:value-type="float">
            <text:p>22.8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0.401" calcext:value-type="float">
            <text:p>10.4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5.837" calcext:value-type="float">
            <text:p>5.8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228" calcext:value-type="float">
            <text:p>2.2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929" calcext:value-type="float">
            <text:p>1.9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97" calcext:value-type="float">
            <text:p>0.4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3.861" calcext:value-type="float">
            <text:p>13.8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.499" calcext:value-type="float">
            <text:p>7.4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3.681" calcext:value-type="float">
            <text:p>3.6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491" calcext:value-type="float">
            <text:p>1.4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21" calcext:value-type="float">
            <text:p>1.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715" calcext:value-type="float">
            <text:p>0.7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63.278" calcext:value-type="float">
            <text:p>63.2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35.983" calcext:value-type="float">
            <text:p>35.9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36.588" calcext:value-type="float">
            <text:p>36.5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38.042" calcext:value-type="float">
            <text:p>38.0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9.518" calcext:value-type="float">
            <text:p>39.5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9.993" calcext:value-type="float">
            <text:p>39.9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9.495" calcext:value-type="float">
            <text:p>39.4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9.137" calcext:value-type="float">
            <text:p>49.1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26.863" calcext:value-type="float">
            <text:p>26.8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3.708" calcext:value-type="float">
            <text:p>13.7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.054" calcext:value-type="float">
            <text:p>46.0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6.343" calcext:value-type="float">
            <text:p>16.3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8.705" calcext:value-type="float">
            <text:p>18.7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3.192" calcext:value-type="float">
            <text:p>13.1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3.977" calcext:value-type="float">
            <text:p>43.9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9.513" calcext:value-type="float">
            <text:p>19.5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9.997" calcext:value-type="float">
            <text:p>9.9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6.429" calcext:value-type="float">
            <text:p>6.4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6.148" calcext:value-type="float">
            <text:p>6.1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099" calcext:value-type="float">
            <text:p>6.0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097" calcext:value-type="float">
            <text:p>6.0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51.182" calcext:value-type="float">
            <text:p>51.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7.745" calcext:value-type="float">
            <text:p>17.7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7.59" calcext:value-type="float">
            <text:p>7.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308" calcext:value-type="float">
            <text:p>4.3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795" calcext:value-type="float">
            <text:p>2.7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824" calcext:value-type="float">
            <text:p>2.8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2.796" calcext:value-type="float">
            <text:p>2.7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40.357" calcext:value-type="float">
            <text:p>40.3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6.621" calcext:value-type="float">
            <text:p>16.6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8.265" calcext:value-type="float">
            <text:p>8.2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4.496" calcext:value-type="float">
            <text:p>4.4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543" calcext:value-type="float">
            <text:p>2.5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98" calcext:value-type="float">
            <text:p>1.4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503" calcext:value-type="float">
            <text:p>1.5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42.747" calcext:value-type="float">
            <text:p>42.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16.401" calcext:value-type="float">
            <text:p>16.4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6.429" calcext:value-type="float">
            <text:p>6.4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3.708" calcext:value-type="float">
            <text:p>3.7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432" calcext:value-type="float">
            <text:p>1.4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61" calcext:value-type="float">
            <text:p>1.1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4.572" calcext:value-type="float">
            <text:p>44.5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6" calcext:value-type="float">
            <text:p>46</text:p>
          </table:table-cell>
          <table:table-cell office:value-type="float" office:value="17.305" calcext:value-type="float">
            <text:p>17.3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  <table:table-cell office:value-type="float" office:value="7.572" calcext:value-type="float">
            <text:p>7.5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.946" calcext:value-type="float">
            <text:p>3.9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286" calcext:value-type="float">
            <text:p>1.2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2" calcext:value-type="float">
            <text:p>802</text:p>
          </table:table-cell>
          <table:table-cell office:value-type="float" office:value="111.513" calcext:value-type="float">
            <text:p>111.5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72.743" calcext:value-type="float">
            <text:p>72.7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79.149" calcext:value-type="float">
            <text:p>79.1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80.424" calcext:value-type="float">
            <text:p>80.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73.287" calcext:value-type="float">
            <text:p>73.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4.707" calcext:value-type="float">
            <text:p>74.7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75.163" calcext:value-type="float">
            <text:p>75.1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132.739" calcext:value-type="float">
            <text:p>132.7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63.087" calcext:value-type="float">
            <text:p>63.0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39.321" calcext:value-type="float">
            <text:p>39.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42.821" calcext:value-type="float">
            <text:p>42.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41.868" calcext:value-type="float">
            <text:p>41.8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42.825" calcext:value-type="float">
            <text:p>42.8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42.803" calcext:value-type="float">
            <text:p>42.8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1" calcext:value-type="float">
            <text:p>801</text:p>
          </table:table-cell>
          <table:table-cell office:value-type="float" office:value="93.867" calcext:value-type="float">
            <text:p>93.8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51.77" calcext:value-type="float">
            <text:p>51.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  <table:table-cell office:value-type="float" office:value="26.72" calcext:value-type="float">
            <text:p>26.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15.092" calcext:value-type="float">
            <text:p>15.0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15.132" calcext:value-type="float">
            <text:p>15.1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5.11" calcext:value-type="float">
            <text:p>15.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256" calcext:value-type="float">
            <text:p>14.2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93.939" calcext:value-type="float">
            <text:p>93.9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97" calcext:value-type="float">
            <text:p>197</text:p>
          </table:table-cell>
          <table:table-cell office:value-type="float" office:value="67.108" calcext:value-type="float">
            <text:p>67.1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9.131" calcext:value-type="float">
            <text:p>19.1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9.143" calcext:value-type="float">
            <text:p>9.1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5.83" calcext:value-type="float">
            <text:p>5.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045" calcext:value-type="float">
            <text:p>6.0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889" calcext:value-type="float">
            <text:p>5.8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8" calcext:value-type="float">
            <text:p>808</text:p>
          </table:table-cell>
          <table:table-cell office:value-type="float" office:value="93.238" calcext:value-type="float">
            <text:p>93.2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44.992" calcext:value-type="float">
            <text:p>44.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9.684" calcext:value-type="float">
            <text:p>19.6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9.231" calcext:value-type="float">
            <text:p>9.2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5.409" calcext:value-type="float">
            <text:p>5.4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505" calcext:value-type="float">
            <text:p>3.5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87.816" calcext:value-type="float">
            <text:p>87.8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39.024" calcext:value-type="float">
            <text:p>39.0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4.643" calcext:value-type="float">
            <text:p>14.6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3" calcext:value-type="float">
            <text:p>13</text:p>
          </table:table-cell>
          <table:table-cell office:value-type="float" office:value="6.862" calcext:value-type="float">
            <text:p>6.8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.921" calcext:value-type="float">
            <text:p>3.9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242" calcext:value-type="float">
            <text:p>2.2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96" calcext:value-type="float">
            <text:p>1.2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795" calcext:value-type="float">
            <text:p>795</text:p>
          </table:table-cell>
          <table:table-cell office:value-type="float" office:value="79.184" calcext:value-type="float">
            <text:p>79.1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38.19" calcext:value-type="float">
            <text:p>38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4.186" calcext:value-type="float">
            <text:p>14.1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6.821" calcext:value-type="float">
            <text:p>6.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.885" calcext:value-type="float">
            <text:p>3.8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57" calcext:value-type="float">
            <text:p>1.4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SEPARAT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44" calcext:value-type="float">
            <text:p>1.244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22.384" calcext:value-type="float">
            <text:p>22.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4.237" calcext:value-type="float">
            <text:p>14.2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.241" calcext:value-type="float">
            <text:p>14.2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3.528" calcext:value-type="float">
            <text:p>13.5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2.311" calcext:value-type="float">
            <text:p>12.3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2.117" calcext:value-type="float">
            <text:p>12.1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2.566" calcext:value-type="float">
            <text:p>12.5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3.992" calcext:value-type="float">
            <text:p>23.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1.26" calcext:value-type="float">
            <text:p>11.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7.227" calcext:value-type="float">
            <text:p>7.2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7.221" calcext:value-type="float">
            <text:p>7.2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7.21" calcext:value-type="float">
            <text:p>7.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812" calcext:value-type="float">
            <text:p>6.8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918" calcext:value-type="float">
            <text:p>5.9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5.59" calcext:value-type="float">
            <text:p>15.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.469" calcext:value-type="float">
            <text:p>7.4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5.086" calcext:value-type="float">
            <text:p>5.0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491" calcext:value-type="float">
            <text:p>3.4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89" calcext:value-type="float">
            <text:p>3.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489" calcext:value-type="float">
            <text:p>3.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5.029" calcext:value-type="float">
            <text:p>15.0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7.558" calcext:value-type="float">
            <text:p>7.5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3.667" calcext:value-type="float">
            <text:p>3.6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379" calcext:value-type="float">
            <text:p>1.3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99" calcext:value-type="float">
            <text:p>1.3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312" calcext:value-type="float">
            <text:p>1.3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5.382" calcext:value-type="float">
            <text:p>15.3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7.964" calcext:value-type="float">
            <text:p>7.9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4.465" calcext:value-type="float">
            <text:p>4.4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545" calcext:value-type="float">
            <text:p>1.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358" calcext:value-type="float">
            <text:p>1.3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213" calcext:value-type="float">
            <text:p>1.2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06" calcext:value-type="float">
            <text:p>1.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7.165" calcext:value-type="float">
            <text:p>27.1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.918" calcext:value-type="float">
            <text:p>10.9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5.684" calcext:value-type="float">
            <text:p>5.6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426" calcext:value-type="float">
            <text:p>2.4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019" calcext:value-type="float">
            <text:p>2.0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36" calcext:value-type="float">
            <text:p>1.4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14.322" calcext:value-type="float">
            <text:p>14.3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6.662" calcext:value-type="float">
            <text:p>6.6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3.143" calcext:value-type="float">
            <text:p>3.1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41" calcext:value-type="float">
            <text:p>1.2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014" calcext:value-type="float">
            <text:p>1.0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575" calcext:value-type="float">
            <text:p>0.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office:value-type="float" office:value="55.942" calcext:value-type="float">
            <text:p>55.9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33.838" calcext:value-type="float">
            <text:p>33.8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32.929" calcext:value-type="float">
            <text:p>32.9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2.71" calcext:value-type="float">
            <text:p>32.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2.613" calcext:value-type="float">
            <text:p>32.6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5.969" calcext:value-type="float">
            <text:p>35.9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7.374" calcext:value-type="float">
            <text:p>37.3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49.73" calcext:value-type="float">
            <text:p>49.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24.555" calcext:value-type="float">
            <text:p>24.5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3.394" calcext:value-type="float">
            <text:p>13.3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4.074" calcext:value-type="float">
            <text:p>14.0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4.345" calcext:value-type="float">
            <text:p>14.3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4.08" calcext:value-type="float">
            <text:p>14.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3.596" calcext:value-type="float">
            <text:p>13.5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3.907" calcext:value-type="float">
            <text:p>43.9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9.876" calcext:value-type="float">
            <text:p>19.8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9.938" calcext:value-type="float">
            <text:p>9.9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5" calcext:value-type="float">
            <text:p>5</text:p>
          </table:table-cell>
          <table:table-cell office:value-type="float" office:value="6.92" calcext:value-type="float">
            <text:p>6.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7.064" calcext:value-type="float">
            <text:p>7.0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504" calcext:value-type="float">
            <text:p>6.5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133" calcext:value-type="float">
            <text:p>6.1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52.701" calcext:value-type="float">
            <text:p>52.7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29.336" calcext:value-type="float">
            <text:p>29.3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.097" calcext:value-type="float">
            <text:p>37.0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4.821" calcext:value-type="float">
            <text:p>4.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906" calcext:value-type="float">
            <text:p>2.9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607" calcext:value-type="float">
            <text:p>3.6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1.249" calcext:value-type="float">
            <text:p>41.2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6.533" calcext:value-type="float">
            <text:p>16.5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7.785" calcext:value-type="float">
            <text:p>7.7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373" calcext:value-type="float">
            <text:p>4.3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482" calcext:value-type="float">
            <text:p>2.4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75" calcext:value-type="float">
            <text:p>1.4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469" calcext:value-type="float">
            <text:p>1.4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7" calcext:value-type="float">
            <text:p>207</text:p>
          </table:table-cell>
          <table:table-cell office:value-type="float" office:value="45.862" calcext:value-type="float">
            <text:p>45.8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8.102" calcext:value-type="float">
            <text:p>18.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7.828" calcext:value-type="float">
            <text:p>7.8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425" calcext:value-type="float">
            <text:p>4.4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509" calcext:value-type="float">
            <text:p>1.5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14" calcext:value-type="float">
            <text:p>1.3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73" calcext:value-type="float">
            <text:p>1.1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35.641" calcext:value-type="float">
            <text:p>35.6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5.371" calcext:value-type="float">
            <text:p>15.3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6.209" calcext:value-type="float">
            <text:p>6.2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196" calcext:value-type="float">
            <text:p>3.1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34" calcext:value-type="float">
            <text:p>1.2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019" calcext:value-type="float">
            <text:p>1.0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682" calcext:value-type="float">
            <text:p>0.682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9" calcext:value-type="float">
            <text:p>809</text:p>
          </table:table-cell>
          <table:table-cell office:value-type="float" office:value="127.653" calcext:value-type="float">
            <text:p>127.6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82.885" calcext:value-type="float">
            <text:p>82.8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6" calcext:value-type="float">
            <text:p>46</text:p>
          </table:table-cell>
          <table:table-cell office:value-type="float" office:value="84.384" calcext:value-type="float">
            <text:p>84.3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83.395" calcext:value-type="float">
            <text:p>83.3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" calcext:value-type="float">
            <text:p>5</text:p>
          </table:table-cell>
          <table:table-cell office:value-type="float" office:value="82.231" calcext:value-type="float">
            <text:p>82.2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00.737" calcext:value-type="float">
            <text:p>100.7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74.445" calcext:value-type="float">
            <text:p>74.4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8" calcext:value-type="float">
            <text:p>808</text:p>
          </table:table-cell>
          <table:table-cell office:value-type="float" office:value="103.436" calcext:value-type="float">
            <text:p>103.4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99" calcext:value-type="float">
            <text:p>199</text:p>
          </table:table-cell>
          <table:table-cell office:value-type="float" office:value="60.54" calcext:value-type="float">
            <text:p>60.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37.476" calcext:value-type="float">
            <text:p>37.4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32.502" calcext:value-type="float">
            <text:p>32.5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1.474" calcext:value-type="float">
            <text:p>31.4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2.854" calcext:value-type="float">
            <text:p>32.8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4.032" calcext:value-type="float">
            <text:p>34.0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9" calcext:value-type="float">
            <text:p>809</text:p>
          </table:table-cell>
          <table:table-cell office:value-type="float" office:value="96.022" calcext:value-type="float">
            <text:p>96.0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42.173" calcext:value-type="float">
            <text:p>42.1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24.174" calcext:value-type="float">
            <text:p>24.1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9" calcext:value-type="float">
            <text:p>9</text:p>
          </table:table-cell>
          <table:table-cell office:value-type="float" office:value="12.48" calcext:value-type="float">
            <text:p>12.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12.894" calcext:value-type="float">
            <text:p>12.8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3.909" calcext:value-type="float">
            <text:p>13.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524" calcext:value-type="float">
            <text:p>14.5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14" calcext:value-type="float">
            <text:p>814</text:p>
          </table:table-cell>
          <table:table-cell office:value-type="float" office:value="96.257" calcext:value-type="float">
            <text:p>96.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66.206" calcext:value-type="float">
            <text:p>66.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21.134" calcext:value-type="float">
            <text:p>21.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0.645" calcext:value-type="float">
            <text:p>10.6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6.472" calcext:value-type="float">
            <text:p>6.4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933" calcext:value-type="float">
            <text:p>6.9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637" calcext:value-type="float">
            <text:p>6.6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5" calcext:value-type="float">
            <text:p>805</text:p>
          </table:table-cell>
          <table:table-cell office:value-type="float" office:value="93.287" calcext:value-type="float">
            <text:p>93.2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45.078" calcext:value-type="float">
            <text:p>45.0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19.67" calcext:value-type="float">
            <text:p>19.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9.224" calcext:value-type="float">
            <text:p>9.2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5.402" calcext:value-type="float">
            <text:p>5.4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74" calcext:value-type="float">
            <text:p>3.4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474" calcext:value-type="float">
            <text:p>3.4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7" calcext:value-type="float">
            <text:p>807</text:p>
          </table:table-cell>
          <table:table-cell office:value-type="float" office:value="91.945" calcext:value-type="float">
            <text:p>91.9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42.479" calcext:value-type="float">
            <text:p>42.4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14.918" calcext:value-type="float">
            <text:p>14.9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6.894" calcext:value-type="float">
            <text:p>6.8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3.738" calcext:value-type="float">
            <text:p>3.7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086" calcext:value-type="float">
            <text:p>2.0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238" calcext:value-type="float">
            <text:p>1.2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2" calcext:value-type="float">
            <text:p>802</text:p>
          </table:table-cell>
          <table:table-cell office:value-type="float" office:value="76.355" calcext:value-type="float">
            <text:p>76.3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35.439" calcext:value-type="float">
            <text:p>35.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.083" calcext:value-type="float">
            <text:p>16.0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6.61" calcext:value-type="float">
            <text:p>6.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3.61" calcext:value-type="float">
            <text:p>3.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253" calcext:value-type="float">
            <text:p>1.2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BINED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094" calcext:value-type="float">
            <text:p>1.094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2.334" calcext:value-type="float">
            <text:p>22.3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13.927" calcext:value-type="float">
            <text:p>13.9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4.496" calcext:value-type="float">
            <text:p>14.4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3.963" calcext:value-type="float">
            <text:p>13.9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3.288" calcext:value-type="float">
            <text:p>13.2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2.059" calcext:value-type="float">
            <text:p>12.0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2.11" calcext:value-type="float">
            <text:p>12.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7.383" calcext:value-type="float">
            <text:p>17.3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8.902" calcext:value-type="float">
            <text:p>8.9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5.805" calcext:value-type="float">
            <text:p>5.8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5.768" calcext:value-type="float">
            <text:p>5.7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5.767" calcext:value-type="float">
            <text:p>5.7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5.786" calcext:value-type="float">
            <text:p>5.7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5.776" calcext:value-type="float">
            <text:p>5.7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9.908" calcext:value-type="float">
            <text:p>19.9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8.362" calcext:value-type="float">
            <text:p>8.3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5.413" calcext:value-type="float">
            <text:p>5.4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3.485" calcext:value-type="float">
            <text:p>3.4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67" calcext:value-type="float">
            <text:p>3.4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463" calcext:value-type="float">
            <text:p>3.4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18.566" calcext:value-type="float">
            <text:p>18.5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8.102" calcext:value-type="float">
            <text:p>8.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office:value-type="float" office:value="4.357" calcext:value-type="float">
            <text:p>4.3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2.444" calcext:value-type="float">
            <text:p>2.4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467" calcext:value-type="float">
            <text:p>1.4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66" calcext:value-type="float">
            <text:p>1.4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311" calcext:value-type="float">
            <text:p>1.3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7.226" calcext:value-type="float">
            <text:p>17.2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7.232" calcext:value-type="float">
            <text:p>7.2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3.673" calcext:value-type="float">
            <text:p>3.6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71" calcext:value-type="float">
            <text:p>1.2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115" calcext:value-type="float">
            <text:p>1.1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4.543" calcext:value-type="float">
            <text:p>14.5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6.913" calcext:value-type="float">
            <text:p>6.9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3.628" calcext:value-type="float">
            <text:p>3.6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011" calcext:value-type="float">
            <text:p>1.0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5.574" calcext:value-type="float">
            <text:p>15.5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6.837" calcext:value-type="float">
            <text:p>6.8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3.335" calcext:value-type="float">
            <text:p>3.3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363" calcext:value-type="float">
            <text:p>1.3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093" calcext:value-type="float">
            <text:p>1.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54.226" calcext:value-type="float">
            <text:p>54.2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34.233" calcext:value-type="float">
            <text:p>34.2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30.617" calcext:value-type="float">
            <text:p>30.6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2.566" calcext:value-type="float">
            <text:p>32.5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3.935" calcext:value-type="float">
            <text:p>33.9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3.999" calcext:value-type="float">
            <text:p>33.9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4.28" calcext:value-type="float">
            <text:p>34.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float" office:value="44.696" calcext:value-type="float">
            <text:p>44.6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24.971" calcext:value-type="float">
            <text:p>24.97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4.997" calcext:value-type="float">
            <text:p>14.9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3.385" calcext:value-type="float">
            <text:p>13.3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2.802" calcext:value-type="float">
            <text:p>12.8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4.101" calcext:value-type="float">
            <text:p>14.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915" calcext:value-type="float">
            <text:p>14.9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39.394" calcext:value-type="float">
            <text:p>39.3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21.664" calcext:value-type="float">
            <text:p>21.6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10.687" calcext:value-type="float">
            <text:p>10.6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6.376" calcext:value-type="float">
            <text:p>6.3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6.694" calcext:value-type="float">
            <text:p>6.6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.038" calcext:value-type="float">
            <text:p>7.0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942" calcext:value-type="float">
            <text:p>6.9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4" calcext:value-type="float">
            <text:p>204</text:p>
          </table:table-cell>
          <table:table-cell office:value-type="float" office:value="44.296" calcext:value-type="float">
            <text:p>44.2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8.803" calcext:value-type="float">
            <text:p>18.8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8.484" calcext:value-type="float">
            <text:p>8.4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4.582" calcext:value-type="float">
            <text:p>4.5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3.184" calcext:value-type="float">
            <text:p>3.1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421" calcext:value-type="float">
            <text:p>3.4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293" calcext:value-type="float">
            <text:p>3.2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39.642" calcext:value-type="float">
            <text:p>39.6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6.12" calcext:value-type="float">
            <text:p>16.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.23" calcext:value-type="float">
            <text:p>22.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.869" calcext:value-type="float">
            <text:p>3.8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242" calcext:value-type="float">
            <text:p>2.2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427" calcext:value-type="float">
            <text:p>1.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561" calcext:value-type="float">
            <text:p>1.5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42.203" calcext:value-type="float">
            <text:p>42.2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9" calcext:value-type="float">
            <text:p>49</text:p>
          </table:table-cell>
          <table:table-cell office:value-type="float" office:value="15.965" calcext:value-type="float">
            <text:p>15.9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3" calcext:value-type="float">
            <text:p>13</text:p>
          </table:table-cell>
          <table:table-cell office:value-type="float" office:value="7.025" calcext:value-type="float">
            <text:p>7.0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3.962" calcext:value-type="float">
            <text:p>3.9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51" calcext:value-type="float">
            <text:p>1.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15" calcext:value-type="float">
            <text:p>1.3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46" calcext:value-type="float">
            <text:p>1.1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32.75" calcext:value-type="float">
            <text:p>32.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13.747" calcext:value-type="float">
            <text:p>13.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9" calcext:value-type="float">
            <text:p>9</text:p>
          </table:table-cell>
          <table:table-cell office:value-type="float" office:value="6.17" calcext:value-type="float">
            <text:p>6.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206" calcext:value-type="float">
            <text:p>1.2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115.301" calcext:value-type="float">
            <text:p>115.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68.642" calcext:value-type="float">
            <text:p>68.6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70.662" calcext:value-type="float">
            <text:p>70.6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71.255" calcext:value-type="float">
            <text:p>71.2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71.763" calcext:value-type="float">
            <text:p>71.7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70.809" calcext:value-type="float">
            <text:p>70.8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71.536" calcext:value-type="float">
            <text:p>71.5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12" calcext:value-type="float">
            <text:p>812</text:p>
          </table:table-cell>
          <table:table-cell office:value-type="float" office:value="99.184" calcext:value-type="float">
            <text:p>99.1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47.688" calcext:value-type="float">
            <text:p>47.6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31.555" calcext:value-type="float">
            <text:p>31.5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33.147" calcext:value-type="float">
            <text:p>33.1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33.049" calcext:value-type="float">
            <text:p>33.0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3.408" calcext:value-type="float">
            <text:p>33.4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3.399" calcext:value-type="float">
            <text:p>33.3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93.037" calcext:value-type="float">
            <text:p>93.0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51.378" calcext:value-type="float">
            <text:p>51.3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26.91" calcext:value-type="float">
            <text:p>26.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15.136" calcext:value-type="float">
            <text:p>15.1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15.078" calcext:value-type="float">
            <text:p>15.0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5.04" calcext:value-type="float">
            <text:p>15.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4.385" calcext:value-type="float">
            <text:p>14.3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797" calcext:value-type="float">
            <text:p>797</text:p>
          </table:table-cell>
          <table:table-cell office:value-type="float" office:value="92.338" calcext:value-type="float">
            <text:p>92.3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98" calcext:value-type="float">
            <text:p>198</text:p>
          </table:table-cell>
          <table:table-cell office:value-type="float" office:value="45.594" calcext:value-type="float">
            <text:p>45.5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1" calcext:value-type="float">
            <text:p>51</text:p>
          </table:table-cell>
          <table:table-cell office:value-type="float" office:value="21.891" calcext:value-type="float">
            <text:p>21.8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0.731" calcext:value-type="float">
            <text:p>10.7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6.564" calcext:value-type="float">
            <text:p>6.5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6.335" calcext:value-type="float">
            <text:p>6.3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6.978" calcext:value-type="float">
            <text:p>6.9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798" calcext:value-type="float">
            <text:p>798</text:p>
          </table:table-cell>
          <table:table-cell office:value-type="float" office:value="100.978" calcext:value-type="float">
            <text:p>100.9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office:value-type="float" office:value="34.568" calcext:value-type="float">
            <text:p>34.5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6.31" calcext:value-type="float">
            <text:p>16.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5.028" calcext:value-type="float">
            <text:p>5.0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397" calcext:value-type="float">
            <text:p>3.3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3.396" calcext:value-type="float">
            <text:p>3.3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4" calcext:value-type="float">
            <text:p>804</text:p>
          </table:table-cell>
          <table:table-cell office:value-type="float" office:value="89.948" calcext:value-type="float">
            <text:p>89.9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42.507" calcext:value-type="float">
            <text:p>42.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8" calcext:value-type="float">
            <text:p>48</text:p>
          </table:table-cell>
          <table:table-cell office:value-type="float" office:value="17.957" calcext:value-type="float">
            <text:p>17.9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8.21" calcext:value-type="float">
            <text:p>8.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4.487" calcext:value-type="float">
            <text:p>4.4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2.502" calcext:value-type="float">
            <text:p>2.5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501" calcext:value-type="float">
            <text:p>1.5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1" calcext:value-type="float">
            <text:p>801</text:p>
          </table:table-cell>
          <table:table-cell office:value-type="float" office:value="87.329" calcext:value-type="float">
            <text:p>87.32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41.093" calcext:value-type="float">
            <text:p>41.0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7.848" calcext:value-type="float">
            <text:p>17.8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4" calcext:value-type="float">
            <text:p>14</text:p>
          </table:table-cell>
          <table:table-cell office:value-type="float" office:value="7.794" calcext:value-type="float">
            <text:p>7.7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4.08" calcext:value-type="float">
            <text:p>4.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359" calcext:value-type="float">
            <text:p>1.3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qlZoneMatcherImpl</text:p>
          </table:table-cell>
          <table:table-cell office:value-type="string" calcext:value-type="string">
            <text:p>COMPLEX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5.565" calcext:value-type="float">
            <text:p>5.5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.321" calcext:value-type="float">
            <text:p>2.3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1.114" calcext:value-type="float">
            <text:p>1.1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92" calcext:value-type="float">
            <text:p>0.1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.1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2.165" calcext:value-type="float">
            <text:p>2.1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915" calcext:value-type="float">
            <text:p>0.9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236" calcext:value-type="float">
            <text:p>0.2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97" calcext:value-type="float">
            <text:p>0.1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14" calcext:value-type="float">
            <text:p>0.1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2.751" calcext:value-type="float">
            <text:p>2.7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1.293" calcext:value-type="float">
            <text:p>1.2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0.637" calcext:value-type="float">
            <text:p>0.6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307" calcext:value-type="float">
            <text:p>0.3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93" calcext:value-type="float">
            <text:p>0.1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1.941" calcext:value-type="float">
            <text:p>1.9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945" calcext:value-type="float">
            <text:p>0.9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float" office:value="0.598" calcext:value-type="float">
            <text:p>0.5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02" calcext:value-type="float">
            <text:p>0.3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49" calcext:value-type="float">
            <text:p>49</text:p>
          </table:table-cell>
          <table:table-cell office:value-type="float" office:value="2.479" calcext:value-type="float">
            <text:p>2.4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0.883" calcext:value-type="float">
            <text:p>0.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0.669" calcext:value-type="float">
            <text:p>0.6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638" calcext:value-type="float">
            <text:p>0.6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578" calcext:value-type="float">
            <text:p>0.5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537" calcext:value-type="float">
            <text:p>0.5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3.537" calcext:value-type="float">
            <text:p>3.5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.073" calcext:value-type="float">
            <text:p>2.0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188" calcext:value-type="float">
            <text:p>1.1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106" calcext:value-type="float">
            <text:p>1.1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062" calcext:value-type="float">
            <text:p>1.0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4.835" calcext:value-type="float">
            <text:p>4.8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2.922" calcext:value-type="float">
            <text:p>2.9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office:value-type="float" office:value="2.294" calcext:value-type="float">
            <text:p>2.2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</text:p>
          </table:table-cell>
          <table:table-cell office:value-type="float" office:value="1.985" calcext:value-type="float">
            <text:p>1.9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2.131" calcext:value-type="float">
            <text:p>2.1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864" calcext:value-type="float">
            <text:p>1.8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826" calcext:value-type="float">
            <text:p>1.826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9.923" calcext:value-type="float">
            <text:p>9.9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.461" calcext:value-type="float">
            <text:p>3.4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.67" calcext:value-type="float">
            <text:p>1.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434" calcext:value-type="float">
            <text:p>0.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3.775" calcext:value-type="float">
            <text:p>3.7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48" calcext:value-type="float">
            <text:p>48</text:p>
          </table:table-cell>
          <table:table-cell office:value-type="float" office:value="1.397" calcext:value-type="float">
            <text:p>1.3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office:value-type="float" office:value="0.669" calcext:value-type="float">
            <text:p>0.6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344" calcext:value-type="float">
            <text:p>0.3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198" calcext:value-type="float">
            <text:p>198</text:p>
          </table:table-cell>
          <table:table-cell office:value-type="float" office:value="12.169" calcext:value-type="float">
            <text:p>12.1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4.376" calcext:value-type="float">
            <text:p>4.3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.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1.018" calcext:value-type="float">
            <text:p>1.0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52" calcext:value-type="float">
            <text:p>0.45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48" calcext:value-type="float">
            <text:p>0.3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203" calcext:value-type="float">
            <text:p>203</text:p>
          </table:table-cell>
          <table:table-cell office:value-type="float" office:value="9.434" calcext:value-type="float">
            <text:p>9.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3.375" calcext:value-type="float">
            <text:p>3.3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0" calcext:value-type="float">
            <text:p>10</text:p>
          </table:table-cell>
          <table:table-cell office:value-type="float" office:value="1.711" calcext:value-type="float">
            <text:p>1.7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0.914" calcext:value-type="float">
            <text:p>0.9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415" calcext:value-type="float">
            <text:p>0.4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199" calcext:value-type="float">
            <text:p>199</text:p>
          </table:table-cell>
          <table:table-cell office:value-type="float" office:value="4.669" calcext:value-type="float">
            <text:p>4.6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51" calcext:value-type="float">
            <text:p>51</text:p>
          </table:table-cell>
          <table:table-cell office:value-type="float" office:value="1.696" calcext:value-type="float">
            <text:p>1.6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0.931" calcext:value-type="float">
            <text:p>0.9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" calcext:value-type="float">
            <text:p>4</text:p>
          </table:table-cell>
          <table:table-cell office:value-type="float" office:value="0.589" calcext:value-type="float">
            <text:p>0.5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394" calcext:value-type="float">
            <text:p>0.3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63" calcext:value-type="float">
            <text:p>0.3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93" calcext:value-type="float">
            <text:p>0.2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5.651" calcext:value-type="float">
            <text:p>5.6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47" calcext:value-type="float">
            <text:p>47</text:p>
          </table:table-cell>
          <table:table-cell office:value-type="float" office:value="2.043" calcext:value-type="float">
            <text:p>2.0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  <table:table-cell office:value-type="float" office:value="1.225" calcext:value-type="float">
            <text:p>1.2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" calcext:value-type="float">
            <text:p>3</text:p>
          </table:table-cell>
          <table:table-cell office:value-type="float" office:value="0.846" calcext:value-type="float">
            <text:p>0.8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555" calcext:value-type="float">
            <text:p>0.5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7.505" calcext:value-type="float">
            <text:p>7.5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52" calcext:value-type="float">
            <text:p>52</text:p>
          </table:table-cell>
          <table:table-cell office:value-type="float" office:value="2.915" calcext:value-type="float">
            <text:p>2.9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1.827" calcext:value-type="float">
            <text:p>1.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" calcext:value-type="float">
            <text:p>1</text:p>
          </table:table-cell>
          <table:table-cell office:value-type="float" office:value="1.142" calcext:value-type="float">
            <text:p>1.1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1.106" calcext:value-type="float">
            <text:p>1.1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table:number-columns-repeated="18"/>
        </table:table-row>
        <table:table-row table:style-name="ro1">
          <table:table-cell table:number-columns-repeated="22"/>
          <table:table-cell office:value-type="string" calcext:value-type="string">
            <text:p>rang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adius</text:p>
          </table:table-cell>
          <table:table-cell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03" calcext:value-type="float">
            <text:p>803</text:p>
          </table:table-cell>
          <table:table-cell office:value-type="float" office:value="35.189" calcext:value-type="float">
            <text:p>35.1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9.836" calcext:value-type="float">
            <text:p>9.8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3.46" calcext:value-type="float">
            <text:p>3.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1.701" calcext:value-type="float">
            <text:p>1.7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799" calcext:value-type="float">
            <text:p>0.7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45" calcext:value-type="float">
            <text:p>0.2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806" calcext:value-type="float">
            <text:p>806</text:p>
          </table:table-cell>
          <table:table-cell office:value-type="float" office:value="33.012" calcext:value-type="float">
            <text:p>33.0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201" calcext:value-type="float">
            <text:p>201</text:p>
          </table:table-cell>
          <table:table-cell office:value-type="float" office:value="9.527" calcext:value-type="float">
            <text:p>9.5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3.599" calcext:value-type="float">
            <text:p>3.5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" calcext:value-type="float">
            <text:p>10</text:p>
          </table:table-cell>
          <table:table-cell office:value-type="float" office:value="1.79" calcext:value-type="float">
            <text:p>1.7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843" calcext:value-type="float">
            <text:p>0.8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811" calcext:value-type="float">
            <text:p>811</text:p>
          </table:table-cell>
          <table:table-cell office:value-type="float" office:value="26.96" calcext:value-type="float">
            <text:p>26.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7.265" calcext:value-type="float">
            <text:p>7.2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52" calcext:value-type="float">
            <text:p>52</text:p>
          </table:table-cell>
          <table:table-cell office:value-type="float" office:value="2.575" calcext:value-type="float">
            <text:p>2.5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1.289" calcext:value-type="float">
            <text:p>1.2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0.61" calcext:value-type="float">
            <text:p>0.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189" calcext:value-type="float">
            <text:p>0.1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806" calcext:value-type="float">
            <text:p>806</text:p>
          </table:table-cell>
          <table:table-cell office:value-type="float" office:value="40.439" calcext:value-type="float">
            <text:p>40.4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12.139" calcext:value-type="float">
            <text:p>12.1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4.341" calcext:value-type="float">
            <text:p>4.3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9" calcext:value-type="float">
            <text:p>9</text:p>
          </table:table-cell>
          <table:table-cell office:value-type="float" office:value="2.117" calcext:value-type="float">
            <text:p>2.1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" calcext:value-type="float">
            <text:p>3</text:p>
          </table:table-cell>
          <table:table-cell office:value-type="float" office:value="1.024" calcext:value-type="float">
            <text:p>1.0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455" calcext:value-type="float">
            <text:p>0.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358" calcext:value-type="float">
            <text:p>0.3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5" calcext:value-type="float">
            <text:p>0.5</text:p>
          </table:table-cell>
          <table:table-cell office:value-type="float" office:value="805" calcext:value-type="float">
            <text:p>805</text:p>
          </table:table-cell>
          <table:table-cell office:value-type="float" office:value="14.054" calcext:value-type="float">
            <text:p>14.05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5" calcext:value-type="float">
            <text:p>0.25</text:p>
          </table:table-cell>
          <table:table-cell office:value-type="float" office:value="208" calcext:value-type="float">
            <text:p>208</text:p>
          </table:table-cell>
          <table:table-cell office:value-type="float" office:value="4.134" calcext:value-type="float">
            <text:p>4.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.461" calcext:value-type="float">
            <text:p>1.4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1" calcext:value-type="float">
            <text:p>11</text:p>
          </table:table-cell>
          <table:table-cell office:value-type="float" office:value="0.774" calcext:value-type="float">
            <text:p>0.77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0.434" calcext:value-type="float">
            <text:p>0.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" calcext:value-type="float">
            <text:p>0.5</text:p>
          </table:table-cell>
          <table:table-cell office:value-type="float" office:value="805" calcext:value-type="float">
            <text:p>805</text:p>
          </table:table-cell>
          <table:table-cell office:value-type="float" office:value="18.365" calcext:value-type="float">
            <text:p>18.3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5" calcext:value-type="float">
            <text:p>0.25</text:p>
          </table:table-cell>
          <table:table-cell office:value-type="float" office:value="203" calcext:value-type="float">
            <text:p>203</text:p>
          </table:table-cell>
          <table:table-cell office:value-type="float" office:value="5.404" calcext:value-type="float">
            <text:p>5.4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25" calcext:value-type="float">
            <text:p>0.125</text:p>
          </table:table-cell>
          <table:table-cell office:value-type="float" office:value="47" calcext:value-type="float">
            <text:p>47</text:p>
          </table:table-cell>
          <table:table-cell office:value-type="float" office:value="1.927" calcext:value-type="float">
            <text:p>1.9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1.051" calcext:value-type="float">
            <text:p>1.05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0.645" calcext:value-type="float">
            <text:p>0.6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" calcext:value-type="float">
            <text:p>0.5</text:p>
          </table:table-cell>
          <table:table-cell office:value-type="float" office:value="807" calcext:value-type="float">
            <text:p>807</text:p>
          </table:table-cell>
          <table:table-cell office:value-type="float" office:value="20.065" calcext:value-type="float">
            <text:p>20.0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25" calcext:value-type="float">
            <text:p>0.25</text:p>
          </table:table-cell>
          <table:table-cell office:value-type="float" office:value="202" calcext:value-type="float">
            <text:p>202</text:p>
          </table:table-cell>
          <table:table-cell office:value-type="float" office:value="6.414" calcext:value-type="float">
            <text:p>6.4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49" calcext:value-type="float">
            <text:p>49</text:p>
          </table:table-cell>
          <table:table-cell office:value-type="float" office:value="2.443" calcext:value-type="float">
            <text:p>2.4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" calcext:value-type="float">
            <text:p>12</text:p>
          </table:table-cell>
          <table:table-cell office:value-type="float" office:value="1.414" calcext:value-type="float">
            <text:p>1.4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" calcext:value-type="float">
            <text:p>2</text:p>
          </table:table-cell>
          <table:table-cell office:value-type="float" office:value="0.926" calcext:value-type="float">
            <text:p>0.9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QZoneMatcherImpl</text:p>
          </table:table-cell>
          <table:table-cell office:value-type="string" calcext:value-type="string">
            <text:p>SEPARATE_SIMPLE</text:p>
          </table:table-cell>
          <table:table-cell office:value-type="float" office:value="4198401" calcext:value-type="float">
            <text:p>41984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078125" calcext:value-type="float">
            <text:p>0.0078125</text:p>
          </table:table-cell>
          <table:table-cell office:value-type="float" office:value="1" calcext:value-type="float">
            <text:p>1</text:p>
          </table:table-cell>
          <table:table-cell office:value-type="float" office:value="0.641" calcext:value-type="float">
            <text:p>0.64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4T14:57:21.233197305</dc:date>
    <meta:editing-duration>PT41M30S</meta:editing-duration>
    <meta:editing-cycles>5</meta:editing-cycles>
    <meta:generator>LibreOffice/6.4.7.2$Linux_X86_64 LibreOffice_project/40$Build-2</meta:generator>
    <meta:document-statistic meta:table-count="1" meta:cell-count="5896" meta:object-count="3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364cm" svg:y="0.316cm" chart:style-name="ch2">
          <text:p>HSQL HTMID - range 128</text:p>
        </chart:title>
        <chart:legend chart:legend-position="end" svg:x="12.751cm" svg:y="2.71cm" style:legend-expansion="high" chart:style-name="ch3"/>
        <chart:plot-area chart:style-name="ch4" table:cell-range-address="'enteucha-info'.F2:'enteucha-info'.F8 'enteucha-info'.H2:'enteucha-info'.H50" chart:data-source-has-labels="row" svg:x="1.331cm" svg:y="1.275cm" svg:width="11.1cm" svg:height="6.57cm">
          <chartooo:coordinate-region svg:x="1.767cm" svg:y="1.474cm" svg:width="10.424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:'enteucha-info'.H8" loext:label-string="&quot;Zone 0.5&quot;" chart:class="chart:scatter">
            <chart:domain table:cell-range-address="'enteucha-info'.F2:'enteucha-info'.F8"/>
            <chart:data-point chart:repeated="7"/>
          </chart:series>
          <chart:series chart:style-name="ch10" chart:values-cell-range-address="'enteucha-info'.H9:'enteucha-info'.H15" loext:label-string="&quot;Zone 0.25&quot;" chart:class="chart:scatter">
            <chart:domain table:cell-range-address="'enteucha-info'.F9:'enteucha-info'.F15"/>
            <chart:data-point chart:repeated="7"/>
          </chart:series>
          <chart:series chart:style-name="ch11" chart:values-cell-range-address="'enteucha-info'.H16:'enteucha-info'.H22" loext:label-string="&quot;Zone 0.125&quot;" chart:class="chart:scatter">
            <chart:domain table:cell-range-address="'enteucha-info'.F16:'enteucha-info'.F22"/>
            <chart:data-point chart:repeated="7"/>
          </chart:series>
          <chart:series chart:style-name="ch12" chart:values-cell-range-address="'enteucha-info'.H23:'enteucha-info'.H29" loext:label-string="&quot;Zone 0.0625&quot;" chart:class="chart:scatter">
            <chart:domain table:cell-range-address="'enteucha-info'.F23:'enteucha-info'.F29"/>
            <chart:data-point chart:repeated="7"/>
          </chart:series>
          <chart:series chart:style-name="ch13" chart:values-cell-range-address="'enteucha-info'.H30:'enteucha-info'.H36" loext:label-string="&quot;Zone 0.0312&quot;" chart:class="chart:scatter">
            <chart:domain table:cell-range-address="'enteucha-info'.F30:'enteucha-info'.F36"/>
            <chart:data-point chart:repeated="7"/>
          </chart:series>
          <chart:series chart:style-name="ch14" chart:values-cell-range-address="'enteucha-info'.H37:'enteucha-info'.H43" loext:label-string="&quot;Zone 0.0156&quot;" chart:class="chart:scatter">
            <chart:domain table:cell-range-address="'enteucha-info'.F37:'enteucha-info'.F43"/>
            <chart:data-point chart:repeated="7"/>
          </chart:series>
          <chart:series chart:style-name="ch15" chart:values-cell-range-address="'enteucha-info'.H44:'enteucha-info'.H50" loext:label-string="&quot;Zone 0.0078&quot;" chart:class="chart:scatter">
            <chart:domain table:cell-range-address="'enteucha-info'.F44:'enteucha-info'.F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:'enteucha-info'.F8</svg:desc>
                </draw:g>
              </table:table-cell>
              <table:table-cell office:value-type="float" office:value="7.127">
                <text:p>7.127</text:p>
                <draw:g>
                  <svg:desc>'enteucha-info'.H2:'enteucha-info'.H8</svg:desc>
                </draw:g>
              </table:table-cell>
              <table:table-cell office:value-type="float" office:value="0.5">
                <text:p>0.5</text:p>
                <draw:g>
                  <svg:desc>'enteucha-info'.F9:'enteucha-info'.F15</svg:desc>
                </draw:g>
              </table:table-cell>
              <table:table-cell office:value-type="float" office:value="5.467">
                <text:p>5.467</text:p>
                <draw:g>
                  <svg:desc>'enteucha-info'.H9:'enteucha-info'.H15</svg:desc>
                </draw:g>
              </table:table-cell>
              <table:table-cell office:value-type="float" office:value="0.5">
                <text:p>0.5</text:p>
                <draw:g>
                  <svg:desc>'enteucha-info'.F16:'enteucha-info'.F22</svg:desc>
                </draw:g>
              </table:table-cell>
              <table:table-cell office:value-type="float" office:value="5.162">
                <text:p>5.162</text:p>
                <draw:g>
                  <svg:desc>'enteucha-info'.H16:'enteucha-info'.H22</svg:desc>
                </draw:g>
              </table:table-cell>
              <table:table-cell office:value-type="float" office:value="0.5">
                <text:p>0.5</text:p>
                <draw:g>
                  <svg:desc>'enteucha-info'.F23:'enteucha-info'.F29</svg:desc>
                </draw:g>
              </table:table-cell>
              <table:table-cell office:value-type="float" office:value="5.903">
                <text:p>5.903</text:p>
                <draw:g>
                  <svg:desc>'enteucha-info'.H23:'enteucha-info'.H29</svg:desc>
                </draw:g>
              </table:table-cell>
              <table:table-cell office:value-type="float" office:value="0.5">
                <text:p>0.5</text:p>
                <draw:g>
                  <svg:desc>'enteucha-info'.F30:'enteucha-info'.F36</svg:desc>
                </draw:g>
              </table:table-cell>
              <table:table-cell office:value-type="float" office:value="5.006">
                <text:p>5.006</text:p>
                <draw:g>
                  <svg:desc>'enteucha-info'.H30:'enteucha-info'.H36</svg:desc>
                </draw:g>
              </table:table-cell>
              <table:table-cell office:value-type="float" office:value="0.5">
                <text:p>0.5</text:p>
                <draw:g>
                  <svg:desc>'enteucha-info'.F37:'enteucha-info'.F43</svg:desc>
                </draw:g>
              </table:table-cell>
              <table:table-cell office:value-type="float" office:value="4.11">
                <text:p>4.11</text:p>
                <draw:g>
                  <svg:desc>'enteucha-info'.H37:'enteucha-info'.H43</svg:desc>
                </draw:g>
              </table:table-cell>
              <table:table-cell office:value-type="float" office:value="0.5">
                <text:p>0.5</text:p>
                <draw:g>
                  <svg:desc>'enteucha-info'.F44:'enteucha-info'.F50</svg:desc>
                </draw:g>
              </table:table-cell>
              <table:table-cell office:value-type="float" office:value="3.811">
                <text:p>3.811</text:p>
                <draw:g>
                  <svg:desc>'enteucha-info'.H44:'enteucha-info'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877">
                <text:p>1.877</text:p>
              </table:table-cell>
              <table:table-cell office:value-type="float" office:value="0.25">
                <text:p>0.25</text:p>
              </table:table-cell>
              <table:table-cell office:value-type="float" office:value="2.234">
                <text:p>2.234</text:p>
              </table:table-cell>
              <table:table-cell office:value-type="float" office:value="0.25">
                <text:p>0.25</text:p>
              </table:table-cell>
              <table:table-cell office:value-type="float" office:value="1.508">
                <text:p>1.508</text:p>
              </table:table-cell>
              <table:table-cell office:value-type="float" office:value="0.25">
                <text:p>0.25</text:p>
              </table:table-cell>
              <table:table-cell office:value-type="float" office:value="1.829">
                <text:p>1.829</text:p>
              </table:table-cell>
              <table:table-cell office:value-type="float" office:value="0.25">
                <text:p>0.25</text:p>
              </table:table-cell>
              <table:table-cell office:value-type="float" office:value="1.503">
                <text:p>1.503</text:p>
              </table:table-cell>
              <table:table-cell office:value-type="float" office:value="0.25">
                <text:p>0.25</text:p>
              </table:table-cell>
              <table:table-cell office:value-type="float" office:value="1.134">
                <text:p>1.134</text:p>
              </table:table-cell>
              <table:table-cell office:value-type="float" office:value="0.25">
                <text:p>0.25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748">
                <text:p>0.748</text:p>
              </table:table-cell>
              <table:table-cell office:value-type="float" office:value="0.125">
                <text:p>0.125</text:p>
              </table:table-cell>
              <table:table-cell office:value-type="float" office:value="0.595">
                <text:p>0.595</text:p>
              </table:table-cell>
              <table:table-cell office:value-type="float" office:value="0.125">
                <text:p>0.125</text:p>
              </table:table-cell>
              <table:table-cell office:value-type="float" office:value="0.541">
                <text:p>0.541</text:p>
              </table:table-cell>
              <table:table-cell office:value-type="float" office:value="0.125">
                <text:p>0.125</text:p>
              </table:table-cell>
              <table:table-cell office:value-type="float" office:value="0.809">
                <text:p>0.809</text:p>
              </table:table-cell>
              <table:table-cell office:value-type="float" office:value="0.125">
                <text:p>0.125</text:p>
              </table:table-cell>
              <table:table-cell office:value-type="float" office:value="0.527">
                <text:p>0.527</text:p>
              </table:table-cell>
              <table:table-cell office:value-type="float" office:value="0.125">
                <text:p>0.125</text:p>
              </table:table-cell>
              <table:table-cell office:value-type="float" office:value="0.382">
                <text:p>0.382</text:p>
              </table:table-cell>
              <table:table-cell office:value-type="float" office:value="0.125">
                <text:p>0.12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384">
                <text:p>0.384</text:p>
              </table:table-cell>
              <table:table-cell office:value-type="float" office:value="0.0625">
                <text:p>0.0625</text:p>
              </table:table-cell>
              <table:table-cell office:value-type="float" office:value="0.267">
                <text:p>0.267</text:p>
              </table:table-cell>
              <table:table-cell office:value-type="float" office:value="0.0625">
                <text:p>0.0625</text:p>
              </table:table-cell>
              <table:table-cell office:value-type="float" office:value="0.26">
                <text:p>0.26</text:p>
              </table:table-cell>
              <table:table-cell office:value-type="float" office:value="0.0625">
                <text:p>0.0625</text:p>
              </table:table-cell>
              <table:table-cell office:value-type="float" office:value="0.26">
                <text:p>0.26</text:p>
              </table:table-cell>
              <table:table-cell office:value-type="float" office:value="0.0625">
                <text:p>0.062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148">
                <text:p>0.148</text:p>
              </table:table-cell>
              <table:table-cell office:value-type="float" office:value="0.0625">
                <text:p>0.062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266">
                <text:p>0.266</text:p>
              </table:table-cell>
              <table:table-cell office:value-type="float" office:value="0.03125">
                <text:p>0.03125</text:p>
              </table:table-cell>
              <table:table-cell office:value-type="float" office:value="0.175">
                <text:p>0.175</text:p>
              </table:table-cell>
              <table:table-cell office:value-type="float" office:value="0.03125">
                <text:p>0.03125</text:p>
              </table:table-cell>
              <table:table-cell office:value-type="float" office:value="0.163">
                <text:p>0.163</text:p>
              </table:table-cell>
              <table:table-cell office:value-type="float" office:value="0.03125">
                <text:p>0.03125</text:p>
              </table:table-cell>
              <table:table-cell office:value-type="float" office:value="0.159">
                <text:p>0.159</text:p>
              </table:table-cell>
              <table:table-cell office:value-type="float" office:value="0.03125">
                <text:p>0.03125</text:p>
              </table:table-cell>
              <table:table-cell office:value-type="float" office:value="0.146">
                <text:p>0.146</text:p>
              </table:table-cell>
              <table:table-cell office:value-type="float" office:value="0.03125">
                <text:p>0.03125</text:p>
              </table:table-cell>
              <table:table-cell office:value-type="float" office:value="0.161">
                <text:p>0.161</text:p>
              </table:table-cell>
              <table:table-cell office:value-type="float" office:value="0.03125">
                <text:p>0.031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187">
                <text:p>0.187</text:p>
              </table:table-cell>
              <table:table-cell office:value-type="float" office:value="0.015625">
                <text:p>0.015625</text:p>
              </table:table-cell>
              <table:table-cell office:value-type="float" office:value="0.132">
                <text:p>0.13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8">
                <text:p>0.118</text:p>
              </table:table-cell>
              <table:table-cell office:value-type="float" office:value="0.015625">
                <text:p>0.015625</text:p>
              </table:table-cell>
              <table:table-cell office:value-type="float" office:value="0.278">
                <text:p>0.278</text:p>
              </table:table-cell>
              <table:table-cell office:value-type="float" office:value="0.015625">
                <text:p>0.015625</text:p>
              </table:table-cell>
              <table:table-cell office:value-type="float" office:value="0.1">
                <text:p>0.1</text:p>
              </table:table-cell>
              <table:table-cell office:value-type="float" office:value="0.015625">
                <text:p>0.015625</text:p>
              </table:table-cell>
              <table:table-cell office:value-type="float" office:value="0.073">
                <text:p>0.073</text:p>
              </table:table-cell>
              <table:table-cell office:value-type="float" office:value="0.015625">
                <text:p>0.0156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1">
                <text:p>0.15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5">
                <text:p>0.1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05">
                <text:p>0.10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1">
                <text:p>0.1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93">
                <text:p>0.0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9">
                <text:p>0.0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027cm" svg:y="0.316cm" chart:style-name="ch2">
          <text:p>HSQL zone - range 128, complex index</text:p>
        </chart:title>
        <chart:legend chart:legend-position="end" svg:x="12.751cm" svg:y="2.71cm" style:legend-expansion="high" chart:style-name="ch3"/>
        <chart:plot-area chart:style-name="ch4" table:cell-range-address="'enteucha-info'.F452:'enteucha-info'.F458 'enteucha-info'.H452:'enteucha-info'.H50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52:'enteucha-info'.H458" loext:label-string="&quot;Zone 0.5&quot;" chart:class="chart:scatter">
            <chart:domain table:cell-range-address="'enteucha-info'.F452:'enteucha-info'.F458"/>
            <chart:data-point chart:repeated="7"/>
          </chart:series>
          <chart:series chart:style-name="ch10" chart:values-cell-range-address="'enteucha-info'.H459:'enteucha-info'.H465" loext:label-string="&quot;Zone 0.25&quot;" chart:class="chart:scatter">
            <chart:domain table:cell-range-address="'enteucha-info'.F459:'enteucha-info'.F465"/>
            <chart:data-point chart:repeated="7"/>
          </chart:series>
          <chart:series chart:style-name="ch11" chart:values-cell-range-address="'enteucha-info'.H466:'enteucha-info'.H472" loext:label-string="&quot;Zone 0.125&quot;" chart:class="chart:scatter">
            <chart:domain table:cell-range-address="'enteucha-info'.F466:'enteucha-info'.F472"/>
            <chart:data-point chart:repeated="7"/>
          </chart:series>
          <chart:series chart:style-name="ch12" chart:values-cell-range-address="'enteucha-info'.H473:'enteucha-info'.H479" loext:label-string="&quot;Zone 0.0625&quot;" chart:class="chart:scatter">
            <chart:domain table:cell-range-address="'enteucha-info'.F473:'enteucha-info'.F479"/>
            <chart:data-point chart:repeated="7"/>
          </chart:series>
          <chart:series chart:style-name="ch13" chart:values-cell-range-address="'enteucha-info'.H480:'enteucha-info'.H486" loext:label-string="&quot;Zone 0.0312&quot;" chart:class="chart:scatter">
            <chart:domain table:cell-range-address="'enteucha-info'.F480:'enteucha-info'.F486"/>
            <chart:data-point chart:repeated="7"/>
          </chart:series>
          <chart:series chart:style-name="ch14" chart:values-cell-range-address="'enteucha-info'.H487:'enteucha-info'.H493" loext:label-string="&quot;Zone 0.0156&quot;" chart:class="chart:scatter">
            <chart:domain table:cell-range-address="'enteucha-info'.F487:'enteucha-info'.F493"/>
            <chart:data-point chart:repeated="7"/>
          </chart:series>
          <chart:series chart:style-name="ch15" chart:values-cell-range-address="'enteucha-info'.H494:'enteucha-info'.H500" loext:label-string="&quot;Zone 0.0078&quot;" chart:class="chart:scatter">
            <chart:domain table:cell-range-address="'enteucha-info'.F494:'enteucha-info'.F5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452:'enteucha-info'.F458</svg:desc>
                </draw:g>
              </table:table-cell>
              <table:table-cell office:value-type="float" office:value="22.334">
                <text:p>22.334</text:p>
                <draw:g>
                  <svg:desc>'enteucha-info'.H452:'enteucha-info'.H458</svg:desc>
                </draw:g>
              </table:table-cell>
              <table:table-cell office:value-type="float" office:value="0.5">
                <text:p>0.5</text:p>
                <draw:g>
                  <svg:desc>'enteucha-info'.F459:'enteucha-info'.F465</svg:desc>
                </draw:g>
              </table:table-cell>
              <table:table-cell office:value-type="float" office:value="17.383">
                <text:p>17.383</text:p>
                <draw:g>
                  <svg:desc>'enteucha-info'.H459:'enteucha-info'.H465</svg:desc>
                </draw:g>
              </table:table-cell>
              <table:table-cell office:value-type="float" office:value="0.5">
                <text:p>0.5</text:p>
                <draw:g>
                  <svg:desc>'enteucha-info'.F466:'enteucha-info'.F472</svg:desc>
                </draw:g>
              </table:table-cell>
              <table:table-cell office:value-type="float" office:value="19.908">
                <text:p>19.908</text:p>
                <draw:g>
                  <svg:desc>'enteucha-info'.H466:'enteucha-info'.H472</svg:desc>
                </draw:g>
              </table:table-cell>
              <table:table-cell office:value-type="float" office:value="0.5">
                <text:p>0.5</text:p>
                <draw:g>
                  <svg:desc>'enteucha-info'.F473:'enteucha-info'.F479</svg:desc>
                </draw:g>
              </table:table-cell>
              <table:table-cell office:value-type="float" office:value="18.566">
                <text:p>18.566</text:p>
                <draw:g>
                  <svg:desc>'enteucha-info'.H473:'enteucha-info'.H479</svg:desc>
                </draw:g>
              </table:table-cell>
              <table:table-cell office:value-type="float" office:value="0.5">
                <text:p>0.5</text:p>
                <draw:g>
                  <svg:desc>'enteucha-info'.F480:'enteucha-info'.F486</svg:desc>
                </draw:g>
              </table:table-cell>
              <table:table-cell office:value-type="float" office:value="17.226">
                <text:p>17.226</text:p>
                <draw:g>
                  <svg:desc>'enteucha-info'.H480:'enteucha-info'.H486</svg:desc>
                </draw:g>
              </table:table-cell>
              <table:table-cell office:value-type="float" office:value="0.5">
                <text:p>0.5</text:p>
                <draw:g>
                  <svg:desc>'enteucha-info'.F487:'enteucha-info'.F493</svg:desc>
                </draw:g>
              </table:table-cell>
              <table:table-cell office:value-type="float" office:value="14.543">
                <text:p>14.543</text:p>
                <draw:g>
                  <svg:desc>'enteucha-info'.H487:'enteucha-info'.H493</svg:desc>
                </draw:g>
              </table:table-cell>
              <table:table-cell office:value-type="float" office:value="0.5">
                <text:p>0.5</text:p>
                <draw:g>
                  <svg:desc>'enteucha-info'.F494:'enteucha-info'.F500</svg:desc>
                </draw:g>
              </table:table-cell>
              <table:table-cell office:value-type="float" office:value="15.574">
                <text:p>15.574</text:p>
                <draw:g>
                  <svg:desc>'enteucha-info'.H494:'enteucha-info'.H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3.927">
                <text:p>13.927</text:p>
              </table:table-cell>
              <table:table-cell office:value-type="float" office:value="0.25">
                <text:p>0.25</text:p>
              </table:table-cell>
              <table:table-cell office:value-type="float" office:value="8.902">
                <text:p>8.902</text:p>
              </table:table-cell>
              <table:table-cell office:value-type="float" office:value="0.25">
                <text:p>0.25</text:p>
              </table:table-cell>
              <table:table-cell office:value-type="float" office:value="8.362">
                <text:p>8.362</text:p>
              </table:table-cell>
              <table:table-cell office:value-type="float" office:value="0.25">
                <text:p>0.25</text:p>
              </table:table-cell>
              <table:table-cell office:value-type="float" office:value="8.102">
                <text:p>8.102</text:p>
              </table:table-cell>
              <table:table-cell office:value-type="float" office:value="0.25">
                <text:p>0.25</text:p>
              </table:table-cell>
              <table:table-cell office:value-type="float" office:value="7.232">
                <text:p>7.232</text:p>
              </table:table-cell>
              <table:table-cell office:value-type="float" office:value="0.25">
                <text:p>0.25</text:p>
              </table:table-cell>
              <table:table-cell office:value-type="float" office:value="6.913">
                <text:p>6.913</text:p>
              </table:table-cell>
              <table:table-cell office:value-type="float" office:value="0.25">
                <text:p>0.25</text:p>
              </table:table-cell>
              <table:table-cell office:value-type="float" office:value="6.837">
                <text:p>6.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4.496">
                <text:p>14.496</text:p>
              </table:table-cell>
              <table:table-cell office:value-type="float" office:value="0.125">
                <text:p>0.125</text:p>
              </table:table-cell>
              <table:table-cell office:value-type="float" office:value="5.805">
                <text:p>5.805</text:p>
              </table:table-cell>
              <table:table-cell office:value-type="float" office:value="0.125">
                <text:p>0.125</text:p>
              </table:table-cell>
              <table:table-cell office:value-type="float" office:value="5.413">
                <text:p>5.413</text:p>
              </table:table-cell>
              <table:table-cell office:value-type="float" office:value="0.125">
                <text:p>0.125</text:p>
              </table:table-cell>
              <table:table-cell office:value-type="float" office:value="4.357">
                <text:p>4.357</text:p>
              </table:table-cell>
              <table:table-cell office:value-type="float" office:value="0.125">
                <text:p>0.125</text:p>
              </table:table-cell>
              <table:table-cell office:value-type="float" office:value="3.673">
                <text:p>3.673</text:p>
              </table:table-cell>
              <table:table-cell office:value-type="float" office:value="0.125">
                <text:p>0.125</text:p>
              </table:table-cell>
              <table:table-cell office:value-type="float" office:value="3.628">
                <text:p>3.628</text:p>
              </table:table-cell>
              <table:table-cell office:value-type="float" office:value="0.125">
                <text:p>0.125</text:p>
              </table:table-cell>
              <table:table-cell office:value-type="float" office:value="3.335">
                <text:p>3.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3.963">
                <text:p>13.963</text:p>
              </table:table-cell>
              <table:table-cell office:value-type="float" office:value="0.0625">
                <text:p>0.0625</text:p>
              </table:table-cell>
              <table:table-cell office:value-type="float" office:value="5.768">
                <text:p>5.768</text:p>
              </table:table-cell>
              <table:table-cell office:value-type="float" office:value="0.0625">
                <text:p>0.0625</text:p>
              </table:table-cell>
              <table:table-cell office:value-type="float" office:value="3.485">
                <text:p>3.485</text:p>
              </table:table-cell>
              <table:table-cell office:value-type="float" office:value="0.0625">
                <text:p>0.0625</text:p>
              </table:table-cell>
              <table:table-cell office:value-type="float" office:value="2.444">
                <text:p>2.444</text:p>
              </table:table-cell>
              <table:table-cell office:value-type="float" office:value="0.0625">
                <text:p>0.0625</text:p>
              </table:table-cell>
              <table:table-cell office:value-type="float" office:value="1.271">
                <text:p>1.271</text:p>
              </table:table-cell>
              <table:table-cell office:value-type="float" office:value="0.0625">
                <text:p>0.0625</text:p>
              </table:table-cell>
              <table:table-cell office:value-type="float" office:value="1.21">
                <text:p>1.21</text:p>
              </table:table-cell>
              <table:table-cell office:value-type="float" office:value="0.0625">
                <text:p>0.0625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3.288">
                <text:p>13.288</text:p>
              </table:table-cell>
              <table:table-cell office:value-type="float" office:value="0.03125">
                <text:p>0.03125</text:p>
              </table:table-cell>
              <table:table-cell office:value-type="float" office:value="5.767">
                <text:p>5.767</text:p>
              </table:table-cell>
              <table:table-cell office:value-type="float" office:value="0.03125">
                <text:p>0.03125</text:p>
              </table:table-cell>
              <table:table-cell office:value-type="float" office:value="3.47">
                <text:p>3.47</text:p>
              </table:table-cell>
              <table:table-cell office:value-type="float" office:value="0.03125">
                <text:p>0.03125</text:p>
              </table:table-cell>
              <table:table-cell office:value-type="float" office:value="1.467">
                <text:p>1.467</text:p>
              </table:table-cell>
              <table:table-cell office:value-type="float" office:value="0.03125">
                <text:p>0.03125</text:p>
              </table:table-cell>
              <table:table-cell office:value-type="float" office:value="1.115">
                <text:p>1.115</text:p>
              </table:table-cell>
              <table:table-cell office:value-type="float" office:value="0.03125">
                <text:p>0.03125</text:p>
              </table:table-cell>
              <table:table-cell office:value-type="float" office:value="1.011">
                <text:p>1.011</text:p>
              </table:table-cell>
              <table:table-cell office:value-type="float" office:value="0.03125">
                <text:p>0.03125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2.059">
                <text:p>12.059</text:p>
              </table:table-cell>
              <table:table-cell office:value-type="float" office:value="0.015625">
                <text:p>0.015625</text:p>
              </table:table-cell>
              <table:table-cell office:value-type="float" office:value="5.786">
                <text:p>5.786</text:p>
              </table:table-cell>
              <table:table-cell office:value-type="float" office:value="0.015625">
                <text:p>0.015625</text:p>
              </table:table-cell>
              <table:table-cell office:value-type="float" office:value="3.467">
                <text:p>3.467</text:p>
              </table:table-cell>
              <table:table-cell office:value-type="float" office:value="0.015625">
                <text:p>0.015625</text:p>
              </table:table-cell>
              <table:table-cell office:value-type="float" office:value="1.466">
                <text:p>1.466</text:p>
              </table:table-cell>
              <table:table-cell office:value-type="float" office:value="0.015625">
                <text:p>0.015625</text:p>
              </table:table-cell>
              <table:table-cell office:value-type="float" office:value="0.98">
                <text:p>0.98</text:p>
              </table:table-cell>
              <table:table-cell office:value-type="float" office:value="0.015625">
                <text:p>0.015625</text:p>
              </table:table-cell>
              <table:table-cell office:value-type="float" office:value="0.67">
                <text:p>0.67</text:p>
              </table:table-cell>
              <table:table-cell office:value-type="float" office:value="0.015625">
                <text:p>0.0156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11">
                <text:p>12.11</text:p>
              </table:table-cell>
              <table:table-cell office:value-type="float" office:value="0.0078125">
                <text:p>0.0078125</text:p>
              </table:table-cell>
              <table:table-cell office:value-type="float" office:value="5.776">
                <text:p>5.776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63">
                <text:p>3.46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1">
                <text:p>1.3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77">
                <text:p>0.97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33">
                <text:p>0.43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146cm" svg:y="0.316cm" chart:style-name="ch2">
          <text:p>HSQL zone - range 64, complex index</text:p>
        </chart:title>
        <chart:legend chart:legend-position="end" svg:x="12.751cm" svg:y="2.71cm" style:legend-expansion="high" chart:style-name="ch3"/>
        <chart:plot-area chart:style-name="ch4" table:cell-range-address="'enteucha-info'.F502:'enteucha-info'.F508 'enteucha-info'.H502:'enteucha-info'.H55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02:'enteucha-info'.H508" loext:label-string="&quot;Zone 0.5&quot;" chart:class="chart:scatter">
            <chart:domain table:cell-range-address="'enteucha-info'.F502:'enteucha-info'.F508"/>
            <chart:data-point chart:repeated="7"/>
          </chart:series>
          <chart:series chart:style-name="ch10" chart:values-cell-range-address="'enteucha-info'.H509:'enteucha-info'.H515" loext:label-string="&quot;Zone 0.25&quot;" chart:class="chart:scatter">
            <chart:domain table:cell-range-address="'enteucha-info'.F509:'enteucha-info'.F515"/>
            <chart:data-point chart:repeated="7"/>
          </chart:series>
          <chart:series chart:style-name="ch11" chart:values-cell-range-address="'enteucha-info'.H516:'enteucha-info'.H522" loext:label-string="&quot;Zone 0.125&quot;" chart:class="chart:scatter">
            <chart:domain table:cell-range-address="'enteucha-info'.F516:'enteucha-info'.F522"/>
            <chart:data-point chart:repeated="7"/>
          </chart:series>
          <chart:series chart:style-name="ch12" chart:values-cell-range-address="'enteucha-info'.H523:'enteucha-info'.H529" loext:label-string="&quot;Zone 0.0625&quot;" chart:class="chart:scatter">
            <chart:domain table:cell-range-address="'enteucha-info'.F523:'enteucha-info'.F529"/>
            <chart:data-point chart:repeated="7"/>
          </chart:series>
          <chart:series chart:style-name="ch13" chart:values-cell-range-address="'enteucha-info'.H530:'enteucha-info'.H536" loext:label-string="&quot;Zone 0.0312&quot;" chart:class="chart:scatter">
            <chart:domain table:cell-range-address="'enteucha-info'.F530:'enteucha-info'.F536"/>
            <chart:data-point chart:repeated="7"/>
          </chart:series>
          <chart:series chart:style-name="ch14" chart:values-cell-range-address="'enteucha-info'.H537:'enteucha-info'.H543" loext:label-string="&quot;Zone 0.0156&quot;" chart:class="chart:scatter">
            <chart:domain table:cell-range-address="'enteucha-info'.F537:'enteucha-info'.F543"/>
            <chart:data-point chart:repeated="7"/>
          </chart:series>
          <chart:series chart:style-name="ch15" chart:values-cell-range-address="'enteucha-info'.H544:'enteucha-info'.H550" loext:label-string="&quot;Zone 0.0078&quot;" chart:class="chart:scatter">
            <chart:domain table:cell-range-address="'enteucha-info'.F544:'enteucha-info'.F5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02:'enteucha-info'.F508</svg:desc>
                </draw:g>
              </table:table-cell>
              <table:table-cell office:value-type="float" office:value="54.226">
                <text:p>54.226</text:p>
                <draw:g>
                  <svg:desc>'enteucha-info'.H502:'enteucha-info'.H508</svg:desc>
                </draw:g>
              </table:table-cell>
              <table:table-cell office:value-type="float" office:value="0.5">
                <text:p>0.5</text:p>
                <draw:g>
                  <svg:desc>'enteucha-info'.F509:'enteucha-info'.F515</svg:desc>
                </draw:g>
              </table:table-cell>
              <table:table-cell office:value-type="float" office:value="44.696">
                <text:p>44.696</text:p>
                <draw:g>
                  <svg:desc>'enteucha-info'.H509:'enteucha-info'.H515</svg:desc>
                </draw:g>
              </table:table-cell>
              <table:table-cell office:value-type="float" office:value="0.5">
                <text:p>0.5</text:p>
                <draw:g>
                  <svg:desc>'enteucha-info'.F516:'enteucha-info'.F522</svg:desc>
                </draw:g>
              </table:table-cell>
              <table:table-cell office:value-type="float" office:value="39.394">
                <text:p>39.394</text:p>
                <draw:g>
                  <svg:desc>'enteucha-info'.H516:'enteucha-info'.H522</svg:desc>
                </draw:g>
              </table:table-cell>
              <table:table-cell office:value-type="float" office:value="0.5">
                <text:p>0.5</text:p>
                <draw:g>
                  <svg:desc>'enteucha-info'.F523:'enteucha-info'.F529</svg:desc>
                </draw:g>
              </table:table-cell>
              <table:table-cell office:value-type="float" office:value="44.296">
                <text:p>44.296</text:p>
                <draw:g>
                  <svg:desc>'enteucha-info'.H523:'enteucha-info'.H529</svg:desc>
                </draw:g>
              </table:table-cell>
              <table:table-cell office:value-type="float" office:value="0.5">
                <text:p>0.5</text:p>
                <draw:g>
                  <svg:desc>'enteucha-info'.F530:'enteucha-info'.F536</svg:desc>
                </draw:g>
              </table:table-cell>
              <table:table-cell office:value-type="float" office:value="39.642">
                <text:p>39.642</text:p>
                <draw:g>
                  <svg:desc>'enteucha-info'.H530:'enteucha-info'.H536</svg:desc>
                </draw:g>
              </table:table-cell>
              <table:table-cell office:value-type="float" office:value="0.5">
                <text:p>0.5</text:p>
                <draw:g>
                  <svg:desc>'enteucha-info'.F537:'enteucha-info'.F543</svg:desc>
                </draw:g>
              </table:table-cell>
              <table:table-cell office:value-type="float" office:value="42.203">
                <text:p>42.203</text:p>
                <draw:g>
                  <svg:desc>'enteucha-info'.H537:'enteucha-info'.H543</svg:desc>
                </draw:g>
              </table:table-cell>
              <table:table-cell office:value-type="float" office:value="0.5">
                <text:p>0.5</text:p>
                <draw:g>
                  <svg:desc>'enteucha-info'.F544:'enteucha-info'.F550</svg:desc>
                </draw:g>
              </table:table-cell>
              <table:table-cell office:value-type="float" office:value="32.75">
                <text:p>32.75</text:p>
                <draw:g>
                  <svg:desc>'enteucha-info'.H544:'enteucha-info'.H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4.233">
                <text:p>34.233</text:p>
              </table:table-cell>
              <table:table-cell office:value-type="float" office:value="0.25">
                <text:p>0.25</text:p>
              </table:table-cell>
              <table:table-cell office:value-type="float" office:value="24.971">
                <text:p>24.971</text:p>
              </table:table-cell>
              <table:table-cell office:value-type="float" office:value="0.25">
                <text:p>0.25</text:p>
              </table:table-cell>
              <table:table-cell office:value-type="float" office:value="21.664">
                <text:p>21.664</text:p>
              </table:table-cell>
              <table:table-cell office:value-type="float" office:value="0.25">
                <text:p>0.25</text:p>
              </table:table-cell>
              <table:table-cell office:value-type="float" office:value="18.803">
                <text:p>18.803</text:p>
              </table:table-cell>
              <table:table-cell office:value-type="float" office:value="0.25">
                <text:p>0.25</text:p>
              </table:table-cell>
              <table:table-cell office:value-type="float" office:value="16.12">
                <text:p>16.12</text:p>
              </table:table-cell>
              <table:table-cell office:value-type="float" office:value="0.25">
                <text:p>0.25</text:p>
              </table:table-cell>
              <table:table-cell office:value-type="float" office:value="15.965">
                <text:p>15.965</text:p>
              </table:table-cell>
              <table:table-cell office:value-type="float" office:value="0.25">
                <text:p>0.25</text:p>
              </table:table-cell>
              <table:table-cell office:value-type="float" office:value="13.747">
                <text:p>13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0.617">
                <text:p>30.617</text:p>
              </table:table-cell>
              <table:table-cell office:value-type="float" office:value="0.125">
                <text:p>0.125</text:p>
              </table:table-cell>
              <table:table-cell office:value-type="float" office:value="14.997">
                <text:p>14.997</text:p>
              </table:table-cell>
              <table:table-cell office:value-type="float" office:value="0.125">
                <text:p>0.125</text:p>
              </table:table-cell>
              <table:table-cell office:value-type="float" office:value="10.687">
                <text:p>10.687</text:p>
              </table:table-cell>
              <table:table-cell office:value-type="float" office:value="0.125">
                <text:p>0.125</text:p>
              </table:table-cell>
              <table:table-cell office:value-type="float" office:value="8.484">
                <text:p>8.484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7.025">
                <text:p>7.025</text:p>
              </table:table-cell>
              <table:table-cell office:value-type="float" office:value="0.125">
                <text:p>0.125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2.566">
                <text:p>32.566</text:p>
              </table:table-cell>
              <table:table-cell office:value-type="float" office:value="0.0625">
                <text:p>0.0625</text:p>
              </table:table-cell>
              <table:table-cell office:value-type="float" office:value="13.385">
                <text:p>13.385</text:p>
              </table:table-cell>
              <table:table-cell office:value-type="float" office:value="0.0625">
                <text:p>0.0625</text:p>
              </table:table-cell>
              <table:table-cell office:value-type="float" office:value="6.376">
                <text:p>6.376</text:p>
              </table:table-cell>
              <table:table-cell office:value-type="float" office:value="0.0625">
                <text:p>0.0625</text:p>
              </table:table-cell>
              <table:table-cell office:value-type="float" office:value="4.582">
                <text:p>4.582</text:p>
              </table:table-cell>
              <table:table-cell office:value-type="float" office:value="0.0625">
                <text:p>0.0625</text:p>
              </table:table-cell>
              <table:table-cell office:value-type="float" office:value="3.869">
                <text:p>3.869</text:p>
              </table:table-cell>
              <table:table-cell office:value-type="float" office:value="0.0625">
                <text:p>0.0625</text:p>
              </table:table-cell>
              <table:table-cell office:value-type="float" office:value="3.962">
                <text:p>3.962</text:p>
              </table:table-cell>
              <table:table-cell office:value-type="float" office:value="0.0625">
                <text:p>0.062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3.935">
                <text:p>33.935</text:p>
              </table:table-cell>
              <table:table-cell office:value-type="float" office:value="0.03125">
                <text:p>0.03125</text:p>
              </table:table-cell>
              <table:table-cell office:value-type="float" office:value="12.802">
                <text:p>12.802</text:p>
              </table:table-cell>
              <table:table-cell office:value-type="float" office:value="0.03125">
                <text:p>0.03125</text:p>
              </table:table-cell>
              <table:table-cell office:value-type="float" office:value="6.694">
                <text:p>6.694</text:p>
              </table:table-cell>
              <table:table-cell office:value-type="float" office:value="0.03125">
                <text:p>0.03125</text:p>
              </table:table-cell>
              <table:table-cell office:value-type="float" office:value="3.184">
                <text:p>3.184</text:p>
              </table:table-cell>
              <table:table-cell office:value-type="float" office:value="0.03125">
                <text:p>0.03125</text:p>
              </table:table-cell>
              <table:table-cell office:value-type="float" office:value="2.242">
                <text:p>2.242</text:p>
              </table:table-cell>
              <table:table-cell office:value-type="float" office:value="0.03125">
                <text:p>0.03125</text:p>
              </table:table-cell>
              <table:table-cell office:value-type="float" office:value="1.51">
                <text:p>1.51</text:p>
              </table:table-cell>
              <table:table-cell office:value-type="float" office:value="0.03125">
                <text:p>0.0312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3.999">
                <text:p>33.999</text:p>
              </table:table-cell>
              <table:table-cell office:value-type="float" office:value="0.015625">
                <text:p>0.015625</text:p>
              </table:table-cell>
              <table:table-cell office:value-type="float" office:value="14.101">
                <text:p>14.101</text:p>
              </table:table-cell>
              <table:table-cell office:value-type="float" office:value="0.015625">
                <text:p>0.015625</text:p>
              </table:table-cell>
              <table:table-cell office:value-type="float" office:value="7.038">
                <text:p>7.038</text:p>
              </table:table-cell>
              <table:table-cell office:value-type="float" office:value="0.015625">
                <text:p>0.015625</text:p>
              </table:table-cell>
              <table:table-cell office:value-type="float" office:value="3.421">
                <text:p>3.421</text:p>
              </table:table-cell>
              <table:table-cell office:value-type="float" office:value="0.015625">
                <text:p>0.015625</text:p>
              </table:table-cell>
              <table:table-cell office:value-type="float" office:value="1.427">
                <text:p>1.427</text:p>
              </table:table-cell>
              <table:table-cell office:value-type="float" office:value="0.015625">
                <text:p>0.015625</text:p>
              </table:table-cell>
              <table:table-cell office:value-type="float" office:value="1.315">
                <text:p>1.315</text:p>
              </table:table-cell>
              <table:table-cell office:value-type="float" office:value="0.015625">
                <text:p>0.015625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28">
                <text:p>34.28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915">
                <text:p>14.91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42">
                <text:p>6.94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293">
                <text:p>3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61">
                <text:p>1.56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46">
                <text:p>1.14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146cm" svg:y="0.316cm" chart:style-name="ch2">
          <text:p>HSQL zone - range 32, complex index</text:p>
        </chart:title>
        <chart:legend chart:legend-position="end" svg:x="12.751cm" svg:y="2.71cm" style:legend-expansion="high" chart:style-name="ch3"/>
        <chart:plot-area chart:style-name="ch4" table:cell-range-address="'enteucha-info'.F552:'enteucha-info'.F558 'enteucha-info'.H552:'enteucha-info'.H600" chart:data-source-has-labels="row" svg:x="1.331cm" svg:y="1.275cm" svg:width="11.1cm" svg:height="6.57cm">
          <chartooo:coordinate-region svg:x="1.952cm" svg:y="1.474cm" svg:width="10.053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52:'enteucha-info'.H558" loext:label-string="&quot;Zone 0.5&quot;" chart:class="chart:scatter">
            <chart:domain table:cell-range-address="'enteucha-info'.F552:'enteucha-info'.F558"/>
            <chart:data-point chart:repeated="7"/>
          </chart:series>
          <chart:series chart:style-name="ch10" chart:values-cell-range-address="'enteucha-info'.H559:'enteucha-info'.H565" loext:label-string="&quot;Zone 0.25&quot;" chart:class="chart:scatter">
            <chart:domain table:cell-range-address="'enteucha-info'.F559:'enteucha-info'.F565"/>
            <chart:data-point chart:repeated="7"/>
          </chart:series>
          <chart:series chart:style-name="ch11" chart:values-cell-range-address="'enteucha-info'.H566:'enteucha-info'.H572" loext:label-string="&quot;Zone 0.125&quot;" chart:class="chart:scatter">
            <chart:domain table:cell-range-address="'enteucha-info'.F566:'enteucha-info'.F572"/>
            <chart:data-point chart:repeated="7"/>
          </chart:series>
          <chart:series chart:style-name="ch12" chart:values-cell-range-address="'enteucha-info'.H573:'enteucha-info'.H579" loext:label-string="&quot;Zone 0.0625&quot;" chart:class="chart:scatter">
            <chart:domain table:cell-range-address="'enteucha-info'.F573:'enteucha-info'.F579"/>
            <chart:data-point chart:repeated="7"/>
          </chart:series>
          <chart:series chart:style-name="ch13" chart:values-cell-range-address="'enteucha-info'.H580:'enteucha-info'.H586" loext:label-string="&quot;Zone 0.0312&quot;" chart:class="chart:scatter">
            <chart:domain table:cell-range-address="'enteucha-info'.F580:'enteucha-info'.F586"/>
            <chart:data-point chart:repeated="7"/>
          </chart:series>
          <chart:series chart:style-name="ch14" chart:values-cell-range-address="'enteucha-info'.H587:'enteucha-info'.H593" loext:label-string="&quot;Zone 0.0156&quot;" chart:class="chart:scatter">
            <chart:domain table:cell-range-address="'enteucha-info'.F587:'enteucha-info'.F593"/>
            <chart:data-point chart:repeated="7"/>
          </chart:series>
          <chart:series chart:style-name="ch15" chart:values-cell-range-address="'enteucha-info'.H594:'enteucha-info'.H600" loext:label-string="&quot;Zone 0.0078&quot;" chart:class="chart:scatter">
            <chart:domain table:cell-range-address="'enteucha-info'.F594:'enteucha-info'.F6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52:'enteucha-info'.F558</svg:desc>
                </draw:g>
              </table:table-cell>
              <table:table-cell office:value-type="float" office:value="115.301">
                <text:p>115.301</text:p>
                <draw:g>
                  <svg:desc>'enteucha-info'.H552:'enteucha-info'.H558</svg:desc>
                </draw:g>
              </table:table-cell>
              <table:table-cell office:value-type="float" office:value="0.5">
                <text:p>0.5</text:p>
                <draw:g>
                  <svg:desc>'enteucha-info'.F559:'enteucha-info'.F565</svg:desc>
                </draw:g>
              </table:table-cell>
              <table:table-cell office:value-type="float" office:value="99.184">
                <text:p>99.184</text:p>
                <draw:g>
                  <svg:desc>'enteucha-info'.H559:'enteucha-info'.H565</svg:desc>
                </draw:g>
              </table:table-cell>
              <table:table-cell office:value-type="float" office:value="0.5">
                <text:p>0.5</text:p>
                <draw:g>
                  <svg:desc>'enteucha-info'.F566:'enteucha-info'.F572</svg:desc>
                </draw:g>
              </table:table-cell>
              <table:table-cell office:value-type="float" office:value="93.037">
                <text:p>93.037</text:p>
                <draw:g>
                  <svg:desc>'enteucha-info'.H566:'enteucha-info'.H572</svg:desc>
                </draw:g>
              </table:table-cell>
              <table:table-cell office:value-type="float" office:value="0.5">
                <text:p>0.5</text:p>
                <draw:g>
                  <svg:desc>'enteucha-info'.F573:'enteucha-info'.F579</svg:desc>
                </draw:g>
              </table:table-cell>
              <table:table-cell office:value-type="float" office:value="92.338">
                <text:p>92.338</text:p>
                <draw:g>
                  <svg:desc>'enteucha-info'.H573:'enteucha-info'.H579</svg:desc>
                </draw:g>
              </table:table-cell>
              <table:table-cell office:value-type="float" office:value="0.5">
                <text:p>0.5</text:p>
                <draw:g>
                  <svg:desc>'enteucha-info'.F580:'enteucha-info'.F586</svg:desc>
                </draw:g>
              </table:table-cell>
              <table:table-cell office:value-type="float" office:value="100.978">
                <text:p>100.978</text:p>
                <draw:g>
                  <svg:desc>'enteucha-info'.H580:'enteucha-info'.H586</svg:desc>
                </draw:g>
              </table:table-cell>
              <table:table-cell office:value-type="float" office:value="0.5">
                <text:p>0.5</text:p>
                <draw:g>
                  <svg:desc>'enteucha-info'.F587:'enteucha-info'.F593</svg:desc>
                </draw:g>
              </table:table-cell>
              <table:table-cell office:value-type="float" office:value="89.948">
                <text:p>89.948</text:p>
                <draw:g>
                  <svg:desc>'enteucha-info'.H587:'enteucha-info'.H593</svg:desc>
                </draw:g>
              </table:table-cell>
              <table:table-cell office:value-type="float" office:value="0.5">
                <text:p>0.5</text:p>
                <draw:g>
                  <svg:desc>'enteucha-info'.F594:'enteucha-info'.F600</svg:desc>
                </draw:g>
              </table:table-cell>
              <table:table-cell office:value-type="float" office:value="87.329">
                <text:p>87.329</text:p>
                <draw:g>
                  <svg:desc>'enteucha-info'.H594:'enteucha-info'.H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68.642">
                <text:p>68.642</text:p>
              </table:table-cell>
              <table:table-cell office:value-type="float" office:value="0.25">
                <text:p>0.25</text:p>
              </table:table-cell>
              <table:table-cell office:value-type="float" office:value="47.688">
                <text:p>47.688</text:p>
              </table:table-cell>
              <table:table-cell office:value-type="float" office:value="0.25">
                <text:p>0.25</text:p>
              </table:table-cell>
              <table:table-cell office:value-type="float" office:value="51.378">
                <text:p>51.378</text:p>
              </table:table-cell>
              <table:table-cell office:value-type="float" office:value="0.25">
                <text:p>0.25</text:p>
              </table:table-cell>
              <table:table-cell office:value-type="float" office:value="45.594">
                <text:p>45.594</text:p>
              </table:table-cell>
              <table:table-cell office:value-type="float" office:value="0.25">
                <text:p>0.25</text:p>
              </table:table-cell>
              <table:table-cell office:value-type="float" office:value="34.568">
                <text:p>34.568</text:p>
              </table:table-cell>
              <table:table-cell office:value-type="float" office:value="0.25">
                <text:p>0.25</text:p>
              </table:table-cell>
              <table:table-cell office:value-type="float" office:value="42.507">
                <text:p>42.507</text:p>
              </table:table-cell>
              <table:table-cell office:value-type="float" office:value="0.25">
                <text:p>0.25</text:p>
              </table:table-cell>
              <table:table-cell office:value-type="float" office:value="41.093">
                <text:p>41.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70.662">
                <text:p>70.662</text:p>
              </table:table-cell>
              <table:table-cell office:value-type="float" office:value="0.125">
                <text:p>0.125</text:p>
              </table:table-cell>
              <table:table-cell office:value-type="float" office:value="31.555">
                <text:p>31.555</text:p>
              </table:table-cell>
              <table:table-cell office:value-type="float" office:value="0.125">
                <text:p>0.125</text:p>
              </table:table-cell>
              <table:table-cell office:value-type="float" office:value="26.91">
                <text:p>26.91</text:p>
              </table:table-cell>
              <table:table-cell office:value-type="float" office:value="0.125">
                <text:p>0.125</text:p>
              </table:table-cell>
              <table:table-cell office:value-type="float" office:value="21.891">
                <text:p>21.891</text:p>
              </table:table-cell>
              <table:table-cell office:value-type="float" office:value="0.125">
                <text:p>0.125</text:p>
              </table:table-cell>
              <table:table-cell office:value-type="float" office:value="16.31">
                <text:p>16.31</text:p>
              </table:table-cell>
              <table:table-cell office:value-type="float" office:value="0.125">
                <text:p>0.125</text:p>
              </table:table-cell>
              <table:table-cell office:value-type="float" office:value="17.957">
                <text:p>17.957</text:p>
              </table:table-cell>
              <table:table-cell office:value-type="float" office:value="0.125">
                <text:p>0.125</text:p>
              </table:table-cell>
              <table:table-cell office:value-type="float" office:value="17.848">
                <text:p>17.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71.255">
                <text:p>71.255</text:p>
              </table:table-cell>
              <table:table-cell office:value-type="float" office:value="0.0625">
                <text:p>0.0625</text:p>
              </table:table-cell>
              <table:table-cell office:value-type="float" office:value="33.147">
                <text:p>33.147</text:p>
              </table:table-cell>
              <table:table-cell office:value-type="float" office:value="0.0625">
                <text:p>0.0625</text:p>
              </table:table-cell>
              <table:table-cell office:value-type="float" office:value="15.136">
                <text:p>15.136</text:p>
              </table:table-cell>
              <table:table-cell office:value-type="float" office:value="0.0625">
                <text:p>0.0625</text:p>
              </table:table-cell>
              <table:table-cell office:value-type="float" office:value="10.731">
                <text:p>10.731</text:p>
              </table:table-cell>
              <table:table-cell office:value-type="float" office:value="0.0625">
                <text:p>0.0625</text:p>
              </table:table-cell>
              <table:table-cell office:value-type="float" office:value="8.4">
                <text:p>8.4</text:p>
              </table:table-cell>
              <table:table-cell office:value-type="float" office:value="0.0625">
                <text:p>0.0625</text:p>
              </table:table-cell>
              <table:table-cell office:value-type="float" office:value="8.21">
                <text:p>8.21</text:p>
              </table:table-cell>
              <table:table-cell office:value-type="float" office:value="0.0625">
                <text:p>0.0625</text:p>
              </table:table-cell>
              <table:table-cell office:value-type="float" office:value="7.794">
                <text:p>7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71.763">
                <text:p>71.763</text:p>
              </table:table-cell>
              <table:table-cell office:value-type="float" office:value="0.03125">
                <text:p>0.03125</text:p>
              </table:table-cell>
              <table:table-cell office:value-type="float" office:value="33.049">
                <text:p>33.049</text:p>
              </table:table-cell>
              <table:table-cell office:value-type="float" office:value="0.03125">
                <text:p>0.03125</text:p>
              </table:table-cell>
              <table:table-cell office:value-type="float" office:value="15.078">
                <text:p>15.078</text:p>
              </table:table-cell>
              <table:table-cell office:value-type="float" office:value="0.03125">
                <text:p>0.03125</text:p>
              </table:table-cell>
              <table:table-cell office:value-type="float" office:value="6.564">
                <text:p>6.564</text:p>
              </table:table-cell>
              <table:table-cell office:value-type="float" office:value="0.03125">
                <text:p>0.03125</text:p>
              </table:table-cell>
              <table:table-cell office:value-type="float" office:value="5.028">
                <text:p>5.028</text:p>
              </table:table-cell>
              <table:table-cell office:value-type="float" office:value="0.03125">
                <text:p>0.03125</text:p>
              </table:table-cell>
              <table:table-cell office:value-type="float" office:value="4.487">
                <text:p>4.487</text:p>
              </table:table-cell>
              <table:table-cell office:value-type="float" office:value="0.03125">
                <text:p>0.0312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70.809">
                <text:p>70.809</text:p>
              </table:table-cell>
              <table:table-cell office:value-type="float" office:value="0.015625">
                <text:p>0.015625</text:p>
              </table:table-cell>
              <table:table-cell office:value-type="float" office:value="33.408">
                <text:p>33.408</text:p>
              </table:table-cell>
              <table:table-cell office:value-type="float" office:value="0.015625">
                <text:p>0.015625</text:p>
              </table:table-cell>
              <table:table-cell office:value-type="float" office:value="15.04">
                <text:p>15.04</text:p>
              </table:table-cell>
              <table:table-cell office:value-type="float" office:value="0.015625">
                <text:p>0.015625</text:p>
              </table:table-cell>
              <table:table-cell office:value-type="float" office:value="6.335">
                <text:p>6.335</text:p>
              </table:table-cell>
              <table:table-cell office:value-type="float" office:value="0.015625">
                <text:p>0.015625</text:p>
              </table:table-cell>
              <table:table-cell office:value-type="float" office:value="3.397">
                <text:p>3.397</text:p>
              </table:table-cell>
              <table:table-cell office:value-type="float" office:value="0.015625">
                <text:p>0.015625</text:p>
              </table:table-cell>
              <table:table-cell office:value-type="float" office:value="2.502">
                <text:p>2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1.536">
                <text:p>71.536</text:p>
              </table:table-cell>
              <table:table-cell office:value-type="float" office:value="0.0078125">
                <text:p>0.0078125</text:p>
              </table:table-cell>
              <table:table-cell office:value-type="float" office:value="33.399">
                <text:p>33.399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385">
                <text:p>14.38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78">
                <text:p>6.97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396">
                <text:p>3.3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1">
                <text:p>1.50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353cm" svg:y="0.316cm" chart:style-name="ch2">
          <text:p>CQEngine zone - range 128, separate indexes</text:p>
        </chart:title>
        <chart:legend chart:legend-position="end" svg:x="12.751cm" svg:y="2.71cm" style:legend-expansion="high" chart:style-name="ch3"/>
        <chart:plot-area chart:style-name="ch4" table:cell-range-address="'enteucha-info'.F602:'enteucha-info'.F608 'enteucha-info'.H602:'enteucha-info'.H650" chart:data-source-has-labels="row" svg:x="1.331cm" svg:y="1.275cm" svg:width="11.1cm" svg:height="6.57cm">
          <chartooo:coordinate-region svg:x="1.767cm" svg:y="1.474cm" svg:width="10.424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02:'enteucha-info'.H608" loext:label-string="&quot;Zone 0.5&quot;" chart:class="chart:scatter">
            <chart:domain table:cell-range-address="'enteucha-info'.F602:'enteucha-info'.F608"/>
            <chart:data-point chart:repeated="7"/>
          </chart:series>
          <chart:series chart:style-name="ch10" chart:values-cell-range-address="'enteucha-info'.H609:'enteucha-info'.H615" loext:label-string="&quot;Zone 0.25&quot;" chart:class="chart:scatter">
            <chart:domain table:cell-range-address="'enteucha-info'.F609:'enteucha-info'.F615"/>
            <chart:data-point chart:repeated="7"/>
          </chart:series>
          <chart:series chart:style-name="ch11" chart:values-cell-range-address="'enteucha-info'.H616:'enteucha-info'.H622" loext:label-string="&quot;Zone 0.125&quot;" chart:class="chart:scatter">
            <chart:domain table:cell-range-address="'enteucha-info'.F616:'enteucha-info'.F622"/>
            <chart:data-point chart:repeated="7"/>
          </chart:series>
          <chart:series chart:style-name="ch12" chart:values-cell-range-address="'enteucha-info'.H623:'enteucha-info'.H629" loext:label-string="&quot;Zone 0.0625&quot;" chart:class="chart:scatter">
            <chart:domain table:cell-range-address="'enteucha-info'.F623:'enteucha-info'.F629"/>
            <chart:data-point chart:repeated="7"/>
          </chart:series>
          <chart:series chart:style-name="ch13" chart:values-cell-range-address="'enteucha-info'.H630:'enteucha-info'.H636" loext:label-string="&quot;Zone 0.0312&quot;" chart:class="chart:scatter">
            <chart:domain table:cell-range-address="'enteucha-info'.F630:'enteucha-info'.F636"/>
            <chart:data-point chart:repeated="7"/>
          </chart:series>
          <chart:series chart:style-name="ch14" chart:values-cell-range-address="'enteucha-info'.H637:'enteucha-info'.H643" loext:label-string="&quot;Zone 0.0156&quot;" chart:class="chart:scatter">
            <chart:domain table:cell-range-address="'enteucha-info'.F637:'enteucha-info'.F643"/>
            <chart:data-point chart:repeated="7"/>
          </chart:series>
          <chart:series chart:style-name="ch15" chart:values-cell-range-address="'enteucha-info'.H644:'enteucha-info'.H650" loext:label-string="&quot;Zone 0.0078&quot;" chart:class="chart:scatter">
            <chart:domain table:cell-range-address="'enteucha-info'.F644:'enteucha-info'.F6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602:'enteucha-info'.F608</svg:desc>
                </draw:g>
              </table:table-cell>
              <table:table-cell office:value-type="float" office:value="5.565">
                <text:p>5.565</text:p>
                <draw:g>
                  <svg:desc>'enteucha-info'.H602:'enteucha-info'.H608</svg:desc>
                </draw:g>
              </table:table-cell>
              <table:table-cell office:value-type="float" office:value="0.5">
                <text:p>0.5</text:p>
                <draw:g>
                  <svg:desc>'enteucha-info'.F609:'enteucha-info'.F615</svg:desc>
                </draw:g>
              </table:table-cell>
              <table:table-cell office:value-type="float" office:value="2.165">
                <text:p>2.165</text:p>
                <draw:g>
                  <svg:desc>'enteucha-info'.H609:'enteucha-info'.H615</svg:desc>
                </draw:g>
              </table:table-cell>
              <table:table-cell office:value-type="float" office:value="0.5">
                <text:p>0.5</text:p>
                <draw:g>
                  <svg:desc>'enteucha-info'.F616:'enteucha-info'.F622</svg:desc>
                </draw:g>
              </table:table-cell>
              <table:table-cell office:value-type="float" office:value="2.751">
                <text:p>2.751</text:p>
                <draw:g>
                  <svg:desc>'enteucha-info'.H616:'enteucha-info'.H622</svg:desc>
                </draw:g>
              </table:table-cell>
              <table:table-cell office:value-type="float" office:value="0.5">
                <text:p>0.5</text:p>
                <draw:g>
                  <svg:desc>'enteucha-info'.F623:'enteucha-info'.F629</svg:desc>
                </draw:g>
              </table:table-cell>
              <table:table-cell office:value-type="float" office:value="1.941">
                <text:p>1.941</text:p>
                <draw:g>
                  <svg:desc>'enteucha-info'.H623:'enteucha-info'.H629</svg:desc>
                </draw:g>
              </table:table-cell>
              <table:table-cell office:value-type="float" office:value="0.5">
                <text:p>0.5</text:p>
                <draw:g>
                  <svg:desc>'enteucha-info'.F630:'enteucha-info'.F636</svg:desc>
                </draw:g>
              </table:table-cell>
              <table:table-cell office:value-type="float" office:value="2.479">
                <text:p>2.479</text:p>
                <draw:g>
                  <svg:desc>'enteucha-info'.H630:'enteucha-info'.H636</svg:desc>
                </draw:g>
              </table:table-cell>
              <table:table-cell office:value-type="float" office:value="0.5">
                <text:p>0.5</text:p>
                <draw:g>
                  <svg:desc>'enteucha-info'.F637:'enteucha-info'.F643</svg:desc>
                </draw:g>
              </table:table-cell>
              <table:table-cell office:value-type="float" office:value="3.537">
                <text:p>3.537</text:p>
                <draw:g>
                  <svg:desc>'enteucha-info'.H637:'enteucha-info'.H643</svg:desc>
                </draw:g>
              </table:table-cell>
              <table:table-cell office:value-type="float" office:value="0.5">
                <text:p>0.5</text:p>
                <draw:g>
                  <svg:desc>'enteucha-info'.F644:'enteucha-info'.F650</svg:desc>
                </draw:g>
              </table:table-cell>
              <table:table-cell office:value-type="float" office:value="4.835">
                <text:p>4.835</text:p>
                <draw:g>
                  <svg:desc>'enteucha-info'.H644:'enteucha-info'.H6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321">
                <text:p>2.321</text:p>
              </table:table-cell>
              <table:table-cell office:value-type="float" office:value="0.25">
                <text:p>0.25</text:p>
              </table:table-cell>
              <table:table-cell office:value-type="float" office:value="0.915">
                <text:p>0.915</text:p>
              </table:table-cell>
              <table:table-cell office:value-type="float" office:value="0.25">
                <text:p>0.25</text:p>
              </table:table-cell>
              <table:table-cell office:value-type="float" office:value="1.293">
                <text:p>1.293</text:p>
              </table:table-cell>
              <table:table-cell office:value-type="float" office:value="0.25">
                <text:p>0.25</text:p>
              </table:table-cell>
              <table:table-cell office:value-type="float" office:value="0.945">
                <text:p>0.945</text:p>
              </table:table-cell>
              <table:table-cell office:value-type="float" office:value="0.25">
                <text:p>0.25</text:p>
              </table:table-cell>
              <table:table-cell office:value-type="float" office:value="1.3">
                <text:p>1.3</text:p>
              </table:table-cell>
              <table:table-cell office:value-type="float" office:value="0.25">
                <text:p>0.25</text:p>
              </table:table-cell>
              <table:table-cell office:value-type="float" office:value="2.073">
                <text:p>2.073</text:p>
              </table:table-cell>
              <table:table-cell office:value-type="float" office:value="0.25">
                <text:p>0.25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114">
                <text:p>1.114</text:p>
              </table:table-cell>
              <table:table-cell office:value-type="float" office:value="0.125">
                <text:p>0.125</text:p>
              </table:table-cell>
              <table:table-cell office:value-type="float" office:value="0.467">
                <text:p>0.467</text:p>
              </table:table-cell>
              <table:table-cell office:value-type="float" office:value="0.125">
                <text:p>0.125</text:p>
              </table:table-cell>
              <table:table-cell office:value-type="float" office:value="0.637">
                <text:p>0.637</text:p>
              </table:table-cell>
              <table:table-cell office:value-type="float" office:value="0.125">
                <text:p>0.125</text:p>
              </table:table-cell>
              <table:table-cell office:value-type="float" office:value="0.598">
                <text:p>0.598</text:p>
              </table:table-cell>
              <table:table-cell office:value-type="float" office:value="0.125">
                <text:p>0.125</text:p>
              </table:table-cell>
              <table:table-cell office:value-type="float" office:value="0.883">
                <text:p>0.883</text:p>
              </table:table-cell>
              <table:table-cell office:value-type="float" office:value="0.125">
                <text:p>0.125</text:p>
              </table:table-cell>
              <table:table-cell office:value-type="float" office:value="1.49">
                <text:p>1.49</text:p>
              </table:table-cell>
              <table:table-cell office:value-type="float" office:value="0.125">
                <text:p>0.125</text:p>
              </table:table-cell>
              <table:table-cell office:value-type="float" office:value="2.294">
                <text:p>2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525">
                <text:p>0.525</text:p>
              </table:table-cell>
              <table:table-cell office:value-type="float" office:value="0.0625">
                <text:p>0.0625</text:p>
              </table:table-cell>
              <table:table-cell office:value-type="float" office:value="0.236">
                <text:p>0.236</text:p>
              </table:table-cell>
              <table:table-cell office:value-type="float" office:value="0.0625">
                <text:p>0.0625</text:p>
              </table:table-cell>
              <table:table-cell office:value-type="float" office:value="0.348">
                <text:p>0.348</text:p>
              </table:table-cell>
              <table:table-cell office:value-type="float" office:value="0.0625">
                <text:p>0.0625</text:p>
              </table:table-cell>
              <table:table-cell office:value-type="float" office:value="0.424">
                <text:p>0.424</text:p>
              </table:table-cell>
              <table:table-cell office:value-type="float" office:value="0.0625">
                <text:p>0.0625</text:p>
              </table:table-cell>
              <table:table-cell office:value-type="float" office:value="0.669">
                <text:p>0.669</text:p>
              </table:table-cell>
              <table:table-cell office:value-type="float" office:value="0.0625">
                <text:p>0.0625</text:p>
              </table:table-cell>
              <table:table-cell office:value-type="float" office:value="1.23">
                <text:p>1.23</text:p>
              </table:table-cell>
              <table:table-cell office:value-type="float" office:value="0.0625">
                <text:p>0.0625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421">
                <text:p>0.421</text:p>
              </table:table-cell>
              <table:table-cell office:value-type="float" office:value="0.03125">
                <text:p>0.03125</text:p>
              </table:table-cell>
              <table:table-cell office:value-type="float" office:value="0.197">
                <text:p>0.197</text:p>
              </table:table-cell>
              <table:table-cell office:value-type="float" office:value="0.03125">
                <text:p>0.03125</text:p>
              </table:table-cell>
              <table:table-cell office:value-type="float" office:value="0.307">
                <text:p>0.307</text:p>
              </table:table-cell>
              <table:table-cell office:value-type="float" office:value="0.03125">
                <text:p>0.03125</text:p>
              </table:table-cell>
              <table:table-cell office:value-type="float" office:value="0.443">
                <text:p>0.443</text:p>
              </table:table-cell>
              <table:table-cell office:value-type="float" office:value="0.03125">
                <text:p>0.03125</text:p>
              </table:table-cell>
              <table:table-cell office:value-type="float" office:value="0.638">
                <text:p>0.638</text:p>
              </table:table-cell>
              <table:table-cell office:value-type="float" office:value="0.03125">
                <text:p>0.03125</text:p>
              </table:table-cell>
              <table:table-cell office:value-type="float" office:value="1.188">
                <text:p>1.188</text:p>
              </table:table-cell>
              <table:table-cell office:value-type="float" office:value="0.03125">
                <text:p>0.03125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192">
                <text:p>0.19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4">
                <text:p>0.114</text:p>
              </table:table-cell>
              <table:table-cell office:value-type="float" office:value="0.015625">
                <text:p>0.015625</text:p>
              </table:table-cell>
              <table:table-cell office:value-type="float" office:value="0.193">
                <text:p>0.193</text:p>
              </table:table-cell>
              <table:table-cell office:value-type="float" office:value="0.015625">
                <text:p>0.015625</text:p>
              </table:table-cell>
              <table:table-cell office:value-type="float" office:value="0.302">
                <text:p>0.302</text:p>
              </table:table-cell>
              <table:table-cell office:value-type="float" office:value="0.015625">
                <text:p>0.015625</text:p>
              </table:table-cell>
              <table:table-cell office:value-type="float" office:value="0.578">
                <text:p>0.578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  <table:table-cell office:value-type="float" office:value="0.015625">
                <text:p>0.015625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3">
                <text:p>0.11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9">
                <text:p>0.07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45">
                <text:p>0.1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65">
                <text:p>0.2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37">
                <text:p>0.53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62">
                <text:p>1.06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26">
                <text:p>1.8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472cm" svg:y="0.316cm" chart:style-name="ch2">
          <text:p>CQEngine zone - range 64, separate indexes</text:p>
        </chart:title>
        <chart:legend chart:legend-position="end" svg:x="12.751cm" svg:y="2.71cm" style:legend-expansion="high" chart:style-name="ch3"/>
        <chart:plot-area chart:style-name="ch4" table:cell-range-address="'enteucha-info'.F652:'enteucha-info'.F658 'enteucha-info'.H652:'enteucha-info'.H700" chart:data-source-has-labels="row" svg:x="1.331cm" svg:y="1.275cm" svg:width="11.1cm" svg:height="6.57cm">
          <chartooo:coordinate-region svg:x="1.767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52:'enteucha-info'.H658" loext:label-string="&quot;Zone 0.5&quot;" chart:class="chart:scatter">
            <chart:domain table:cell-range-address="'enteucha-info'.F652:'enteucha-info'.F658"/>
            <chart:data-point chart:repeated="7"/>
          </chart:series>
          <chart:series chart:style-name="ch10" chart:values-cell-range-address="'enteucha-info'.H659:'enteucha-info'.H665" loext:label-string="&quot;Zone 0.25&quot;" chart:class="chart:scatter">
            <chart:domain table:cell-range-address="'enteucha-info'.F659:'enteucha-info'.F665"/>
            <chart:data-point chart:repeated="7"/>
          </chart:series>
          <chart:series chart:style-name="ch11" chart:values-cell-range-address="'enteucha-info'.H666:'enteucha-info'.H672" loext:label-string="&quot;Zone 0.125&quot;" chart:class="chart:scatter">
            <chart:domain table:cell-range-address="'enteucha-info'.F666:'enteucha-info'.F672"/>
            <chart:data-point chart:repeated="7"/>
          </chart:series>
          <chart:series chart:style-name="ch12" chart:values-cell-range-address="'enteucha-info'.H673:'enteucha-info'.H679" loext:label-string="&quot;Zone 0.0625&quot;" chart:class="chart:scatter">
            <chart:domain table:cell-range-address="'enteucha-info'.F673:'enteucha-info'.F679"/>
            <chart:data-point chart:repeated="7"/>
          </chart:series>
          <chart:series chart:style-name="ch13" chart:values-cell-range-address="'enteucha-info'.H680:'enteucha-info'.H686" loext:label-string="&quot;Zone 0.0312&quot;" chart:class="chart:scatter">
            <chart:domain table:cell-range-address="'enteucha-info'.F680:'enteucha-info'.F686"/>
            <chart:data-point chart:repeated="7"/>
          </chart:series>
          <chart:series chart:style-name="ch14" chart:values-cell-range-address="'enteucha-info'.H687:'enteucha-info'.H693" loext:label-string="&quot;Zone 0.0156&quot;" chart:class="chart:scatter">
            <chart:domain table:cell-range-address="'enteucha-info'.F687:'enteucha-info'.F693"/>
            <chart:data-point chart:repeated="7"/>
          </chart:series>
          <chart:series chart:style-name="ch15" chart:values-cell-range-address="'enteucha-info'.H694:'enteucha-info'.H700" loext:label-string="&quot;Zone 0.0078&quot;" chart:class="chart:scatter">
            <chart:domain table:cell-range-address="'enteucha-info'.F694:'enteucha-info'.F7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652:'enteucha-info'.F658</svg:desc>
                </draw:g>
              </table:table-cell>
              <table:table-cell office:value-type="float" office:value="9.923">
                <text:p>9.923</text:p>
                <draw:g>
                  <svg:desc>'enteucha-info'.H652:'enteucha-info'.H658</svg:desc>
                </draw:g>
              </table:table-cell>
              <table:table-cell office:value-type="float" office:value="0.5">
                <text:p>0.5</text:p>
                <draw:g>
                  <svg:desc>'enteucha-info'.F659:'enteucha-info'.F665</svg:desc>
                </draw:g>
              </table:table-cell>
              <table:table-cell office:value-type="float" office:value="3.775">
                <text:p>3.775</text:p>
                <draw:g>
                  <svg:desc>'enteucha-info'.H659:'enteucha-info'.H665</svg:desc>
                </draw:g>
              </table:table-cell>
              <table:table-cell office:value-type="float" office:value="0.5">
                <text:p>0.5</text:p>
                <draw:g>
                  <svg:desc>'enteucha-info'.F666:'enteucha-info'.F672</svg:desc>
                </draw:g>
              </table:table-cell>
              <table:table-cell office:value-type="float" office:value="12.169">
                <text:p>12.169</text:p>
                <draw:g>
                  <svg:desc>'enteucha-info'.H666:'enteucha-info'.H672</svg:desc>
                </draw:g>
              </table:table-cell>
              <table:table-cell office:value-type="float" office:value="0.5">
                <text:p>0.5</text:p>
                <draw:g>
                  <svg:desc>'enteucha-info'.F673:'enteucha-info'.F679</svg:desc>
                </draw:g>
              </table:table-cell>
              <table:table-cell office:value-type="float" office:value="9.434">
                <text:p>9.434</text:p>
                <draw:g>
                  <svg:desc>'enteucha-info'.H673:'enteucha-info'.H679</svg:desc>
                </draw:g>
              </table:table-cell>
              <table:table-cell office:value-type="float" office:value="0.5">
                <text:p>0.5</text:p>
                <draw:g>
                  <svg:desc>'enteucha-info'.F680:'enteucha-info'.F686</svg:desc>
                </draw:g>
              </table:table-cell>
              <table:table-cell office:value-type="float" office:value="4.669">
                <text:p>4.669</text:p>
                <draw:g>
                  <svg:desc>'enteucha-info'.H680:'enteucha-info'.H686</svg:desc>
                </draw:g>
              </table:table-cell>
              <table:table-cell office:value-type="float" office:value="0.5">
                <text:p>0.5</text:p>
                <draw:g>
                  <svg:desc>'enteucha-info'.F687:'enteucha-info'.F693</svg:desc>
                </draw:g>
              </table:table-cell>
              <table:table-cell office:value-type="float" office:value="5.651">
                <text:p>5.651</text:p>
                <draw:g>
                  <svg:desc>'enteucha-info'.H687:'enteucha-info'.H693</svg:desc>
                </draw:g>
              </table:table-cell>
              <table:table-cell office:value-type="float" office:value="0.5">
                <text:p>0.5</text:p>
                <draw:g>
                  <svg:desc>'enteucha-info'.F694:'enteucha-info'.F700</svg:desc>
                </draw:g>
              </table:table-cell>
              <table:table-cell office:value-type="float" office:value="7.505">
                <text:p>7.505</text:p>
                <draw:g>
                  <svg:desc>'enteucha-info'.H694:'enteucha-info'.H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.461">
                <text:p>3.461</text:p>
              </table:table-cell>
              <table:table-cell office:value-type="float" office:value="0.25">
                <text:p>0.25</text:p>
              </table:table-cell>
              <table:table-cell office:value-type="float" office:value="1.397">
                <text:p>1.397</text:p>
              </table:table-cell>
              <table:table-cell office:value-type="float" office:value="0.25">
                <text:p>0.25</text:p>
              </table:table-cell>
              <table:table-cell office:value-type="float" office:value="4.376">
                <text:p>4.376</text:p>
              </table:table-cell>
              <table:table-cell office:value-type="float" office:value="0.25">
                <text:p>0.25</text:p>
              </table:table-cell>
              <table:table-cell office:value-type="float" office:value="3.375">
                <text:p>3.375</text:p>
              </table:table-cell>
              <table:table-cell office:value-type="float" office:value="0.25">
                <text:p>0.25</text:p>
              </table:table-cell>
              <table:table-cell office:value-type="float" office:value="1.696">
                <text:p>1.696</text:p>
              </table:table-cell>
              <table:table-cell office:value-type="float" office:value="0.25">
                <text:p>0.25</text:p>
              </table:table-cell>
              <table:table-cell office:value-type="float" office:value="2.043">
                <text:p>2.043</text:p>
              </table:table-cell>
              <table:table-cell office:value-type="float" office:value="0.25">
                <text:p>0.25</text:p>
              </table:table-cell>
              <table:table-cell office:value-type="float" office:value="2.915">
                <text:p>2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.67">
                <text:p>1.67</text:p>
              </table:table-cell>
              <table:table-cell office:value-type="float" office:value="0.125">
                <text:p>0.125</text:p>
              </table:table-cell>
              <table:table-cell office:value-type="float" office:value="0.669">
                <text:p>0.669</text:p>
              </table:table-cell>
              <table:table-cell office:value-type="float" office:value="0.125">
                <text:p>0.125</text:p>
              </table:table-cell>
              <table:table-cell office:value-type="float" office:value="2.17">
                <text:p>2.17</text:p>
              </table:table-cell>
              <table:table-cell office:value-type="float" office:value="0.125">
                <text:p>0.125</text:p>
              </table:table-cell>
              <table:table-cell office:value-type="float" office:value="1.711">
                <text:p>1.711</text:p>
              </table:table-cell>
              <table:table-cell office:value-type="float" office:value="0.125">
                <text:p>0.125</text:p>
              </table:table-cell>
              <table:table-cell office:value-type="float" office:value="0.931">
                <text:p>0.931</text:p>
              </table:table-cell>
              <table:table-cell office:value-type="float" office:value="0.125">
                <text:p>0.125</text:p>
              </table:table-cell>
              <table:table-cell office:value-type="float" office:value="1.225">
                <text:p>1.225</text:p>
              </table:table-cell>
              <table:table-cell office:value-type="float" office:value="0.125">
                <text:p>0.125</text:p>
              </table:table-cell>
              <table:table-cell office:value-type="float" office:value="1.827">
                <text:p>1.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795">
                <text:p>0.795</text:p>
              </table:table-cell>
              <table:table-cell office:value-type="float" office:value="0.0625">
                <text:p>0.0625</text:p>
              </table:table-cell>
              <table:table-cell office:value-type="float" office:value="0.344">
                <text:p>0.344</text:p>
              </table:table-cell>
              <table:table-cell office:value-type="float" office:value="0.0625">
                <text:p>0.0625</text:p>
              </table:table-cell>
              <table:table-cell office:value-type="float" office:value="1.018">
                <text:p>1.018</text:p>
              </table:table-cell>
              <table:table-cell office:value-type="float" office:value="0.0625">
                <text:p>0.0625</text:p>
              </table:table-cell>
              <table:table-cell office:value-type="float" office:value="0.914">
                <text:p>0.914</text:p>
              </table:table-cell>
              <table:table-cell office:value-type="float" office:value="0.0625">
                <text:p>0.0625</text:p>
              </table:table-cell>
              <table:table-cell office:value-type="float" office:value="0.589">
                <text:p>0.589</text:p>
              </table:table-cell>
              <table:table-cell office:value-type="float" office:value="0.0625">
                <text:p>0.0625</text:p>
              </table:table-cell>
              <table:table-cell office:value-type="float" office:value="0.846">
                <text:p>0.846</text:p>
              </table:table-cell>
              <table:table-cell office:value-type="float" office:value="0.0625">
                <text:p>0.062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34">
                <text:p>0.34</text:p>
              </table:table-cell>
              <table:table-cell office:value-type="float" office:value="0.03125">
                <text:p>0.03125</text:p>
              </table:table-cell>
              <table:table-cell office:value-type="float" office:value="0.149">
                <text:p>0.149</text:p>
              </table:table-cell>
              <table:table-cell office:value-type="float" office:value="0.03125">
                <text:p>0.03125</text:p>
              </table:table-cell>
              <table:table-cell office:value-type="float" office:value="0.452">
                <text:p>0.452</text:p>
              </table:table-cell>
              <table:table-cell office:value-type="float" office:value="0.03125">
                <text:p>0.03125</text:p>
              </table:table-cell>
              <table:table-cell office:value-type="float" office:value="0.415">
                <text:p>0.415</text:p>
              </table:table-cell>
              <table:table-cell office:value-type="float" office:value="0.03125">
                <text:p>0.03125</text:p>
              </table:table-cell>
              <table:table-cell office:value-type="float" office:value="0.394">
                <text:p>0.39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434">
                <text:p>0.434</text:p>
              </table:table-cell>
              <table:table-cell office:value-type="float" office:value="0.015625">
                <text:p>0.015625</text:p>
              </table:table-cell>
              <table:table-cell office:value-type="float" office:value="0.116">
                <text:p>0.116</text:p>
              </table:table-cell>
              <table:table-cell office:value-type="float" office:value="0.015625">
                <text:p>0.015625</text:p>
              </table:table-cell>
              <table:table-cell office:value-type="float" office:value="0.348">
                <text:p>0.348</text:p>
              </table:table-cell>
              <table:table-cell office:value-type="float" office:value="0.015625">
                <text:p>0.015625</text:p>
              </table:table-cell>
              <table:table-cell office:value-type="float" office:value="0.375">
                <text:p>0.375</text:p>
              </table:table-cell>
              <table:table-cell office:value-type="float" office:value="0.015625">
                <text:p>0.015625</text:p>
              </table:table-cell>
              <table:table-cell office:value-type="float" office:value="0.363">
                <text:p>0.363</text:p>
              </table:table-cell>
              <table:table-cell office:value-type="float" office:value="0.015625">
                <text:p>0.015625</text:p>
              </table:table-cell>
              <table:table-cell office:value-type="float" office:value="0.616">
                <text:p>0.6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86">
                <text:p>0.08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61">
                <text:p>0.0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">
                <text:p>0.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09">
                <text:p>0.2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93">
                <text:p>0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5">
                <text:p>0.55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472cm" svg:y="0.316cm" chart:style-name="ch2">
          <text:p>CQEngine zone - range 32, separate indexes</text:p>
        </chart:title>
        <chart:legend chart:legend-position="end" svg:x="12.751cm" svg:y="2.71cm" style:legend-expansion="high" chart:style-name="ch3"/>
        <chart:plot-area chart:style-name="ch4" table:cell-range-address="'enteucha-info'.F702:'enteucha-info'.F708 'enteucha-info'.H702:'enteucha-info'.H75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702:'enteucha-info'.H708" loext:label-string="&quot;Zone 0.5&quot;" chart:class="chart:scatter">
            <chart:domain table:cell-range-address="'enteucha-info'.F702:'enteucha-info'.F708"/>
            <chart:data-point chart:repeated="7"/>
          </chart:series>
          <chart:series chart:style-name="ch10" chart:values-cell-range-address="'enteucha-info'.H709:'enteucha-info'.H715" loext:label-string="&quot;Zone 0.25&quot;" chart:class="chart:scatter">
            <chart:domain table:cell-range-address="'enteucha-info'.F709:'enteucha-info'.F715"/>
            <chart:data-point chart:repeated="7"/>
          </chart:series>
          <chart:series chart:style-name="ch11" chart:values-cell-range-address="'enteucha-info'.H716:'enteucha-info'.H722" loext:label-string="&quot;Zone 0.125&quot;" chart:class="chart:scatter">
            <chart:domain table:cell-range-address="'enteucha-info'.F716:'enteucha-info'.F722"/>
            <chart:data-point chart:repeated="7"/>
          </chart:series>
          <chart:series chart:style-name="ch12" chart:values-cell-range-address="'enteucha-info'.H723:'enteucha-info'.H729" loext:label-string="&quot;Zone 0.0625&quot;" chart:class="chart:scatter">
            <chart:domain table:cell-range-address="'enteucha-info'.F723:'enteucha-info'.F729"/>
            <chart:data-point chart:repeated="7"/>
          </chart:series>
          <chart:series chart:style-name="ch13" chart:values-cell-range-address="'enteucha-info'.H730:'enteucha-info'.H736" loext:label-string="&quot;Zone 0.0312&quot;" chart:class="chart:scatter">
            <chart:domain table:cell-range-address="'enteucha-info'.F730:'enteucha-info'.F736"/>
            <chart:data-point chart:repeated="7"/>
          </chart:series>
          <chart:series chart:style-name="ch14" chart:values-cell-range-address="'enteucha-info'.H737:'enteucha-info'.H743" loext:label-string="&quot;Zone 0.0156&quot;" chart:class="chart:scatter">
            <chart:domain table:cell-range-address="'enteucha-info'.F737:'enteucha-info'.F743"/>
            <chart:data-point chart:repeated="7"/>
          </chart:series>
          <chart:series chart:style-name="ch15" chart:values-cell-range-address="'enteucha-info'.H744:'enteucha-info'.H750" loext:label-string="&quot;Zone 0.0078&quot;" chart:class="chart:scatter">
            <chart:domain table:cell-range-address="'enteucha-info'.F744:'enteucha-info'.F7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702:'enteucha-info'.F708</svg:desc>
                </draw:g>
              </table:table-cell>
              <table:table-cell office:value-type="float" office:value="35.189">
                <text:p>35.189</text:p>
                <draw:g>
                  <svg:desc>'enteucha-info'.H702:'enteucha-info'.H708</svg:desc>
                </draw:g>
              </table:table-cell>
              <table:table-cell office:value-type="float" office:value="0.5">
                <text:p>0.5</text:p>
                <draw:g>
                  <svg:desc>'enteucha-info'.F709:'enteucha-info'.F715</svg:desc>
                </draw:g>
              </table:table-cell>
              <table:table-cell office:value-type="float" office:value="33.012">
                <text:p>33.012</text:p>
                <draw:g>
                  <svg:desc>'enteucha-info'.H709:'enteucha-info'.H715</svg:desc>
                </draw:g>
              </table:table-cell>
              <table:table-cell office:value-type="float" office:value="0.5">
                <text:p>0.5</text:p>
                <draw:g>
                  <svg:desc>'enteucha-info'.F716:'enteucha-info'.F722</svg:desc>
                </draw:g>
              </table:table-cell>
              <table:table-cell office:value-type="float" office:value="26.96">
                <text:p>26.96</text:p>
                <draw:g>
                  <svg:desc>'enteucha-info'.H716:'enteucha-info'.H722</svg:desc>
                </draw:g>
              </table:table-cell>
              <table:table-cell office:value-type="float" office:value="0.5">
                <text:p>0.5</text:p>
                <draw:g>
                  <svg:desc>'enteucha-info'.F723:'enteucha-info'.F729</svg:desc>
                </draw:g>
              </table:table-cell>
              <table:table-cell office:value-type="float" office:value="40.439">
                <text:p>40.439</text:p>
                <draw:g>
                  <svg:desc>'enteucha-info'.H723:'enteucha-info'.H729</svg:desc>
                </draw:g>
              </table:table-cell>
              <table:table-cell office:value-type="float" office:value="0.5">
                <text:p>0.5</text:p>
                <draw:g>
                  <svg:desc>'enteucha-info'.F730:'enteucha-info'.F736</svg:desc>
                </draw:g>
              </table:table-cell>
              <table:table-cell office:value-type="float" office:value="14.054">
                <text:p>14.054</text:p>
                <draw:g>
                  <svg:desc>'enteucha-info'.H730:'enteucha-info'.H736</svg:desc>
                </draw:g>
              </table:table-cell>
              <table:table-cell office:value-type="float" office:value="0.5">
                <text:p>0.5</text:p>
                <draw:g>
                  <svg:desc>'enteucha-info'.F737:'enteucha-info'.F743</svg:desc>
                </draw:g>
              </table:table-cell>
              <table:table-cell office:value-type="float" office:value="18.365">
                <text:p>18.365</text:p>
                <draw:g>
                  <svg:desc>'enteucha-info'.H737:'enteucha-info'.H743</svg:desc>
                </draw:g>
              </table:table-cell>
              <table:table-cell office:value-type="float" office:value="0.5">
                <text:p>0.5</text:p>
                <draw:g>
                  <svg:desc>'enteucha-info'.F744:'enteucha-info'.F750</svg:desc>
                </draw:g>
              </table:table-cell>
              <table:table-cell office:value-type="float" office:value="20.065">
                <text:p>20.065</text:p>
                <draw:g>
                  <svg:desc>'enteucha-info'.H744:'enteucha-info'.H7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9.836">
                <text:p>9.836</text:p>
              </table:table-cell>
              <table:table-cell office:value-type="float" office:value="0.25">
                <text:p>0.25</text:p>
              </table:table-cell>
              <table:table-cell office:value-type="float" office:value="9.527">
                <text:p>9.527</text:p>
              </table:table-cell>
              <table:table-cell office:value-type="float" office:value="0.25">
                <text:p>0.25</text:p>
              </table:table-cell>
              <table:table-cell office:value-type="float" office:value="7.265">
                <text:p>7.265</text:p>
              </table:table-cell>
              <table:table-cell office:value-type="float" office:value="0.25">
                <text:p>0.25</text:p>
              </table:table-cell>
              <table:table-cell office:value-type="float" office:value="12.139">
                <text:p>12.139</text:p>
              </table:table-cell>
              <table:table-cell office:value-type="float" office:value="0.25">
                <text:p>0.25</text:p>
              </table:table-cell>
              <table:table-cell office:value-type="float" office:value="4.134">
                <text:p>4.134</text:p>
              </table:table-cell>
              <table:table-cell office:value-type="float" office:value="0.25">
                <text:p>0.25</text:p>
              </table:table-cell>
              <table:table-cell office:value-type="float" office:value="5.404">
                <text:p>5.404</text:p>
              </table:table-cell>
              <table:table-cell office:value-type="float" office:value="0.25">
                <text:p>0.25</text:p>
              </table:table-cell>
              <table:table-cell office:value-type="float" office:value="6.414">
                <text:p>6.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.46">
                <text:p>3.46</text:p>
              </table:table-cell>
              <table:table-cell office:value-type="float" office:value="0.125">
                <text:p>0.125</text:p>
              </table:table-cell>
              <table:table-cell office:value-type="float" office:value="3.599">
                <text:p>3.599</text:p>
              </table:table-cell>
              <table:table-cell office:value-type="float" office:value="0.125">
                <text:p>0.125</text:p>
              </table:table-cell>
              <table:table-cell office:value-type="float" office:value="2.575">
                <text:p>2.575</text:p>
              </table:table-cell>
              <table:table-cell office:value-type="float" office:value="0.125">
                <text:p>0.125</text:p>
              </table:table-cell>
              <table:table-cell office:value-type="float" office:value="4.341">
                <text:p>4.341</text:p>
              </table:table-cell>
              <table:table-cell office:value-type="float" office:value="0.125">
                <text:p>0.125</text:p>
              </table:table-cell>
              <table:table-cell office:value-type="float" office:value="1.461">
                <text:p>1.461</text:p>
              </table:table-cell>
              <table:table-cell office:value-type="float" office:value="0.125">
                <text:p>0.125</text:p>
              </table:table-cell>
              <table:table-cell office:value-type="float" office:value="1.927">
                <text:p>1.927</text:p>
              </table:table-cell>
              <table:table-cell office:value-type="float" office:value="0.125">
                <text:p>0.125</text:p>
              </table:table-cell>
              <table:table-cell office:value-type="float" office:value="2.443">
                <text:p>2.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.701">
                <text:p>1.701</text:p>
              </table:table-cell>
              <table:table-cell office:value-type="float" office:value="0.0625">
                <text:p>0.0625</text:p>
              </table:table-cell>
              <table:table-cell office:value-type="float" office:value="1.79">
                <text:p>1.79</text:p>
              </table:table-cell>
              <table:table-cell office:value-type="float" office:value="0.0625">
                <text:p>0.0625</text:p>
              </table:table-cell>
              <table:table-cell office:value-type="float" office:value="1.289">
                <text:p>1.289</text:p>
              </table:table-cell>
              <table:table-cell office:value-type="float" office:value="0.0625">
                <text:p>0.0625</text:p>
              </table:table-cell>
              <table:table-cell office:value-type="float" office:value="2.117">
                <text:p>2.117</text:p>
              </table:table-cell>
              <table:table-cell office:value-type="float" office:value="0.0625">
                <text:p>0.0625</text:p>
              </table:table-cell>
              <table:table-cell office:value-type="float" office:value="0.774">
                <text:p>0.774</text:p>
              </table:table-cell>
              <table:table-cell office:value-type="float" office:value="0.0625">
                <text:p>0.0625</text:p>
              </table:table-cell>
              <table:table-cell office:value-type="float" office:value="1.051">
                <text:p>1.051</text:p>
              </table:table-cell>
              <table:table-cell office:value-type="float" office:value="0.0625">
                <text:p>0.0625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799">
                <text:p>0.799</text:p>
              </table:table-cell>
              <table:table-cell office:value-type="float" office:value="0.03125">
                <text:p>0.03125</text:p>
              </table:table-cell>
              <table:table-cell office:value-type="float" office:value="0.843">
                <text:p>0.843</text:p>
              </table:table-cell>
              <table:table-cell office:value-type="float" office:value="0.03125">
                <text:p>0.03125</text:p>
              </table:table-cell>
              <table:table-cell office:value-type="float" office:value="0.61">
                <text:p>0.61</text:p>
              </table:table-cell>
              <table:table-cell office:value-type="float" office:value="0.03125">
                <text:p>0.03125</text:p>
              </table:table-cell>
              <table:table-cell office:value-type="float" office:value="1.024">
                <text:p>1.024</text:p>
              </table:table-cell>
              <table:table-cell office:value-type="float" office:value="0.03125">
                <text:p>0.03125</text:p>
              </table:table-cell>
              <table:table-cell office:value-type="float" office:value="0.434">
                <text:p>0.43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332">
                <text:p>0.332</text:p>
              </table:table-cell>
              <table:table-cell office:value-type="float" office:value="0.015625">
                <text:p>0.015625</text:p>
              </table:table-cell>
              <table:table-cell office:value-type="float" office:value="0.349">
                <text:p>0.349</text:p>
              </table:table-cell>
              <table:table-cell office:value-type="float" office:value="0.015625">
                <text:p>0.015625</text:p>
              </table:table-cell>
              <table:table-cell office:value-type="float" office:value="0.235">
                <text:p>0.235</text:p>
              </table:table-cell>
              <table:table-cell office:value-type="float" office:value="0.015625">
                <text:p>0.015625</text:p>
              </table:table-cell>
              <table:table-cell office:value-type="float" office:value="0.455">
                <text:p>0.455</text:p>
              </table:table-cell>
              <table:table-cell office:value-type="float" office:value="0.015625">
                <text:p>0.015625</text:p>
              </table:table-cell>
              <table:table-cell office:value-type="float" office:value="0.258">
                <text:p>0.258</text:p>
              </table:table-cell>
              <table:table-cell office:value-type="float" office:value="0.015625">
                <text:p>0.015625</text:p>
              </table:table-cell>
              <table:table-cell office:value-type="float" office:value="0.427">
                <text:p>0.427</text:p>
              </table:table-cell>
              <table:table-cell office:value-type="float" office:value="0.015625">
                <text:p>0.0156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45">
                <text:p>0.2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59">
                <text:p>0.2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9">
                <text:p>0.18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58">
                <text:p>0.3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22">
                <text:p>0.22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3">
                <text:p>0.3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364cm" svg:y="0.316cm" chart:style-name="ch2">
          <text:p>HSQL HTMID - range 128</text:p>
        </chart:title>
        <chart:legend chart:legend-position="end" svg:x="12.751cm" svg:y="2.71cm" style:legend-expansion="high" chart:style-name="ch3"/>
        <chart:plot-area chart:style-name="ch4" table:cell-range-address="'enteucha-info'.F5:'enteucha-info'.F8 'enteucha-info'.H5:'enteucha-info'.H8 'enteucha-info'.H12:'enteucha-info'.H15 'enteucha-info'.H19:'enteucha-info'.H22 'enteucha-info'.H26:'enteucha-info'.H29 'enteucha-info'.H33:'enteucha-info'.H36 'enteucha-info'.H40:'enteucha-info'.H43 'enteucha-info'.H47:'enteucha-info'.H50" chart:data-source-has-labels="row" svg:x="1.331cm" svg:y="1.275cm" svg:width="11.1cm" svg:height="6.57cm">
          <chartooo:coordinate-region svg:x="2.243cm" svg:y="1.474cm" svg:width="9.856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:'enteucha-info'.H8" loext:label-string="&quot;Zone 0.5&quot;" chart:class="chart:scatter">
            <chart:domain table:cell-range-address="'enteucha-info'.F5:'enteucha-info'.F8"/>
            <chart:data-point chart:repeated="4"/>
          </chart:series>
          <chart:series chart:style-name="ch10" chart:values-cell-range-address="'enteucha-info'.H12:'enteucha-info'.H15" loext:label-string="&quot;Zone 0.25&quot;" chart:class="chart:scatter">
            <chart:domain table:cell-range-address="'enteucha-info'.F12:'enteucha-info'.F15"/>
            <chart:data-point chart:repeated="4"/>
          </chart:series>
          <chart:series chart:style-name="ch11" chart:values-cell-range-address="'enteucha-info'.H19:'enteucha-info'.H22" loext:label-string="&quot;Zone 0.125&quot;" chart:class="chart:scatter">
            <chart:domain table:cell-range-address="'enteucha-info'.F19:'enteucha-info'.F22"/>
            <chart:data-point chart:repeated="4"/>
          </chart:series>
          <chart:series chart:style-name="ch12" chart:values-cell-range-address="'enteucha-info'.H26:'enteucha-info'.H29" loext:label-string="&quot;Zone 0.0625&quot;" chart:class="chart:scatter">
            <chart:domain table:cell-range-address="'enteucha-info'.F26:'enteucha-info'.F29"/>
            <chart:data-point chart:repeated="4"/>
          </chart:series>
          <chart:series chart:style-name="ch13" chart:values-cell-range-address="'enteucha-info'.H33:'enteucha-info'.H36" loext:label-string="&quot;Zone 0.0312&quot;" chart:class="chart:scatter">
            <chart:domain table:cell-range-address="'enteucha-info'.F33:'enteucha-info'.F36"/>
            <chart:data-point chart:repeated="4"/>
          </chart:series>
          <chart:series chart:style-name="ch14" chart:values-cell-range-address="'enteucha-info'.H40:'enteucha-info'.H43" loext:label-string="&quot;Zone 0.0156&quot;" chart:class="chart:scatter">
            <chart:domain table:cell-range-address="'enteucha-info'.F40:'enteucha-info'.F43"/>
            <chart:data-point chart:repeated="4"/>
          </chart:series>
          <chart:series chart:style-name="ch15" chart:values-cell-range-address="'enteucha-info'.H47:'enteucha-info'.H50" loext:label-string="&quot;Zone 0.0078&quot;" chart:class="chart:scatter">
            <chart:domain table:cell-range-address="'enteucha-info'.F47:'enteucha-info'.F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5:'enteucha-info'.F8</svg:desc>
                </draw:g>
              </table:table-cell>
              <table:table-cell office:value-type="float" office:value="0.384">
                <text:p>0.384</text:p>
                <draw:g>
                  <svg:desc>'enteucha-info'.H5:'enteucha-info'.H8</svg:desc>
                </draw:g>
              </table:table-cell>
              <table:table-cell office:value-type="float" office:value="0.0625">
                <text:p>0.0625</text:p>
                <draw:g>
                  <svg:desc>'enteucha-info'.F12:'enteucha-info'.F15</svg:desc>
                </draw:g>
              </table:table-cell>
              <table:table-cell office:value-type="float" office:value="0.267">
                <text:p>0.267</text:p>
                <draw:g>
                  <svg:desc>'enteucha-info'.H12:'enteucha-info'.H15</svg:desc>
                </draw:g>
              </table:table-cell>
              <table:table-cell office:value-type="float" office:value="0.0625">
                <text:p>0.0625</text:p>
                <draw:g>
                  <svg:desc>'enteucha-info'.F19:'enteucha-info'.F22</svg:desc>
                </draw:g>
              </table:table-cell>
              <table:table-cell office:value-type="float" office:value="0.26">
                <text:p>0.26</text:p>
                <draw:g>
                  <svg:desc>'enteucha-info'.H19:'enteucha-info'.H22</svg:desc>
                </draw:g>
              </table:table-cell>
              <table:table-cell office:value-type="float" office:value="0.0625">
                <text:p>0.0625</text:p>
                <draw:g>
                  <svg:desc>'enteucha-info'.F26:'enteucha-info'.F29</svg:desc>
                </draw:g>
              </table:table-cell>
              <table:table-cell office:value-type="float" office:value="0.26">
                <text:p>0.26</text:p>
                <draw:g>
                  <svg:desc>'enteucha-info'.H26:'enteucha-info'.H29</svg:desc>
                </draw:g>
              </table:table-cell>
              <table:table-cell office:value-type="float" office:value="0.0625">
                <text:p>0.0625</text:p>
                <draw:g>
                  <svg:desc>'enteucha-info'.F33:'enteucha-info'.F36</svg:desc>
                </draw:g>
              </table:table-cell>
              <table:table-cell office:value-type="float" office:value="0.25">
                <text:p>0.25</text:p>
                <draw:g>
                  <svg:desc>'enteucha-info'.H33:'enteucha-info'.H36</svg:desc>
                </draw:g>
              </table:table-cell>
              <table:table-cell office:value-type="float" office:value="0.0625">
                <text:p>0.0625</text:p>
                <draw:g>
                  <svg:desc>'enteucha-info'.F40:'enteucha-info'.F43</svg:desc>
                </draw:g>
              </table:table-cell>
              <table:table-cell office:value-type="float" office:value="0.148">
                <text:p>0.148</text:p>
                <draw:g>
                  <svg:desc>'enteucha-info'.H40:'enteucha-info'.H43</svg:desc>
                </draw:g>
              </table:table-cell>
              <table:table-cell office:value-type="float" office:value="0.0625">
                <text:p>0.0625</text:p>
                <draw:g>
                  <svg:desc>'enteucha-info'.F47:'enteucha-info'.F50</svg:desc>
                </draw:g>
              </table:table-cell>
              <table:table-cell office:value-type="float" office:value="0.148">
                <text:p>0.148</text:p>
                <draw:g>
                  <svg:desc>'enteucha-info'.H47:'enteucha-info'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266">
                <text:p>0.266</text:p>
              </table:table-cell>
              <table:table-cell office:value-type="float" office:value="0.03125">
                <text:p>0.03125</text:p>
              </table:table-cell>
              <table:table-cell office:value-type="float" office:value="0.175">
                <text:p>0.175</text:p>
              </table:table-cell>
              <table:table-cell office:value-type="float" office:value="0.03125">
                <text:p>0.03125</text:p>
              </table:table-cell>
              <table:table-cell office:value-type="float" office:value="0.163">
                <text:p>0.163</text:p>
              </table:table-cell>
              <table:table-cell office:value-type="float" office:value="0.03125">
                <text:p>0.03125</text:p>
              </table:table-cell>
              <table:table-cell office:value-type="float" office:value="0.159">
                <text:p>0.159</text:p>
              </table:table-cell>
              <table:table-cell office:value-type="float" office:value="0.03125">
                <text:p>0.03125</text:p>
              </table:table-cell>
              <table:table-cell office:value-type="float" office:value="0.146">
                <text:p>0.146</text:p>
              </table:table-cell>
              <table:table-cell office:value-type="float" office:value="0.03125">
                <text:p>0.03125</text:p>
              </table:table-cell>
              <table:table-cell office:value-type="float" office:value="0.161">
                <text:p>0.161</text:p>
              </table:table-cell>
              <table:table-cell office:value-type="float" office:value="0.03125">
                <text:p>0.0312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187">
                <text:p>0.187</text:p>
              </table:table-cell>
              <table:table-cell office:value-type="float" office:value="0.015625">
                <text:p>0.015625</text:p>
              </table:table-cell>
              <table:table-cell office:value-type="float" office:value="0.132">
                <text:p>0.13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8">
                <text:p>0.118</text:p>
              </table:table-cell>
              <table:table-cell office:value-type="float" office:value="0.015625">
                <text:p>0.015625</text:p>
              </table:table-cell>
              <table:table-cell office:value-type="float" office:value="0.278">
                <text:p>0.278</text:p>
              </table:table-cell>
              <table:table-cell office:value-type="float" office:value="0.015625">
                <text:p>0.015625</text:p>
              </table:table-cell>
              <table:table-cell office:value-type="float" office:value="0.1">
                <text:p>0.1</text:p>
              </table:table-cell>
              <table:table-cell office:value-type="float" office:value="0.015625">
                <text:p>0.015625</text:p>
              </table:table-cell>
              <table:table-cell office:value-type="float" office:value="0.073">
                <text:p>0.073</text:p>
              </table:table-cell>
              <table:table-cell office:value-type="float" office:value="0.015625">
                <text:p>0.01562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1">
                <text:p>0.15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5">
                <text:p>0.1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05">
                <text:p>0.10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21">
                <text:p>0.1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93">
                <text:p>0.0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9">
                <text:p>0.0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483cm" svg:y="0.316cm" chart:style-name="ch2">
          <text:p>HSQL HTMID - range 64</text:p>
        </chart:title>
        <chart:legend chart:legend-position="end" svg:x="12.751cm" svg:y="2.71cm" style:legend-expansion="high" chart:style-name="ch3"/>
        <chart:plot-area chart:style-name="ch4" table:cell-range-address="'enteucha-info'.F55:'enteucha-info'.F58 'enteucha-info'.H55:'enteucha-info'.H58 'enteucha-info'.H62:'enteucha-info'.H65 'enteucha-info'.H69:'enteucha-info'.H72 'enteucha-info'.H76:'enteucha-info'.H79 'enteucha-info'.H83:'enteucha-info'.H86 'enteucha-info'.H90:'enteucha-info'.H93 'enteucha-info'.H97:'enteucha-info'.H100" chart:data-source-has-labels="row" svg:x="1.331cm" svg:y="1.275cm" svg:width="11.1cm" svg:height="6.57cm">
          <chartooo:coordinate-region svg:x="2.243cm" svg:y="1.474cm" svg:width="9.856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5:'enteucha-info'.H58" loext:label-string="&quot;Zone 0.5&quot;" chart:class="chart:scatter">
            <chart:domain table:cell-range-address="'enteucha-info'.F55:'enteucha-info'.F58"/>
            <chart:data-point chart:repeated="4"/>
          </chart:series>
          <chart:series chart:style-name="ch10" chart:values-cell-range-address="'enteucha-info'.H62:'enteucha-info'.H65" loext:label-string="&quot;Zone 0.25&quot;" chart:class="chart:scatter">
            <chart:domain table:cell-range-address="'enteucha-info'.F62:'enteucha-info'.F65"/>
            <chart:data-point chart:repeated="4"/>
          </chart:series>
          <chart:series chart:style-name="ch11" chart:values-cell-range-address="'enteucha-info'.H69:'enteucha-info'.H72" loext:label-string="&quot;Zone 0.125&quot;" chart:class="chart:scatter">
            <chart:domain table:cell-range-address="'enteucha-info'.F69:'enteucha-info'.F72"/>
            <chart:data-point chart:repeated="4"/>
          </chart:series>
          <chart:series chart:style-name="ch12" chart:values-cell-range-address="'enteucha-info'.H76:'enteucha-info'.H79" loext:label-string="&quot;Zone 0.0625&quot;" chart:class="chart:scatter">
            <chart:domain table:cell-range-address="'enteucha-info'.F76:'enteucha-info'.F79"/>
            <chart:data-point chart:repeated="4"/>
          </chart:series>
          <chart:series chart:style-name="ch13" chart:values-cell-range-address="'enteucha-info'.H83:'enteucha-info'.H86" loext:label-string="&quot;Zone 0.0312&quot;" chart:class="chart:scatter">
            <chart:domain table:cell-range-address="'enteucha-info'.F83:'enteucha-info'.F86"/>
            <chart:data-point chart:repeated="4"/>
          </chart:series>
          <chart:series chart:style-name="ch14" chart:values-cell-range-address="'enteucha-info'.H90:'enteucha-info'.H93" loext:label-string="&quot;Zone 0.0156&quot;" chart:class="chart:scatter">
            <chart:domain table:cell-range-address="'enteucha-info'.F90:'enteucha-info'.F93"/>
            <chart:data-point chart:repeated="4"/>
          </chart:series>
          <chart:series chart:style-name="ch15" chart:values-cell-range-address="'enteucha-info'.H97:'enteucha-info'.H100" loext:label-string="&quot;Zone 0.0078&quot;" chart:class="chart:scatter">
            <chart:domain table:cell-range-address="'enteucha-info'.F97:'enteucha-info'.F1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55:'enteucha-info'.F58</svg:desc>
                </draw:g>
              </table:table-cell>
              <table:table-cell office:value-type="float" office:value="0.318">
                <text:p>0.318</text:p>
                <draw:g>
                  <svg:desc>'enteucha-info'.H55:'enteucha-info'.H58</svg:desc>
                </draw:g>
              </table:table-cell>
              <table:table-cell office:value-type="float" office:value="0.0625">
                <text:p>0.0625</text:p>
                <draw:g>
                  <svg:desc>'enteucha-info'.F62:'enteucha-info'.F65</svg:desc>
                </draw:g>
              </table:table-cell>
              <table:table-cell office:value-type="float" office:value="0.182">
                <text:p>0.182</text:p>
                <draw:g>
                  <svg:desc>'enteucha-info'.H62:'enteucha-info'.H65</svg:desc>
                </draw:g>
              </table:table-cell>
              <table:table-cell office:value-type="float" office:value="0.0625">
                <text:p>0.0625</text:p>
                <draw:g>
                  <svg:desc>'enteucha-info'.F69:'enteucha-info'.F72</svg:desc>
                </draw:g>
              </table:table-cell>
              <table:table-cell office:value-type="float" office:value="0.162">
                <text:p>0.162</text:p>
                <draw:g>
                  <svg:desc>'enteucha-info'.H69:'enteucha-info'.H72</svg:desc>
                </draw:g>
              </table:table-cell>
              <table:table-cell office:value-type="float" office:value="0.0625">
                <text:p>0.0625</text:p>
                <draw:g>
                  <svg:desc>'enteucha-info'.F76:'enteucha-info'.F79</svg:desc>
                </draw:g>
              </table:table-cell>
              <table:table-cell office:value-type="float" office:value="0.248">
                <text:p>0.248</text:p>
                <draw:g>
                  <svg:desc>'enteucha-info'.H76:'enteucha-info'.H79</svg:desc>
                </draw:g>
              </table:table-cell>
              <table:table-cell office:value-type="float" office:value="0.0625">
                <text:p>0.0625</text:p>
                <draw:g>
                  <svg:desc>'enteucha-info'.F83:'enteucha-info'.F86</svg:desc>
                </draw:g>
              </table:table-cell>
              <table:table-cell office:value-type="float" office:value="0.181">
                <text:p>0.181</text:p>
                <draw:g>
                  <svg:desc>'enteucha-info'.H83:'enteucha-info'.H86</svg:desc>
                </draw:g>
              </table:table-cell>
              <table:table-cell office:value-type="float" office:value="0.0625">
                <text:p>0.0625</text:p>
                <draw:g>
                  <svg:desc>'enteucha-info'.F90:'enteucha-info'.F93</svg:desc>
                </draw:g>
              </table:table-cell>
              <table:table-cell office:value-type="float" office:value="0.322">
                <text:p>0.322</text:p>
                <draw:g>
                  <svg:desc>'enteucha-info'.H90:'enteucha-info'.H93</svg:desc>
                </draw:g>
              </table:table-cell>
              <table:table-cell office:value-type="float" office:value="0.0625">
                <text:p>0.0625</text:p>
                <draw:g>
                  <svg:desc>'enteucha-info'.F97:'enteucha-info'.F100</svg:desc>
                </draw:g>
              </table:table-cell>
              <table:table-cell office:value-type="float" office:value="0.177">
                <text:p>0.177</text:p>
                <draw:g>
                  <svg:desc>'enteucha-info'.H97:'enteucha-info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94">
                <text:p>0.094</text:p>
              </table:table-cell>
              <table:table-cell office:value-type="float" office:value="0.03125">
                <text:p>0.03125</text:p>
              </table:table-cell>
              <table:table-cell office:value-type="float" office:value="0.096">
                <text:p>0.096</text:p>
              </table:table-cell>
              <table:table-cell office:value-type="float" office:value="0.03125">
                <text:p>0.03125</text:p>
              </table:table-cell>
              <table:table-cell office:value-type="float" office:value="0.084">
                <text:p>0.08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  <table:table-cell office:value-type="float" office:value="0.03125">
                <text:p>0.03125</text:p>
              </table:table-cell>
              <table:table-cell office:value-type="float" office:value="0.099">
                <text:p>0.099</text:p>
              </table:table-cell>
              <table:table-cell office:value-type="float" office:value="0.03125">
                <text:p>0.03125</text:p>
              </table:table-cell>
              <table:table-cell office:value-type="float" office:value="0.217">
                <text:p>0.217</text:p>
              </table:table-cell>
              <table:table-cell office:value-type="float" office:value="0.03125">
                <text:p>0.0312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52">
                <text:p>0.052</text:p>
              </table:table-cell>
              <table:table-cell office:value-type="float" office:value="0.015625">
                <text:p>0.015625</text:p>
              </table:table-cell>
              <table:table-cell office:value-type="float" office:value="0.093">
                <text:p>0.0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8">
                <text:p>0.08</text:p>
              </table:table-cell>
              <table:table-cell office:value-type="float" office:value="0.015625">
                <text:p>0.01562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4">
                <text:p>0.05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4">
                <text:p>0.04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3">
                <text:p>0.0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5">
                <text:p>0.05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483cm" svg:y="0.316cm" chart:style-name="ch2">
          <text:p>HSQL HTMID - range 32</text:p>
        </chart:title>
        <chart:legend chart:legend-position="end" svg:x="12.751cm" svg:y="2.71cm" style:legend-expansion="high" chart:style-name="ch3"/>
        <chart:plot-area chart:style-name="ch4" table:cell-range-address="'enteucha-info'.F105:'enteucha-info'.F108 'enteucha-info'.H105:'enteucha-info'.H108 'enteucha-info'.H112:'enteucha-info'.H115 'enteucha-info'.H119:'enteucha-info'.H122 'enteucha-info'.H126:'enteucha-info'.H129 'enteucha-info'.H133:'enteucha-info'.H136 'enteucha-info'.H140:'enteucha-info'.H143 'enteucha-info'.H147:'enteucha-info'.H150" chart:data-source-has-labels="row" svg:x="1.331cm" svg:y="1.275cm" svg:width="11.1cm" svg:height="6.57cm">
          <chartooo:coordinate-region svg:x="2.243cm" svg:y="1.475cm" svg:width="9.856cm" svg:height="5.723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05:'enteucha-info'.H108" loext:label-string="&quot;Zone 0.5&quot;" chart:class="chart:scatter">
            <chart:domain table:cell-range-address="'enteucha-info'.F105:'enteucha-info'.F108"/>
            <chart:data-point chart:repeated="4"/>
          </chart:series>
          <chart:series chart:style-name="ch10" chart:values-cell-range-address="'enteucha-info'.H112:'enteucha-info'.H115" loext:label-string="&quot;Zone 0.25&quot;" chart:class="chart:scatter">
            <chart:domain table:cell-range-address="'enteucha-info'.F112:'enteucha-info'.F115"/>
            <chart:data-point chart:repeated="4"/>
          </chart:series>
          <chart:series chart:style-name="ch11" chart:values-cell-range-address="'enteucha-info'.H119:'enteucha-info'.H122" loext:label-string="&quot;Zone 0.125&quot;" chart:class="chart:scatter">
            <chart:domain table:cell-range-address="'enteucha-info'.F119:'enteucha-info'.F122"/>
            <chart:data-point chart:repeated="4"/>
          </chart:series>
          <chart:series chart:style-name="ch12" chart:values-cell-range-address="'enteucha-info'.H126:'enteucha-info'.H129" loext:label-string="&quot;Zone 0.0625&quot;" chart:class="chart:scatter">
            <chart:domain table:cell-range-address="'enteucha-info'.F126:'enteucha-info'.F129"/>
            <chart:data-point chart:repeated="4"/>
          </chart:series>
          <chart:series chart:style-name="ch13" chart:values-cell-range-address="'enteucha-info'.H133:'enteucha-info'.H136" loext:label-string="&quot;Zone 0.0312&quot;" chart:class="chart:scatter">
            <chart:domain table:cell-range-address="'enteucha-info'.F133:'enteucha-info'.F136"/>
            <chart:data-point chart:repeated="4"/>
          </chart:series>
          <chart:series chart:style-name="ch14" chart:values-cell-range-address="'enteucha-info'.H140:'enteucha-info'.H143" loext:label-string="&quot;Zone 0.0156&quot;" chart:class="chart:scatter">
            <chart:domain table:cell-range-address="'enteucha-info'.F140:'enteucha-info'.F143"/>
            <chart:data-point chart:repeated="4"/>
          </chart:series>
          <chart:series chart:style-name="ch15" chart:values-cell-range-address="'enteucha-info'.H147:'enteucha-info'.H150" loext:label-string="&quot;Zone 0.0078&quot;" chart:class="chart:scatter">
            <chart:domain table:cell-range-address="'enteucha-info'.F147:'enteucha-info'.F1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105:'enteucha-info'.F108</svg:desc>
                </draw:g>
              </table:table-cell>
              <table:table-cell office:value-type="float" office:value="0.27">
                <text:p>0.27</text:p>
                <draw:g>
                  <svg:desc>'enteucha-info'.H105:'enteucha-info'.H108</svg:desc>
                </draw:g>
              </table:table-cell>
              <table:table-cell office:value-type="float" office:value="0.0625">
                <text:p>0.0625</text:p>
                <draw:g>
                  <svg:desc>'enteucha-info'.F112:'enteucha-info'.F115</svg:desc>
                </draw:g>
              </table:table-cell>
              <table:table-cell office:value-type="float" office:value="0.274">
                <text:p>0.274</text:p>
                <draw:g>
                  <svg:desc>'enteucha-info'.H112:'enteucha-info'.H115</svg:desc>
                </draw:g>
              </table:table-cell>
              <table:table-cell office:value-type="float" office:value="0.0625">
                <text:p>0.0625</text:p>
                <draw:g>
                  <svg:desc>'enteucha-info'.F119:'enteucha-info'.F122</svg:desc>
                </draw:g>
              </table:table-cell>
              <table:table-cell office:value-type="float" office:value="0.264">
                <text:p>0.264</text:p>
                <draw:g>
                  <svg:desc>'enteucha-info'.H119:'enteucha-info'.H122</svg:desc>
                </draw:g>
              </table:table-cell>
              <table:table-cell office:value-type="float" office:value="0.0625">
                <text:p>0.0625</text:p>
                <draw:g>
                  <svg:desc>'enteucha-info'.F126:'enteucha-info'.F129</svg:desc>
                </draw:g>
              </table:table-cell>
              <table:table-cell office:value-type="float" office:value="0.251">
                <text:p>0.251</text:p>
                <draw:g>
                  <svg:desc>'enteucha-info'.H126:'enteucha-info'.H129</svg:desc>
                </draw:g>
              </table:table-cell>
              <table:table-cell office:value-type="float" office:value="0.0625">
                <text:p>0.0625</text:p>
                <draw:g>
                  <svg:desc>'enteucha-info'.F133:'enteucha-info'.F136</svg:desc>
                </draw:g>
              </table:table-cell>
              <table:table-cell office:value-type="float" office:value="0.275">
                <text:p>0.275</text:p>
                <draw:g>
                  <svg:desc>'enteucha-info'.H133:'enteucha-info'.H136</svg:desc>
                </draw:g>
              </table:table-cell>
              <table:table-cell office:value-type="float" office:value="0.0625">
                <text:p>0.0625</text:p>
                <draw:g>
                  <svg:desc>'enteucha-info'.F140:'enteucha-info'.F143</svg:desc>
                </draw:g>
              </table:table-cell>
              <table:table-cell office:value-type="float" office:value="0.236">
                <text:p>0.236</text:p>
                <draw:g>
                  <svg:desc>'enteucha-info'.H140:'enteucha-info'.H143</svg:desc>
                </draw:g>
              </table:table-cell>
              <table:table-cell office:value-type="float" office:value="0.0625">
                <text:p>0.0625</text:p>
                <draw:g>
                  <svg:desc>'enteucha-info'.F147:'enteucha-info'.F150</svg:desc>
                </draw:g>
              </table:table-cell>
              <table:table-cell office:value-type="float" office:value="0.27">
                <text:p>0.27</text:p>
                <draw:g>
                  <svg:desc>'enteucha-info'.H147:'enteucha-info'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129">
                <text:p>0.129</text:p>
              </table:table-cell>
              <table:table-cell office:value-type="float" office:value="0.03125">
                <text:p>0.03125</text:p>
              </table:table-cell>
              <table:table-cell office:value-type="float" office:value="0.134">
                <text:p>0.134</text:p>
              </table:table-cell>
              <table:table-cell office:value-type="float" office:value="0.03125">
                <text:p>0.03125</text:p>
              </table:table-cell>
              <table:table-cell office:value-type="float" office:value="0.126">
                <text:p>0.126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0.131">
                <text:p>0.131</text:p>
              </table:table-cell>
              <table:table-cell office:value-type="float" office:value="0.03125">
                <text:p>0.03125</text:p>
              </table:table-cell>
              <table:table-cell office:value-type="float" office:value="0.114">
                <text:p>0.11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07">
                <text:p>0.07</text:p>
              </table:table-cell>
              <table:table-cell office:value-type="float" office:value="0.015625">
                <text:p>0.015625</text:p>
              </table:table-cell>
              <table:table-cell office:value-type="float" office:value="0.069">
                <text:p>0.069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71">
                <text:p>0.07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3">
                <text:p>0.1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8">
                <text:p>0.04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763cm" svg:y="0.316cm" chart:style-name="ch2">
          <text:p>HSQL zone - range 128, separate indexes</text:p>
        </chart:title>
        <chart:legend chart:legend-position="end" svg:x="12.751cm" svg:y="2.71cm" style:legend-expansion="high" chart:style-name="ch3"/>
        <chart:plot-area chart:style-name="ch4" table:cell-range-address="'enteucha-info'.F155:'enteucha-info'.F158 'enteucha-info'.H155:'enteucha-info'.H158 'enteucha-info'.H162:'enteucha-info'.H165 'enteucha-info'.H169:'enteucha-info'.H172 'enteucha-info'.H176:'enteucha-info'.H179 'enteucha-info'.H183:'enteucha-info'.H186 'enteucha-info'.H190:'enteucha-info'.H193 'enteucha-info'.H197:'enteucha-info'.H200" chart:data-source-has-labels="row" svg:x="1.331cm" svg:y="1.275cm" svg:width="11.1cm" svg:height="6.57cm">
          <chartooo:coordinate-region svg:x="1.952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55:'enteucha-info'.H158" loext:label-string="&quot;Zone 0.5&quot;" chart:class="chart:scatter">
            <chart:domain table:cell-range-address="'enteucha-info'.F155:'enteucha-info'.F158"/>
            <chart:data-point chart:repeated="4"/>
          </chart:series>
          <chart:series chart:style-name="ch10" chart:values-cell-range-address="'enteucha-info'.H162:'enteucha-info'.H165" loext:label-string="&quot;Zone 0.25&quot;" chart:class="chart:scatter">
            <chart:domain table:cell-range-address="'enteucha-info'.F162:'enteucha-info'.F165"/>
            <chart:data-point chart:repeated="4"/>
          </chart:series>
          <chart:series chart:style-name="ch11" chart:values-cell-range-address="'enteucha-info'.H169:'enteucha-info'.H172" loext:label-string="&quot;Zone 0.125&quot;" chart:class="chart:scatter">
            <chart:domain table:cell-range-address="'enteucha-info'.F169:'enteucha-info'.F172"/>
            <chart:data-point chart:repeated="4"/>
          </chart:series>
          <chart:series chart:style-name="ch12" chart:values-cell-range-address="'enteucha-info'.H176:'enteucha-info'.H179" loext:label-string="&quot;Zone 0.0625&quot;" chart:class="chart:scatter">
            <chart:domain table:cell-range-address="'enteucha-info'.F176:'enteucha-info'.F179"/>
            <chart:data-point chart:repeated="4"/>
          </chart:series>
          <chart:series chart:style-name="ch13" chart:values-cell-range-address="'enteucha-info'.H183:'enteucha-info'.H186" loext:label-string="&quot;Zone 0.0312&quot;" chart:class="chart:scatter">
            <chart:domain table:cell-range-address="'enteucha-info'.F183:'enteucha-info'.F186"/>
            <chart:data-point chart:repeated="4"/>
          </chart:series>
          <chart:series chart:style-name="ch14" chart:values-cell-range-address="'enteucha-info'.H190:'enteucha-info'.H193" loext:label-string="&quot;Zone 0.0156&quot;" chart:class="chart:scatter">
            <chart:domain table:cell-range-address="'enteucha-info'.F190:'enteucha-info'.F193"/>
            <chart:data-point chart:repeated="4"/>
          </chart:series>
          <chart:series chart:style-name="ch15" chart:values-cell-range-address="'enteucha-info'.H197:'enteucha-info'.H200" loext:label-string="&quot;Zone 0.0078&quot;" chart:class="chart:scatter">
            <chart:domain table:cell-range-address="'enteucha-info'.F197:'enteucha-info'.F2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155:'enteucha-info'.F158</svg:desc>
                </draw:g>
              </table:table-cell>
              <table:table-cell office:value-type="float" office:value="21.439">
                <text:p>21.439</text:p>
                <draw:g>
                  <svg:desc>'enteucha-info'.H155:'enteucha-info'.H158</svg:desc>
                </draw:g>
              </table:table-cell>
              <table:table-cell office:value-type="float" office:value="0.0625">
                <text:p>0.0625</text:p>
                <draw:g>
                  <svg:desc>'enteucha-info'.F162:'enteucha-info'.F165</svg:desc>
                </draw:g>
              </table:table-cell>
              <table:table-cell office:value-type="float" office:value="11.284">
                <text:p>11.284</text:p>
                <draw:g>
                  <svg:desc>'enteucha-info'.H162:'enteucha-info'.H165</svg:desc>
                </draw:g>
              </table:table-cell>
              <table:table-cell office:value-type="float" office:value="0.0625">
                <text:p>0.0625</text:p>
                <draw:g>
                  <svg:desc>'enteucha-info'.F169:'enteucha-info'.F172</svg:desc>
                </draw:g>
              </table:table-cell>
              <table:table-cell office:value-type="float" office:value="5.226">
                <text:p>5.226</text:p>
                <draw:g>
                  <svg:desc>'enteucha-info'.H169:'enteucha-info'.H172</svg:desc>
                </draw:g>
              </table:table-cell>
              <table:table-cell office:value-type="float" office:value="0.0625">
                <text:p>0.0625</text:p>
                <draw:g>
                  <svg:desc>'enteucha-info'.F176:'enteucha-info'.F179</svg:desc>
                </draw:g>
              </table:table-cell>
              <table:table-cell office:value-type="float" office:value="3.702">
                <text:p>3.702</text:p>
                <draw:g>
                  <svg:desc>'enteucha-info'.H176:'enteucha-info'.H179</svg:desc>
                </draw:g>
              </table:table-cell>
              <table:table-cell office:value-type="float" office:value="0.0625">
                <text:p>0.0625</text:p>
                <draw:g>
                  <svg:desc>'enteucha-info'.F183:'enteucha-info'.F186</svg:desc>
                </draw:g>
              </table:table-cell>
              <table:table-cell office:value-type="float" office:value="1.427">
                <text:p>1.427</text:p>
                <draw:g>
                  <svg:desc>'enteucha-info'.H183:'enteucha-info'.H186</svg:desc>
                </draw:g>
              </table:table-cell>
              <table:table-cell office:value-type="float" office:value="0.0625">
                <text:p>0.0625</text:p>
                <draw:g>
                  <svg:desc>'enteucha-info'.F190:'enteucha-info'.F193</svg:desc>
                </draw:g>
              </table:table-cell>
              <table:table-cell office:value-type="float" office:value="2.228">
                <text:p>2.228</text:p>
                <draw:g>
                  <svg:desc>'enteucha-info'.H190:'enteucha-info'.H193</svg:desc>
                </draw:g>
              </table:table-cell>
              <table:table-cell office:value-type="float" office:value="0.0625">
                <text:p>0.0625</text:p>
                <draw:g>
                  <svg:desc>'enteucha-info'.F197:'enteucha-info'.F200</svg:desc>
                </draw:g>
              </table:table-cell>
              <table:table-cell office:value-type="float" office:value="1.491">
                <text:p>1.491</text:p>
                <draw:g>
                  <svg:desc>'enteucha-info'.H197:'enteucha-info'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21.042">
                <text:p>21.042</text:p>
              </table:table-cell>
              <table:table-cell office:value-type="float" office:value="0.03125">
                <text:p>0.03125</text:p>
              </table:table-cell>
              <table:table-cell office:value-type="float" office:value="11.226">
                <text:p>11.226</text:p>
              </table:table-cell>
              <table:table-cell office:value-type="float" office:value="0.03125">
                <text:p>0.03125</text:p>
              </table:table-cell>
              <table:table-cell office:value-type="float" office:value="5.472">
                <text:p>5.472</text:p>
              </table:table-cell>
              <table:table-cell office:value-type="float" office:value="0.03125">
                <text:p>0.03125</text:p>
              </table:table-cell>
              <table:table-cell office:value-type="float" office:value="2.222">
                <text:p>2.222</text:p>
              </table:table-cell>
              <table:table-cell office:value-type="float" office:value="0.03125">
                <text:p>0.03125</text:p>
              </table:table-cell>
              <table:table-cell office:value-type="float" office:value="1.228">
                <text:p>1.228</text:p>
              </table:table-cell>
              <table:table-cell office:value-type="float" office:value="0.03125">
                <text:p>0.03125</text:p>
              </table:table-cell>
              <table:table-cell office:value-type="float" office:value="1.929">
                <text:p>1.929</text:p>
              </table:table-cell>
              <table:table-cell office:value-type="float" office:value="0.03125">
                <text:p>0.0312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20.502">
                <text:p>20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1.235">
                <text:p>11.235</text:p>
              </table:table-cell>
              <table:table-cell office:value-type="float" office:value="0.015625">
                <text:p>0.015625</text:p>
              </table:table-cell>
              <table:table-cell office:value-type="float" office:value="5.607">
                <text:p>5.607</text:p>
              </table:table-cell>
              <table:table-cell office:value-type="float" office:value="0.015625">
                <text:p>0.015625</text:p>
              </table:table-cell>
              <table:table-cell office:value-type="float" office:value="2.216">
                <text:p>2.2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42">
                <text:p>1.142</text:p>
              </table:table-cell>
              <table:table-cell office:value-type="float" office:value="0.015625">
                <text:p>0.015625</text:p>
              </table:table-cell>
              <table:table-cell office:value-type="float" office:value="0.84">
                <text:p>0.84</text:p>
              </table:table-cell>
              <table:table-cell office:value-type="float" office:value="0.015625">
                <text:p>0.01562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20.545">
                <text:p>20.545</text:p>
              </table:table-cell>
              <table:table-cell office:value-type="float" office:value="0.0078125">
                <text:p>0.0078125</text:p>
              </table:table-cell>
              <table:table-cell office:value-type="float" office:value="11.225">
                <text:p>11.225</text:p>
              </table:table-cell>
              <table:table-cell office:value-type="float" office:value="0.0078125">
                <text:p>0.0078125</text:p>
              </table:table-cell>
              <table:table-cell office:value-type="float" office:value="5.613">
                <text:p>5.613</text:p>
              </table:table-cell>
              <table:table-cell office:value-type="float" office:value="0.0078125">
                <text:p>0.0078125</text:p>
              </table:table-cell>
              <table:table-cell office:value-type="float" office:value="2.22">
                <text:p>2.2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01">
                <text:p>1.1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97">
                <text:p>0.49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483cm" svg:y="0.316cm" chart:style-name="ch2">
          <text:p>HSQL HTMID - range 64</text:p>
        </chart:title>
        <chart:legend chart:legend-position="end" svg:x="12.751cm" svg:y="2.71cm" style:legend-expansion="high" chart:style-name="ch3"/>
        <chart:plot-area chart:style-name="ch4" table:cell-range-address="'enteucha-info'.F52:'enteucha-info'.F58 'enteucha-info'.H52:'enteucha-info'.H100" chart:data-source-has-labels="row" svg:x="1.331cm" svg:y="1.275cm" svg:width="11.1cm" svg:height="6.57cm">
          <chartooo:coordinate-region svg:x="1.767cm" svg:y="1.474cm" svg:width="10.424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2:'enteucha-info'.H58" loext:label-string="&quot;Zone 0.5&quot;" chart:class="chart:scatter">
            <chart:domain table:cell-range-address="'enteucha-info'.F52:'enteucha-info'.F58"/>
            <chart:data-point chart:repeated="7"/>
          </chart:series>
          <chart:series chart:style-name="ch10" chart:values-cell-range-address="'enteucha-info'.H59:'enteucha-info'.H65" loext:label-string="&quot;Zone 0.25&quot;" chart:class="chart:scatter">
            <chart:domain table:cell-range-address="'enteucha-info'.F59:'enteucha-info'.F65"/>
            <chart:data-point chart:repeated="7"/>
          </chart:series>
          <chart:series chart:style-name="ch11" chart:values-cell-range-address="'enteucha-info'.H66:'enteucha-info'.H72" loext:label-string="&quot;Zone 0.125&quot;" chart:class="chart:scatter">
            <chart:domain table:cell-range-address="'enteucha-info'.F66:'enteucha-info'.F72"/>
            <chart:data-point chart:repeated="7"/>
          </chart:series>
          <chart:series chart:style-name="ch12" chart:values-cell-range-address="'enteucha-info'.H73:'enteucha-info'.H79" loext:label-string="&quot;Zone 0.0625&quot;" chart:class="chart:scatter">
            <chart:domain table:cell-range-address="'enteucha-info'.F73:'enteucha-info'.F79"/>
            <chart:data-point chart:repeated="7"/>
          </chart:series>
          <chart:series chart:style-name="ch13" chart:values-cell-range-address="'enteucha-info'.H80:'enteucha-info'.H86" loext:label-string="&quot;Zone 0.0312&quot;" chart:class="chart:scatter">
            <chart:domain table:cell-range-address="'enteucha-info'.F80:'enteucha-info'.F86"/>
            <chart:data-point chart:repeated="7"/>
          </chart:series>
          <chart:series chart:style-name="ch14" chart:values-cell-range-address="'enteucha-info'.H87:'enteucha-info'.H93" loext:label-string="&quot;Zone 0.0156&quot;" chart:class="chart:scatter">
            <chart:domain table:cell-range-address="'enteucha-info'.F87:'enteucha-info'.F93"/>
            <chart:data-point chart:repeated="7"/>
          </chart:series>
          <chart:series chart:style-name="ch15" chart:values-cell-range-address="'enteucha-info'.H94:'enteucha-info'.H100" loext:label-string="&quot;Zone 0.0078&quot;" chart:class="chart:scatter">
            <chart:domain table:cell-range-address="'enteucha-info'.F94:'enteucha-info'.F1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52:'enteucha-info'.F58</svg:desc>
                </draw:g>
              </table:table-cell>
              <table:table-cell office:value-type="float" office:value="4.907">
                <text:p>4.907</text:p>
                <draw:g>
                  <svg:desc>'enteucha-info'.H52:'enteucha-info'.H58</svg:desc>
                </draw:g>
              </table:table-cell>
              <table:table-cell office:value-type="float" office:value="0.5">
                <text:p>0.5</text:p>
                <draw:g>
                  <svg:desc>'enteucha-info'.F59:'enteucha-info'.F65</svg:desc>
                </draw:g>
              </table:table-cell>
              <table:table-cell office:value-type="float" office:value="5.082">
                <text:p>5.082</text:p>
                <draw:g>
                  <svg:desc>'enteucha-info'.H59:'enteucha-info'.H65</svg:desc>
                </draw:g>
              </table:table-cell>
              <table:table-cell office:value-type="float" office:value="0.5">
                <text:p>0.5</text:p>
                <draw:g>
                  <svg:desc>'enteucha-info'.F66:'enteucha-info'.F72</svg:desc>
                </draw:g>
              </table:table-cell>
              <table:table-cell office:value-type="float" office:value="5.011">
                <text:p>5.011</text:p>
                <draw:g>
                  <svg:desc>'enteucha-info'.H66:'enteucha-info'.H72</svg:desc>
                </draw:g>
              </table:table-cell>
              <table:table-cell office:value-type="float" office:value="0.5">
                <text:p>0.5</text:p>
                <draw:g>
                  <svg:desc>'enteucha-info'.F73:'enteucha-info'.F79</svg:desc>
                </draw:g>
              </table:table-cell>
              <table:table-cell office:value-type="float" office:value="5.031">
                <text:p>5.031</text:p>
                <draw:g>
                  <svg:desc>'enteucha-info'.H73:'enteucha-info'.H79</svg:desc>
                </draw:g>
              </table:table-cell>
              <table:table-cell office:value-type="float" office:value="0.5">
                <text:p>0.5</text:p>
                <draw:g>
                  <svg:desc>'enteucha-info'.F80:'enteucha-info'.F86</svg:desc>
                </draw:g>
              </table:table-cell>
              <table:table-cell office:value-type="float" office:value="5.028">
                <text:p>5.028</text:p>
                <draw:g>
                  <svg:desc>'enteucha-info'.H80:'enteucha-info'.H86</svg:desc>
                </draw:g>
              </table:table-cell>
              <table:table-cell office:value-type="float" office:value="0.5">
                <text:p>0.5</text:p>
                <draw:g>
                  <svg:desc>'enteucha-info'.F87:'enteucha-info'.F93</svg:desc>
                </draw:g>
              </table:table-cell>
              <table:table-cell office:value-type="float" office:value="4.824">
                <text:p>4.824</text:p>
                <draw:g>
                  <svg:desc>'enteucha-info'.H87:'enteucha-info'.H93</svg:desc>
                </draw:g>
              </table:table-cell>
              <table:table-cell office:value-type="float" office:value="0.5">
                <text:p>0.5</text:p>
                <draw:g>
                  <svg:desc>'enteucha-info'.F94:'enteucha-info'.F100</svg:desc>
                </draw:g>
              </table:table-cell>
              <table:table-cell office:value-type="float" office:value="4.623">
                <text:p>4.623</text:p>
                <draw:g>
                  <svg:desc>'enteucha-info'.H94:'enteucha-info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.446">
                <text:p>1.446</text:p>
              </table:table-cell>
              <table:table-cell office:value-type="float" office:value="0.25">
                <text:p>0.25</text:p>
              </table:table-cell>
              <table:table-cell office:value-type="float" office:value="1.45">
                <text:p>1.45</text:p>
              </table:table-cell>
              <table:table-cell office:value-type="float" office:value="0.25">
                <text:p>0.25</text:p>
              </table:table-cell>
              <table:table-cell office:value-type="float" office:value="1.321">
                <text:p>1.321</text:p>
              </table:table-cell>
              <table:table-cell office:value-type="float" office:value="0.25">
                <text:p>0.25</text:p>
              </table:table-cell>
              <table:table-cell office:value-type="float" office:value="2.02">
                <text:p>2.02</text:p>
              </table:table-cell>
              <table:table-cell office:value-type="float" office:value="0.25">
                <text:p>0.25</text:p>
              </table:table-cell>
              <table:table-cell office:value-type="float" office:value="1.433">
                <text:p>1.433</text:p>
              </table:table-cell>
              <table:table-cell office:value-type="float" office:value="0.25">
                <text:p>0.25</text:p>
              </table:table-cell>
              <table:table-cell office:value-type="float" office:value="1.361">
                <text:p>1.361</text:p>
              </table:table-cell>
              <table:table-cell office:value-type="float" office:value="0.25">
                <text:p>0.25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52">
                <text:p>0.52</text:p>
              </table:table-cell>
              <table:table-cell office:value-type="float" office:value="0.125">
                <text:p>0.125</text:p>
              </table:table-cell>
              <table:table-cell office:value-type="float" office:value="0.463">
                <text:p>0.463</text:p>
              </table:table-cell>
              <table:table-cell office:value-type="float" office:value="0.125">
                <text:p>0.125</text:p>
              </table:table-cell>
              <table:table-cell office:value-type="float" office:value="0.423">
                <text:p>0.423</text:p>
              </table:table-cell>
              <table:table-cell office:value-type="float" office:value="0.125">
                <text:p>0.125</text:p>
              </table:table-cell>
              <table:table-cell office:value-type="float" office:value="0.786">
                <text:p>0.786</text:p>
              </table:table-cell>
              <table:table-cell office:value-type="float" office:value="0.125">
                <text:p>0.125</text:p>
              </table:table-cell>
              <table:table-cell office:value-type="float" office:value="0.45">
                <text:p>0.45</text:p>
              </table:table-cell>
              <table:table-cell office:value-type="float" office:value="0.125">
                <text:p>0.125</text:p>
              </table:table-cell>
              <table:table-cell office:value-type="float" office:value="0.445">
                <text:p>0.445</text:p>
              </table:table-cell>
              <table:table-cell office:value-type="float" office:value="0.125">
                <text:p>0.12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318">
                <text:p>0.318</text:p>
              </table:table-cell>
              <table:table-cell office:value-type="float" office:value="0.0625">
                <text:p>0.0625</text:p>
              </table:table-cell>
              <table:table-cell office:value-type="float" office:value="0.182">
                <text:p>0.182</text:p>
              </table:table-cell>
              <table:table-cell office:value-type="float" office:value="0.0625">
                <text:p>0.0625</text:p>
              </table:table-cell>
              <table:table-cell office:value-type="float" office:value="0.162">
                <text:p>0.162</text:p>
              </table:table-cell>
              <table:table-cell office:value-type="float" office:value="0.0625">
                <text:p>0.0625</text:p>
              </table:table-cell>
              <table:table-cell office:value-type="float" office:value="0.248">
                <text:p>0.248</text:p>
              </table:table-cell>
              <table:table-cell office:value-type="float" office:value="0.0625">
                <text:p>0.0625</text:p>
              </table:table-cell>
              <table:table-cell office:value-type="float" office:value="0.181">
                <text:p>0.181</text:p>
              </table:table-cell>
              <table:table-cell office:value-type="float" office:value="0.0625">
                <text:p>0.0625</text:p>
              </table:table-cell>
              <table:table-cell office:value-type="float" office:value="0.322">
                <text:p>0.322</text:p>
              </table:table-cell>
              <table:table-cell office:value-type="float" office:value="0.0625">
                <text:p>0.0625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094">
                <text:p>0.094</text:p>
              </table:table-cell>
              <table:table-cell office:value-type="float" office:value="0.03125">
                <text:p>0.03125</text:p>
              </table:table-cell>
              <table:table-cell office:value-type="float" office:value="0.096">
                <text:p>0.096</text:p>
              </table:table-cell>
              <table:table-cell office:value-type="float" office:value="0.03125">
                <text:p>0.03125</text:p>
              </table:table-cell>
              <table:table-cell office:value-type="float" office:value="0.084">
                <text:p>0.08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  <table:table-cell office:value-type="float" office:value="0.03125">
                <text:p>0.03125</text:p>
              </table:table-cell>
              <table:table-cell office:value-type="float" office:value="0.099">
                <text:p>0.099</text:p>
              </table:table-cell>
              <table:table-cell office:value-type="float" office:value="0.03125">
                <text:p>0.03125</text:p>
              </table:table-cell>
              <table:table-cell office:value-type="float" office:value="0.217">
                <text:p>0.217</text:p>
              </table:table-cell>
              <table:table-cell office:value-type="float" office:value="0.03125">
                <text:p>0.0312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52">
                <text:p>0.052</text:p>
              </table:table-cell>
              <table:table-cell office:value-type="float" office:value="0.015625">
                <text:p>0.015625</text:p>
              </table:table-cell>
              <table:table-cell office:value-type="float" office:value="0.093">
                <text:p>0.093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8">
                <text:p>0.08</text:p>
              </table:table-cell>
              <table:table-cell office:value-type="float" office:value="0.015625">
                <text:p>0.01562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4">
                <text:p>0.05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4">
                <text:p>0.04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3">
                <text:p>0.0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5">
                <text:p>0.05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882cm" svg:y="0.316cm" chart:style-name="ch2">
          <text:p>HSQL zone - range 64, separate indexes</text:p>
        </chart:title>
        <chart:legend chart:legend-position="end" svg:x="12.751cm" svg:y="2.71cm" style:legend-expansion="high" chart:style-name="ch3"/>
        <chart:plot-area chart:style-name="ch4" table:cell-range-address="'enteucha-info'.F205:'enteucha-info'.F208 'enteucha-info'.H205:'enteucha-info'.H208 'enteucha-info'.H212:'enteucha-info'.H215 'enteucha-info'.H219:'enteucha-info'.H222 'enteucha-info'.H226:'enteucha-info'.H229 'enteucha-info'.H233:'enteucha-info'.H236 'enteucha-info'.H240:'enteucha-info'.H243 'enteucha-info'.H247:'enteucha-info'.H250" chart:data-source-has-labels="row" svg:x="1.331cm" svg:y="1.275cm" svg:width="11.1cm" svg:height="6.57cm">
          <chartooo:coordinate-region svg:x="1.952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05:'enteucha-info'.H208" loext:label-string="&quot;Zone 0.5&quot;" chart:class="chart:scatter">
            <chart:domain table:cell-range-address="'enteucha-info'.F205:'enteucha-info'.F208"/>
            <chart:data-point chart:repeated="4"/>
          </chart:series>
          <chart:series chart:style-name="ch10" chart:values-cell-range-address="'enteucha-info'.H212:'enteucha-info'.H215" loext:label-string="&quot;Zone 0.25&quot;" chart:class="chart:scatter">
            <chart:domain table:cell-range-address="'enteucha-info'.F212:'enteucha-info'.F215"/>
            <chart:data-point chart:repeated="4"/>
          </chart:series>
          <chart:series chart:style-name="ch11" chart:values-cell-range-address="'enteucha-info'.H219:'enteucha-info'.H222" loext:label-string="&quot;Zone 0.125&quot;" chart:class="chart:scatter">
            <chart:domain table:cell-range-address="'enteucha-info'.F219:'enteucha-info'.F222"/>
            <chart:data-point chart:repeated="4"/>
          </chart:series>
          <chart:series chart:style-name="ch12" chart:values-cell-range-address="'enteucha-info'.H226:'enteucha-info'.H229" loext:label-string="&quot;Zone 0.0625&quot;" chart:class="chart:scatter">
            <chart:domain table:cell-range-address="'enteucha-info'.F226:'enteucha-info'.F229"/>
            <chart:data-point chart:repeated="4"/>
          </chart:series>
          <chart:series chart:style-name="ch13" chart:values-cell-range-address="'enteucha-info'.H233:'enteucha-info'.H236" loext:label-string="&quot;Zone 0.0312&quot;" chart:class="chart:scatter">
            <chart:domain table:cell-range-address="'enteucha-info'.F233:'enteucha-info'.F236"/>
            <chart:data-point chart:repeated="4"/>
          </chart:series>
          <chart:series chart:style-name="ch14" chart:values-cell-range-address="'enteucha-info'.H240:'enteucha-info'.H243" loext:label-string="&quot;Zone 0.0156&quot;" chart:class="chart:scatter">
            <chart:domain table:cell-range-address="'enteucha-info'.F240:'enteucha-info'.F243"/>
            <chart:data-point chart:repeated="4"/>
          </chart:series>
          <chart:series chart:style-name="ch15" chart:values-cell-range-address="'enteucha-info'.H247:'enteucha-info'.H250" loext:label-string="&quot;Zone 0.0078&quot;" chart:class="chart:scatter">
            <chart:domain table:cell-range-address="'enteucha-info'.F247:'enteucha-info'.F2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205:'enteucha-info'.F208</svg:desc>
                </draw:g>
              </table:table-cell>
              <table:table-cell office:value-type="float" office:value="38.042">
                <text:p>38.042</text:p>
                <draw:g>
                  <svg:desc>'enteucha-info'.H205:'enteucha-info'.H208</svg:desc>
                </draw:g>
              </table:table-cell>
              <table:table-cell office:value-type="float" office:value="0.0625">
                <text:p>0.0625</text:p>
                <draw:g>
                  <svg:desc>'enteucha-info'.F212:'enteucha-info'.F215</svg:desc>
                </draw:g>
              </table:table-cell>
              <table:table-cell office:value-type="float" office:value="NaN">
                <text:p>NaN</text:p>
                <draw:g>
                  <svg:desc>'enteucha-info'.H212:'enteucha-info'.H215</svg:desc>
                </draw:g>
              </table:table-cell>
              <table:table-cell office:value-type="float" office:value="0.0625">
                <text:p>0.0625</text:p>
                <draw:g>
                  <svg:desc>'enteucha-info'.F219:'enteucha-info'.F222</svg:desc>
                </draw:g>
              </table:table-cell>
              <table:table-cell office:value-type="float" office:value="6.429">
                <text:p>6.429</text:p>
                <draw:g>
                  <svg:desc>'enteucha-info'.H219:'enteucha-info'.H222</svg:desc>
                </draw:g>
              </table:table-cell>
              <table:table-cell office:value-type="float" office:value="0.0625">
                <text:p>0.0625</text:p>
                <draw:g>
                  <svg:desc>'enteucha-info'.F226:'enteucha-info'.F229</svg:desc>
                </draw:g>
              </table:table-cell>
              <table:table-cell office:value-type="float" office:value="4.308">
                <text:p>4.308</text:p>
                <draw:g>
                  <svg:desc>'enteucha-info'.H226:'enteucha-info'.H229</svg:desc>
                </draw:g>
              </table:table-cell>
              <table:table-cell office:value-type="float" office:value="0.0625">
                <text:p>0.0625</text:p>
                <draw:g>
                  <svg:desc>'enteucha-info'.F233:'enteucha-info'.F236</svg:desc>
                </draw:g>
              </table:table-cell>
              <table:table-cell office:value-type="float" office:value="4.496">
                <text:p>4.496</text:p>
                <draw:g>
                  <svg:desc>'enteucha-info'.H233:'enteucha-info'.H236</svg:desc>
                </draw:g>
              </table:table-cell>
              <table:table-cell office:value-type="float" office:value="0.0625">
                <text:p>0.0625</text:p>
                <draw:g>
                  <svg:desc>'enteucha-info'.F240:'enteucha-info'.F243</svg:desc>
                </draw:g>
              </table:table-cell>
              <table:table-cell office:value-type="float" office:value="3.708">
                <text:p>3.708</text:p>
                <draw:g>
                  <svg:desc>'enteucha-info'.H240:'enteucha-info'.H243</svg:desc>
                </draw:g>
              </table:table-cell>
              <table:table-cell office:value-type="float" office:value="0.0625">
                <text:p>0.0625</text:p>
                <draw:g>
                  <svg:desc>'enteucha-info'.F247:'enteucha-info'.F250</svg:desc>
                </draw:g>
              </table:table-cell>
              <table:table-cell office:value-type="float" office:value="3.946">
                <text:p>3.946</text:p>
                <draw:g>
                  <svg:desc>'enteucha-info'.H247:'enteucha-info'.H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9.518">
                <text:p>39.518</text:p>
              </table:table-cell>
              <table:table-cell office:value-type="float" office:value="0.03125">
                <text:p>0.03125</text:p>
              </table:table-cell>
              <table:table-cell office:value-type="float" office:value="16.343">
                <text:p>16.343</text:p>
              </table:table-cell>
              <table:table-cell office:value-type="float" office:value="0.03125">
                <text:p>0.03125</text:p>
              </table:table-cell>
              <table:table-cell office:value-type="float" office:value="6.148">
                <text:p>6.148</text:p>
              </table:table-cell>
              <table:table-cell office:value-type="float" office:value="0.03125">
                <text:p>0.03125</text:p>
              </table:table-cell>
              <table:table-cell office:value-type="float" office:value="2.795">
                <text:p>2.795</text:p>
              </table:table-cell>
              <table:table-cell office:value-type="float" office:value="0.03125">
                <text:p>0.03125</text:p>
              </table:table-cell>
              <table:table-cell office:value-type="float" office:value="2.543">
                <text:p>2.543</text:p>
              </table:table-cell>
              <table:table-cell office:value-type="float" office:value="0.03125">
                <text:p>0.03125</text:p>
              </table:table-cell>
              <table:table-cell office:value-type="float" office:value="1.432">
                <text:p>1.432</text:p>
              </table:table-cell>
              <table:table-cell office:value-type="float" office:value="0.03125">
                <text:p>0.031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39.993">
                <text:p>39.993</text:p>
              </table:table-cell>
              <table:table-cell office:value-type="float" office:value="0.015625">
                <text:p>0.015625</text:p>
              </table:table-cell>
              <table:table-cell office:value-type="float" office:value="18.705">
                <text:p>18.705</text:p>
              </table:table-cell>
              <table:table-cell office:value-type="float" office:value="0.015625">
                <text:p>0.015625</text:p>
              </table:table-cell>
              <table:table-cell office:value-type="float" office:value="6.099">
                <text:p>6.099</text:p>
              </table:table-cell>
              <table:table-cell office:value-type="float" office:value="0.015625">
                <text:p>0.015625</text:p>
              </table:table-cell>
              <table:table-cell office:value-type="float" office:value="2.824">
                <text:p>2.824</text:p>
              </table:table-cell>
              <table:table-cell office:value-type="float" office:value="0.015625">
                <text:p>0.015625</text:p>
              </table:table-cell>
              <table:table-cell office:value-type="float" office:value="1.498">
                <text:p>1.498</text:p>
              </table:table-cell>
              <table:table-cell office:value-type="float" office:value="0.015625">
                <text:p>0.015625</text:p>
              </table:table-cell>
              <table:table-cell office:value-type="float" office:value="1.33">
                <text:p>1.33</text:p>
              </table:table-cell>
              <table:table-cell office:value-type="float" office:value="0.015625">
                <text:p>0.01562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39.495">
                <text:p>39.495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192">
                <text:p>13.192</text:p>
              </table:table-cell>
              <table:table-cell office:value-type="float" office:value="0.0078125">
                <text:p>0.0078125</text:p>
              </table:table-cell>
              <table:table-cell office:value-type="float" office:value="6.097">
                <text:p>6.097</text:p>
              </table:table-cell>
              <table:table-cell office:value-type="float" office:value="0.0078125">
                <text:p>0.0078125</text:p>
              </table:table-cell>
              <table:table-cell office:value-type="float" office:value="2.796">
                <text:p>2.7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3">
                <text:p>1.5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61">
                <text:p>1.1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882cm" svg:y="0.316cm" chart:style-name="ch2">
          <text:p>HSQL zone - range 32, separate indexes</text:p>
        </chart:title>
        <chart:legend chart:legend-position="end" svg:x="12.751cm" svg:y="2.71cm" style:legend-expansion="high" chart:style-name="ch3"/>
        <chart:plot-area chart:style-name="ch4" table:cell-range-address="'enteucha-info'.F255:'enteucha-info'.F258 'enteucha-info'.H255:'enteucha-info'.H258 'enteucha-info'.H262:'enteucha-info'.H265 'enteucha-info'.H269:'enteucha-info'.H272 'enteucha-info'.H276:'enteucha-info'.H279 'enteucha-info'.H283:'enteucha-info'.H286 'enteucha-info'.H290:'enteucha-info'.H293 'enteucha-info'.H297:'enteucha-info'.H300" chart:data-source-has-labels="row" svg:x="1.331cm" svg:y="1.275cm" svg:width="11.1cm" svg:height="6.57cm">
          <chartooo:coordinate-region svg:x="1.952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55:'enteucha-info'.H258" loext:label-string="&quot;Zone 0.5&quot;" chart:class="chart:scatter">
            <chart:domain table:cell-range-address="'enteucha-info'.F255:'enteucha-info'.F258"/>
            <chart:data-point chart:repeated="4"/>
          </chart:series>
          <chart:series chart:style-name="ch10" chart:values-cell-range-address="'enteucha-info'.H262:'enteucha-info'.H265" loext:label-string="&quot;Zone 0.25&quot;" chart:class="chart:scatter">
            <chart:domain table:cell-range-address="'enteucha-info'.F262:'enteucha-info'.F265"/>
            <chart:data-point chart:repeated="4"/>
          </chart:series>
          <chart:series chart:style-name="ch11" chart:values-cell-range-address="'enteucha-info'.H269:'enteucha-info'.H272" loext:label-string="&quot;Zone 0.125&quot;" chart:class="chart:scatter">
            <chart:domain table:cell-range-address="'enteucha-info'.F269:'enteucha-info'.F272"/>
            <chart:data-point chart:repeated="4"/>
          </chart:series>
          <chart:series chart:style-name="ch12" chart:values-cell-range-address="'enteucha-info'.H276:'enteucha-info'.H279" loext:label-string="&quot;Zone 0.0625&quot;" chart:class="chart:scatter">
            <chart:domain table:cell-range-address="'enteucha-info'.F276:'enteucha-info'.F279"/>
            <chart:data-point chart:repeated="4"/>
          </chart:series>
          <chart:series chart:style-name="ch13" chart:values-cell-range-address="'enteucha-info'.H283:'enteucha-info'.H286" loext:label-string="&quot;Zone 0.0312&quot;" chart:class="chart:scatter">
            <chart:domain table:cell-range-address="'enteucha-info'.F283:'enteucha-info'.F286"/>
            <chart:data-point chart:repeated="4"/>
          </chart:series>
          <chart:series chart:style-name="ch14" chart:values-cell-range-address="'enteucha-info'.H290:'enteucha-info'.H293" loext:label-string="&quot;Zone 0.0156&quot;" chart:class="chart:scatter">
            <chart:domain table:cell-range-address="'enteucha-info'.F290:'enteucha-info'.F293"/>
            <chart:data-point chart:repeated="4"/>
          </chart:series>
          <chart:series chart:style-name="ch15" chart:values-cell-range-address="'enteucha-info'.H297:'enteucha-info'.H300" loext:label-string="&quot;Zone 0.0078&quot;" chart:class="chart:scatter">
            <chart:domain table:cell-range-address="'enteucha-info'.F297:'enteucha-info'.F3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255:'enteucha-info'.F258</svg:desc>
                </draw:g>
              </table:table-cell>
              <table:table-cell office:value-type="float" office:value="80.424">
                <text:p>80.424</text:p>
                <draw:g>
                  <svg:desc>'enteucha-info'.H255:'enteucha-info'.H258</svg:desc>
                </draw:g>
              </table:table-cell>
              <table:table-cell office:value-type="float" office:value="0.0625">
                <text:p>0.0625</text:p>
                <draw:g>
                  <svg:desc>'enteucha-info'.F262:'enteucha-info'.F265</svg:desc>
                </draw:g>
              </table:table-cell>
              <table:table-cell office:value-type="float" office:value="42.821">
                <text:p>42.821</text:p>
                <draw:g>
                  <svg:desc>'enteucha-info'.H262:'enteucha-info'.H265</svg:desc>
                </draw:g>
              </table:table-cell>
              <table:table-cell office:value-type="float" office:value="0.0625">
                <text:p>0.0625</text:p>
                <draw:g>
                  <svg:desc>'enteucha-info'.F269:'enteucha-info'.F272</svg:desc>
                </draw:g>
              </table:table-cell>
              <table:table-cell office:value-type="float" office:value="15.092">
                <text:p>15.092</text:p>
                <draw:g>
                  <svg:desc>'enteucha-info'.H269:'enteucha-info'.H272</svg:desc>
                </draw:g>
              </table:table-cell>
              <table:table-cell office:value-type="float" office:value="0.0625">
                <text:p>0.0625</text:p>
                <draw:g>
                  <svg:desc>'enteucha-info'.F276:'enteucha-info'.F279</svg:desc>
                </draw:g>
              </table:table-cell>
              <table:table-cell office:value-type="float" office:value="9.143">
                <text:p>9.143</text:p>
                <draw:g>
                  <svg:desc>'enteucha-info'.H276:'enteucha-info'.H279</svg:desc>
                </draw:g>
              </table:table-cell>
              <table:table-cell office:value-type="float" office:value="0.0625">
                <text:p>0.0625</text:p>
                <draw:g>
                  <svg:desc>'enteucha-info'.F283:'enteucha-info'.F286</svg:desc>
                </draw:g>
              </table:table-cell>
              <table:table-cell office:value-type="float" office:value="9.231">
                <text:p>9.231</text:p>
                <draw:g>
                  <svg:desc>'enteucha-info'.H283:'enteucha-info'.H286</svg:desc>
                </draw:g>
              </table:table-cell>
              <table:table-cell office:value-type="float" office:value="0.0625">
                <text:p>0.0625</text:p>
                <draw:g>
                  <svg:desc>'enteucha-info'.F290:'enteucha-info'.F293</svg:desc>
                </draw:g>
              </table:table-cell>
              <table:table-cell office:value-type="float" office:value="6.862">
                <text:p>6.862</text:p>
                <draw:g>
                  <svg:desc>'enteucha-info'.H290:'enteucha-info'.H293</svg:desc>
                </draw:g>
              </table:table-cell>
              <table:table-cell office:value-type="float" office:value="0.0625">
                <text:p>0.0625</text:p>
                <draw:g>
                  <svg:desc>'enteucha-info'.F297:'enteucha-info'.F300</svg:desc>
                </draw:g>
              </table:table-cell>
              <table:table-cell office:value-type="float" office:value="6.821">
                <text:p>6.821</text:p>
                <draw:g>
                  <svg:desc>'enteucha-info'.H297:'enteucha-info'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73.287">
                <text:p>73.287</text:p>
              </table:table-cell>
              <table:table-cell office:value-type="float" office:value="0.03125">
                <text:p>0.03125</text:p>
              </table:table-cell>
              <table:table-cell office:value-type="float" office:value="41.868">
                <text:p>41.868</text:p>
              </table:table-cell>
              <table:table-cell office:value-type="float" office:value="0.03125">
                <text:p>0.03125</text:p>
              </table:table-cell>
              <table:table-cell office:value-type="float" office:value="15.132">
                <text:p>15.132</text:p>
              </table:table-cell>
              <table:table-cell office:value-type="float" office:value="0.03125">
                <text:p>0.03125</text:p>
              </table:table-cell>
              <table:table-cell office:value-type="float" office:value="5.83">
                <text:p>5.83</text:p>
              </table:table-cell>
              <table:table-cell office:value-type="float" office:value="0.03125">
                <text:p>0.03125</text:p>
              </table:table-cell>
              <table:table-cell office:value-type="float" office:value="5.409">
                <text:p>5.409</text:p>
              </table:table-cell>
              <table:table-cell office:value-type="float" office:value="0.03125">
                <text:p>0.03125</text:p>
              </table:table-cell>
              <table:table-cell office:value-type="float" office:value="3.921">
                <text:p>3.921</text:p>
              </table:table-cell>
              <table:table-cell office:value-type="float" office:value="0.03125">
                <text:p>0.03125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74.707">
                <text:p>74.707</text:p>
              </table:table-cell>
              <table:table-cell office:value-type="float" office:value="0.015625">
                <text:p>0.015625</text:p>
              </table:table-cell>
              <table:table-cell office:value-type="float" office:value="42.825">
                <text:p>42.825</text:p>
              </table:table-cell>
              <table:table-cell office:value-type="float" office:value="0.015625">
                <text:p>0.015625</text:p>
              </table:table-cell>
              <table:table-cell office:value-type="float" office:value="15.11">
                <text:p>15.11</text:p>
              </table:table-cell>
              <table:table-cell office:value-type="float" office:value="0.015625">
                <text:p>0.015625</text:p>
              </table:table-cell>
              <table:table-cell office:value-type="float" office:value="6.045">
                <text:p>6.045</text:p>
              </table:table-cell>
              <table:table-cell office:value-type="float" office:value="0.015625">
                <text:p>0.015625</text:p>
              </table:table-cell>
              <table:table-cell office:value-type="float" office:value="3.505">
                <text:p>3.505</text:p>
              </table:table-cell>
              <table:table-cell office:value-type="float" office:value="0.015625">
                <text:p>0.015625</text:p>
              </table:table-cell>
              <table:table-cell office:value-type="float" office:value="2.242">
                <text:p>2.242</text:p>
              </table:table-cell>
              <table:table-cell office:value-type="float" office:value="0.015625">
                <text:p>0.015625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75.163">
                <text:p>75.163</text:p>
              </table:table-cell>
              <table:table-cell office:value-type="float" office:value="0.0078125">
                <text:p>0.0078125</text:p>
              </table:table-cell>
              <table:table-cell office:value-type="float" office:value="42.803">
                <text:p>42.8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256">
                <text:p>14.25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889">
                <text:p>5.889</text:p>
              </table:table-cell>
              <table:table-cell office:value-type="float" office:value="0.0078125">
                <text:p>0.0078125</text:p>
              </table:table-cell>
              <table:table-cell office:value-type="float" office:value="3.51">
                <text:p>3.5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96">
                <text:p>1.2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44">
                <text:p>1.2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908cm" svg:y="0.316cm" chart:style-name="ch2">
          <text:p>HSQL zone - range 128, combined index</text:p>
        </chart:title>
        <chart:legend chart:legend-position="end" svg:x="12.751cm" svg:y="2.71cm" style:legend-expansion="high" chart:style-name="ch3"/>
        <chart:plot-area chart:style-name="ch4" table:cell-range-address="'enteucha-info'.F305:'enteucha-info'.F308 'enteucha-info'.H305:'enteucha-info'.H308 'enteucha-info'.H312:'enteucha-info'.H315 'enteucha-info'.H319:'enteucha-info'.H322 'enteucha-info'.H326:'enteucha-info'.H329 'enteucha-info'.H333:'enteucha-info'.H336 'enteucha-info'.H340:'enteucha-info'.H343 'enteucha-info'.H347:'enteucha-info'.H350" chart:data-source-has-labels="row" svg:x="1.331cm" svg:y="1.275cm" svg:width="11.1cm" svg:height="6.57cm">
          <chartooo:coordinate-region svg:x="1.767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05:'enteucha-info'.H308" loext:label-string="&quot;Zone 0.5&quot;" chart:class="chart:scatter">
            <chart:domain table:cell-range-address="'enteucha-info'.F305:'enteucha-info'.F308"/>
            <chart:data-point chart:repeated="4"/>
          </chart:series>
          <chart:series chart:style-name="ch10" chart:values-cell-range-address="'enteucha-info'.H312:'enteucha-info'.H315" loext:label-string="&quot;Zone 0.25&quot;" chart:class="chart:scatter">
            <chart:domain table:cell-range-address="'enteucha-info'.F312:'enteucha-info'.F315"/>
            <chart:data-point chart:repeated="4"/>
          </chart:series>
          <chart:series chart:style-name="ch11" chart:values-cell-range-address="'enteucha-info'.H319:'enteucha-info'.H322" loext:label-string="&quot;Zone 0.125&quot;" chart:class="chart:scatter">
            <chart:domain table:cell-range-address="'enteucha-info'.F319:'enteucha-info'.F322"/>
            <chart:data-point chart:repeated="4"/>
          </chart:series>
          <chart:series chart:style-name="ch12" chart:values-cell-range-address="'enteucha-info'.H326:'enteucha-info'.H329" loext:label-string="&quot;Zone 0.0625&quot;" chart:class="chart:scatter">
            <chart:domain table:cell-range-address="'enteucha-info'.F326:'enteucha-info'.F329"/>
            <chart:data-point chart:repeated="4"/>
          </chart:series>
          <chart:series chart:style-name="ch13" chart:values-cell-range-address="'enteucha-info'.H333:'enteucha-info'.H336" loext:label-string="&quot;Zone 0.0312&quot;" chart:class="chart:scatter">
            <chart:domain table:cell-range-address="'enteucha-info'.F333:'enteucha-info'.F336"/>
            <chart:data-point chart:repeated="4"/>
          </chart:series>
          <chart:series chart:style-name="ch14" chart:values-cell-range-address="'enteucha-info'.H340:'enteucha-info'.H343" loext:label-string="&quot;Zone 0.0156&quot;" chart:class="chart:scatter">
            <chart:domain table:cell-range-address="'enteucha-info'.F340:'enteucha-info'.F343"/>
            <chart:data-point chart:repeated="4"/>
          </chart:series>
          <chart:series chart:style-name="ch15" chart:values-cell-range-address="'enteucha-info'.H347:'enteucha-info'.H350" loext:label-string="&quot;Zone 0.0078&quot;" chart:class="chart:scatter">
            <chart:domain table:cell-range-address="'enteucha-info'.F347:'enteucha-info'.F3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305:'enteucha-info'.F308</svg:desc>
                </draw:g>
              </table:table-cell>
              <table:table-cell office:value-type="float" office:value="13.528">
                <text:p>13.528</text:p>
                <draw:g>
                  <svg:desc>'enteucha-info'.H305:'enteucha-info'.H308</svg:desc>
                </draw:g>
              </table:table-cell>
              <table:table-cell office:value-type="float" office:value="0.0625">
                <text:p>0.0625</text:p>
                <draw:g>
                  <svg:desc>'enteucha-info'.F312:'enteucha-info'.F315</svg:desc>
                </draw:g>
              </table:table-cell>
              <table:table-cell office:value-type="float" office:value="7.221">
                <text:p>7.221</text:p>
                <draw:g>
                  <svg:desc>'enteucha-info'.H312:'enteucha-info'.H315</svg:desc>
                </draw:g>
              </table:table-cell>
              <table:table-cell office:value-type="float" office:value="0.0625">
                <text:p>0.0625</text:p>
                <draw:g>
                  <svg:desc>'enteucha-info'.F319:'enteucha-info'.F322</svg:desc>
                </draw:g>
              </table:table-cell>
              <table:table-cell office:value-type="float" office:value="3.5">
                <text:p>3.5</text:p>
                <draw:g>
                  <svg:desc>'enteucha-info'.H319:'enteucha-info'.H322</svg:desc>
                </draw:g>
              </table:table-cell>
              <table:table-cell office:value-type="float" office:value="0.0625">
                <text:p>0.0625</text:p>
                <draw:g>
                  <svg:desc>'enteucha-info'.F326:'enteucha-info'.F329</svg:desc>
                </draw:g>
              </table:table-cell>
              <table:table-cell office:value-type="float" office:value="2.15">
                <text:p>2.15</text:p>
                <draw:g>
                  <svg:desc>'enteucha-info'.H326:'enteucha-info'.H329</svg:desc>
                </draw:g>
              </table:table-cell>
              <table:table-cell office:value-type="float" office:value="0.0625">
                <text:p>0.0625</text:p>
                <draw:g>
                  <svg:desc>'enteucha-info'.F333:'enteucha-info'.F336</svg:desc>
                </draw:g>
              </table:table-cell>
              <table:table-cell office:value-type="float" office:value="1.545">
                <text:p>1.545</text:p>
                <draw:g>
                  <svg:desc>'enteucha-info'.H333:'enteucha-info'.H336</svg:desc>
                </draw:g>
              </table:table-cell>
              <table:table-cell office:value-type="float" office:value="0.0625">
                <text:p>0.0625</text:p>
                <draw:g>
                  <svg:desc>'enteucha-info'.F340:'enteucha-info'.F343</svg:desc>
                </draw:g>
              </table:table-cell>
              <table:table-cell office:value-type="float" office:value="2.426">
                <text:p>2.426</text:p>
                <draw:g>
                  <svg:desc>'enteucha-info'.H340:'enteucha-info'.H343</svg:desc>
                </draw:g>
              </table:table-cell>
              <table:table-cell office:value-type="float" office:value="0.0625">
                <text:p>0.0625</text:p>
                <draw:g>
                  <svg:desc>'enteucha-info'.F347:'enteucha-info'.F350</svg:desc>
                </draw:g>
              </table:table-cell>
              <table:table-cell office:value-type="float" office:value="1.241">
                <text:p>1.241</text:p>
                <draw:g>
                  <svg:desc>'enteucha-info'.H347:'enteucha-info'.H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2.311">
                <text:p>12.311</text:p>
              </table:table-cell>
              <table:table-cell office:value-type="float" office:value="0.03125">
                <text:p>0.03125</text:p>
              </table:table-cell>
              <table:table-cell office:value-type="float" office:value="7.21">
                <text:p>7.21</text:p>
              </table:table-cell>
              <table:table-cell office:value-type="float" office:value="0.03125">
                <text:p>0.03125</text:p>
              </table:table-cell>
              <table:table-cell office:value-type="float" office:value="3.491">
                <text:p>3.491</text:p>
              </table:table-cell>
              <table:table-cell office:value-type="float" office:value="0.03125">
                <text:p>0.03125</text:p>
              </table:table-cell>
              <table:table-cell office:value-type="float" office:value="1.379">
                <text:p>1.379</text:p>
              </table:table-cell>
              <table:table-cell office:value-type="float" office:value="0.03125">
                <text:p>0.03125</text:p>
              </table:table-cell>
              <table:table-cell office:value-type="float" office:value="1.358">
                <text:p>1.358</text:p>
              </table:table-cell>
              <table:table-cell office:value-type="float" office:value="0.03125">
                <text:p>0.03125</text:p>
              </table:table-cell>
              <table:table-cell office:value-type="float" office:value="2.019">
                <text:p>2.019</text:p>
              </table:table-cell>
              <table:table-cell office:value-type="float" office:value="0.03125">
                <text:p>0.0312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12.117">
                <text:p>12.117</text:p>
              </table:table-cell>
              <table:table-cell office:value-type="float" office:value="0.015625">
                <text:p>0.015625</text:p>
              </table:table-cell>
              <table:table-cell office:value-type="float" office:value="6.812">
                <text:p>6.812</text:p>
              </table:table-cell>
              <table:table-cell office:value-type="float" office:value="0.015625">
                <text:p>0.015625</text:p>
              </table:table-cell>
              <table:table-cell office:value-type="float" office:value="3.489">
                <text:p>3.489</text:p>
              </table:table-cell>
              <table:table-cell office:value-type="float" office:value="0.015625">
                <text:p>0.015625</text:p>
              </table:table-cell>
              <table:table-cell office:value-type="float" office:value="1.399">
                <text:p>1.399</text:p>
              </table:table-cell>
              <table:table-cell office:value-type="float" office:value="0.015625">
                <text:p>0.015625</text:p>
              </table:table-cell>
              <table:table-cell office:value-type="float" office:value="1.213">
                <text:p>1.213</text:p>
              </table:table-cell>
              <table:table-cell office:value-type="float" office:value="0.015625">
                <text:p>0.015625</text:p>
              </table:table-cell>
              <table:table-cell office:value-type="float" office:value="1.436">
                <text:p>1.436</text:p>
              </table:table-cell>
              <table:table-cell office:value-type="float" office:value="0.015625">
                <text:p>0.01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566">
                <text:p>12.56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918">
                <text:p>5.91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89">
                <text:p>3.48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2">
                <text:p>1.31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06">
                <text:p>1.2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65">
                <text:p>0.9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027cm" svg:y="0.316cm" chart:style-name="ch2">
          <text:p>HSQL zone - range 64, combined index</text:p>
        </chart:title>
        <chart:legend chart:legend-position="end" svg:x="12.751cm" svg:y="2.71cm" style:legend-expansion="high" chart:style-name="ch3"/>
        <chart:plot-area chart:style-name="ch4" table:cell-range-address="'enteucha-info'.F355:'enteucha-info'.F358 'enteucha-info'.H355:'enteucha-info'.H358 'enteucha-info'.H362:'enteucha-info'.H365 'enteucha-info'.H369:'enteucha-info'.H372 'enteucha-info'.H376:'enteucha-info'.H379 'enteucha-info'.H383:'enteucha-info'.H386 'enteucha-info'.H390:'enteucha-info'.H393 'enteucha-info'.H397:'enteucha-info'.H400" chart:data-source-has-labels="row" svg:x="1.331cm" svg:y="1.275cm" svg:width="11.1cm" svg:height="6.57cm">
          <chartooo:coordinate-region svg:x="1.952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55:'enteucha-info'.H358" loext:label-string="&quot;Zone 0.5&quot;" chart:class="chart:scatter">
            <chart:domain table:cell-range-address="'enteucha-info'.F355:'enteucha-info'.F358"/>
            <chart:data-point chart:repeated="4"/>
          </chart:series>
          <chart:series chart:style-name="ch10" chart:values-cell-range-address="'enteucha-info'.H362:'enteucha-info'.H365" loext:label-string="&quot;Zone 0.25&quot;" chart:class="chart:scatter">
            <chart:domain table:cell-range-address="'enteucha-info'.F362:'enteucha-info'.F365"/>
            <chart:data-point chart:repeated="4"/>
          </chart:series>
          <chart:series chart:style-name="ch11" chart:values-cell-range-address="'enteucha-info'.H369:'enteucha-info'.H372" loext:label-string="&quot;Zone 0.125&quot;" chart:class="chart:scatter">
            <chart:domain table:cell-range-address="'enteucha-info'.F369:'enteucha-info'.F372"/>
            <chart:data-point chart:repeated="4"/>
          </chart:series>
          <chart:series chart:style-name="ch12" chart:values-cell-range-address="'enteucha-info'.H376:'enteucha-info'.H379" loext:label-string="&quot;Zone 0.0625&quot;" chart:class="chart:scatter">
            <chart:domain table:cell-range-address="'enteucha-info'.F376:'enteucha-info'.F379"/>
            <chart:data-point chart:repeated="4"/>
          </chart:series>
          <chart:series chart:style-name="ch13" chart:values-cell-range-address="'enteucha-info'.H383:'enteucha-info'.H386" loext:label-string="&quot;Zone 0.0312&quot;" chart:class="chart:scatter">
            <chart:domain table:cell-range-address="'enteucha-info'.F383:'enteucha-info'.F386"/>
            <chart:data-point chart:repeated="4"/>
          </chart:series>
          <chart:series chart:style-name="ch14" chart:values-cell-range-address="'enteucha-info'.H390:'enteucha-info'.H393" loext:label-string="&quot;Zone 0.0156&quot;" chart:class="chart:scatter">
            <chart:domain table:cell-range-address="'enteucha-info'.F390:'enteucha-info'.F393"/>
            <chart:data-point chart:repeated="4"/>
          </chart:series>
          <chart:series chart:style-name="ch15" chart:values-cell-range-address="'enteucha-info'.H397:'enteucha-info'.H400" loext:label-string="&quot;Zone 0.0078&quot;" chart:class="chart:scatter">
            <chart:domain table:cell-range-address="'enteucha-info'.F397:'enteucha-info'.F4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355:'enteucha-info'.F358</svg:desc>
                </draw:g>
              </table:table-cell>
              <table:table-cell office:value-type="float" office:value="32.71">
                <text:p>32.71</text:p>
                <draw:g>
                  <svg:desc>'enteucha-info'.H355:'enteucha-info'.H358</svg:desc>
                </draw:g>
              </table:table-cell>
              <table:table-cell office:value-type="float" office:value="0.0625">
                <text:p>0.0625</text:p>
                <draw:g>
                  <svg:desc>'enteucha-info'.F362:'enteucha-info'.F365</svg:desc>
                </draw:g>
              </table:table-cell>
              <table:table-cell office:value-type="float" office:value="14.074">
                <text:p>14.074</text:p>
                <draw:g>
                  <svg:desc>'enteucha-info'.H362:'enteucha-info'.H365</svg:desc>
                </draw:g>
              </table:table-cell>
              <table:table-cell office:value-type="float" office:value="0.0625">
                <text:p>0.0625</text:p>
                <draw:g>
                  <svg:desc>'enteucha-info'.F369:'enteucha-info'.F372</svg:desc>
                </draw:g>
              </table:table-cell>
              <table:table-cell office:value-type="float" office:value="6.92">
                <text:p>6.92</text:p>
                <draw:g>
                  <svg:desc>'enteucha-info'.H369:'enteucha-info'.H372</svg:desc>
                </draw:g>
              </table:table-cell>
              <table:table-cell office:value-type="float" office:value="0.0625">
                <text:p>0.0625</text:p>
                <draw:g>
                  <svg:desc>'enteucha-info'.F376:'enteucha-info'.F379</svg:desc>
                </draw:g>
              </table:table-cell>
              <table:table-cell office:value-type="float" office:value="4.821">
                <text:p>4.821</text:p>
                <draw:g>
                  <svg:desc>'enteucha-info'.H376:'enteucha-info'.H379</svg:desc>
                </draw:g>
              </table:table-cell>
              <table:table-cell office:value-type="float" office:value="0.0625">
                <text:p>0.0625</text:p>
                <draw:g>
                  <svg:desc>'enteucha-info'.F383:'enteucha-info'.F386</svg:desc>
                </draw:g>
              </table:table-cell>
              <table:table-cell office:value-type="float" office:value="4.373">
                <text:p>4.373</text:p>
                <draw:g>
                  <svg:desc>'enteucha-info'.H383:'enteucha-info'.H386</svg:desc>
                </draw:g>
              </table:table-cell>
              <table:table-cell office:value-type="float" office:value="0.0625">
                <text:p>0.0625</text:p>
                <draw:g>
                  <svg:desc>'enteucha-info'.F390:'enteucha-info'.F393</svg:desc>
                </draw:g>
              </table:table-cell>
              <table:table-cell office:value-type="float" office:value="4.425">
                <text:p>4.425</text:p>
                <draw:g>
                  <svg:desc>'enteucha-info'.H390:'enteucha-info'.H393</svg:desc>
                </draw:g>
              </table:table-cell>
              <table:table-cell office:value-type="float" office:value="0.0625">
                <text:p>0.0625</text:p>
                <draw:g>
                  <svg:desc>'enteucha-info'.F397:'enteucha-info'.F400</svg:desc>
                </draw:g>
              </table:table-cell>
              <table:table-cell office:value-type="float" office:value="3.196">
                <text:p>3.196</text:p>
                <draw:g>
                  <svg:desc>'enteucha-info'.H397:'enteucha-info'.H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2.613">
                <text:p>32.613</text:p>
              </table:table-cell>
              <table:table-cell office:value-type="float" office:value="0.03125">
                <text:p>0.03125</text:p>
              </table:table-cell>
              <table:table-cell office:value-type="float" office:value="14.345">
                <text:p>14.345</text:p>
              </table:table-cell>
              <table:table-cell office:value-type="float" office:value="0.03125">
                <text:p>0.03125</text:p>
              </table:table-cell>
              <table:table-cell office:value-type="float" office:value="7.064">
                <text:p>7.064</text:p>
              </table:table-cell>
              <table:table-cell office:value-type="float" office:value="0.03125">
                <text:p>0.03125</text:p>
              </table:table-cell>
              <table:table-cell office:value-type="float" office:value="3.01">
                <text:p>3.01</text:p>
              </table:table-cell>
              <table:table-cell office:value-type="float" office:value="0.03125">
                <text:p>0.03125</text:p>
              </table:table-cell>
              <table:table-cell office:value-type="float" office:value="2.482">
                <text:p>2.482</text:p>
              </table:table-cell>
              <table:table-cell office:value-type="float" office:value="0.03125">
                <text:p>0.03125</text:p>
              </table:table-cell>
              <table:table-cell office:value-type="float" office:value="1.509">
                <text:p>1.509</text:p>
              </table:table-cell>
              <table:table-cell office:value-type="float" office:value="0.03125">
                <text:p>0.0312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35.969">
                <text:p>35.969</text:p>
              </table:table-cell>
              <table:table-cell office:value-type="float" office:value="0.015625">
                <text:p>0.015625</text:p>
              </table:table-cell>
              <table:table-cell office:value-type="float" office:value="14.08">
                <text:p>14.08</text:p>
              </table:table-cell>
              <table:table-cell office:value-type="float" office:value="0.015625">
                <text:p>0.015625</text:p>
              </table:table-cell>
              <table:table-cell office:value-type="float" office:value="6.504">
                <text:p>6.504</text:p>
              </table:table-cell>
              <table:table-cell office:value-type="float" office:value="0.015625">
                <text:p>0.015625</text:p>
              </table:table-cell>
              <table:table-cell office:value-type="float" office:value="2.906">
                <text:p>2.906</text:p>
              </table:table-cell>
              <table:table-cell office:value-type="float" office:value="0.015625">
                <text:p>0.015625</text:p>
              </table:table-cell>
              <table:table-cell office:value-type="float" office:value="1.475">
                <text:p>1.475</text:p>
              </table:table-cell>
              <table:table-cell office:value-type="float" office:value="0.015625">
                <text:p>0.015625</text:p>
              </table:table-cell>
              <table:table-cell office:value-type="float" office:value="1.314">
                <text:p>1.314</text:p>
              </table:table-cell>
              <table:table-cell office:value-type="float" office:value="0.015625">
                <text:p>0.015625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37.374">
                <text:p>37.3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596">
                <text:p>13.596</text:p>
              </table:table-cell>
              <table:table-cell office:value-type="float" office:value="0.0078125">
                <text:p>0.0078125</text:p>
              </table:table-cell>
              <table:table-cell office:value-type="float" office:value="6.133">
                <text:p>6.133</text:p>
              </table:table-cell>
              <table:table-cell office:value-type="float" office:value="0.0078125">
                <text:p>0.0078125</text:p>
              </table:table-cell>
              <table:table-cell office:value-type="float" office:value="3.607">
                <text:p>3.60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69">
                <text:p>1.46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73">
                <text:p>1.1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027cm" svg:y="0.316cm" chart:style-name="ch2">
          <text:p>HSQL zone - range 32, combined index</text:p>
        </chart:title>
        <chart:legend chart:legend-position="end" svg:x="12.751cm" svg:y="2.71cm" style:legend-expansion="high" chart:style-name="ch3"/>
        <chart:plot-area chart:style-name="ch4" table:cell-range-address="'enteucha-info'.F405:'enteucha-info'.F408 'enteucha-info'.H405:'enteucha-info'.H408 'enteucha-info'.H412:'enteucha-info'.H415 'enteucha-info'.H419:'enteucha-info'.H422 'enteucha-info'.H426:'enteucha-info'.H429 'enteucha-info'.H433:'enteucha-info'.H436 'enteucha-info'.H440:'enteucha-info'.H443 'enteucha-info'.H447:'enteucha-info'.H450" chart:data-source-has-labels="row" svg:x="1.331cm" svg:y="1.275cm" svg:width="11.1cm" svg:height="6.57cm">
          <chartooo:coordinate-region svg:x="1.952cm" svg:y="1.474cm" svg:width="9.961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05:'enteucha-info'.H408" loext:label-string="&quot;Zone 0.5&quot;" chart:class="chart:scatter">
            <chart:domain table:cell-range-address="'enteucha-info'.F405:'enteucha-info'.F408"/>
            <chart:data-point chart:repeated="4"/>
          </chart:series>
          <chart:series chart:style-name="ch10" chart:values-cell-range-address="'enteucha-info'.H412:'enteucha-info'.H415" loext:label-string="&quot;Zone 0.25&quot;" chart:class="chart:scatter">
            <chart:domain table:cell-range-address="'enteucha-info'.F412:'enteucha-info'.F415"/>
            <chart:data-point chart:repeated="4"/>
          </chart:series>
          <chart:series chart:style-name="ch11" chart:values-cell-range-address="'enteucha-info'.H419:'enteucha-info'.H422" loext:label-string="&quot;Zone 0.125&quot;" chart:class="chart:scatter">
            <chart:domain table:cell-range-address="'enteucha-info'.F419:'enteucha-info'.F422"/>
            <chart:data-point chart:repeated="4"/>
          </chart:series>
          <chart:series chart:style-name="ch12" chart:values-cell-range-address="'enteucha-info'.H426:'enteucha-info'.H429" loext:label-string="&quot;Zone 0.0625&quot;" chart:class="chart:scatter">
            <chart:domain table:cell-range-address="'enteucha-info'.F426:'enteucha-info'.F429"/>
            <chart:data-point chart:repeated="4"/>
          </chart:series>
          <chart:series chart:style-name="ch13" chart:values-cell-range-address="'enteucha-info'.H433:'enteucha-info'.H436" loext:label-string="&quot;Zone 0.0312&quot;" chart:class="chart:scatter">
            <chart:domain table:cell-range-address="'enteucha-info'.F433:'enteucha-info'.F436"/>
            <chart:data-point chart:repeated="4"/>
          </chart:series>
          <chart:series chart:style-name="ch14" chart:values-cell-range-address="'enteucha-info'.H440:'enteucha-info'.H443" loext:label-string="&quot;Zone 0.0156&quot;" chart:class="chart:scatter">
            <chart:domain table:cell-range-address="'enteucha-info'.F440:'enteucha-info'.F443"/>
            <chart:data-point chart:repeated="4"/>
          </chart:series>
          <chart:series chart:style-name="ch15" chart:values-cell-range-address="'enteucha-info'.H447:'enteucha-info'.H450" loext:label-string="&quot;Zone 0.0078&quot;" chart:class="chart:scatter">
            <chart:domain table:cell-range-address="'enteucha-info'.F447:'enteucha-info'.F4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405:'enteucha-info'.F408</svg:desc>
                </draw:g>
              </table:table-cell>
              <table:table-cell office:value-type="float" office:value="83.395">
                <text:p>83.395</text:p>
                <draw:g>
                  <svg:desc>'enteucha-info'.H405:'enteucha-info'.H408</svg:desc>
                </draw:g>
              </table:table-cell>
              <table:table-cell office:value-type="float" office:value="0.0625">
                <text:p>0.0625</text:p>
                <draw:g>
                  <svg:desc>'enteucha-info'.F412:'enteucha-info'.F415</svg:desc>
                </draw:g>
              </table:table-cell>
              <table:table-cell office:value-type="float" office:value="32.502">
                <text:p>32.502</text:p>
                <draw:g>
                  <svg:desc>'enteucha-info'.H412:'enteucha-info'.H415</svg:desc>
                </draw:g>
              </table:table-cell>
              <table:table-cell office:value-type="float" office:value="0.0625">
                <text:p>0.0625</text:p>
                <draw:g>
                  <svg:desc>'enteucha-info'.F419:'enteucha-info'.F422</svg:desc>
                </draw:g>
              </table:table-cell>
              <table:table-cell office:value-type="float" office:value="12.48">
                <text:p>12.48</text:p>
                <draw:g>
                  <svg:desc>'enteucha-info'.H419:'enteucha-info'.H422</svg:desc>
                </draw:g>
              </table:table-cell>
              <table:table-cell office:value-type="float" office:value="0.0625">
                <text:p>0.0625</text:p>
                <draw:g>
                  <svg:desc>'enteucha-info'.F426:'enteucha-info'.F429</svg:desc>
                </draw:g>
              </table:table-cell>
              <table:table-cell office:value-type="float" office:value="10.645">
                <text:p>10.645</text:p>
                <draw:g>
                  <svg:desc>'enteucha-info'.H426:'enteucha-info'.H429</svg:desc>
                </draw:g>
              </table:table-cell>
              <table:table-cell office:value-type="float" office:value="0.0625">
                <text:p>0.0625</text:p>
                <draw:g>
                  <svg:desc>'enteucha-info'.F433:'enteucha-info'.F436</svg:desc>
                </draw:g>
              </table:table-cell>
              <table:table-cell office:value-type="float" office:value="9.224">
                <text:p>9.224</text:p>
                <draw:g>
                  <svg:desc>'enteucha-info'.H433:'enteucha-info'.H436</svg:desc>
                </draw:g>
              </table:table-cell>
              <table:table-cell office:value-type="float" office:value="0.0625">
                <text:p>0.0625</text:p>
                <draw:g>
                  <svg:desc>'enteucha-info'.F440:'enteucha-info'.F443</svg:desc>
                </draw:g>
              </table:table-cell>
              <table:table-cell office:value-type="float" office:value="6.894">
                <text:p>6.894</text:p>
                <draw:g>
                  <svg:desc>'enteucha-info'.H440:'enteucha-info'.H443</svg:desc>
                </draw:g>
              </table:table-cell>
              <table:table-cell office:value-type="float" office:value="0.0625">
                <text:p>0.0625</text:p>
                <draw:g>
                  <svg:desc>'enteucha-info'.F447:'enteucha-info'.F450</svg:desc>
                </draw:g>
              </table:table-cell>
              <table:table-cell office:value-type="float" office:value="6.61">
                <text:p>6.61</text:p>
                <draw:g>
                  <svg:desc>'enteucha-info'.H447:'enteucha-info'.H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82.231">
                <text:p>82.231</text:p>
              </table:table-cell>
              <table:table-cell office:value-type="float" office:value="0.03125">
                <text:p>0.03125</text:p>
              </table:table-cell>
              <table:table-cell office:value-type="float" office:value="31.474">
                <text:p>31.474</text:p>
              </table:table-cell>
              <table:table-cell office:value-type="float" office:value="0.03125">
                <text:p>0.03125</text:p>
              </table:table-cell>
              <table:table-cell office:value-type="float" office:value="12.894">
                <text:p>12.894</text:p>
              </table:table-cell>
              <table:table-cell office:value-type="float" office:value="0.03125">
                <text:p>0.03125</text:p>
              </table:table-cell>
              <table:table-cell office:value-type="float" office:value="6.472">
                <text:p>6.472</text:p>
              </table:table-cell>
              <table:table-cell office:value-type="float" office:value="0.03125">
                <text:p>0.03125</text:p>
              </table:table-cell>
              <table:table-cell office:value-type="float" office:value="5.402">
                <text:p>5.402</text:p>
              </table:table-cell>
              <table:table-cell office:value-type="float" office:value="0.03125">
                <text:p>0.03125</text:p>
              </table:table-cell>
              <table:table-cell office:value-type="float" office:value="3.738">
                <text:p>3.738</text:p>
              </table:table-cell>
              <table:table-cell office:value-type="float" office:value="0.03125">
                <text:p>0.031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100.737">
                <text:p>100.737</text:p>
              </table:table-cell>
              <table:table-cell office:value-type="float" office:value="0.015625">
                <text:p>0.015625</text:p>
              </table:table-cell>
              <table:table-cell office:value-type="float" office:value="32.854">
                <text:p>32.854</text:p>
              </table:table-cell>
              <table:table-cell office:value-type="float" office:value="0.015625">
                <text:p>0.015625</text:p>
              </table:table-cell>
              <table:table-cell office:value-type="float" office:value="13.909">
                <text:p>13.909</text:p>
              </table:table-cell>
              <table:table-cell office:value-type="float" office:value="0.015625">
                <text:p>0.015625</text:p>
              </table:table-cell>
              <table:table-cell office:value-type="float" office:value="6.933">
                <text:p>6.933</text:p>
              </table:table-cell>
              <table:table-cell office:value-type="float" office:value="0.015625">
                <text:p>0.015625</text:p>
              </table:table-cell>
              <table:table-cell office:value-type="float" office:value="3.474">
                <text:p>3.474</text:p>
              </table:table-cell>
              <table:table-cell office:value-type="float" office:value="0.015625">
                <text:p>0.015625</text:p>
              </table:table-cell>
              <table:table-cell office:value-type="float" office:value="2.086">
                <text:p>2.086</text:p>
              </table:table-cell>
              <table:table-cell office:value-type="float" office:value="0.015625">
                <text:p>0.015625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74.445">
                <text:p>74.445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032">
                <text:p>34.032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524">
                <text:p>14.524</text:p>
              </table:table-cell>
              <table:table-cell office:value-type="float" office:value="0.0078125">
                <text:p>0.0078125</text:p>
              </table:table-cell>
              <table:table-cell office:value-type="float" office:value="6.637">
                <text:p>6.63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74">
                <text:p>3.4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38">
                <text:p>1.238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94">
                <text:p>1.09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027cm" svg:y="0.316cm" chart:style-name="ch2">
          <text:p>HSQL zone - range 128, complex index</text:p>
        </chart:title>
        <chart:legend chart:legend-position="end" svg:x="12.751cm" svg:y="2.71cm" style:legend-expansion="high" chart:style-name="ch3"/>
        <chart:plot-area chart:style-name="ch4" table:cell-range-address="'enteucha-info'.F455:'enteucha-info'.F458 'enteucha-info'.H455:'enteucha-info'.H458 'enteucha-info'.H462:'enteucha-info'.H465 'enteucha-info'.H469:'enteucha-info'.H472 'enteucha-info'.H476:'enteucha-info'.H479 'enteucha-info'.H483:'enteucha-info'.H486 'enteucha-info'.H490:'enteucha-info'.H493 'enteucha-info'.H497:'enteucha-info'.H500" chart:data-source-has-labels="row" svg:x="1.331cm" svg:y="1.275cm" svg:width="11.1cm" svg:height="6.57cm">
          <chartooo:coordinate-region svg:x="1.767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55:'enteucha-info'.H458" loext:label-string="&quot;Zone 0.5&quot;" chart:class="chart:scatter">
            <chart:domain table:cell-range-address="'enteucha-info'.F455:'enteucha-info'.F458"/>
            <chart:data-point chart:repeated="4"/>
          </chart:series>
          <chart:series chart:style-name="ch10" chart:values-cell-range-address="'enteucha-info'.H462:'enteucha-info'.H465" loext:label-string="&quot;Zone 0.25&quot;" chart:class="chart:scatter">
            <chart:domain table:cell-range-address="'enteucha-info'.F462:'enteucha-info'.F465"/>
            <chart:data-point chart:repeated="4"/>
          </chart:series>
          <chart:series chart:style-name="ch11" chart:values-cell-range-address="'enteucha-info'.H469:'enteucha-info'.H472" loext:label-string="&quot;Zone 0.125&quot;" chart:class="chart:scatter">
            <chart:domain table:cell-range-address="'enteucha-info'.F469:'enteucha-info'.F472"/>
            <chart:data-point chart:repeated="4"/>
          </chart:series>
          <chart:series chart:style-name="ch12" chart:values-cell-range-address="'enteucha-info'.H476:'enteucha-info'.H479" loext:label-string="&quot;Zone 0.0625&quot;" chart:class="chart:scatter">
            <chart:domain table:cell-range-address="'enteucha-info'.F476:'enteucha-info'.F479"/>
            <chart:data-point chart:repeated="4"/>
          </chart:series>
          <chart:series chart:style-name="ch13" chart:values-cell-range-address="'enteucha-info'.H483:'enteucha-info'.H486" loext:label-string="&quot;Zone 0.0312&quot;" chart:class="chart:scatter">
            <chart:domain table:cell-range-address="'enteucha-info'.F483:'enteucha-info'.F486"/>
            <chart:data-point chart:repeated="4"/>
          </chart:series>
          <chart:series chart:style-name="ch14" chart:values-cell-range-address="'enteucha-info'.H490:'enteucha-info'.H493" loext:label-string="&quot;Zone 0.0156&quot;" chart:class="chart:scatter">
            <chart:domain table:cell-range-address="'enteucha-info'.F490:'enteucha-info'.F493"/>
            <chart:data-point chart:repeated="4"/>
          </chart:series>
          <chart:series chart:style-name="ch15" chart:values-cell-range-address="'enteucha-info'.H497:'enteucha-info'.H500" loext:label-string="&quot;Zone 0.0078&quot;" chart:class="chart:scatter">
            <chart:domain table:cell-range-address="'enteucha-info'.F497:'enteucha-info'.F5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455:'enteucha-info'.F458</svg:desc>
                </draw:g>
              </table:table-cell>
              <table:table-cell office:value-type="float" office:value="13.963">
                <text:p>13.963</text:p>
                <draw:g>
                  <svg:desc>'enteucha-info'.H455:'enteucha-info'.H458</svg:desc>
                </draw:g>
              </table:table-cell>
              <table:table-cell office:value-type="float" office:value="0.0625">
                <text:p>0.0625</text:p>
                <draw:g>
                  <svg:desc>'enteucha-info'.F462:'enteucha-info'.F465</svg:desc>
                </draw:g>
              </table:table-cell>
              <table:table-cell office:value-type="float" office:value="5.768">
                <text:p>5.768</text:p>
                <draw:g>
                  <svg:desc>'enteucha-info'.H462:'enteucha-info'.H465</svg:desc>
                </draw:g>
              </table:table-cell>
              <table:table-cell office:value-type="float" office:value="0.0625">
                <text:p>0.0625</text:p>
                <draw:g>
                  <svg:desc>'enteucha-info'.F469:'enteucha-info'.F472</svg:desc>
                </draw:g>
              </table:table-cell>
              <table:table-cell office:value-type="float" office:value="3.485">
                <text:p>3.485</text:p>
                <draw:g>
                  <svg:desc>'enteucha-info'.H469:'enteucha-info'.H472</svg:desc>
                </draw:g>
              </table:table-cell>
              <table:table-cell office:value-type="float" office:value="0.0625">
                <text:p>0.0625</text:p>
                <draw:g>
                  <svg:desc>'enteucha-info'.F476:'enteucha-info'.F479</svg:desc>
                </draw:g>
              </table:table-cell>
              <table:table-cell office:value-type="float" office:value="2.444">
                <text:p>2.444</text:p>
                <draw:g>
                  <svg:desc>'enteucha-info'.H476:'enteucha-info'.H479</svg:desc>
                </draw:g>
              </table:table-cell>
              <table:table-cell office:value-type="float" office:value="0.0625">
                <text:p>0.0625</text:p>
                <draw:g>
                  <svg:desc>'enteucha-info'.F483:'enteucha-info'.F486</svg:desc>
                </draw:g>
              </table:table-cell>
              <table:table-cell office:value-type="float" office:value="1.271">
                <text:p>1.271</text:p>
                <draw:g>
                  <svg:desc>'enteucha-info'.H483:'enteucha-info'.H486</svg:desc>
                </draw:g>
              </table:table-cell>
              <table:table-cell office:value-type="float" office:value="0.0625">
                <text:p>0.0625</text:p>
                <draw:g>
                  <svg:desc>'enteucha-info'.F490:'enteucha-info'.F493</svg:desc>
                </draw:g>
              </table:table-cell>
              <table:table-cell office:value-type="float" office:value="1.21">
                <text:p>1.21</text:p>
                <draw:g>
                  <svg:desc>'enteucha-info'.H490:'enteucha-info'.H493</svg:desc>
                </draw:g>
              </table:table-cell>
              <table:table-cell office:value-type="float" office:value="0.0625">
                <text:p>0.0625</text:p>
                <draw:g>
                  <svg:desc>'enteucha-info'.F497:'enteucha-info'.F500</svg:desc>
                </draw:g>
              </table:table-cell>
              <table:table-cell office:value-type="float" office:value="1.363">
                <text:p>1.363</text:p>
                <draw:g>
                  <svg:desc>'enteucha-info'.H497:'enteucha-info'.H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13.288">
                <text:p>13.288</text:p>
              </table:table-cell>
              <table:table-cell office:value-type="float" office:value="0.03125">
                <text:p>0.03125</text:p>
              </table:table-cell>
              <table:table-cell office:value-type="float" office:value="5.767">
                <text:p>5.767</text:p>
              </table:table-cell>
              <table:table-cell office:value-type="float" office:value="0.03125">
                <text:p>0.03125</text:p>
              </table:table-cell>
              <table:table-cell office:value-type="float" office:value="3.47">
                <text:p>3.47</text:p>
              </table:table-cell>
              <table:table-cell office:value-type="float" office:value="0.03125">
                <text:p>0.03125</text:p>
              </table:table-cell>
              <table:table-cell office:value-type="float" office:value="1.467">
                <text:p>1.467</text:p>
              </table:table-cell>
              <table:table-cell office:value-type="float" office:value="0.03125">
                <text:p>0.03125</text:p>
              </table:table-cell>
              <table:table-cell office:value-type="float" office:value="1.115">
                <text:p>1.115</text:p>
              </table:table-cell>
              <table:table-cell office:value-type="float" office:value="0.03125">
                <text:p>0.03125</text:p>
              </table:table-cell>
              <table:table-cell office:value-type="float" office:value="1.011">
                <text:p>1.011</text:p>
              </table:table-cell>
              <table:table-cell office:value-type="float" office:value="0.03125">
                <text:p>0.03125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12.059">
                <text:p>12.059</text:p>
              </table:table-cell>
              <table:table-cell office:value-type="float" office:value="0.015625">
                <text:p>0.015625</text:p>
              </table:table-cell>
              <table:table-cell office:value-type="float" office:value="5.786">
                <text:p>5.786</text:p>
              </table:table-cell>
              <table:table-cell office:value-type="float" office:value="0.015625">
                <text:p>0.015625</text:p>
              </table:table-cell>
              <table:table-cell office:value-type="float" office:value="3.467">
                <text:p>3.467</text:p>
              </table:table-cell>
              <table:table-cell office:value-type="float" office:value="0.015625">
                <text:p>0.015625</text:p>
              </table:table-cell>
              <table:table-cell office:value-type="float" office:value="1.466">
                <text:p>1.466</text:p>
              </table:table-cell>
              <table:table-cell office:value-type="float" office:value="0.015625">
                <text:p>0.015625</text:p>
              </table:table-cell>
              <table:table-cell office:value-type="float" office:value="0.98">
                <text:p>0.98</text:p>
              </table:table-cell>
              <table:table-cell office:value-type="float" office:value="0.015625">
                <text:p>0.015625</text:p>
              </table:table-cell>
              <table:table-cell office:value-type="float" office:value="0.67">
                <text:p>0.67</text:p>
              </table:table-cell>
              <table:table-cell office:value-type="float" office:value="0.015625">
                <text:p>0.01562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11">
                <text:p>12.11</text:p>
              </table:table-cell>
              <table:table-cell office:value-type="float" office:value="0.0078125">
                <text:p>0.0078125</text:p>
              </table:table-cell>
              <table:table-cell office:value-type="float" office:value="5.776">
                <text:p>5.776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63">
                <text:p>3.46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1">
                <text:p>1.3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77">
                <text:p>0.97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33">
                <text:p>0.43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146cm" svg:y="0.316cm" chart:style-name="ch2">
          <text:p>HSQL zone - range 64, complex index</text:p>
        </chart:title>
        <chart:legend chart:legend-position="end" svg:x="12.751cm" svg:y="2.71cm" style:legend-expansion="high" chart:style-name="ch3"/>
        <chart:plot-area chart:style-name="ch4" table:cell-range-address="'enteucha-info'.F505:'enteucha-info'.F508 'enteucha-info'.H505:'enteucha-info'.H508 'enteucha-info'.H512:'enteucha-info'.H515 'enteucha-info'.H519:'enteucha-info'.H522 'enteucha-info'.H526:'enteucha-info'.H529 'enteucha-info'.H533:'enteucha-info'.H536 'enteucha-info'.H540:'enteucha-info'.H543 'enteucha-info'.H547:'enteucha-info'.H550" chart:data-source-has-labels="row" svg:x="1.331cm" svg:y="1.275cm" svg:width="11.1cm" svg:height="6.57cm">
          <chartooo:coordinate-region svg:x="1.952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05:'enteucha-info'.H508" loext:label-string="&quot;Zone 0.5&quot;" chart:class="chart:scatter">
            <chart:domain table:cell-range-address="'enteucha-info'.F505:'enteucha-info'.F508"/>
            <chart:data-point chart:repeated="4"/>
          </chart:series>
          <chart:series chart:style-name="ch10" chart:values-cell-range-address="'enteucha-info'.H512:'enteucha-info'.H515" loext:label-string="&quot;Zone 0.25&quot;" chart:class="chart:scatter">
            <chart:domain table:cell-range-address="'enteucha-info'.F512:'enteucha-info'.F515"/>
            <chart:data-point chart:repeated="4"/>
          </chart:series>
          <chart:series chart:style-name="ch11" chart:values-cell-range-address="'enteucha-info'.H519:'enteucha-info'.H522" loext:label-string="&quot;Zone 0.125&quot;" chart:class="chart:scatter">
            <chart:domain table:cell-range-address="'enteucha-info'.F519:'enteucha-info'.F522"/>
            <chart:data-point chart:repeated="4"/>
          </chart:series>
          <chart:series chart:style-name="ch12" chart:values-cell-range-address="'enteucha-info'.H526:'enteucha-info'.H529" loext:label-string="&quot;Zone 0.0625&quot;" chart:class="chart:scatter">
            <chart:domain table:cell-range-address="'enteucha-info'.F526:'enteucha-info'.F529"/>
            <chart:data-point chart:repeated="4"/>
          </chart:series>
          <chart:series chart:style-name="ch13" chart:values-cell-range-address="'enteucha-info'.H533:'enteucha-info'.H536" loext:label-string="&quot;Zone 0.0312&quot;" chart:class="chart:scatter">
            <chart:domain table:cell-range-address="'enteucha-info'.F533:'enteucha-info'.F536"/>
            <chart:data-point chart:repeated="4"/>
          </chart:series>
          <chart:series chart:style-name="ch14" chart:values-cell-range-address="'enteucha-info'.H540:'enteucha-info'.H543" loext:label-string="&quot;Zone 0.0156&quot;" chart:class="chart:scatter">
            <chart:domain table:cell-range-address="'enteucha-info'.F540:'enteucha-info'.F543"/>
            <chart:data-point chart:repeated="4"/>
          </chart:series>
          <chart:series chart:style-name="ch15" chart:values-cell-range-address="'enteucha-info'.H547:'enteucha-info'.H550" loext:label-string="&quot;Zone 0.0078&quot;" chart:class="chart:scatter">
            <chart:domain table:cell-range-address="'enteucha-info'.F547:'enteucha-info'.F5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505:'enteucha-info'.F508</svg:desc>
                </draw:g>
              </table:table-cell>
              <table:table-cell office:value-type="float" office:value="32.566">
                <text:p>32.566</text:p>
                <draw:g>
                  <svg:desc>'enteucha-info'.H505:'enteucha-info'.H508</svg:desc>
                </draw:g>
              </table:table-cell>
              <table:table-cell office:value-type="float" office:value="0.0625">
                <text:p>0.0625</text:p>
                <draw:g>
                  <svg:desc>'enteucha-info'.F512:'enteucha-info'.F515</svg:desc>
                </draw:g>
              </table:table-cell>
              <table:table-cell office:value-type="float" office:value="13.385">
                <text:p>13.385</text:p>
                <draw:g>
                  <svg:desc>'enteucha-info'.H512:'enteucha-info'.H515</svg:desc>
                </draw:g>
              </table:table-cell>
              <table:table-cell office:value-type="float" office:value="0.0625">
                <text:p>0.0625</text:p>
                <draw:g>
                  <svg:desc>'enteucha-info'.F519:'enteucha-info'.F522</svg:desc>
                </draw:g>
              </table:table-cell>
              <table:table-cell office:value-type="float" office:value="6.376">
                <text:p>6.376</text:p>
                <draw:g>
                  <svg:desc>'enteucha-info'.H519:'enteucha-info'.H522</svg:desc>
                </draw:g>
              </table:table-cell>
              <table:table-cell office:value-type="float" office:value="0.0625">
                <text:p>0.0625</text:p>
                <draw:g>
                  <svg:desc>'enteucha-info'.F526:'enteucha-info'.F529</svg:desc>
                </draw:g>
              </table:table-cell>
              <table:table-cell office:value-type="float" office:value="4.582">
                <text:p>4.582</text:p>
                <draw:g>
                  <svg:desc>'enteucha-info'.H526:'enteucha-info'.H529</svg:desc>
                </draw:g>
              </table:table-cell>
              <table:table-cell office:value-type="float" office:value="0.0625">
                <text:p>0.0625</text:p>
                <draw:g>
                  <svg:desc>'enteucha-info'.F533:'enteucha-info'.F536</svg:desc>
                </draw:g>
              </table:table-cell>
              <table:table-cell office:value-type="float" office:value="3.869">
                <text:p>3.869</text:p>
                <draw:g>
                  <svg:desc>'enteucha-info'.H533:'enteucha-info'.H536</svg:desc>
                </draw:g>
              </table:table-cell>
              <table:table-cell office:value-type="float" office:value="0.0625">
                <text:p>0.0625</text:p>
                <draw:g>
                  <svg:desc>'enteucha-info'.F540:'enteucha-info'.F543</svg:desc>
                </draw:g>
              </table:table-cell>
              <table:table-cell office:value-type="float" office:value="3.962">
                <text:p>3.962</text:p>
                <draw:g>
                  <svg:desc>'enteucha-info'.H540:'enteucha-info'.H543</svg:desc>
                </draw:g>
              </table:table-cell>
              <table:table-cell office:value-type="float" office:value="0.0625">
                <text:p>0.0625</text:p>
                <draw:g>
                  <svg:desc>'enteucha-info'.F547:'enteucha-info'.F550</svg:desc>
                </draw:g>
              </table:table-cell>
              <table:table-cell office:value-type="float" office:value="3.2">
                <text:p>3.2</text:p>
                <draw:g>
                  <svg:desc>'enteucha-info'.H547:'enteucha-info'.H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3.935">
                <text:p>33.935</text:p>
              </table:table-cell>
              <table:table-cell office:value-type="float" office:value="0.03125">
                <text:p>0.03125</text:p>
              </table:table-cell>
              <table:table-cell office:value-type="float" office:value="12.802">
                <text:p>12.802</text:p>
              </table:table-cell>
              <table:table-cell office:value-type="float" office:value="0.03125">
                <text:p>0.03125</text:p>
              </table:table-cell>
              <table:table-cell office:value-type="float" office:value="6.694">
                <text:p>6.694</text:p>
              </table:table-cell>
              <table:table-cell office:value-type="float" office:value="0.03125">
                <text:p>0.03125</text:p>
              </table:table-cell>
              <table:table-cell office:value-type="float" office:value="3.184">
                <text:p>3.184</text:p>
              </table:table-cell>
              <table:table-cell office:value-type="float" office:value="0.03125">
                <text:p>0.03125</text:p>
              </table:table-cell>
              <table:table-cell office:value-type="float" office:value="2.242">
                <text:p>2.242</text:p>
              </table:table-cell>
              <table:table-cell office:value-type="float" office:value="0.03125">
                <text:p>0.03125</text:p>
              </table:table-cell>
              <table:table-cell office:value-type="float" office:value="1.51">
                <text:p>1.51</text:p>
              </table:table-cell>
              <table:table-cell office:value-type="float" office:value="0.03125">
                <text:p>0.0312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33.999">
                <text:p>33.999</text:p>
              </table:table-cell>
              <table:table-cell office:value-type="float" office:value="0.015625">
                <text:p>0.015625</text:p>
              </table:table-cell>
              <table:table-cell office:value-type="float" office:value="14.101">
                <text:p>14.101</text:p>
              </table:table-cell>
              <table:table-cell office:value-type="float" office:value="0.015625">
                <text:p>0.015625</text:p>
              </table:table-cell>
              <table:table-cell office:value-type="float" office:value="7.038">
                <text:p>7.038</text:p>
              </table:table-cell>
              <table:table-cell office:value-type="float" office:value="0.015625">
                <text:p>0.015625</text:p>
              </table:table-cell>
              <table:table-cell office:value-type="float" office:value="3.421">
                <text:p>3.421</text:p>
              </table:table-cell>
              <table:table-cell office:value-type="float" office:value="0.015625">
                <text:p>0.015625</text:p>
              </table:table-cell>
              <table:table-cell office:value-type="float" office:value="1.427">
                <text:p>1.427</text:p>
              </table:table-cell>
              <table:table-cell office:value-type="float" office:value="0.015625">
                <text:p>0.015625</text:p>
              </table:table-cell>
              <table:table-cell office:value-type="float" office:value="1.315">
                <text:p>1.315</text:p>
              </table:table-cell>
              <table:table-cell office:value-type="float" office:value="0.015625">
                <text:p>0.015625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28">
                <text:p>34.28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915">
                <text:p>14.91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42">
                <text:p>6.942</text:p>
              </table:table-cell>
              <table:table-cell office:value-type="float" office:value="0.0078125">
                <text:p>0.0078125</text:p>
              </table:table-cell>
              <table:table-cell office:value-type="float" office:value="3.293">
                <text:p>3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61">
                <text:p>1.56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46">
                <text:p>1.14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146cm" svg:y="0.316cm" chart:style-name="ch2">
          <text:p>HSQL zone - range 32, complex index</text:p>
        </chart:title>
        <chart:legend chart:legend-position="end" svg:x="12.751cm" svg:y="2.71cm" style:legend-expansion="high" chart:style-name="ch3"/>
        <chart:plot-area chart:style-name="ch4" table:cell-range-address="'enteucha-info'.F555:'enteucha-info'.F558 'enteucha-info'.H555:'enteucha-info'.H558 'enteucha-info'.H562:'enteucha-info'.H565 'enteucha-info'.H569:'enteucha-info'.H572 'enteucha-info'.H576:'enteucha-info'.H579 'enteucha-info'.H583:'enteucha-info'.H586 'enteucha-info'.H590:'enteucha-info'.H593 'enteucha-info'.H597:'enteucha-info'.H600" chart:data-source-has-labels="row" svg:x="1.331cm" svg:y="1.275cm" svg:width="11.1cm" svg:height="6.57cm">
          <chartooo:coordinate-region svg:x="1.952cm" svg:y="1.474cm" svg:width="10.147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555:'enteucha-info'.H558" loext:label-string="&quot;Zone 0.5&quot;" chart:class="chart:scatter">
            <chart:domain table:cell-range-address="'enteucha-info'.F555:'enteucha-info'.F558"/>
            <chart:data-point chart:repeated="4"/>
          </chart:series>
          <chart:series chart:style-name="ch10" chart:values-cell-range-address="'enteucha-info'.H562:'enteucha-info'.H565" loext:label-string="&quot;Zone 0.25&quot;" chart:class="chart:scatter">
            <chart:domain table:cell-range-address="'enteucha-info'.F562:'enteucha-info'.F565"/>
            <chart:data-point chart:repeated="4"/>
          </chart:series>
          <chart:series chart:style-name="ch11" chart:values-cell-range-address="'enteucha-info'.H569:'enteucha-info'.H572" loext:label-string="&quot;Zone 0.125&quot;" chart:class="chart:scatter">
            <chart:domain table:cell-range-address="'enteucha-info'.F569:'enteucha-info'.F572"/>
            <chart:data-point chart:repeated="4"/>
          </chart:series>
          <chart:series chart:style-name="ch12" chart:values-cell-range-address="'enteucha-info'.H576:'enteucha-info'.H579" loext:label-string="&quot;Zone 0.0625&quot;" chart:class="chart:scatter">
            <chart:domain table:cell-range-address="'enteucha-info'.F576:'enteucha-info'.F579"/>
            <chart:data-point chart:repeated="4"/>
          </chart:series>
          <chart:series chart:style-name="ch13" chart:values-cell-range-address="'enteucha-info'.H583:'enteucha-info'.H586" loext:label-string="&quot;Zone 0.0312&quot;" chart:class="chart:scatter">
            <chart:domain table:cell-range-address="'enteucha-info'.F583:'enteucha-info'.F586"/>
            <chart:data-point chart:repeated="4"/>
          </chart:series>
          <chart:series chart:style-name="ch14" chart:values-cell-range-address="'enteucha-info'.H590:'enteucha-info'.H593" loext:label-string="&quot;Zone 0.0156&quot;" chart:class="chart:scatter">
            <chart:domain table:cell-range-address="'enteucha-info'.F590:'enteucha-info'.F593"/>
            <chart:data-point chart:repeated="4"/>
          </chart:series>
          <chart:series chart:style-name="ch15" chart:values-cell-range-address="'enteucha-info'.H597:'enteucha-info'.H600" loext:label-string="&quot;Zone 0.0078&quot;" chart:class="chart:scatter">
            <chart:domain table:cell-range-address="'enteucha-info'.F597:'enteucha-info'.F6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555:'enteucha-info'.F558</svg:desc>
                </draw:g>
              </table:table-cell>
              <table:table-cell office:value-type="float" office:value="71.255">
                <text:p>71.255</text:p>
                <draw:g>
                  <svg:desc>'enteucha-info'.H555:'enteucha-info'.H558</svg:desc>
                </draw:g>
              </table:table-cell>
              <table:table-cell office:value-type="float" office:value="0.0625">
                <text:p>0.0625</text:p>
                <draw:g>
                  <svg:desc>'enteucha-info'.F562:'enteucha-info'.F565</svg:desc>
                </draw:g>
              </table:table-cell>
              <table:table-cell office:value-type="float" office:value="33.147">
                <text:p>33.147</text:p>
                <draw:g>
                  <svg:desc>'enteucha-info'.H562:'enteucha-info'.H565</svg:desc>
                </draw:g>
              </table:table-cell>
              <table:table-cell office:value-type="float" office:value="0.0625">
                <text:p>0.0625</text:p>
                <draw:g>
                  <svg:desc>'enteucha-info'.F569:'enteucha-info'.F572</svg:desc>
                </draw:g>
              </table:table-cell>
              <table:table-cell office:value-type="float" office:value="15.136">
                <text:p>15.136</text:p>
                <draw:g>
                  <svg:desc>'enteucha-info'.H569:'enteucha-info'.H572</svg:desc>
                </draw:g>
              </table:table-cell>
              <table:table-cell office:value-type="float" office:value="0.0625">
                <text:p>0.0625</text:p>
                <draw:g>
                  <svg:desc>'enteucha-info'.F576:'enteucha-info'.F579</svg:desc>
                </draw:g>
              </table:table-cell>
              <table:table-cell office:value-type="float" office:value="10.731">
                <text:p>10.731</text:p>
                <draw:g>
                  <svg:desc>'enteucha-info'.H576:'enteucha-info'.H579</svg:desc>
                </draw:g>
              </table:table-cell>
              <table:table-cell office:value-type="float" office:value="0.0625">
                <text:p>0.0625</text:p>
                <draw:g>
                  <svg:desc>'enteucha-info'.F583:'enteucha-info'.F586</svg:desc>
                </draw:g>
              </table:table-cell>
              <table:table-cell office:value-type="float" office:value="8.4">
                <text:p>8.4</text:p>
                <draw:g>
                  <svg:desc>'enteucha-info'.H583:'enteucha-info'.H586</svg:desc>
                </draw:g>
              </table:table-cell>
              <table:table-cell office:value-type="float" office:value="0.0625">
                <text:p>0.0625</text:p>
                <draw:g>
                  <svg:desc>'enteucha-info'.F590:'enteucha-info'.F593</svg:desc>
                </draw:g>
              </table:table-cell>
              <table:table-cell office:value-type="float" office:value="8.21">
                <text:p>8.21</text:p>
                <draw:g>
                  <svg:desc>'enteucha-info'.H590:'enteucha-info'.H593</svg:desc>
                </draw:g>
              </table:table-cell>
              <table:table-cell office:value-type="float" office:value="0.0625">
                <text:p>0.0625</text:p>
                <draw:g>
                  <svg:desc>'enteucha-info'.F597:'enteucha-info'.F600</svg:desc>
                </draw:g>
              </table:table-cell>
              <table:table-cell office:value-type="float" office:value="7.794">
                <text:p>7.794</text:p>
                <draw:g>
                  <svg:desc>'enteucha-info'.H597:'enteucha-info'.H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71.763">
                <text:p>71.763</text:p>
              </table:table-cell>
              <table:table-cell office:value-type="float" office:value="0.03125">
                <text:p>0.03125</text:p>
              </table:table-cell>
              <table:table-cell office:value-type="float" office:value="33.049">
                <text:p>33.049</text:p>
              </table:table-cell>
              <table:table-cell office:value-type="float" office:value="0.03125">
                <text:p>0.03125</text:p>
              </table:table-cell>
              <table:table-cell office:value-type="float" office:value="15.078">
                <text:p>15.078</text:p>
              </table:table-cell>
              <table:table-cell office:value-type="float" office:value="0.03125">
                <text:p>0.03125</text:p>
              </table:table-cell>
              <table:table-cell office:value-type="float" office:value="6.564">
                <text:p>6.564</text:p>
              </table:table-cell>
              <table:table-cell office:value-type="float" office:value="0.03125">
                <text:p>0.03125</text:p>
              </table:table-cell>
              <table:table-cell office:value-type="float" office:value="5.028">
                <text:p>5.028</text:p>
              </table:table-cell>
              <table:table-cell office:value-type="float" office:value="0.03125">
                <text:p>0.03125</text:p>
              </table:table-cell>
              <table:table-cell office:value-type="float" office:value="4.487">
                <text:p>4.487</text:p>
              </table:table-cell>
              <table:table-cell office:value-type="float" office:value="0.03125">
                <text:p>0.0312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70.809">
                <text:p>70.809</text:p>
              </table:table-cell>
              <table:table-cell office:value-type="float" office:value="0.015625">
                <text:p>0.015625</text:p>
              </table:table-cell>
              <table:table-cell office:value-type="float" office:value="33.408">
                <text:p>33.408</text:p>
              </table:table-cell>
              <table:table-cell office:value-type="float" office:value="0.015625">
                <text:p>0.015625</text:p>
              </table:table-cell>
              <table:table-cell office:value-type="float" office:value="15.04">
                <text:p>15.04</text:p>
              </table:table-cell>
              <table:table-cell office:value-type="float" office:value="0.015625">
                <text:p>0.015625</text:p>
              </table:table-cell>
              <table:table-cell office:value-type="float" office:value="6.335">
                <text:p>6.335</text:p>
              </table:table-cell>
              <table:table-cell office:value-type="float" office:value="0.015625">
                <text:p>0.015625</text:p>
              </table:table-cell>
              <table:table-cell office:value-type="float" office:value="3.397">
                <text:p>3.397</text:p>
              </table:table-cell>
              <table:table-cell office:value-type="float" office:value="0.015625">
                <text:p>0.015625</text:p>
              </table:table-cell>
              <table:table-cell office:value-type="float" office:value="2.502">
                <text:p>2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71.536">
                <text:p>71.536</text:p>
              </table:table-cell>
              <table:table-cell office:value-type="float" office:value="0.0078125">
                <text:p>0.0078125</text:p>
              </table:table-cell>
              <table:table-cell office:value-type="float" office:value="33.399">
                <text:p>33.399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385">
                <text:p>14.385</text:p>
              </table:table-cell>
              <table:table-cell office:value-type="float" office:value="0.0078125">
                <text:p>0.0078125</text:p>
              </table:table-cell>
              <table:table-cell office:value-type="float" office:value="6.978">
                <text:p>6.97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396">
                <text:p>3.3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1">
                <text:p>1.50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353cm" svg:y="0.316cm" chart:style-name="ch2">
          <text:p>CQEngine zone - range 128, separate indexes</text:p>
        </chart:title>
        <chart:legend chart:legend-position="end" svg:x="12.751cm" svg:y="2.71cm" style:legend-expansion="high" chart:style-name="ch3"/>
        <chart:plot-area chart:style-name="ch4" table:cell-range-address="'enteucha-info'.F605:'enteucha-info'.F608 'enteucha-info'.H605:'enteucha-info'.H608 'enteucha-info'.H612:'enteucha-info'.H615 'enteucha-info'.H619:'enteucha-info'.H622 'enteucha-info'.H626:'enteucha-info'.H629 'enteucha-info'.H633:'enteucha-info'.H636 'enteucha-info'.H640:'enteucha-info'.H643 'enteucha-info'.H647:'enteucha-info'.H650" chart:data-source-has-labels="row" svg:x="1.331cm" svg:y="1.275cm" svg:width="11.1cm" svg:height="6.57cm">
          <chartooo:coordinate-region svg:x="2.058cm" svg:y="1.474cm" svg:width="10.041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05:'enteucha-info'.H608" loext:label-string="&quot;Zone 0.5&quot;" chart:class="chart:scatter">
            <chart:domain table:cell-range-address="'enteucha-info'.F605:'enteucha-info'.F608"/>
            <chart:data-point chart:repeated="4"/>
          </chart:series>
          <chart:series chart:style-name="ch10" chart:values-cell-range-address="'enteucha-info'.H612:'enteucha-info'.H615" loext:label-string="&quot;Zone 0.25&quot;" chart:class="chart:scatter">
            <chart:domain table:cell-range-address="'enteucha-info'.F612:'enteucha-info'.F615"/>
            <chart:data-point chart:repeated="4"/>
          </chart:series>
          <chart:series chart:style-name="ch11" chart:values-cell-range-address="'enteucha-info'.H619:'enteucha-info'.H622" loext:label-string="&quot;Zone 0.125&quot;" chart:class="chart:scatter">
            <chart:domain table:cell-range-address="'enteucha-info'.F619:'enteucha-info'.F622"/>
            <chart:data-point chart:repeated="4"/>
          </chart:series>
          <chart:series chart:style-name="ch12" chart:values-cell-range-address="'enteucha-info'.H626:'enteucha-info'.H629" loext:label-string="&quot;Zone 0.0625&quot;" chart:class="chart:scatter">
            <chart:domain table:cell-range-address="'enteucha-info'.F626:'enteucha-info'.F629"/>
            <chart:data-point chart:repeated="4"/>
          </chart:series>
          <chart:series chart:style-name="ch13" chart:values-cell-range-address="'enteucha-info'.H633:'enteucha-info'.H636" loext:label-string="&quot;Zone 0.0312&quot;" chart:class="chart:scatter">
            <chart:domain table:cell-range-address="'enteucha-info'.F633:'enteucha-info'.F636"/>
            <chart:data-point chart:repeated="4"/>
          </chart:series>
          <chart:series chart:style-name="ch14" chart:values-cell-range-address="'enteucha-info'.H640:'enteucha-info'.H643" loext:label-string="&quot;Zone 0.0156&quot;" chart:class="chart:scatter">
            <chart:domain table:cell-range-address="'enteucha-info'.F640:'enteucha-info'.F643"/>
            <chart:data-point chart:repeated="4"/>
          </chart:series>
          <chart:series chart:style-name="ch15" chart:values-cell-range-address="'enteucha-info'.H647:'enteucha-info'.H650" loext:label-string="&quot;Zone 0.0078&quot;" chart:class="chart:scatter">
            <chart:domain table:cell-range-address="'enteucha-info'.F647:'enteucha-info'.F6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605:'enteucha-info'.F608</svg:desc>
                </draw:g>
              </table:table-cell>
              <table:table-cell office:value-type="float" office:value="0.525">
                <text:p>0.525</text:p>
                <draw:g>
                  <svg:desc>'enteucha-info'.H605:'enteucha-info'.H608</svg:desc>
                </draw:g>
              </table:table-cell>
              <table:table-cell office:value-type="float" office:value="0.0625">
                <text:p>0.0625</text:p>
                <draw:g>
                  <svg:desc>'enteucha-info'.F612:'enteucha-info'.F615</svg:desc>
                </draw:g>
              </table:table-cell>
              <table:table-cell office:value-type="float" office:value="0.236">
                <text:p>0.236</text:p>
                <draw:g>
                  <svg:desc>'enteucha-info'.H612:'enteucha-info'.H615</svg:desc>
                </draw:g>
              </table:table-cell>
              <table:table-cell office:value-type="float" office:value="0.0625">
                <text:p>0.0625</text:p>
                <draw:g>
                  <svg:desc>'enteucha-info'.F619:'enteucha-info'.F622</svg:desc>
                </draw:g>
              </table:table-cell>
              <table:table-cell office:value-type="float" office:value="0.348">
                <text:p>0.348</text:p>
                <draw:g>
                  <svg:desc>'enteucha-info'.H619:'enteucha-info'.H622</svg:desc>
                </draw:g>
              </table:table-cell>
              <table:table-cell office:value-type="float" office:value="0.0625">
                <text:p>0.0625</text:p>
                <draw:g>
                  <svg:desc>'enteucha-info'.F626:'enteucha-info'.F629</svg:desc>
                </draw:g>
              </table:table-cell>
              <table:table-cell office:value-type="float" office:value="0.424">
                <text:p>0.424</text:p>
                <draw:g>
                  <svg:desc>'enteucha-info'.H626:'enteucha-info'.H629</svg:desc>
                </draw:g>
              </table:table-cell>
              <table:table-cell office:value-type="float" office:value="0.0625">
                <text:p>0.0625</text:p>
                <draw:g>
                  <svg:desc>'enteucha-info'.F633:'enteucha-info'.F636</svg:desc>
                </draw:g>
              </table:table-cell>
              <table:table-cell office:value-type="float" office:value="0.669">
                <text:p>0.669</text:p>
                <draw:g>
                  <svg:desc>'enteucha-info'.H633:'enteucha-info'.H636</svg:desc>
                </draw:g>
              </table:table-cell>
              <table:table-cell office:value-type="float" office:value="0.0625">
                <text:p>0.0625</text:p>
                <draw:g>
                  <svg:desc>'enteucha-info'.F640:'enteucha-info'.F643</svg:desc>
                </draw:g>
              </table:table-cell>
              <table:table-cell office:value-type="float" office:value="1.23">
                <text:p>1.23</text:p>
                <draw:g>
                  <svg:desc>'enteucha-info'.H640:'enteucha-info'.H643</svg:desc>
                </draw:g>
              </table:table-cell>
              <table:table-cell office:value-type="float" office:value="0.0625">
                <text:p>0.0625</text:p>
                <draw:g>
                  <svg:desc>'enteucha-info'.F647:'enteucha-info'.F650</svg:desc>
                </draw:g>
              </table:table-cell>
              <table:table-cell office:value-type="float" office:value="1.985">
                <text:p>1.985</text:p>
                <draw:g>
                  <svg:desc>'enteucha-info'.H647:'enteucha-info'.H6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421">
                <text:p>0.421</text:p>
              </table:table-cell>
              <table:table-cell office:value-type="float" office:value="0.03125">
                <text:p>0.03125</text:p>
              </table:table-cell>
              <table:table-cell office:value-type="float" office:value="0.197">
                <text:p>0.197</text:p>
              </table:table-cell>
              <table:table-cell office:value-type="float" office:value="0.03125">
                <text:p>0.03125</text:p>
              </table:table-cell>
              <table:table-cell office:value-type="float" office:value="0.307">
                <text:p>0.307</text:p>
              </table:table-cell>
              <table:table-cell office:value-type="float" office:value="0.03125">
                <text:p>0.03125</text:p>
              </table:table-cell>
              <table:table-cell office:value-type="float" office:value="0.443">
                <text:p>0.443</text:p>
              </table:table-cell>
              <table:table-cell office:value-type="float" office:value="0.03125">
                <text:p>0.03125</text:p>
              </table:table-cell>
              <table:table-cell office:value-type="float" office:value="0.638">
                <text:p>0.638</text:p>
              </table:table-cell>
              <table:table-cell office:value-type="float" office:value="0.03125">
                <text:p>0.03125</text:p>
              </table:table-cell>
              <table:table-cell office:value-type="float" office:value="1.188">
                <text:p>1.188</text:p>
              </table:table-cell>
              <table:table-cell office:value-type="float" office:value="0.03125">
                <text:p>0.03125</text:p>
              </table:table-cell>
              <table:table-cell office:value-type="float" office:value="2.131">
                <text:p>2.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192">
                <text:p>0.192</text:p>
              </table:table-cell>
              <table:table-cell office:value-type="float" office:value="0.015625">
                <text:p>0.015625</text:p>
              </table:table-cell>
              <table:table-cell office:value-type="float" office:value="0.114">
                <text:p>0.114</text:p>
              </table:table-cell>
              <table:table-cell office:value-type="float" office:value="0.015625">
                <text:p>0.015625</text:p>
              </table:table-cell>
              <table:table-cell office:value-type="float" office:value="0.193">
                <text:p>0.193</text:p>
              </table:table-cell>
              <table:table-cell office:value-type="float" office:value="0.015625">
                <text:p>0.015625</text:p>
              </table:table-cell>
              <table:table-cell office:value-type="float" office:value="0.302">
                <text:p>0.302</text:p>
              </table:table-cell>
              <table:table-cell office:value-type="float" office:value="0.015625">
                <text:p>0.015625</text:p>
              </table:table-cell>
              <table:table-cell office:value-type="float" office:value="0.578">
                <text:p>0.578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  <table:table-cell office:value-type="float" office:value="0.015625">
                <text:p>0.015625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13">
                <text:p>0.11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79">
                <text:p>0.07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45">
                <text:p>0.1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65">
                <text:p>0.2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37">
                <text:p>0.53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62">
                <text:p>1.06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826">
                <text:p>1.82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472cm" svg:y="0.316cm" chart:style-name="ch2">
          <text:p>CQEngine zone - range 64, separate indexes</text:p>
        </chart:title>
        <chart:legend chart:legend-position="end" svg:x="12.751cm" svg:y="2.71cm" style:legend-expansion="high" chart:style-name="ch3"/>
        <chart:plot-area chart:style-name="ch4" table:cell-range-address="'enteucha-info'.F655:'enteucha-info'.F658 'enteucha-info'.H655:'enteucha-info'.H658 'enteucha-info'.H662:'enteucha-info'.H665 'enteucha-info'.H669:'enteucha-info'.H672 'enteucha-info'.H676:'enteucha-info'.H679 'enteucha-info'.H683:'enteucha-info'.H686 'enteucha-info'.H690:'enteucha-info'.H693 'enteucha-info'.H697:'enteucha-info'.H700" chart:data-source-has-labels="row" svg:x="1.331cm" svg:y="1.275cm" svg:width="11.1cm" svg:height="6.57cm">
          <chartooo:coordinate-region svg:x="2.058cm" svg:y="1.474cm" svg:width="10.041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655:'enteucha-info'.H658" loext:label-string="&quot;Zone 0.5&quot;" chart:class="chart:scatter">
            <chart:domain table:cell-range-address="'enteucha-info'.F655:'enteucha-info'.F658"/>
            <chart:data-point chart:repeated="4"/>
          </chart:series>
          <chart:series chart:style-name="ch10" chart:values-cell-range-address="'enteucha-info'.H662:'enteucha-info'.H665" loext:label-string="&quot;Zone 0.25&quot;" chart:class="chart:scatter">
            <chart:domain table:cell-range-address="'enteucha-info'.F662:'enteucha-info'.F665"/>
            <chart:data-point chart:repeated="4"/>
          </chart:series>
          <chart:series chart:style-name="ch11" chart:values-cell-range-address="'enteucha-info'.H669:'enteucha-info'.H672" loext:label-string="&quot;Zone 0.125&quot;" chart:class="chart:scatter">
            <chart:domain table:cell-range-address="'enteucha-info'.F669:'enteucha-info'.F672"/>
            <chart:data-point chart:repeated="4"/>
          </chart:series>
          <chart:series chart:style-name="ch12" chart:values-cell-range-address="'enteucha-info'.H676:'enteucha-info'.H679" loext:label-string="&quot;Zone 0.0625&quot;" chart:class="chart:scatter">
            <chart:domain table:cell-range-address="'enteucha-info'.F676:'enteucha-info'.F679"/>
            <chart:data-point chart:repeated="4"/>
          </chart:series>
          <chart:series chart:style-name="ch13" chart:values-cell-range-address="'enteucha-info'.H683:'enteucha-info'.H686" loext:label-string="&quot;Zone 0.0312&quot;" chart:class="chart:scatter">
            <chart:domain table:cell-range-address="'enteucha-info'.F683:'enteucha-info'.F686"/>
            <chart:data-point chart:repeated="4"/>
          </chart:series>
          <chart:series chart:style-name="ch14" chart:values-cell-range-address="'enteucha-info'.H690:'enteucha-info'.H693" loext:label-string="&quot;Zone 0.0156&quot;" chart:class="chart:scatter">
            <chart:domain table:cell-range-address="'enteucha-info'.F690:'enteucha-info'.F693"/>
            <chart:data-point chart:repeated="4"/>
          </chart:series>
          <chart:series chart:style-name="ch15" chart:values-cell-range-address="'enteucha-info'.H697:'enteucha-info'.H700" loext:label-string="&quot;Zone 0.0078&quot;" chart:class="chart:scatter">
            <chart:domain table:cell-range-address="'enteucha-info'.F697:'enteucha-info'.F70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655:'enteucha-info'.F658</svg:desc>
                </draw:g>
              </table:table-cell>
              <table:table-cell office:value-type="float" office:value="0.795">
                <text:p>0.795</text:p>
                <draw:g>
                  <svg:desc>'enteucha-info'.H655:'enteucha-info'.H658</svg:desc>
                </draw:g>
              </table:table-cell>
              <table:table-cell office:value-type="float" office:value="0.0625">
                <text:p>0.0625</text:p>
                <draw:g>
                  <svg:desc>'enteucha-info'.F662:'enteucha-info'.F665</svg:desc>
                </draw:g>
              </table:table-cell>
              <table:table-cell office:value-type="float" office:value="0.344">
                <text:p>0.344</text:p>
                <draw:g>
                  <svg:desc>'enteucha-info'.H662:'enteucha-info'.H665</svg:desc>
                </draw:g>
              </table:table-cell>
              <table:table-cell office:value-type="float" office:value="0.0625">
                <text:p>0.0625</text:p>
                <draw:g>
                  <svg:desc>'enteucha-info'.F669:'enteucha-info'.F672</svg:desc>
                </draw:g>
              </table:table-cell>
              <table:table-cell office:value-type="float" office:value="1.018">
                <text:p>1.018</text:p>
                <draw:g>
                  <svg:desc>'enteucha-info'.H669:'enteucha-info'.H672</svg:desc>
                </draw:g>
              </table:table-cell>
              <table:table-cell office:value-type="float" office:value="0.0625">
                <text:p>0.0625</text:p>
                <draw:g>
                  <svg:desc>'enteucha-info'.F676:'enteucha-info'.F679</svg:desc>
                </draw:g>
              </table:table-cell>
              <table:table-cell office:value-type="float" office:value="0.914">
                <text:p>0.914</text:p>
                <draw:g>
                  <svg:desc>'enteucha-info'.H676:'enteucha-info'.H679</svg:desc>
                </draw:g>
              </table:table-cell>
              <table:table-cell office:value-type="float" office:value="0.0625">
                <text:p>0.0625</text:p>
                <draw:g>
                  <svg:desc>'enteucha-info'.F683:'enteucha-info'.F686</svg:desc>
                </draw:g>
              </table:table-cell>
              <table:table-cell office:value-type="float" office:value="0.589">
                <text:p>0.589</text:p>
                <draw:g>
                  <svg:desc>'enteucha-info'.H683:'enteucha-info'.H686</svg:desc>
                </draw:g>
              </table:table-cell>
              <table:table-cell office:value-type="float" office:value="0.0625">
                <text:p>0.0625</text:p>
                <draw:g>
                  <svg:desc>'enteucha-info'.F690:'enteucha-info'.F693</svg:desc>
                </draw:g>
              </table:table-cell>
              <table:table-cell office:value-type="float" office:value="0.846">
                <text:p>0.846</text:p>
                <draw:g>
                  <svg:desc>'enteucha-info'.H690:'enteucha-info'.H693</svg:desc>
                </draw:g>
              </table:table-cell>
              <table:table-cell office:value-type="float" office:value="0.0625">
                <text:p>0.0625</text:p>
                <draw:g>
                  <svg:desc>'enteucha-info'.F697:'enteucha-info'.F700</svg:desc>
                </draw:g>
              </table:table-cell>
              <table:table-cell office:value-type="float" office:value="1.39">
                <text:p>1.39</text:p>
                <draw:g>
                  <svg:desc>'enteucha-info'.H697:'enteucha-info'.H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34">
                <text:p>0.34</text:p>
              </table:table-cell>
              <table:table-cell office:value-type="float" office:value="0.03125">
                <text:p>0.03125</text:p>
              </table:table-cell>
              <table:table-cell office:value-type="float" office:value="0.149">
                <text:p>0.149</text:p>
              </table:table-cell>
              <table:table-cell office:value-type="float" office:value="0.03125">
                <text:p>0.03125</text:p>
              </table:table-cell>
              <table:table-cell office:value-type="float" office:value="0.452">
                <text:p>0.452</text:p>
              </table:table-cell>
              <table:table-cell office:value-type="float" office:value="0.03125">
                <text:p>0.03125</text:p>
              </table:table-cell>
              <table:table-cell office:value-type="float" office:value="0.415">
                <text:p>0.415</text:p>
              </table:table-cell>
              <table:table-cell office:value-type="float" office:value="0.03125">
                <text:p>0.03125</text:p>
              </table:table-cell>
              <table:table-cell office:value-type="float" office:value="0.394">
                <text:p>0.39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434">
                <text:p>0.434</text:p>
              </table:table-cell>
              <table:table-cell office:value-type="float" office:value="0.015625">
                <text:p>0.015625</text:p>
              </table:table-cell>
              <table:table-cell office:value-type="float" office:value="0.116">
                <text:p>0.116</text:p>
              </table:table-cell>
              <table:table-cell office:value-type="float" office:value="0.015625">
                <text:p>0.015625</text:p>
              </table:table-cell>
              <table:table-cell office:value-type="float" office:value="0.348">
                <text:p>0.348</text:p>
              </table:table-cell>
              <table:table-cell office:value-type="float" office:value="0.015625">
                <text:p>0.015625</text:p>
              </table:table-cell>
              <table:table-cell office:value-type="float" office:value="0.375">
                <text:p>0.375</text:p>
              </table:table-cell>
              <table:table-cell office:value-type="float" office:value="0.015625">
                <text:p>0.015625</text:p>
              </table:table-cell>
              <table:table-cell office:value-type="float" office:value="0.363">
                <text:p>0.363</text:p>
              </table:table-cell>
              <table:table-cell office:value-type="float" office:value="0.015625">
                <text:p>0.015625</text:p>
              </table:table-cell>
              <table:table-cell office:value-type="float" office:value="0.616">
                <text:p>0.6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86">
                <text:p>0.08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61">
                <text:p>0.0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">
                <text:p>0.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09">
                <text:p>0.2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93">
                <text:p>0.2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555">
                <text:p>0.555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483cm" svg:y="0.316cm" chart:style-name="ch2">
          <text:p>HSQL HTMID - range 32</text:p>
        </chart:title>
        <chart:legend chart:legend-position="end" svg:x="12.751cm" svg:y="2.71cm" style:legend-expansion="high" chart:style-name="ch3"/>
        <chart:plot-area chart:style-name="ch4" table:cell-range-address="'enteucha-info'.F102:'enteucha-info'.F108 'enteucha-info'.H102:'enteucha-info'.H150" chart:data-source-has-labels="row" svg:x="1.331cm" svg:y="1.275cm" svg:width="11.1cm" svg:height="6.57cm">
          <chartooo:coordinate-region svg:x="1.767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02:'enteucha-info'.H108" loext:label-string="&quot;Zone 0.5&quot;" chart:class="chart:scatter">
            <chart:domain table:cell-range-address="'enteucha-info'.F102:'enteucha-info'.F108"/>
            <chart:data-point chart:repeated="7"/>
          </chart:series>
          <chart:series chart:style-name="ch10" chart:values-cell-range-address="'enteucha-info'.H109:'enteucha-info'.H115" loext:label-string="&quot;Zone 0.25&quot;" chart:class="chart:scatter">
            <chart:domain table:cell-range-address="'enteucha-info'.F109:'enteucha-info'.F115"/>
            <chart:data-point chart:repeated="7"/>
          </chart:series>
          <chart:series chart:style-name="ch11" chart:values-cell-range-address="'enteucha-info'.H116:'enteucha-info'.H122" loext:label-string="&quot;Zone 0.125&quot;" chart:class="chart:scatter">
            <chart:domain table:cell-range-address="'enteucha-info'.F116:'enteucha-info'.F122"/>
            <chart:data-point chart:repeated="7"/>
          </chart:series>
          <chart:series chart:style-name="ch12" chart:values-cell-range-address="'enteucha-info'.H123:'enteucha-info'.H129" loext:label-string="&quot;Zone 0.0625&quot;" chart:class="chart:scatter">
            <chart:domain table:cell-range-address="'enteucha-info'.F123:'enteucha-info'.F129"/>
            <chart:data-point chart:repeated="7"/>
          </chart:series>
          <chart:series chart:style-name="ch13" chart:values-cell-range-address="'enteucha-info'.H130:'enteucha-info'.H136" loext:label-string="&quot;Zone 0.0312&quot;" chart:class="chart:scatter">
            <chart:domain table:cell-range-address="'enteucha-info'.F130:'enteucha-info'.F136"/>
            <chart:data-point chart:repeated="7"/>
          </chart:series>
          <chart:series chart:style-name="ch14" chart:values-cell-range-address="'enteucha-info'.H137:'enteucha-info'.H143" loext:label-string="&quot;Zone 0.0156&quot;" chart:class="chart:scatter">
            <chart:domain table:cell-range-address="'enteucha-info'.F137:'enteucha-info'.F143"/>
            <chart:data-point chart:repeated="7"/>
          </chart:series>
          <chart:series chart:style-name="ch15" chart:values-cell-range-address="'enteucha-info'.H144:'enteucha-info'.H150" loext:label-string="&quot;Zone 0.0078&quot;" chart:class="chart:scatter">
            <chart:domain table:cell-range-address="'enteucha-info'.F144:'enteucha-info'.F1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102:'enteucha-info'.F108</svg:desc>
                </draw:g>
              </table:table-cell>
              <table:table-cell office:value-type="float" office:value="9.238">
                <text:p>9.238</text:p>
                <draw:g>
                  <svg:desc>'enteucha-info'.H102:'enteucha-info'.H108</svg:desc>
                </draw:g>
              </table:table-cell>
              <table:table-cell office:value-type="float" office:value="0.5">
                <text:p>0.5</text:p>
                <draw:g>
                  <svg:desc>'enteucha-info'.F109:'enteucha-info'.F115</svg:desc>
                </draw:g>
              </table:table-cell>
              <table:table-cell office:value-type="float" office:value="9.15">
                <text:p>9.15</text:p>
                <draw:g>
                  <svg:desc>'enteucha-info'.H109:'enteucha-info'.H115</svg:desc>
                </draw:g>
              </table:table-cell>
              <table:table-cell office:value-type="float" office:value="0.5">
                <text:p>0.5</text:p>
                <draw:g>
                  <svg:desc>'enteucha-info'.F116:'enteucha-info'.F122</svg:desc>
                </draw:g>
              </table:table-cell>
              <table:table-cell office:value-type="float" office:value="8.966">
                <text:p>8.966</text:p>
                <draw:g>
                  <svg:desc>'enteucha-info'.H116:'enteucha-info'.H122</svg:desc>
                </draw:g>
              </table:table-cell>
              <table:table-cell office:value-type="float" office:value="0.5">
                <text:p>0.5</text:p>
                <draw:g>
                  <svg:desc>'enteucha-info'.F123:'enteucha-info'.F129</svg:desc>
                </draw:g>
              </table:table-cell>
              <table:table-cell office:value-type="float" office:value="8.776">
                <text:p>8.776</text:p>
                <draw:g>
                  <svg:desc>'enteucha-info'.H123:'enteucha-info'.H129</svg:desc>
                </draw:g>
              </table:table-cell>
              <table:table-cell office:value-type="float" office:value="0.5">
                <text:p>0.5</text:p>
                <draw:g>
                  <svg:desc>'enteucha-info'.F130:'enteucha-info'.F136</svg:desc>
                </draw:g>
              </table:table-cell>
              <table:table-cell office:value-type="float" office:value="8.813">
                <text:p>8.813</text:p>
                <draw:g>
                  <svg:desc>'enteucha-info'.H130:'enteucha-info'.H136</svg:desc>
                </draw:g>
              </table:table-cell>
              <table:table-cell office:value-type="float" office:value="0.5">
                <text:p>0.5</text:p>
                <draw:g>
                  <svg:desc>'enteucha-info'.F137:'enteucha-info'.F143</svg:desc>
                </draw:g>
              </table:table-cell>
              <table:table-cell office:value-type="float" office:value="8">
                <text:p>8</text:p>
                <draw:g>
                  <svg:desc>'enteucha-info'.H137:'enteucha-info'.H143</svg:desc>
                </draw:g>
              </table:table-cell>
              <table:table-cell office:value-type="float" office:value="0.5">
                <text:p>0.5</text:p>
                <draw:g>
                  <svg:desc>'enteucha-info'.F144:'enteucha-info'.F150</svg:desc>
                </draw:g>
              </table:table-cell>
              <table:table-cell office:value-type="float" office:value="9.055">
                <text:p>9.055</text:p>
                <draw:g>
                  <svg:desc>'enteucha-info'.H144:'enteucha-info'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512">
                <text:p>2.512</text:p>
              </table:table-cell>
              <table:table-cell office:value-type="float" office:value="0.25">
                <text:p>0.25</text:p>
              </table:table-cell>
              <table:table-cell office:value-type="float" office:value="2.507">
                <text:p>2.507</text:p>
              </table:table-cell>
              <table:table-cell office:value-type="float" office:value="0.25">
                <text:p>0.25</text:p>
              </table:table-cell>
              <table:table-cell office:value-type="float" office:value="2.506">
                <text:p>2.506</text:p>
              </table:table-cell>
              <table:table-cell office:value-type="float" office:value="0.25">
                <text:p>0.25</text:p>
              </table:table-cell>
              <table:table-cell office:value-type="float" office:value="2.362">
                <text:p>2.362</text:p>
              </table:table-cell>
              <table:table-cell office:value-type="float" office:value="0.25">
                <text:p>0.25</text:p>
              </table:table-cell>
              <table:table-cell office:value-type="float" office:value="2.503">
                <text:p>2.503</text:p>
              </table:table-cell>
              <table:table-cell office:value-type="float" office:value="0.25">
                <text:p>0.25</text:p>
              </table:table-cell>
              <table:table-cell office:value-type="float" office:value="2.213">
                <text:p>2.213</text:p>
              </table:table-cell>
              <table:table-cell office:value-type="float" office:value="0.25">
                <text:p>0.2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765">
                <text:p>0.765</text:p>
              </table:table-cell>
              <table:table-cell office:value-type="float" office:value="0.125">
                <text:p>0.125</text:p>
              </table:table-cell>
              <table:table-cell office:value-type="float" office:value="0.768">
                <text:p>0.768</text:p>
              </table:table-cell>
              <table:table-cell office:value-type="float" office:value="0.125">
                <text:p>0.125</text:p>
              </table:table-cell>
              <table:table-cell office:value-type="float" office:value="0.769">
                <text:p>0.769</text:p>
              </table:table-cell>
              <table:table-cell office:value-type="float" office:value="0.125">
                <text:p>0.125</text:p>
              </table:table-cell>
              <table:table-cell office:value-type="float" office:value="0.723">
                <text:p>0.723</text:p>
              </table:table-cell>
              <table:table-cell office:value-type="float" office:value="0.125">
                <text:p>0.125</text:p>
              </table:table-cell>
              <table:table-cell office:value-type="float" office:value="0.764">
                <text:p>0.764</text:p>
              </table:table-cell>
              <table:table-cell office:value-type="float" office:value="0.125">
                <text:p>0.125</text:p>
              </table:table-cell>
              <table:table-cell office:value-type="float" office:value="0.677">
                <text:p>0.677</text:p>
              </table:table-cell>
              <table:table-cell office:value-type="float" office:value="0.125">
                <text:p>0.125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27">
                <text:p>0.27</text:p>
              </table:table-cell>
              <table:table-cell office:value-type="float" office:value="0.0625">
                <text:p>0.0625</text:p>
              </table:table-cell>
              <table:table-cell office:value-type="float" office:value="0.274">
                <text:p>0.274</text:p>
              </table:table-cell>
              <table:table-cell office:value-type="float" office:value="0.0625">
                <text:p>0.0625</text:p>
              </table:table-cell>
              <table:table-cell office:value-type="float" office:value="0.264">
                <text:p>0.264</text:p>
              </table:table-cell>
              <table:table-cell office:value-type="float" office:value="0.0625">
                <text:p>0.0625</text:p>
              </table:table-cell>
              <table:table-cell office:value-type="float" office:value="0.251">
                <text:p>0.251</text:p>
              </table:table-cell>
              <table:table-cell office:value-type="float" office:value="0.0625">
                <text:p>0.0625</text:p>
              </table:table-cell>
              <table:table-cell office:value-type="float" office:value="0.275">
                <text:p>0.275</text:p>
              </table:table-cell>
              <table:table-cell office:value-type="float" office:value="0.0625">
                <text:p>0.0625</text:p>
              </table:table-cell>
              <table:table-cell office:value-type="float" office:value="0.236">
                <text:p>0.236</text:p>
              </table:table-cell>
              <table:table-cell office:value-type="float" office:value="0.0625">
                <text:p>0.06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0.129">
                <text:p>0.129</text:p>
              </table:table-cell>
              <table:table-cell office:value-type="float" office:value="0.03125">
                <text:p>0.03125</text:p>
              </table:table-cell>
              <table:table-cell office:value-type="float" office:value="0.134">
                <text:p>0.134</text:p>
              </table:table-cell>
              <table:table-cell office:value-type="float" office:value="0.03125">
                <text:p>0.03125</text:p>
              </table:table-cell>
              <table:table-cell office:value-type="float" office:value="0.126">
                <text:p>0.126</text:p>
              </table:table-cell>
              <table:table-cell office:value-type="float" office:value="0.03125">
                <text:p>0.03125</text:p>
              </table:table-cell>
              <table:table-cell office:value-type="float" office:value="0.125">
                <text:p>0.125</text:p>
              </table:table-cell>
              <table:table-cell office:value-type="float" office:value="0.03125">
                <text:p>0.03125</text:p>
              </table:table-cell>
              <table:table-cell office:value-type="float" office:value="0.131">
                <text:p>0.131</text:p>
              </table:table-cell>
              <table:table-cell office:value-type="float" office:value="0.03125">
                <text:p>0.03125</text:p>
              </table:table-cell>
              <table:table-cell office:value-type="float" office:value="0.114">
                <text:p>0.114</text:p>
              </table:table-cell>
              <table:table-cell office:value-type="float" office:value="0.03125">
                <text:p>0.0312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0.07">
                <text:p>0.07</text:p>
              </table:table-cell>
              <table:table-cell office:value-type="float" office:value="0.015625">
                <text:p>0.015625</text:p>
              </table:table-cell>
              <table:table-cell office:value-type="float" office:value="0.069">
                <text:p>0.069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64">
                <text:p>0.064</text:p>
              </table:table-cell>
              <table:table-cell office:value-type="float" office:value="0.015625">
                <text:p>0.015625</text:p>
              </table:table-cell>
              <table:table-cell office:value-type="float" office:value="0.071">
                <text:p>0.07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1">
                <text:p>0.0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3">
                <text:p>0.0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53">
                <text:p>0.15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9">
                <text:p>0.04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7">
                <text:p>0.05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8">
                <text:p>0.04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52">
                <text:p>0.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472cm" svg:y="0.316cm" chart:style-name="ch2">
          <text:p>CQEngine zone - range 32, separate indexes</text:p>
        </chart:title>
        <chart:legend chart:legend-position="end" svg:x="12.751cm" svg:y="2.71cm" style:legend-expansion="high" chart:style-name="ch3"/>
        <chart:plot-area chart:style-name="ch4" table:cell-range-address="'enteucha-info'.F705:'enteucha-info'.F708 'enteucha-info'.H705:'enteucha-info'.H708 'enteucha-info'.H712:'enteucha-info'.H715 'enteucha-info'.H719:'enteucha-info'.H722 'enteucha-info'.H726:'enteucha-info'.H729 'enteucha-info'.H733:'enteucha-info'.H736 'enteucha-info'.H740:'enteucha-info'.H743 'enteucha-info'.H747:'enteucha-info'.H750" chart:data-source-has-labels="row" svg:x="1.331cm" svg:y="1.275cm" svg:width="11.1cm" svg:height="6.57cm">
          <chartooo:coordinate-region svg:x="2.058cm" svg:y="1.474cm" svg:width="10.041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705:'enteucha-info'.H708" loext:label-string="&quot;Zone 0.5&quot;" chart:class="chart:scatter">
            <chart:domain table:cell-range-address="'enteucha-info'.F705:'enteucha-info'.F708"/>
            <chart:data-point chart:repeated="4"/>
          </chart:series>
          <chart:series chart:style-name="ch10" chart:values-cell-range-address="'enteucha-info'.H712:'enteucha-info'.H715" loext:label-string="&quot;Zone 0.25&quot;" chart:class="chart:scatter">
            <chart:domain table:cell-range-address="'enteucha-info'.F712:'enteucha-info'.F715"/>
            <chart:data-point chart:repeated="4"/>
          </chart:series>
          <chart:series chart:style-name="ch11" chart:values-cell-range-address="'enteucha-info'.H719:'enteucha-info'.H722" loext:label-string="&quot;Zone 0.125&quot;" chart:class="chart:scatter">
            <chart:domain table:cell-range-address="'enteucha-info'.F719:'enteucha-info'.F722"/>
            <chart:data-point chart:repeated="4"/>
          </chart:series>
          <chart:series chart:style-name="ch12" chart:values-cell-range-address="'enteucha-info'.H726:'enteucha-info'.H729" loext:label-string="&quot;Zone 0.0625&quot;" chart:class="chart:scatter">
            <chart:domain table:cell-range-address="'enteucha-info'.F726:'enteucha-info'.F729"/>
            <chart:data-point chart:repeated="4"/>
          </chart:series>
          <chart:series chart:style-name="ch13" chart:values-cell-range-address="'enteucha-info'.H733:'enteucha-info'.H736" loext:label-string="&quot;Zone 0.0312&quot;" chart:class="chart:scatter">
            <chart:domain table:cell-range-address="'enteucha-info'.F733:'enteucha-info'.F736"/>
            <chart:data-point chart:repeated="4"/>
          </chart:series>
          <chart:series chart:style-name="ch14" chart:values-cell-range-address="'enteucha-info'.H740:'enteucha-info'.H743" loext:label-string="&quot;Zone 0.0156&quot;" chart:class="chart:scatter">
            <chart:domain table:cell-range-address="'enteucha-info'.F740:'enteucha-info'.F743"/>
            <chart:data-point chart:repeated="4"/>
          </chart:series>
          <chart:series chart:style-name="ch15" chart:values-cell-range-address="'enteucha-info'.H747:'enteucha-info'.H750" loext:label-string="&quot;Zone 0.0078&quot;" chart:class="chart:scatter">
            <chart:domain table:cell-range-address="'enteucha-info'.F747:'enteucha-info'.F750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enteucha-info'.F705:'enteucha-info'.F708</svg:desc>
                </draw:g>
              </table:table-cell>
              <table:table-cell office:value-type="float" office:value="1.701">
                <text:p>1.701</text:p>
                <draw:g>
                  <svg:desc>'enteucha-info'.H705:'enteucha-info'.H708</svg:desc>
                </draw:g>
              </table:table-cell>
              <table:table-cell office:value-type="float" office:value="0.0625">
                <text:p>0.0625</text:p>
                <draw:g>
                  <svg:desc>'enteucha-info'.F712:'enteucha-info'.F715</svg:desc>
                </draw:g>
              </table:table-cell>
              <table:table-cell office:value-type="float" office:value="1.79">
                <text:p>1.79</text:p>
                <draw:g>
                  <svg:desc>'enteucha-info'.H712:'enteucha-info'.H715</svg:desc>
                </draw:g>
              </table:table-cell>
              <table:table-cell office:value-type="float" office:value="0.0625">
                <text:p>0.0625</text:p>
                <draw:g>
                  <svg:desc>'enteucha-info'.F719:'enteucha-info'.F722</svg:desc>
                </draw:g>
              </table:table-cell>
              <table:table-cell office:value-type="float" office:value="1.289">
                <text:p>1.289</text:p>
                <draw:g>
                  <svg:desc>'enteucha-info'.H719:'enteucha-info'.H722</svg:desc>
                </draw:g>
              </table:table-cell>
              <table:table-cell office:value-type="float" office:value="0.0625">
                <text:p>0.0625</text:p>
                <draw:g>
                  <svg:desc>'enteucha-info'.F726:'enteucha-info'.F729</svg:desc>
                </draw:g>
              </table:table-cell>
              <table:table-cell office:value-type="float" office:value="2.117">
                <text:p>2.117</text:p>
                <draw:g>
                  <svg:desc>'enteucha-info'.H726:'enteucha-info'.H729</svg:desc>
                </draw:g>
              </table:table-cell>
              <table:table-cell office:value-type="float" office:value="0.0625">
                <text:p>0.0625</text:p>
                <draw:g>
                  <svg:desc>'enteucha-info'.F733:'enteucha-info'.F736</svg:desc>
                </draw:g>
              </table:table-cell>
              <table:table-cell office:value-type="float" office:value="0.774">
                <text:p>0.774</text:p>
                <draw:g>
                  <svg:desc>'enteucha-info'.H733:'enteucha-info'.H736</svg:desc>
                </draw:g>
              </table:table-cell>
              <table:table-cell office:value-type="float" office:value="0.0625">
                <text:p>0.0625</text:p>
                <draw:g>
                  <svg:desc>'enteucha-info'.F740:'enteucha-info'.F743</svg:desc>
                </draw:g>
              </table:table-cell>
              <table:table-cell office:value-type="float" office:value="1.051">
                <text:p>1.051</text:p>
                <draw:g>
                  <svg:desc>'enteucha-info'.H740:'enteucha-info'.H743</svg:desc>
                </draw:g>
              </table:table-cell>
              <table:table-cell office:value-type="float" office:value="0.0625">
                <text:p>0.0625</text:p>
                <draw:g>
                  <svg:desc>'enteucha-info'.F747:'enteucha-info'.F750</svg:desc>
                </draw:g>
              </table:table-cell>
              <table:table-cell office:value-type="float" office:value="1.414">
                <text:p>1.414</text:p>
                <draw:g>
                  <svg:desc>'enteucha-info'.H747:'enteucha-info'.H7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799">
                <text:p>0.799</text:p>
              </table:table-cell>
              <table:table-cell office:value-type="float" office:value="0.03125">
                <text:p>0.03125</text:p>
              </table:table-cell>
              <table:table-cell office:value-type="float" office:value="0.843">
                <text:p>0.843</text:p>
              </table:table-cell>
              <table:table-cell office:value-type="float" office:value="0.03125">
                <text:p>0.03125</text:p>
              </table:table-cell>
              <table:table-cell office:value-type="float" office:value="0.61">
                <text:p>0.61</text:p>
              </table:table-cell>
              <table:table-cell office:value-type="float" office:value="0.03125">
                <text:p>0.03125</text:p>
              </table:table-cell>
              <table:table-cell office:value-type="float" office:value="1.024">
                <text:p>1.024</text:p>
              </table:table-cell>
              <table:table-cell office:value-type="float" office:value="0.03125">
                <text:p>0.03125</text:p>
              </table:table-cell>
              <table:table-cell office:value-type="float" office:value="0.434">
                <text:p>0.434</text:p>
              </table:table-cell>
              <table:table-cell office:value-type="float" office:value="0.03125">
                <text:p>0.03125</text:p>
              </table:table-cell>
              <table:table-cell office:value-type="float" office:value="0.645">
                <text:p>0.645</text:p>
              </table:table-cell>
              <table:table-cell office:value-type="float" office:value="0.03125">
                <text:p>0.03125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0.332">
                <text:p>0.332</text:p>
              </table:table-cell>
              <table:table-cell office:value-type="float" office:value="0.015625">
                <text:p>0.015625</text:p>
              </table:table-cell>
              <table:table-cell office:value-type="float" office:value="0.349">
                <text:p>0.349</text:p>
              </table:table-cell>
              <table:table-cell office:value-type="float" office:value="0.015625">
                <text:p>0.015625</text:p>
              </table:table-cell>
              <table:table-cell office:value-type="float" office:value="0.235">
                <text:p>0.235</text:p>
              </table:table-cell>
              <table:table-cell office:value-type="float" office:value="0.015625">
                <text:p>0.015625</text:p>
              </table:table-cell>
              <table:table-cell office:value-type="float" office:value="0.455">
                <text:p>0.455</text:p>
              </table:table-cell>
              <table:table-cell office:value-type="float" office:value="0.015625">
                <text:p>0.015625</text:p>
              </table:table-cell>
              <table:table-cell office:value-type="float" office:value="0.258">
                <text:p>0.258</text:p>
              </table:table-cell>
              <table:table-cell office:value-type="float" office:value="0.015625">
                <text:p>0.015625</text:p>
              </table:table-cell>
              <table:table-cell office:value-type="float" office:value="0.427">
                <text:p>0.427</text:p>
              </table:table-cell>
              <table:table-cell office:value-type="float" office:value="0.015625">
                <text:p>0.0156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45">
                <text:p>0.24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59">
                <text:p>0.25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89">
                <text:p>0.18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58">
                <text:p>0.3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222">
                <text:p>0.22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3">
                <text:p>0.3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763cm" svg:y="0.316cm" chart:style-name="ch2">
          <text:p>HSQL zone - range 128, separate indexes</text:p>
        </chart:title>
        <chart:legend chart:legend-position="end" svg:x="12.751cm" svg:y="2.71cm" style:legend-expansion="high" chart:style-name="ch3"/>
        <chart:plot-area chart:style-name="ch4" table:cell-range-address="'enteucha-info'.F152:'enteucha-info'.F158 'enteucha-info'.H152:'enteucha-info'.H20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152:'enteucha-info'.H158" loext:label-string="&quot;Zone 0.5&quot;" chart:class="chart:scatter">
            <chart:domain table:cell-range-address="'enteucha-info'.F152:'enteucha-info'.F158"/>
            <chart:data-point chart:repeated="7"/>
          </chart:series>
          <chart:series chart:style-name="ch10" chart:values-cell-range-address="'enteucha-info'.H159:'enteucha-info'.H165" loext:label-string="&quot;Zone 0.25&quot;" chart:class="chart:scatter">
            <chart:domain table:cell-range-address="'enteucha-info'.F159:'enteucha-info'.F165"/>
            <chart:data-point chart:repeated="7"/>
          </chart:series>
          <chart:series chart:style-name="ch11" chart:values-cell-range-address="'enteucha-info'.H166:'enteucha-info'.H172" loext:label-string="&quot;Zone 0.125&quot;" chart:class="chart:scatter">
            <chart:domain table:cell-range-address="'enteucha-info'.F166:'enteucha-info'.F172"/>
            <chart:data-point chart:repeated="7"/>
          </chart:series>
          <chart:series chart:style-name="ch12" chart:values-cell-range-address="'enteucha-info'.H173:'enteucha-info'.H179" loext:label-string="&quot;Zone 0.0625&quot;" chart:class="chart:scatter">
            <chart:domain table:cell-range-address="'enteucha-info'.F173:'enteucha-info'.F179"/>
            <chart:data-point chart:repeated="7"/>
          </chart:series>
          <chart:series chart:style-name="ch13" chart:values-cell-range-address="'enteucha-info'.H180:'enteucha-info'.H186" loext:label-string="&quot;Zone 0.0312&quot;" chart:class="chart:scatter">
            <chart:domain table:cell-range-address="'enteucha-info'.F180:'enteucha-info'.F186"/>
            <chart:data-point chart:repeated="7"/>
          </chart:series>
          <chart:series chart:style-name="ch14" chart:values-cell-range-address="'enteucha-info'.H187:'enteucha-info'.H193" loext:label-string="&quot;Zone 0.0156&quot;" chart:class="chart:scatter">
            <chart:domain table:cell-range-address="'enteucha-info'.F187:'enteucha-info'.F193"/>
            <chart:data-point chart:repeated="7"/>
          </chart:series>
          <chart:series chart:style-name="ch15" chart:values-cell-range-address="'enteucha-info'.H194:'enteucha-info'.H200" loext:label-string="&quot;Zone 0.0078&quot;" chart:class="chart:scatter">
            <chart:domain table:cell-range-address="'enteucha-info'.F194:'enteucha-info'.F2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152:'enteucha-info'.F158</svg:desc>
                </draw:g>
              </table:table-cell>
              <table:table-cell office:value-type="float" office:value="39.47">
                <text:p>39.47</text:p>
                <draw:g>
                  <svg:desc>'enteucha-info'.H152:'enteucha-info'.H158</svg:desc>
                </draw:g>
              </table:table-cell>
              <table:table-cell office:value-type="float" office:value="0.5">
                <text:p>0.5</text:p>
                <draw:g>
                  <svg:desc>'enteucha-info'.F159:'enteucha-info'.F165</svg:desc>
                </draw:g>
              </table:table-cell>
              <table:table-cell office:value-type="float" office:value="36.247">
                <text:p>36.247</text:p>
                <draw:g>
                  <svg:desc>'enteucha-info'.H159:'enteucha-info'.H165</svg:desc>
                </draw:g>
              </table:table-cell>
              <table:table-cell office:value-type="float" office:value="0.5">
                <text:p>0.5</text:p>
                <draw:g>
                  <svg:desc>'enteucha-info'.F166:'enteucha-info'.F172</svg:desc>
                </draw:g>
              </table:table-cell>
              <table:table-cell office:value-type="float" office:value="30.051">
                <text:p>30.051</text:p>
                <draw:g>
                  <svg:desc>'enteucha-info'.H166:'enteucha-info'.H172</svg:desc>
                </draw:g>
              </table:table-cell>
              <table:table-cell office:value-type="float" office:value="0.5">
                <text:p>0.5</text:p>
                <draw:g>
                  <svg:desc>'enteucha-info'.F173:'enteucha-info'.F179</svg:desc>
                </draw:g>
              </table:table-cell>
              <table:table-cell office:value-type="float" office:value="26.94">
                <text:p>26.94</text:p>
                <draw:g>
                  <svg:desc>'enteucha-info'.H173:'enteucha-info'.H179</svg:desc>
                </draw:g>
              </table:table-cell>
              <table:table-cell office:value-type="float" office:value="0.5">
                <text:p>0.5</text:p>
                <draw:g>
                  <svg:desc>'enteucha-info'.F180:'enteucha-info'.F186</svg:desc>
                </draw:g>
              </table:table-cell>
              <table:table-cell office:value-type="float" office:value="26.57">
                <text:p>26.57</text:p>
                <draw:g>
                  <svg:desc>'enteucha-info'.H180:'enteucha-info'.H186</svg:desc>
                </draw:g>
              </table:table-cell>
              <table:table-cell office:value-type="float" office:value="0.5">
                <text:p>0.5</text:p>
                <draw:g>
                  <svg:desc>'enteucha-info'.F187:'enteucha-info'.F193</svg:desc>
                </draw:g>
              </table:table-cell>
              <table:table-cell office:value-type="float" office:value="22.813">
                <text:p>22.813</text:p>
                <draw:g>
                  <svg:desc>'enteucha-info'.H187:'enteucha-info'.H193</svg:desc>
                </draw:g>
              </table:table-cell>
              <table:table-cell office:value-type="float" office:value="0.5">
                <text:p>0.5</text:p>
                <draw:g>
                  <svg:desc>'enteucha-info'.F194:'enteucha-info'.F200</svg:desc>
                </draw:g>
              </table:table-cell>
              <table:table-cell office:value-type="float" office:value="13.861">
                <text:p>13.861</text:p>
                <draw:g>
                  <svg:desc>'enteucha-info'.H194:'enteucha-info'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1.638">
                <text:p>21.638</text:p>
              </table:table-cell>
              <table:table-cell office:value-type="float" office:value="0.25">
                <text:p>0.25</text:p>
              </table:table-cell>
              <table:table-cell office:value-type="float" office:value="17.884">
                <text:p>17.884</text:p>
              </table:table-cell>
              <table:table-cell office:value-type="float" office:value="0.25">
                <text:p>0.25</text:p>
              </table:table-cell>
              <table:table-cell office:value-type="float" office:value="14.445">
                <text:p>14.445</text:p>
              </table:table-cell>
              <table:table-cell office:value-type="float" office:value="0.25">
                <text:p>0.25</text:p>
              </table:table-cell>
              <table:table-cell office:value-type="float" office:value="11.417">
                <text:p>11.417</text:p>
              </table:table-cell>
              <table:table-cell office:value-type="float" office:value="0.25">
                <text:p>0.25</text:p>
              </table:table-cell>
              <table:table-cell office:value-type="float" office:value="11.611">
                <text:p>11.611</text:p>
              </table:table-cell>
              <table:table-cell office:value-type="float" office:value="0.25">
                <text:p>0.25</text:p>
              </table:table-cell>
              <table:table-cell office:value-type="float" office:value="10.401">
                <text:p>10.401</text:p>
              </table:table-cell>
              <table:table-cell office:value-type="float" office:value="0.25">
                <text:p>0.25</text:p>
              </table:table-cell>
              <table:table-cell office:value-type="float" office:value="7.499">
                <text:p>7.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0.872">
                <text:p>20.872</text:p>
              </table:table-cell>
              <table:table-cell office:value-type="float" office:value="0.125">
                <text:p>0.125</text:p>
              </table:table-cell>
              <table:table-cell office:value-type="float" office:value="11.258">
                <text:p>11.258</text:p>
              </table:table-cell>
              <table:table-cell office:value-type="float" office:value="0.125">
                <text:p>0.125</text:p>
              </table:table-cell>
              <table:table-cell office:value-type="float" office:value="7.916">
                <text:p>7.916</text:p>
              </table:table-cell>
              <table:table-cell office:value-type="float" office:value="0.125">
                <text:p>0.125</text:p>
              </table:table-cell>
              <table:table-cell office:value-type="float" office:value="6.672">
                <text:p>6.672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5.837">
                <text:p>5.837</text:p>
              </table:table-cell>
              <table:table-cell office:value-type="float" office:value="0.125">
                <text:p>0.125</text:p>
              </table:table-cell>
              <table:table-cell office:value-type="float" office:value="3.681">
                <text:p>3.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21.439">
                <text:p>21.439</text:p>
              </table:table-cell>
              <table:table-cell office:value-type="float" office:value="0.0625">
                <text:p>0.0625</text:p>
              </table:table-cell>
              <table:table-cell office:value-type="float" office:value="11.284">
                <text:p>11.284</text:p>
              </table:table-cell>
              <table:table-cell office:value-type="float" office:value="0.0625">
                <text:p>0.0625</text:p>
              </table:table-cell>
              <table:table-cell office:value-type="float" office:value="5.226">
                <text:p>5.226</text:p>
              </table:table-cell>
              <table:table-cell office:value-type="float" office:value="0.0625">
                <text:p>0.0625</text:p>
              </table:table-cell>
              <table:table-cell office:value-type="float" office:value="3.702">
                <text:p>3.702</text:p>
              </table:table-cell>
              <table:table-cell office:value-type="float" office:value="0.0625">
                <text:p>0.0625</text:p>
              </table:table-cell>
              <table:table-cell office:value-type="float" office:value="1.427">
                <text:p>1.427</text:p>
              </table:table-cell>
              <table:table-cell office:value-type="float" office:value="0.0625">
                <text:p>0.0625</text:p>
              </table:table-cell>
              <table:table-cell office:value-type="float" office:value="2.228">
                <text:p>2.228</text:p>
              </table:table-cell>
              <table:table-cell office:value-type="float" office:value="0.0625">
                <text:p>0.0625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21.042">
                <text:p>21.042</text:p>
              </table:table-cell>
              <table:table-cell office:value-type="float" office:value="0.03125">
                <text:p>0.03125</text:p>
              </table:table-cell>
              <table:table-cell office:value-type="float" office:value="11.226">
                <text:p>11.226</text:p>
              </table:table-cell>
              <table:table-cell office:value-type="float" office:value="0.03125">
                <text:p>0.03125</text:p>
              </table:table-cell>
              <table:table-cell office:value-type="float" office:value="5.472">
                <text:p>5.472</text:p>
              </table:table-cell>
              <table:table-cell office:value-type="float" office:value="0.03125">
                <text:p>0.03125</text:p>
              </table:table-cell>
              <table:table-cell office:value-type="float" office:value="2.222">
                <text:p>2.222</text:p>
              </table:table-cell>
              <table:table-cell office:value-type="float" office:value="0.03125">
                <text:p>0.03125</text:p>
              </table:table-cell>
              <table:table-cell office:value-type="float" office:value="1.228">
                <text:p>1.228</text:p>
              </table:table-cell>
              <table:table-cell office:value-type="float" office:value="0.03125">
                <text:p>0.03125</text:p>
              </table:table-cell>
              <table:table-cell office:value-type="float" office:value="1.929">
                <text:p>1.929</text:p>
              </table:table-cell>
              <table:table-cell office:value-type="float" office:value="0.03125">
                <text:p>0.0312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20.502">
                <text:p>20.502</text:p>
              </table:table-cell>
              <table:table-cell office:value-type="float" office:value="0.015625">
                <text:p>0.015625</text:p>
              </table:table-cell>
              <table:table-cell office:value-type="float" office:value="11.235">
                <text:p>11.235</text:p>
              </table:table-cell>
              <table:table-cell office:value-type="float" office:value="0.015625">
                <text:p>0.015625</text:p>
              </table:table-cell>
              <table:table-cell office:value-type="float" office:value="5.607">
                <text:p>5.607</text:p>
              </table:table-cell>
              <table:table-cell office:value-type="float" office:value="0.015625">
                <text:p>0.015625</text:p>
              </table:table-cell>
              <table:table-cell office:value-type="float" office:value="2.216">
                <text:p>2.216</text:p>
              </table:table-cell>
              <table:table-cell office:value-type="float" office:value="0.015625">
                <text:p>0.015625</text:p>
              </table:table-cell>
              <table:table-cell office:value-type="float" office:value="1.142">
                <text:p>1.142</text:p>
              </table:table-cell>
              <table:table-cell office:value-type="float" office:value="0.015625">
                <text:p>0.015625</text:p>
              </table:table-cell>
              <table:table-cell office:value-type="float" office:value="0.84">
                <text:p>0.84</text:p>
              </table:table-cell>
              <table:table-cell office:value-type="float" office:value="0.015625">
                <text:p>0.015625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20.545">
                <text:p>20.545</text:p>
              </table:table-cell>
              <table:table-cell office:value-type="float" office:value="0.0078125">
                <text:p>0.0078125</text:p>
              </table:table-cell>
              <table:table-cell office:value-type="float" office:value="11.225">
                <text:p>11.225</text:p>
              </table:table-cell>
              <table:table-cell office:value-type="float" office:value="0.0078125">
                <text:p>0.0078125</text:p>
              </table:table-cell>
              <table:table-cell office:value-type="float" office:value="5.613">
                <text:p>5.613</text:p>
              </table:table-cell>
              <table:table-cell office:value-type="float" office:value="0.0078125">
                <text:p>0.0078125</text:p>
              </table:table-cell>
              <table:table-cell office:value-type="float" office:value="2.22">
                <text:p>2.2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01">
                <text:p>1.1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97">
                <text:p>0.49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424">
                <text:p>0.4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882cm" svg:y="0.316cm" chart:style-name="ch2">
          <text:p>HSQL zone - range 64, separate indexes</text:p>
        </chart:title>
        <chart:legend chart:legend-position="end" svg:x="12.751cm" svg:y="2.71cm" style:legend-expansion="high" chart:style-name="ch3"/>
        <chart:plot-area chart:style-name="ch4" table:cell-range-address="'enteucha-info'.F202:'enteucha-info'.F208 'enteucha-info'.H202:'enteucha-info'.H25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02:'enteucha-info'.H208" loext:label-string="&quot;Zone 0.5&quot;" chart:class="chart:scatter">
            <chart:domain table:cell-range-address="'enteucha-info'.F202:'enteucha-info'.F208"/>
            <chart:data-point chart:repeated="7"/>
          </chart:series>
          <chart:series chart:style-name="ch10" chart:values-cell-range-address="'enteucha-info'.H209:'enteucha-info'.H215" loext:label-string="&quot;Zone 0.25&quot;" chart:class="chart:scatter">
            <chart:domain table:cell-range-address="'enteucha-info'.F209:'enteucha-info'.F215"/>
            <chart:data-point chart:repeated="7"/>
          </chart:series>
          <chart:series chart:style-name="ch11" chart:values-cell-range-address="'enteucha-info'.H216:'enteucha-info'.H222" loext:label-string="&quot;Zone 0.125&quot;" chart:class="chart:scatter">
            <chart:domain table:cell-range-address="'enteucha-info'.F216:'enteucha-info'.F222"/>
            <chart:data-point chart:repeated="7"/>
          </chart:series>
          <chart:series chart:style-name="ch12" chart:values-cell-range-address="'enteucha-info'.H223:'enteucha-info'.H229" loext:label-string="&quot;Zone 0.0625&quot;" chart:class="chart:scatter">
            <chart:domain table:cell-range-address="'enteucha-info'.F223:'enteucha-info'.F229"/>
            <chart:data-point chart:repeated="7"/>
          </chart:series>
          <chart:series chart:style-name="ch13" chart:values-cell-range-address="'enteucha-info'.H230:'enteucha-info'.H236" loext:label-string="&quot;Zone 0.0312&quot;" chart:class="chart:scatter">
            <chart:domain table:cell-range-address="'enteucha-info'.F230:'enteucha-info'.F236"/>
            <chart:data-point chart:repeated="7"/>
          </chart:series>
          <chart:series chart:style-name="ch14" chart:values-cell-range-address="'enteucha-info'.H237:'enteucha-info'.H243" loext:label-string="&quot;Zone 0.0156&quot;" chart:class="chart:scatter">
            <chart:domain table:cell-range-address="'enteucha-info'.F237:'enteucha-info'.F243"/>
            <chart:data-point chart:repeated="7"/>
          </chart:series>
          <chart:series chart:style-name="ch15" chart:values-cell-range-address="'enteucha-info'.H244:'enteucha-info'.H250" loext:label-string="&quot;Zone 0.0078&quot;" chart:class="chart:scatter">
            <chart:domain table:cell-range-address="'enteucha-info'.F244:'enteucha-info'.F2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02:'enteucha-info'.F208</svg:desc>
                </draw:g>
              </table:table-cell>
              <table:table-cell office:value-type="float" office:value="63.278">
                <text:p>63.278</text:p>
                <draw:g>
                  <svg:desc>'enteucha-info'.H202:'enteucha-info'.H208</svg:desc>
                </draw:g>
              </table:table-cell>
              <table:table-cell office:value-type="float" office:value="0.5">
                <text:p>0.5</text:p>
                <draw:g>
                  <svg:desc>'enteucha-info'.F209:'enteucha-info'.F215</svg:desc>
                </draw:g>
              </table:table-cell>
              <table:table-cell office:value-type="float" office:value="49.137">
                <text:p>49.137</text:p>
                <draw:g>
                  <svg:desc>'enteucha-info'.H209:'enteucha-info'.H215</svg:desc>
                </draw:g>
              </table:table-cell>
              <table:table-cell office:value-type="float" office:value="0.5">
                <text:p>0.5</text:p>
                <draw:g>
                  <svg:desc>'enteucha-info'.F216:'enteucha-info'.F222</svg:desc>
                </draw:g>
              </table:table-cell>
              <table:table-cell office:value-type="float" office:value="43.977">
                <text:p>43.977</text:p>
                <draw:g>
                  <svg:desc>'enteucha-info'.H216:'enteucha-info'.H222</svg:desc>
                </draw:g>
              </table:table-cell>
              <table:table-cell office:value-type="float" office:value="0.5">
                <text:p>0.5</text:p>
                <draw:g>
                  <svg:desc>'enteucha-info'.F223:'enteucha-info'.F229</svg:desc>
                </draw:g>
              </table:table-cell>
              <table:table-cell office:value-type="float" office:value="51.182">
                <text:p>51.182</text:p>
                <draw:g>
                  <svg:desc>'enteucha-info'.H223:'enteucha-info'.H229</svg:desc>
                </draw:g>
              </table:table-cell>
              <table:table-cell office:value-type="float" office:value="0.5">
                <text:p>0.5</text:p>
                <draw:g>
                  <svg:desc>'enteucha-info'.F230:'enteucha-info'.F236</svg:desc>
                </draw:g>
              </table:table-cell>
              <table:table-cell office:value-type="float" office:value="40.357">
                <text:p>40.357</text:p>
                <draw:g>
                  <svg:desc>'enteucha-info'.H230:'enteucha-info'.H236</svg:desc>
                </draw:g>
              </table:table-cell>
              <table:table-cell office:value-type="float" office:value="0.5">
                <text:p>0.5</text:p>
                <draw:g>
                  <svg:desc>'enteucha-info'.F237:'enteucha-info'.F243</svg:desc>
                </draw:g>
              </table:table-cell>
              <table:table-cell office:value-type="float" office:value="42.747">
                <text:p>42.747</text:p>
                <draw:g>
                  <svg:desc>'enteucha-info'.H237:'enteucha-info'.H243</svg:desc>
                </draw:g>
              </table:table-cell>
              <table:table-cell office:value-type="float" office:value="0.5">
                <text:p>0.5</text:p>
                <draw:g>
                  <svg:desc>'enteucha-info'.F244:'enteucha-info'.F250</svg:desc>
                </draw:g>
              </table:table-cell>
              <table:table-cell office:value-type="float" office:value="44.572">
                <text:p>44.572</text:p>
                <draw:g>
                  <svg:desc>'enteucha-info'.H244:'enteucha-info'.H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5.983">
                <text:p>35.983</text:p>
              </table:table-cell>
              <table:table-cell office:value-type="float" office:value="0.25">
                <text:p>0.25</text:p>
              </table:table-cell>
              <table:table-cell office:value-type="float" office:value="26.863">
                <text:p>26.863</text:p>
              </table:table-cell>
              <table:table-cell office:value-type="float" office:value="0.25">
                <text:p>0.25</text:p>
              </table:table-cell>
              <table:table-cell office:value-type="float" office:value="19.513">
                <text:p>19.513</text:p>
              </table:table-cell>
              <table:table-cell office:value-type="float" office:value="0.25">
                <text:p>0.25</text:p>
              </table:table-cell>
              <table:table-cell office:value-type="float" office:value="17.745">
                <text:p>17.745</text:p>
              </table:table-cell>
              <table:table-cell office:value-type="float" office:value="0.25">
                <text:p>0.25</text:p>
              </table:table-cell>
              <table:table-cell office:value-type="float" office:value="16.621">
                <text:p>16.621</text:p>
              </table:table-cell>
              <table:table-cell office:value-type="float" office:value="0.25">
                <text:p>0.25</text:p>
              </table:table-cell>
              <table:table-cell office:value-type="float" office:value="16.401">
                <text:p>16.401</text:p>
              </table:table-cell>
              <table:table-cell office:value-type="float" office:value="0.25">
                <text:p>0.25</text:p>
              </table:table-cell>
              <table:table-cell office:value-type="float" office:value="17.305">
                <text:p>17.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6.588">
                <text:p>36.588</text:p>
              </table:table-cell>
              <table:table-cell office:value-type="float" office:value="0.125">
                <text:p>0.125</text:p>
              </table:table-cell>
              <table:table-cell office:value-type="float" office:value="13.708">
                <text:p>13.708</text:p>
              </table:table-cell>
              <table:table-cell office:value-type="float" office:value="0.125">
                <text:p>0.125</text:p>
              </table:table-cell>
              <table:table-cell office:value-type="float" office:value="9.997">
                <text:p>9.997</text:p>
              </table:table-cell>
              <table:table-cell office:value-type="float" office:value="0.125">
                <text:p>0.125</text:p>
              </table:table-cell>
              <table:table-cell office:value-type="float" office:value="7.59">
                <text:p>7.59</text:p>
              </table:table-cell>
              <table:table-cell office:value-type="float" office:value="0.125">
                <text:p>0.125</text:p>
              </table:table-cell>
              <table:table-cell office:value-type="float" office:value="8.265">
                <text:p>8.265</text:p>
              </table:table-cell>
              <table:table-cell office:value-type="float" office:value="0.125">
                <text:p>0.125</text:p>
              </table:table-cell>
              <table:table-cell office:value-type="float" office:value="6.429">
                <text:p>6.429</text:p>
              </table:table-cell>
              <table:table-cell office:value-type="float" office:value="0.125">
                <text:p>0.125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8.042">
                <text:p>38.042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6.429">
                <text:p>6.429</text:p>
              </table:table-cell>
              <table:table-cell office:value-type="float" office:value="0.0625">
                <text:p>0.0625</text:p>
              </table:table-cell>
              <table:table-cell office:value-type="float" office:value="4.308">
                <text:p>4.308</text:p>
              </table:table-cell>
              <table:table-cell office:value-type="float" office:value="0.0625">
                <text:p>0.0625</text:p>
              </table:table-cell>
              <table:table-cell office:value-type="float" office:value="4.496">
                <text:p>4.496</text:p>
              </table:table-cell>
              <table:table-cell office:value-type="float" office:value="0.0625">
                <text:p>0.0625</text:p>
              </table:table-cell>
              <table:table-cell office:value-type="float" office:value="3.708">
                <text:p>3.708</text:p>
              </table:table-cell>
              <table:table-cell office:value-type="float" office:value="0.0625">
                <text:p>0.0625</text:p>
              </table:table-cell>
              <table:table-cell office:value-type="float" office:value="3.946">
                <text:p>3.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9.518">
                <text:p>39.518</text:p>
              </table:table-cell>
              <table:table-cell office:value-type="float" office:value="0.03125">
                <text:p>0.03125</text:p>
              </table:table-cell>
              <table:table-cell office:value-type="float" office:value="16.343">
                <text:p>16.343</text:p>
              </table:table-cell>
              <table:table-cell office:value-type="float" office:value="0.03125">
                <text:p>0.03125</text:p>
              </table:table-cell>
              <table:table-cell office:value-type="float" office:value="6.148">
                <text:p>6.148</text:p>
              </table:table-cell>
              <table:table-cell office:value-type="float" office:value="0.03125">
                <text:p>0.03125</text:p>
              </table:table-cell>
              <table:table-cell office:value-type="float" office:value="2.795">
                <text:p>2.795</text:p>
              </table:table-cell>
              <table:table-cell office:value-type="float" office:value="0.03125">
                <text:p>0.03125</text:p>
              </table:table-cell>
              <table:table-cell office:value-type="float" office:value="2.543">
                <text:p>2.543</text:p>
              </table:table-cell>
              <table:table-cell office:value-type="float" office:value="0.03125">
                <text:p>0.03125</text:p>
              </table:table-cell>
              <table:table-cell office:value-type="float" office:value="1.432">
                <text:p>1.432</text:p>
              </table:table-cell>
              <table:table-cell office:value-type="float" office:value="0.03125">
                <text:p>0.0312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9.993">
                <text:p>39.993</text:p>
              </table:table-cell>
              <table:table-cell office:value-type="float" office:value="0.015625">
                <text:p>0.015625</text:p>
              </table:table-cell>
              <table:table-cell office:value-type="float" office:value="18.705">
                <text:p>18.705</text:p>
              </table:table-cell>
              <table:table-cell office:value-type="float" office:value="0.015625">
                <text:p>0.015625</text:p>
              </table:table-cell>
              <table:table-cell office:value-type="float" office:value="6.099">
                <text:p>6.099</text:p>
              </table:table-cell>
              <table:table-cell office:value-type="float" office:value="0.015625">
                <text:p>0.015625</text:p>
              </table:table-cell>
              <table:table-cell office:value-type="float" office:value="2.824">
                <text:p>2.824</text:p>
              </table:table-cell>
              <table:table-cell office:value-type="float" office:value="0.015625">
                <text:p>0.015625</text:p>
              </table:table-cell>
              <table:table-cell office:value-type="float" office:value="1.498">
                <text:p>1.498</text:p>
              </table:table-cell>
              <table:table-cell office:value-type="float" office:value="0.015625">
                <text:p>0.015625</text:p>
              </table:table-cell>
              <table:table-cell office:value-type="float" office:value="1.33">
                <text:p>1.33</text:p>
              </table:table-cell>
              <table:table-cell office:value-type="float" office:value="0.015625">
                <text:p>0.01562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9.495">
                <text:p>39.495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192">
                <text:p>13.192</text:p>
              </table:table-cell>
              <table:table-cell office:value-type="float" office:value="0.0078125">
                <text:p>0.0078125</text:p>
              </table:table-cell>
              <table:table-cell office:value-type="float" office:value="6.097">
                <text:p>6.097</text:p>
              </table:table-cell>
              <table:table-cell office:value-type="float" office:value="0.0078125">
                <text:p>0.0078125</text:p>
              </table:table-cell>
              <table:table-cell office:value-type="float" office:value="2.796">
                <text:p>2.7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503">
                <text:p>1.5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61">
                <text:p>1.1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882cm" svg:y="0.316cm" chart:style-name="ch2">
          <text:p>HSQL zone - range 32, separate indexes</text:p>
        </chart:title>
        <chart:legend chart:legend-position="end" svg:x="12.751cm" svg:y="2.71cm" style:legend-expansion="high" chart:style-name="ch3"/>
        <chart:plot-area chart:style-name="ch4" table:cell-range-address="'enteucha-info'.F252:'enteucha-info'.F258 'enteucha-info'.H252:'enteucha-info'.H300" chart:data-source-has-labels="row" svg:x="1.331cm" svg:y="1.275cm" svg:width="11.1cm" svg:height="6.57cm">
          <chartooo:coordinate-region svg:x="1.952cm" svg:y="1.474cm" svg:width="10.053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252:'enteucha-info'.H258" loext:label-string="&quot;Zone 0.5&quot;" chart:class="chart:scatter">
            <chart:domain table:cell-range-address="'enteucha-info'.F252:'enteucha-info'.F258"/>
            <chart:data-point chart:repeated="7"/>
          </chart:series>
          <chart:series chart:style-name="ch10" chart:values-cell-range-address="'enteucha-info'.H259:'enteucha-info'.H265" loext:label-string="&quot;Zone 0.25&quot;" chart:class="chart:scatter">
            <chart:domain table:cell-range-address="'enteucha-info'.F259:'enteucha-info'.F265"/>
            <chart:data-point chart:repeated="7"/>
          </chart:series>
          <chart:series chart:style-name="ch11" chart:values-cell-range-address="'enteucha-info'.H266:'enteucha-info'.H272" loext:label-string="&quot;Zone 0.125&quot;" chart:class="chart:scatter">
            <chart:domain table:cell-range-address="'enteucha-info'.F266:'enteucha-info'.F272"/>
            <chart:data-point chart:repeated="7"/>
          </chart:series>
          <chart:series chart:style-name="ch12" chart:values-cell-range-address="'enteucha-info'.H273:'enteucha-info'.H279" loext:label-string="&quot;Zone 0.0625&quot;" chart:class="chart:scatter">
            <chart:domain table:cell-range-address="'enteucha-info'.F273:'enteucha-info'.F279"/>
            <chart:data-point chart:repeated="7"/>
          </chart:series>
          <chart:series chart:style-name="ch13" chart:values-cell-range-address="'enteucha-info'.H280:'enteucha-info'.H286" loext:label-string="&quot;Zone 0.0312&quot;" chart:class="chart:scatter">
            <chart:domain table:cell-range-address="'enteucha-info'.F280:'enteucha-info'.F286"/>
            <chart:data-point chart:repeated="7"/>
          </chart:series>
          <chart:series chart:style-name="ch14" chart:values-cell-range-address="'enteucha-info'.H287:'enteucha-info'.H293" loext:label-string="&quot;Zone 0.0156&quot;" chart:class="chart:scatter">
            <chart:domain table:cell-range-address="'enteucha-info'.F287:'enteucha-info'.F293"/>
            <chart:data-point chart:repeated="7"/>
          </chart:series>
          <chart:series chart:style-name="ch15" chart:values-cell-range-address="'enteucha-info'.H294:'enteucha-info'.H300" loext:label-string="&quot;Zone 0.0078&quot;" chart:class="chart:scatter">
            <chart:domain table:cell-range-address="'enteucha-info'.F294:'enteucha-info'.F3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252:'enteucha-info'.F258</svg:desc>
                </draw:g>
              </table:table-cell>
              <table:table-cell office:value-type="float" office:value="111.513">
                <text:p>111.513</text:p>
                <draw:g>
                  <svg:desc>'enteucha-info'.H252:'enteucha-info'.H258</svg:desc>
                </draw:g>
              </table:table-cell>
              <table:table-cell office:value-type="float" office:value="0.5">
                <text:p>0.5</text:p>
                <draw:g>
                  <svg:desc>'enteucha-info'.F259:'enteucha-info'.F265</svg:desc>
                </draw:g>
              </table:table-cell>
              <table:table-cell office:value-type="float" office:value="132.739">
                <text:p>132.739</text:p>
                <draw:g>
                  <svg:desc>'enteucha-info'.H259:'enteucha-info'.H265</svg:desc>
                </draw:g>
              </table:table-cell>
              <table:table-cell office:value-type="float" office:value="0.5">
                <text:p>0.5</text:p>
                <draw:g>
                  <svg:desc>'enteucha-info'.F266:'enteucha-info'.F272</svg:desc>
                </draw:g>
              </table:table-cell>
              <table:table-cell office:value-type="float" office:value="93.867">
                <text:p>93.867</text:p>
                <draw:g>
                  <svg:desc>'enteucha-info'.H266:'enteucha-info'.H272</svg:desc>
                </draw:g>
              </table:table-cell>
              <table:table-cell office:value-type="float" office:value="0.5">
                <text:p>0.5</text:p>
                <draw:g>
                  <svg:desc>'enteucha-info'.F273:'enteucha-info'.F279</svg:desc>
                </draw:g>
              </table:table-cell>
              <table:table-cell office:value-type="float" office:value="93.939">
                <text:p>93.939</text:p>
                <draw:g>
                  <svg:desc>'enteucha-info'.H273:'enteucha-info'.H279</svg:desc>
                </draw:g>
              </table:table-cell>
              <table:table-cell office:value-type="float" office:value="0.5">
                <text:p>0.5</text:p>
                <draw:g>
                  <svg:desc>'enteucha-info'.F280:'enteucha-info'.F286</svg:desc>
                </draw:g>
              </table:table-cell>
              <table:table-cell office:value-type="float" office:value="93.238">
                <text:p>93.238</text:p>
                <draw:g>
                  <svg:desc>'enteucha-info'.H280:'enteucha-info'.H286</svg:desc>
                </draw:g>
              </table:table-cell>
              <table:table-cell office:value-type="float" office:value="0.5">
                <text:p>0.5</text:p>
                <draw:g>
                  <svg:desc>'enteucha-info'.F287:'enteucha-info'.F293</svg:desc>
                </draw:g>
              </table:table-cell>
              <table:table-cell office:value-type="float" office:value="87.816">
                <text:p>87.816</text:p>
                <draw:g>
                  <svg:desc>'enteucha-info'.H287:'enteucha-info'.H293</svg:desc>
                </draw:g>
              </table:table-cell>
              <table:table-cell office:value-type="float" office:value="0.5">
                <text:p>0.5</text:p>
                <draw:g>
                  <svg:desc>'enteucha-info'.F294:'enteucha-info'.F300</svg:desc>
                </draw:g>
              </table:table-cell>
              <table:table-cell office:value-type="float" office:value="79.184">
                <text:p>79.184</text:p>
                <draw:g>
                  <svg:desc>'enteucha-info'.H294:'enteucha-info'.H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72.743">
                <text:p>72.743</text:p>
              </table:table-cell>
              <table:table-cell office:value-type="float" office:value="0.25">
                <text:p>0.25</text:p>
              </table:table-cell>
              <table:table-cell office:value-type="float" office:value="63.087">
                <text:p>63.087</text:p>
              </table:table-cell>
              <table:table-cell office:value-type="float" office:value="0.25">
                <text:p>0.25</text:p>
              </table:table-cell>
              <table:table-cell office:value-type="float" office:value="51.77">
                <text:p>51.77</text:p>
              </table:table-cell>
              <table:table-cell office:value-type="float" office:value="0.25">
                <text:p>0.25</text:p>
              </table:table-cell>
              <table:table-cell office:value-type="float" office:value="67.108">
                <text:p>67.108</text:p>
              </table:table-cell>
              <table:table-cell office:value-type="float" office:value="0.25">
                <text:p>0.25</text:p>
              </table:table-cell>
              <table:table-cell office:value-type="float" office:value="44.992">
                <text:p>44.992</text:p>
              </table:table-cell>
              <table:table-cell office:value-type="float" office:value="0.25">
                <text:p>0.25</text:p>
              </table:table-cell>
              <table:table-cell office:value-type="float" office:value="39.024">
                <text:p>39.024</text:p>
              </table:table-cell>
              <table:table-cell office:value-type="float" office:value="0.25">
                <text:p>0.25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79.149">
                <text:p>79.149</text:p>
              </table:table-cell>
              <table:table-cell office:value-type="float" office:value="0.125">
                <text:p>0.125</text:p>
              </table:table-cell>
              <table:table-cell office:value-type="float" office:value="39.321">
                <text:p>39.321</text:p>
              </table:table-cell>
              <table:table-cell office:value-type="float" office:value="0.125">
                <text:p>0.125</text:p>
              </table:table-cell>
              <table:table-cell office:value-type="float" office:value="26.72">
                <text:p>26.72</text:p>
              </table:table-cell>
              <table:table-cell office:value-type="float" office:value="0.125">
                <text:p>0.125</text:p>
              </table:table-cell>
              <table:table-cell office:value-type="float" office:value="19.131">
                <text:p>19.131</text:p>
              </table:table-cell>
              <table:table-cell office:value-type="float" office:value="0.125">
                <text:p>0.125</text:p>
              </table:table-cell>
              <table:table-cell office:value-type="float" office:value="19.684">
                <text:p>19.684</text:p>
              </table:table-cell>
              <table:table-cell office:value-type="float" office:value="0.125">
                <text:p>0.125</text:p>
              </table:table-cell>
              <table:table-cell office:value-type="float" office:value="14.643">
                <text:p>14.643</text:p>
              </table:table-cell>
              <table:table-cell office:value-type="float" office:value="0.125">
                <text:p>0.125</text:p>
              </table:table-cell>
              <table:table-cell office:value-type="float" office:value="14.186">
                <text:p>14.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80.424">
                <text:p>80.424</text:p>
              </table:table-cell>
              <table:table-cell office:value-type="float" office:value="0.0625">
                <text:p>0.0625</text:p>
              </table:table-cell>
              <table:table-cell office:value-type="float" office:value="42.821">
                <text:p>42.821</text:p>
              </table:table-cell>
              <table:table-cell office:value-type="float" office:value="0.0625">
                <text:p>0.0625</text:p>
              </table:table-cell>
              <table:table-cell office:value-type="float" office:value="15.092">
                <text:p>15.092</text:p>
              </table:table-cell>
              <table:table-cell office:value-type="float" office:value="0.0625">
                <text:p>0.0625</text:p>
              </table:table-cell>
              <table:table-cell office:value-type="float" office:value="9.143">
                <text:p>9.143</text:p>
              </table:table-cell>
              <table:table-cell office:value-type="float" office:value="0.0625">
                <text:p>0.0625</text:p>
              </table:table-cell>
              <table:table-cell office:value-type="float" office:value="9.231">
                <text:p>9.231</text:p>
              </table:table-cell>
              <table:table-cell office:value-type="float" office:value="0.0625">
                <text:p>0.0625</text:p>
              </table:table-cell>
              <table:table-cell office:value-type="float" office:value="6.862">
                <text:p>6.862</text:p>
              </table:table-cell>
              <table:table-cell office:value-type="float" office:value="0.0625">
                <text:p>0.0625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73.287">
                <text:p>73.287</text:p>
              </table:table-cell>
              <table:table-cell office:value-type="float" office:value="0.03125">
                <text:p>0.03125</text:p>
              </table:table-cell>
              <table:table-cell office:value-type="float" office:value="41.868">
                <text:p>41.868</text:p>
              </table:table-cell>
              <table:table-cell office:value-type="float" office:value="0.03125">
                <text:p>0.03125</text:p>
              </table:table-cell>
              <table:table-cell office:value-type="float" office:value="15.132">
                <text:p>15.132</text:p>
              </table:table-cell>
              <table:table-cell office:value-type="float" office:value="0.03125">
                <text:p>0.03125</text:p>
              </table:table-cell>
              <table:table-cell office:value-type="float" office:value="5.83">
                <text:p>5.83</text:p>
              </table:table-cell>
              <table:table-cell office:value-type="float" office:value="0.03125">
                <text:p>0.03125</text:p>
              </table:table-cell>
              <table:table-cell office:value-type="float" office:value="5.409">
                <text:p>5.409</text:p>
              </table:table-cell>
              <table:table-cell office:value-type="float" office:value="0.03125">
                <text:p>0.03125</text:p>
              </table:table-cell>
              <table:table-cell office:value-type="float" office:value="3.921">
                <text:p>3.921</text:p>
              </table:table-cell>
              <table:table-cell office:value-type="float" office:value="0.03125">
                <text:p>0.03125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74.707">
                <text:p>74.707</text:p>
              </table:table-cell>
              <table:table-cell office:value-type="float" office:value="0.015625">
                <text:p>0.015625</text:p>
              </table:table-cell>
              <table:table-cell office:value-type="float" office:value="42.825">
                <text:p>42.825</text:p>
              </table:table-cell>
              <table:table-cell office:value-type="float" office:value="0.015625">
                <text:p>0.015625</text:p>
              </table:table-cell>
              <table:table-cell office:value-type="float" office:value="15.11">
                <text:p>15.11</text:p>
              </table:table-cell>
              <table:table-cell office:value-type="float" office:value="0.015625">
                <text:p>0.015625</text:p>
              </table:table-cell>
              <table:table-cell office:value-type="float" office:value="6.045">
                <text:p>6.045</text:p>
              </table:table-cell>
              <table:table-cell office:value-type="float" office:value="0.015625">
                <text:p>0.015625</text:p>
              </table:table-cell>
              <table:table-cell office:value-type="float" office:value="3.505">
                <text:p>3.505</text:p>
              </table:table-cell>
              <table:table-cell office:value-type="float" office:value="0.015625">
                <text:p>0.015625</text:p>
              </table:table-cell>
              <table:table-cell office:value-type="float" office:value="2.242">
                <text:p>2.242</text:p>
              </table:table-cell>
              <table:table-cell office:value-type="float" office:value="0.015625">
                <text:p>0.015625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5.163">
                <text:p>75.163</text:p>
              </table:table-cell>
              <table:table-cell office:value-type="float" office:value="0.0078125">
                <text:p>0.0078125</text:p>
              </table:table-cell>
              <table:table-cell office:value-type="float" office:value="42.803">
                <text:p>42.803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256">
                <text:p>14.25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889">
                <text:p>5.889</text:p>
              </table:table-cell>
              <table:table-cell office:value-type="float" office:value="0.0078125">
                <text:p>0.0078125</text:p>
              </table:table-cell>
              <table:table-cell office:value-type="float" office:value="3.51">
                <text:p>3.51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96">
                <text:p>1.296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44">
                <text:p>1.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3.908cm" svg:y="0.316cm" chart:style-name="ch2">
          <text:p>HSQL zone - range 128, combined index</text:p>
        </chart:title>
        <chart:legend chart:legend-position="end" svg:x="12.751cm" svg:y="2.71cm" style:legend-expansion="high" chart:style-name="ch3"/>
        <chart:plot-area chart:style-name="ch4" table:cell-range-address="'enteucha-info'.F302:'enteucha-info'.F308 'enteucha-info'.H302:'enteucha-info'.H35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02:'enteucha-info'.H308" loext:label-string="&quot;Zone 0.5&quot;" chart:class="chart:scatter">
            <chart:domain table:cell-range-address="'enteucha-info'.F302:'enteucha-info'.F308"/>
            <chart:data-point chart:repeated="7"/>
          </chart:series>
          <chart:series chart:style-name="ch10" chart:values-cell-range-address="'enteucha-info'.H309:'enteucha-info'.H315" loext:label-string="&quot;Zone 0.25&quot;" chart:class="chart:scatter">
            <chart:domain table:cell-range-address="'enteucha-info'.F309:'enteucha-info'.F315"/>
            <chart:data-point chart:repeated="7"/>
          </chart:series>
          <chart:series chart:style-name="ch11" chart:values-cell-range-address="'enteucha-info'.H316:'enteucha-info'.H322" loext:label-string="&quot;Zone 0.125&quot;" chart:class="chart:scatter">
            <chart:domain table:cell-range-address="'enteucha-info'.F316:'enteucha-info'.F322"/>
            <chart:data-point chart:repeated="7"/>
          </chart:series>
          <chart:series chart:style-name="ch12" chart:values-cell-range-address="'enteucha-info'.H323:'enteucha-info'.H329" loext:label-string="&quot;Zone 0.0625&quot;" chart:class="chart:scatter">
            <chart:domain table:cell-range-address="'enteucha-info'.F323:'enteucha-info'.F329"/>
            <chart:data-point chart:repeated="7"/>
          </chart:series>
          <chart:series chart:style-name="ch13" chart:values-cell-range-address="'enteucha-info'.H330:'enteucha-info'.H336" loext:label-string="&quot;Zone 0.0312&quot;" chart:class="chart:scatter">
            <chart:domain table:cell-range-address="'enteucha-info'.F330:'enteucha-info'.F336"/>
            <chart:data-point chart:repeated="7"/>
          </chart:series>
          <chart:series chart:style-name="ch14" chart:values-cell-range-address="'enteucha-info'.H337:'enteucha-info'.H343" loext:label-string="&quot;Zone 0.0156&quot;" chart:class="chart:scatter">
            <chart:domain table:cell-range-address="'enteucha-info'.F337:'enteucha-info'.F343"/>
            <chart:data-point chart:repeated="7"/>
          </chart:series>
          <chart:series chart:style-name="ch15" chart:values-cell-range-address="'enteucha-info'.H344:'enteucha-info'.H350" loext:label-string="&quot;Zone 0.0078&quot;" chart:class="chart:scatter">
            <chart:domain table:cell-range-address="'enteucha-info'.F344:'enteucha-info'.F3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302:'enteucha-info'.F308</svg:desc>
                </draw:g>
              </table:table-cell>
              <table:table-cell office:value-type="float" office:value="22.384">
                <text:p>22.384</text:p>
                <draw:g>
                  <svg:desc>'enteucha-info'.H302:'enteucha-info'.H308</svg:desc>
                </draw:g>
              </table:table-cell>
              <table:table-cell office:value-type="float" office:value="0.5">
                <text:p>0.5</text:p>
                <draw:g>
                  <svg:desc>'enteucha-info'.F309:'enteucha-info'.F315</svg:desc>
                </draw:g>
              </table:table-cell>
              <table:table-cell office:value-type="float" office:value="23.992">
                <text:p>23.992</text:p>
                <draw:g>
                  <svg:desc>'enteucha-info'.H309:'enteucha-info'.H315</svg:desc>
                </draw:g>
              </table:table-cell>
              <table:table-cell office:value-type="float" office:value="0.5">
                <text:p>0.5</text:p>
                <draw:g>
                  <svg:desc>'enteucha-info'.F316:'enteucha-info'.F322</svg:desc>
                </draw:g>
              </table:table-cell>
              <table:table-cell office:value-type="float" office:value="15.59">
                <text:p>15.59</text:p>
                <draw:g>
                  <svg:desc>'enteucha-info'.H316:'enteucha-info'.H322</svg:desc>
                </draw:g>
              </table:table-cell>
              <table:table-cell office:value-type="float" office:value="0.5">
                <text:p>0.5</text:p>
                <draw:g>
                  <svg:desc>'enteucha-info'.F323:'enteucha-info'.F329</svg:desc>
                </draw:g>
              </table:table-cell>
              <table:table-cell office:value-type="float" office:value="15.029">
                <text:p>15.029</text:p>
                <draw:g>
                  <svg:desc>'enteucha-info'.H323:'enteucha-info'.H329</svg:desc>
                </draw:g>
              </table:table-cell>
              <table:table-cell office:value-type="float" office:value="0.5">
                <text:p>0.5</text:p>
                <draw:g>
                  <svg:desc>'enteucha-info'.F330:'enteucha-info'.F336</svg:desc>
                </draw:g>
              </table:table-cell>
              <table:table-cell office:value-type="float" office:value="15.382">
                <text:p>15.382</text:p>
                <draw:g>
                  <svg:desc>'enteucha-info'.H330:'enteucha-info'.H336</svg:desc>
                </draw:g>
              </table:table-cell>
              <table:table-cell office:value-type="float" office:value="0.5">
                <text:p>0.5</text:p>
                <draw:g>
                  <svg:desc>'enteucha-info'.F337:'enteucha-info'.F343</svg:desc>
                </draw:g>
              </table:table-cell>
              <table:table-cell office:value-type="float" office:value="27.165">
                <text:p>27.165</text:p>
                <draw:g>
                  <svg:desc>'enteucha-info'.H337:'enteucha-info'.H343</svg:desc>
                </draw:g>
              </table:table-cell>
              <table:table-cell office:value-type="float" office:value="0.5">
                <text:p>0.5</text:p>
                <draw:g>
                  <svg:desc>'enteucha-info'.F344:'enteucha-info'.F350</svg:desc>
                </draw:g>
              </table:table-cell>
              <table:table-cell office:value-type="float" office:value="14.322">
                <text:p>14.322</text:p>
                <draw:g>
                  <svg:desc>'enteucha-info'.H344:'enteucha-info'.H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4.237">
                <text:p>14.237</text:p>
              </table:table-cell>
              <table:table-cell office:value-type="float" office:value="0.25">
                <text:p>0.25</text:p>
              </table:table-cell>
              <table:table-cell office:value-type="float" office:value="11.26">
                <text:p>11.26</text:p>
              </table:table-cell>
              <table:table-cell office:value-type="float" office:value="0.25">
                <text:p>0.25</text:p>
              </table:table-cell>
              <table:table-cell office:value-type="float" office:value="7.469">
                <text:p>7.469</text:p>
              </table:table-cell>
              <table:table-cell office:value-type="float" office:value="0.25">
                <text:p>0.25</text:p>
              </table:table-cell>
              <table:table-cell office:value-type="float" office:value="7.558">
                <text:p>7.558</text:p>
              </table:table-cell>
              <table:table-cell office:value-type="float" office:value="0.25">
                <text:p>0.25</text:p>
              </table:table-cell>
              <table:table-cell office:value-type="float" office:value="7.964">
                <text:p>7.964</text:p>
              </table:table-cell>
              <table:table-cell office:value-type="float" office:value="0.25">
                <text:p>0.25</text:p>
              </table:table-cell>
              <table:table-cell office:value-type="float" office:value="10.918">
                <text:p>10.918</text:p>
              </table:table-cell>
              <table:table-cell office:value-type="float" office:value="0.25">
                <text:p>0.25</text:p>
              </table:table-cell>
              <table:table-cell office:value-type="float" office:value="6.662">
                <text:p>6.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14.241">
                <text:p>14.241</text:p>
              </table:table-cell>
              <table:table-cell office:value-type="float" office:value="0.125">
                <text:p>0.125</text:p>
              </table:table-cell>
              <table:table-cell office:value-type="float" office:value="7.227">
                <text:p>7.227</text:p>
              </table:table-cell>
              <table:table-cell office:value-type="float" office:value="0.125">
                <text:p>0.125</text:p>
              </table:table-cell>
              <table:table-cell office:value-type="float" office:value="5.086">
                <text:p>5.086</text:p>
              </table:table-cell>
              <table:table-cell office:value-type="float" office:value="0.125">
                <text:p>0.125</text:p>
              </table:table-cell>
              <table:table-cell office:value-type="float" office:value="3.667">
                <text:p>3.667</text:p>
              </table:table-cell>
              <table:table-cell office:value-type="float" office:value="0.125">
                <text:p>0.125</text:p>
              </table:table-cell>
              <table:table-cell office:value-type="float" office:value="4.465">
                <text:p>4.465</text:p>
              </table:table-cell>
              <table:table-cell office:value-type="float" office:value="0.125">
                <text:p>0.125</text:p>
              </table:table-cell>
              <table:table-cell office:value-type="float" office:value="5.684">
                <text:p>5.684</text:p>
              </table:table-cell>
              <table:table-cell office:value-type="float" office:value="0.125">
                <text:p>0.125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13.528">
                <text:p>13.528</text:p>
              </table:table-cell>
              <table:table-cell office:value-type="float" office:value="0.0625">
                <text:p>0.0625</text:p>
              </table:table-cell>
              <table:table-cell office:value-type="float" office:value="7.221">
                <text:p>7.221</text:p>
              </table:table-cell>
              <table:table-cell office:value-type="float" office:value="0.0625">
                <text:p>0.0625</text:p>
              </table:table-cell>
              <table:table-cell office:value-type="float" office:value="3.5">
                <text:p>3.5</text:p>
              </table:table-cell>
              <table:table-cell office:value-type="float" office:value="0.0625">
                <text:p>0.0625</text:p>
              </table:table-cell>
              <table:table-cell office:value-type="float" office:value="2.15">
                <text:p>2.15</text:p>
              </table:table-cell>
              <table:table-cell office:value-type="float" office:value="0.0625">
                <text:p>0.0625</text:p>
              </table:table-cell>
              <table:table-cell office:value-type="float" office:value="1.545">
                <text:p>1.545</text:p>
              </table:table-cell>
              <table:table-cell office:value-type="float" office:value="0.0625">
                <text:p>0.0625</text:p>
              </table:table-cell>
              <table:table-cell office:value-type="float" office:value="2.426">
                <text:p>2.426</text:p>
              </table:table-cell>
              <table:table-cell office:value-type="float" office:value="0.0625">
                <text:p>0.0625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12.311">
                <text:p>12.311</text:p>
              </table:table-cell>
              <table:table-cell office:value-type="float" office:value="0.03125">
                <text:p>0.03125</text:p>
              </table:table-cell>
              <table:table-cell office:value-type="float" office:value="7.21">
                <text:p>7.21</text:p>
              </table:table-cell>
              <table:table-cell office:value-type="float" office:value="0.03125">
                <text:p>0.03125</text:p>
              </table:table-cell>
              <table:table-cell office:value-type="float" office:value="3.491">
                <text:p>3.491</text:p>
              </table:table-cell>
              <table:table-cell office:value-type="float" office:value="0.03125">
                <text:p>0.03125</text:p>
              </table:table-cell>
              <table:table-cell office:value-type="float" office:value="1.379">
                <text:p>1.379</text:p>
              </table:table-cell>
              <table:table-cell office:value-type="float" office:value="0.03125">
                <text:p>0.03125</text:p>
              </table:table-cell>
              <table:table-cell office:value-type="float" office:value="1.358">
                <text:p>1.358</text:p>
              </table:table-cell>
              <table:table-cell office:value-type="float" office:value="0.03125">
                <text:p>0.03125</text:p>
              </table:table-cell>
              <table:table-cell office:value-type="float" office:value="2.019">
                <text:p>2.019</text:p>
              </table:table-cell>
              <table:table-cell office:value-type="float" office:value="0.03125">
                <text:p>0.0312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2.117">
                <text:p>12.117</text:p>
              </table:table-cell>
              <table:table-cell office:value-type="float" office:value="0.015625">
                <text:p>0.015625</text:p>
              </table:table-cell>
              <table:table-cell office:value-type="float" office:value="6.812">
                <text:p>6.812</text:p>
              </table:table-cell>
              <table:table-cell office:value-type="float" office:value="0.015625">
                <text:p>0.015625</text:p>
              </table:table-cell>
              <table:table-cell office:value-type="float" office:value="3.489">
                <text:p>3.489</text:p>
              </table:table-cell>
              <table:table-cell office:value-type="float" office:value="0.015625">
                <text:p>0.015625</text:p>
              </table:table-cell>
              <table:table-cell office:value-type="float" office:value="1.399">
                <text:p>1.399</text:p>
              </table:table-cell>
              <table:table-cell office:value-type="float" office:value="0.015625">
                <text:p>0.015625</text:p>
              </table:table-cell>
              <table:table-cell office:value-type="float" office:value="1.213">
                <text:p>1.213</text:p>
              </table:table-cell>
              <table:table-cell office:value-type="float" office:value="0.015625">
                <text:p>0.015625</text:p>
              </table:table-cell>
              <table:table-cell office:value-type="float" office:value="1.436">
                <text:p>1.436</text:p>
              </table:table-cell>
              <table:table-cell office:value-type="float" office:value="0.015625">
                <text:p>0.01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12.566">
                <text:p>12.566</text:p>
              </table:table-cell>
              <table:table-cell office:value-type="float" office:value="0.0078125">
                <text:p>0.0078125</text:p>
              </table:table-cell>
              <table:table-cell office:value-type="float" office:value="5.918">
                <text:p>5.91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89">
                <text:p>3.48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312">
                <text:p>1.312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06">
                <text:p>1.2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65">
                <text:p>0.96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027cm" svg:y="0.316cm" chart:style-name="ch2">
          <text:p>HSQL zone - range 64, combined index</text:p>
        </chart:title>
        <chart:legend chart:legend-position="end" svg:x="12.751cm" svg:y="2.71cm" style:legend-expansion="high" chart:style-name="ch3"/>
        <chart:plot-area chart:style-name="ch4" table:cell-range-address="'enteucha-info'.F352:'enteucha-info'.F358 'enteucha-info'.H352:'enteucha-info'.H400" chart:data-source-has-labels="row" svg:x="1.331cm" svg:y="1.275cm" svg:width="11.1cm" svg:height="6.57cm">
          <chartooo:coordinate-region svg:x="1.952cm" svg:y="1.474cm" svg:width="10.239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352:'enteucha-info'.H358" loext:label-string="&quot;Zone 0.5&quot;" chart:class="chart:scatter">
            <chart:domain table:cell-range-address="'enteucha-info'.F352:'enteucha-info'.F358"/>
            <chart:data-point chart:repeated="7"/>
          </chart:series>
          <chart:series chart:style-name="ch10" chart:values-cell-range-address="'enteucha-info'.H359:'enteucha-info'.H365" loext:label-string="&quot;Zone 0.25&quot;" chart:class="chart:scatter">
            <chart:domain table:cell-range-address="'enteucha-info'.F359:'enteucha-info'.F365"/>
            <chart:data-point chart:repeated="7"/>
          </chart:series>
          <chart:series chart:style-name="ch11" chart:values-cell-range-address="'enteucha-info'.H366:'enteucha-info'.H372" loext:label-string="&quot;Zone 0.125&quot;" chart:class="chart:scatter">
            <chart:domain table:cell-range-address="'enteucha-info'.F366:'enteucha-info'.F372"/>
            <chart:data-point chart:repeated="7"/>
          </chart:series>
          <chart:series chart:style-name="ch12" chart:values-cell-range-address="'enteucha-info'.H373:'enteucha-info'.H379" loext:label-string="&quot;Zone 0.0625&quot;" chart:class="chart:scatter">
            <chart:domain table:cell-range-address="'enteucha-info'.F373:'enteucha-info'.F379"/>
            <chart:data-point chart:repeated="7"/>
          </chart:series>
          <chart:series chart:style-name="ch13" chart:values-cell-range-address="'enteucha-info'.H380:'enteucha-info'.H386" loext:label-string="&quot;Zone 0.0312&quot;" chart:class="chart:scatter">
            <chart:domain table:cell-range-address="'enteucha-info'.F380:'enteucha-info'.F386"/>
            <chart:data-point chart:repeated="7"/>
          </chart:series>
          <chart:series chart:style-name="ch14" chart:values-cell-range-address="'enteucha-info'.H387:'enteucha-info'.H393" loext:label-string="&quot;Zone 0.0156&quot;" chart:class="chart:scatter">
            <chart:domain table:cell-range-address="'enteucha-info'.F387:'enteucha-info'.F393"/>
            <chart:data-point chart:repeated="7"/>
          </chart:series>
          <chart:series chart:style-name="ch15" chart:values-cell-range-address="'enteucha-info'.H394:'enteucha-info'.H400" loext:label-string="&quot;Zone 0.0078&quot;" chart:class="chart:scatter">
            <chart:domain table:cell-range-address="'enteucha-info'.F394:'enteucha-info'.F40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352:'enteucha-info'.F358</svg:desc>
                </draw:g>
              </table:table-cell>
              <table:table-cell office:value-type="float" office:value="55.942">
                <text:p>55.942</text:p>
                <draw:g>
                  <svg:desc>'enteucha-info'.H352:'enteucha-info'.H358</svg:desc>
                </draw:g>
              </table:table-cell>
              <table:table-cell office:value-type="float" office:value="0.5">
                <text:p>0.5</text:p>
                <draw:g>
                  <svg:desc>'enteucha-info'.F359:'enteucha-info'.F365</svg:desc>
                </draw:g>
              </table:table-cell>
              <table:table-cell office:value-type="float" office:value="49.73">
                <text:p>49.73</text:p>
                <draw:g>
                  <svg:desc>'enteucha-info'.H359:'enteucha-info'.H365</svg:desc>
                </draw:g>
              </table:table-cell>
              <table:table-cell office:value-type="float" office:value="0.5">
                <text:p>0.5</text:p>
                <draw:g>
                  <svg:desc>'enteucha-info'.F366:'enteucha-info'.F372</svg:desc>
                </draw:g>
              </table:table-cell>
              <table:table-cell office:value-type="float" office:value="43.907">
                <text:p>43.907</text:p>
                <draw:g>
                  <svg:desc>'enteucha-info'.H366:'enteucha-info'.H372</svg:desc>
                </draw:g>
              </table:table-cell>
              <table:table-cell office:value-type="float" office:value="0.5">
                <text:p>0.5</text:p>
                <draw:g>
                  <svg:desc>'enteucha-info'.F373:'enteucha-info'.F379</svg:desc>
                </draw:g>
              </table:table-cell>
              <table:table-cell office:value-type="float" office:value="52.701">
                <text:p>52.701</text:p>
                <draw:g>
                  <svg:desc>'enteucha-info'.H373:'enteucha-info'.H379</svg:desc>
                </draw:g>
              </table:table-cell>
              <table:table-cell office:value-type="float" office:value="0.5">
                <text:p>0.5</text:p>
                <draw:g>
                  <svg:desc>'enteucha-info'.F380:'enteucha-info'.F386</svg:desc>
                </draw:g>
              </table:table-cell>
              <table:table-cell office:value-type="float" office:value="41.249">
                <text:p>41.249</text:p>
                <draw:g>
                  <svg:desc>'enteucha-info'.H380:'enteucha-info'.H386</svg:desc>
                </draw:g>
              </table:table-cell>
              <table:table-cell office:value-type="float" office:value="0.5">
                <text:p>0.5</text:p>
                <draw:g>
                  <svg:desc>'enteucha-info'.F387:'enteucha-info'.F393</svg:desc>
                </draw:g>
              </table:table-cell>
              <table:table-cell office:value-type="float" office:value="45.862">
                <text:p>45.862</text:p>
                <draw:g>
                  <svg:desc>'enteucha-info'.H387:'enteucha-info'.H393</svg:desc>
                </draw:g>
              </table:table-cell>
              <table:table-cell office:value-type="float" office:value="0.5">
                <text:p>0.5</text:p>
                <draw:g>
                  <svg:desc>'enteucha-info'.F394:'enteucha-info'.F400</svg:desc>
                </draw:g>
              </table:table-cell>
              <table:table-cell office:value-type="float" office:value="35.641">
                <text:p>35.641</text:p>
                <draw:g>
                  <svg:desc>'enteucha-info'.H394:'enteucha-info'.H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3.838">
                <text:p>33.838</text:p>
              </table:table-cell>
              <table:table-cell office:value-type="float" office:value="0.25">
                <text:p>0.25</text:p>
              </table:table-cell>
              <table:table-cell office:value-type="float" office:value="24.555">
                <text:p>24.555</text:p>
              </table:table-cell>
              <table:table-cell office:value-type="float" office:value="0.25">
                <text:p>0.25</text:p>
              </table:table-cell>
              <table:table-cell office:value-type="float" office:value="19.876">
                <text:p>19.876</text:p>
              </table:table-cell>
              <table:table-cell office:value-type="float" office:value="0.25">
                <text:p>0.25</text:p>
              </table:table-cell>
              <table:table-cell office:value-type="float" office:value="29.336">
                <text:p>29.336</text:p>
              </table:table-cell>
              <table:table-cell office:value-type="float" office:value="0.25">
                <text:p>0.25</text:p>
              </table:table-cell>
              <table:table-cell office:value-type="float" office:value="16.533">
                <text:p>16.533</text:p>
              </table:table-cell>
              <table:table-cell office:value-type="float" office:value="0.25">
                <text:p>0.25</text:p>
              </table:table-cell>
              <table:table-cell office:value-type="float" office:value="18.102">
                <text:p>18.102</text:p>
              </table:table-cell>
              <table:table-cell office:value-type="float" office:value="0.25">
                <text:p>0.25</text:p>
              </table:table-cell>
              <table:table-cell office:value-type="float" office:value="15.371">
                <text:p>15.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2.929">
                <text:p>32.929</text:p>
              </table:table-cell>
              <table:table-cell office:value-type="float" office:value="0.125">
                <text:p>0.125</text:p>
              </table:table-cell>
              <table:table-cell office:value-type="float" office:value="13.394">
                <text:p>13.394</text:p>
              </table:table-cell>
              <table:table-cell office:value-type="float" office:value="0.125">
                <text:p>0.125</text:p>
              </table:table-cell>
              <table:table-cell office:value-type="float" office:value="9.938">
                <text:p>9.938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  <table:table-cell office:value-type="float" office:value="7.785">
                <text:p>7.785</text:p>
              </table:table-cell>
              <table:table-cell office:value-type="float" office:value="0.125">
                <text:p>0.125</text:p>
              </table:table-cell>
              <table:table-cell office:value-type="float" office:value="7.828">
                <text:p>7.828</text:p>
              </table:table-cell>
              <table:table-cell office:value-type="float" office:value="0.125">
                <text:p>0.125</text:p>
              </table:table-cell>
              <table:table-cell office:value-type="float" office:value="6.209">
                <text:p>6.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32.71">
                <text:p>32.71</text:p>
              </table:table-cell>
              <table:table-cell office:value-type="float" office:value="0.0625">
                <text:p>0.0625</text:p>
              </table:table-cell>
              <table:table-cell office:value-type="float" office:value="14.074">
                <text:p>14.074</text:p>
              </table:table-cell>
              <table:table-cell office:value-type="float" office:value="0.0625">
                <text:p>0.0625</text:p>
              </table:table-cell>
              <table:table-cell office:value-type="float" office:value="6.92">
                <text:p>6.92</text:p>
              </table:table-cell>
              <table:table-cell office:value-type="float" office:value="0.0625">
                <text:p>0.0625</text:p>
              </table:table-cell>
              <table:table-cell office:value-type="float" office:value="4.821">
                <text:p>4.821</text:p>
              </table:table-cell>
              <table:table-cell office:value-type="float" office:value="0.0625">
                <text:p>0.0625</text:p>
              </table:table-cell>
              <table:table-cell office:value-type="float" office:value="4.373">
                <text:p>4.373</text:p>
              </table:table-cell>
              <table:table-cell office:value-type="float" office:value="0.0625">
                <text:p>0.0625</text:p>
              </table:table-cell>
              <table:table-cell office:value-type="float" office:value="4.425">
                <text:p>4.425</text:p>
              </table:table-cell>
              <table:table-cell office:value-type="float" office:value="0.0625">
                <text:p>0.0625</text:p>
              </table:table-cell>
              <table:table-cell office:value-type="float" office:value="3.196">
                <text:p>3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32.613">
                <text:p>32.613</text:p>
              </table:table-cell>
              <table:table-cell office:value-type="float" office:value="0.03125">
                <text:p>0.03125</text:p>
              </table:table-cell>
              <table:table-cell office:value-type="float" office:value="14.345">
                <text:p>14.345</text:p>
              </table:table-cell>
              <table:table-cell office:value-type="float" office:value="0.03125">
                <text:p>0.03125</text:p>
              </table:table-cell>
              <table:table-cell office:value-type="float" office:value="7.064">
                <text:p>7.064</text:p>
              </table:table-cell>
              <table:table-cell office:value-type="float" office:value="0.03125">
                <text:p>0.03125</text:p>
              </table:table-cell>
              <table:table-cell office:value-type="float" office:value="3.01">
                <text:p>3.01</text:p>
              </table:table-cell>
              <table:table-cell office:value-type="float" office:value="0.03125">
                <text:p>0.03125</text:p>
              </table:table-cell>
              <table:table-cell office:value-type="float" office:value="2.482">
                <text:p>2.482</text:p>
              </table:table-cell>
              <table:table-cell office:value-type="float" office:value="0.03125">
                <text:p>0.03125</text:p>
              </table:table-cell>
              <table:table-cell office:value-type="float" office:value="1.509">
                <text:p>1.509</text:p>
              </table:table-cell>
              <table:table-cell office:value-type="float" office:value="0.03125">
                <text:p>0.0312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35.969">
                <text:p>35.969</text:p>
              </table:table-cell>
              <table:table-cell office:value-type="float" office:value="0.015625">
                <text:p>0.015625</text:p>
              </table:table-cell>
              <table:table-cell office:value-type="float" office:value="14.08">
                <text:p>14.08</text:p>
              </table:table-cell>
              <table:table-cell office:value-type="float" office:value="0.015625">
                <text:p>0.015625</text:p>
              </table:table-cell>
              <table:table-cell office:value-type="float" office:value="6.504">
                <text:p>6.504</text:p>
              </table:table-cell>
              <table:table-cell office:value-type="float" office:value="0.015625">
                <text:p>0.015625</text:p>
              </table:table-cell>
              <table:table-cell office:value-type="float" office:value="2.906">
                <text:p>2.906</text:p>
              </table:table-cell>
              <table:table-cell office:value-type="float" office:value="0.015625">
                <text:p>0.015625</text:p>
              </table:table-cell>
              <table:table-cell office:value-type="float" office:value="1.475">
                <text:p>1.475</text:p>
              </table:table-cell>
              <table:table-cell office:value-type="float" office:value="0.015625">
                <text:p>0.015625</text:p>
              </table:table-cell>
              <table:table-cell office:value-type="float" office:value="1.314">
                <text:p>1.314</text:p>
              </table:table-cell>
              <table:table-cell office:value-type="float" office:value="0.015625">
                <text:p>0.015625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37.374">
                <text:p>37.3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3.596">
                <text:p>13.596</text:p>
              </table:table-cell>
              <table:table-cell office:value-type="float" office:value="0.0078125">
                <text:p>0.0078125</text:p>
              </table:table-cell>
              <table:table-cell office:value-type="float" office:value="6.133">
                <text:p>6.133</text:p>
              </table:table-cell>
              <table:table-cell office:value-type="float" office:value="0.0078125">
                <text:p>0.0078125</text:p>
              </table:table-cell>
              <table:table-cell office:value-type="float" office:value="3.607">
                <text:p>3.60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469">
                <text:p>1.469</text:p>
              </table:table-cell>
              <table:table-cell office:value-type="float" office:value="0.0078125">
                <text:p>0.0078125</text:p>
              </table:table-cell>
              <table:table-cell office:value-type="float" office:value="1.173">
                <text:p>1.1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027cm" svg:y="0.316cm" chart:style-name="ch2">
          <text:p>HSQL zone - range 32, combined index</text:p>
        </chart:title>
        <chart:legend chart:legend-position="end" svg:x="12.751cm" svg:y="2.71cm" style:legend-expansion="high" chart:style-name="ch3"/>
        <chart:plot-area chart:style-name="ch4" table:cell-range-address="'enteucha-info'.F402:'enteucha-info'.F408 'enteucha-info'.H402:'enteucha-info'.H450" chart:data-source-has-labels="row" svg:x="1.331cm" svg:y="1.275cm" svg:width="11.1cm" svg:height="6.57cm">
          <chartooo:coordinate-region svg:x="1.952cm" svg:y="1.474cm" svg:width="10.053cm" svg:height="5.724cm"/>
          <chart:axis chart:dimension="x" chart:name="primary-x" chart:style-name="ch5">
            <chart:title svg:x="5.951cm" svg:y="8.025cm" chart:style-name="ch6">
              <text:p>radius (deg)</text:p>
            </chart:title>
            <chart:grid chart:style-name="ch7" chart:class="major"/>
          </chart:axis>
          <chart:axis chart:dimension="y" chart:name="primary-y" chart:style-name="ch5">
            <chart:title svg:x="0.451cm" svg:y="5.279cm" chart:style-name="ch8">
              <text:p>time (ms)</text:p>
            </chart:title>
            <chart:grid chart:style-name="ch7" chart:class="major"/>
          </chart:axis>
          <chart:series chart:style-name="ch9" chart:values-cell-range-address="'enteucha-info'.H402:'enteucha-info'.H408" loext:label-string="&quot;Zone 0.5&quot;" chart:class="chart:scatter">
            <chart:domain table:cell-range-address="'enteucha-info'.F402:'enteucha-info'.F408"/>
            <chart:data-point chart:repeated="7"/>
          </chart:series>
          <chart:series chart:style-name="ch10" chart:values-cell-range-address="'enteucha-info'.H409:'enteucha-info'.H415" loext:label-string="&quot;Zone 0.25&quot;" chart:class="chart:scatter">
            <chart:domain table:cell-range-address="'enteucha-info'.F409:'enteucha-info'.F415"/>
            <chart:data-point chart:repeated="7"/>
          </chart:series>
          <chart:series chart:style-name="ch11" chart:values-cell-range-address="'enteucha-info'.H416:'enteucha-info'.H422" loext:label-string="&quot;Zone 0.125&quot;" chart:class="chart:scatter">
            <chart:domain table:cell-range-address="'enteucha-info'.F416:'enteucha-info'.F422"/>
            <chart:data-point chart:repeated="7"/>
          </chart:series>
          <chart:series chart:style-name="ch12" chart:values-cell-range-address="'enteucha-info'.H423:'enteucha-info'.H429" loext:label-string="&quot;Zone 0.0625&quot;" chart:class="chart:scatter">
            <chart:domain table:cell-range-address="'enteucha-info'.F423:'enteucha-info'.F429"/>
            <chart:data-point chart:repeated="7"/>
          </chart:series>
          <chart:series chart:style-name="ch13" chart:values-cell-range-address="'enteucha-info'.H430:'enteucha-info'.H436" loext:label-string="&quot;Zone 0.0312&quot;" chart:class="chart:scatter">
            <chart:domain table:cell-range-address="'enteucha-info'.F430:'enteucha-info'.F436"/>
            <chart:data-point chart:repeated="7"/>
          </chart:series>
          <chart:series chart:style-name="ch14" chart:values-cell-range-address="'enteucha-info'.H437:'enteucha-info'.H443" loext:label-string="&quot;Zone 0.0156&quot;" chart:class="chart:scatter">
            <chart:domain table:cell-range-address="'enteucha-info'.F437:'enteucha-info'.F443"/>
            <chart:data-point chart:repeated="7"/>
          </chart:series>
          <chart:series chart:style-name="ch15" chart:values-cell-range-address="'enteucha-info'.H444:'enteucha-info'.H450" loext:label-string="&quot;Zone 0.0078&quot;" chart:class="chart:scatter">
            <chart:domain table:cell-range-address="'enteucha-info'.F444:'enteucha-info'.F45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Zone 0.5</text:p>
              </table:table-cell>
              <table:table-cell office:value-type="string">
                <text:p>Column F</text:p>
              </table:table-cell>
              <table:table-cell office:value-type="string">
                <text:p>Zone 0.25</text:p>
              </table:table-cell>
              <table:table-cell office:value-type="string">
                <text:p>Column F</text:p>
              </table:table-cell>
              <table:table-cell office:value-type="string">
                <text:p>Zone 0.125</text:p>
              </table:table-cell>
              <table:table-cell office:value-type="string">
                <text:p>Column F</text:p>
              </table:table-cell>
              <table:table-cell office:value-type="string">
                <text:p>Zone 0.0625</text:p>
              </table:table-cell>
              <table:table-cell office:value-type="string">
                <text:p>Column F</text:p>
              </table:table-cell>
              <table:table-cell office:value-type="string">
                <text:p>Zone 0.0312</text:p>
              </table:table-cell>
              <table:table-cell office:value-type="string">
                <text:p>Column F</text:p>
              </table:table-cell>
              <table:table-cell office:value-type="string">
                <text:p>Zone 0.0156</text:p>
              </table:table-cell>
              <table:table-cell office:value-type="string">
                <text:p>Column F</text:p>
              </table:table-cell>
              <table:table-cell office:value-type="string">
                <text:p>Zone 0.007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nteucha-info'.F402:'enteucha-info'.F408</svg:desc>
                </draw:g>
              </table:table-cell>
              <table:table-cell office:value-type="float" office:value="127.653">
                <text:p>127.653</text:p>
                <draw:g>
                  <svg:desc>'enteucha-info'.H402:'enteucha-info'.H408</svg:desc>
                </draw:g>
              </table:table-cell>
              <table:table-cell office:value-type="float" office:value="0.5">
                <text:p>0.5</text:p>
                <draw:g>
                  <svg:desc>'enteucha-info'.F409:'enteucha-info'.F415</svg:desc>
                </draw:g>
              </table:table-cell>
              <table:table-cell office:value-type="float" office:value="103.436">
                <text:p>103.436</text:p>
                <draw:g>
                  <svg:desc>'enteucha-info'.H409:'enteucha-info'.H415</svg:desc>
                </draw:g>
              </table:table-cell>
              <table:table-cell office:value-type="float" office:value="0.5">
                <text:p>0.5</text:p>
                <draw:g>
                  <svg:desc>'enteucha-info'.F416:'enteucha-info'.F422</svg:desc>
                </draw:g>
              </table:table-cell>
              <table:table-cell office:value-type="float" office:value="96.022">
                <text:p>96.022</text:p>
                <draw:g>
                  <svg:desc>'enteucha-info'.H416:'enteucha-info'.H422</svg:desc>
                </draw:g>
              </table:table-cell>
              <table:table-cell office:value-type="float" office:value="0.5">
                <text:p>0.5</text:p>
                <draw:g>
                  <svg:desc>'enteucha-info'.F423:'enteucha-info'.F429</svg:desc>
                </draw:g>
              </table:table-cell>
              <table:table-cell office:value-type="float" office:value="96.257">
                <text:p>96.257</text:p>
                <draw:g>
                  <svg:desc>'enteucha-info'.H423:'enteucha-info'.H429</svg:desc>
                </draw:g>
              </table:table-cell>
              <table:table-cell office:value-type="float" office:value="0.5">
                <text:p>0.5</text:p>
                <draw:g>
                  <svg:desc>'enteucha-info'.F430:'enteucha-info'.F436</svg:desc>
                </draw:g>
              </table:table-cell>
              <table:table-cell office:value-type="float" office:value="93.287">
                <text:p>93.287</text:p>
                <draw:g>
                  <svg:desc>'enteucha-info'.H430:'enteucha-info'.H436</svg:desc>
                </draw:g>
              </table:table-cell>
              <table:table-cell office:value-type="float" office:value="0.5">
                <text:p>0.5</text:p>
                <draw:g>
                  <svg:desc>'enteucha-info'.F437:'enteucha-info'.F443</svg:desc>
                </draw:g>
              </table:table-cell>
              <table:table-cell office:value-type="float" office:value="91.945">
                <text:p>91.945</text:p>
                <draw:g>
                  <svg:desc>'enteucha-info'.H437:'enteucha-info'.H443</svg:desc>
                </draw:g>
              </table:table-cell>
              <table:table-cell office:value-type="float" office:value="0.5">
                <text:p>0.5</text:p>
                <draw:g>
                  <svg:desc>'enteucha-info'.F444:'enteucha-info'.F450</svg:desc>
                </draw:g>
              </table:table-cell>
              <table:table-cell office:value-type="float" office:value="76.355">
                <text:p>76.355</text:p>
                <draw:g>
                  <svg:desc>'enteucha-info'.H444:'enteucha-info'.H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82.885">
                <text:p>82.885</text:p>
              </table:table-cell>
              <table:table-cell office:value-type="float" office:value="0.25">
                <text:p>0.25</text:p>
              </table:table-cell>
              <table:table-cell office:value-type="float" office:value="60.54">
                <text:p>60.54</text:p>
              </table:table-cell>
              <table:table-cell office:value-type="float" office:value="0.25">
                <text:p>0.25</text:p>
              </table:table-cell>
              <table:table-cell office:value-type="float" office:value="42.173">
                <text:p>42.173</text:p>
              </table:table-cell>
              <table:table-cell office:value-type="float" office:value="0.25">
                <text:p>0.25</text:p>
              </table:table-cell>
              <table:table-cell office:value-type="float" office:value="66.206">
                <text:p>66.206</text:p>
              </table:table-cell>
              <table:table-cell office:value-type="float" office:value="0.25">
                <text:p>0.25</text:p>
              </table:table-cell>
              <table:table-cell office:value-type="float" office:value="45.078">
                <text:p>45.078</text:p>
              </table:table-cell>
              <table:table-cell office:value-type="float" office:value="0.25">
                <text:p>0.25</text:p>
              </table:table-cell>
              <table:table-cell office:value-type="float" office:value="42.479">
                <text:p>42.479</text:p>
              </table:table-cell>
              <table:table-cell office:value-type="float" office:value="0.25">
                <text:p>0.25</text:p>
              </table:table-cell>
              <table:table-cell office:value-type="float" office:value="35.439">
                <text:p>35.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84.384">
                <text:p>84.384</text:p>
              </table:table-cell>
              <table:table-cell office:value-type="float" office:value="0.125">
                <text:p>0.125</text:p>
              </table:table-cell>
              <table:table-cell office:value-type="float" office:value="37.476">
                <text:p>37.476</text:p>
              </table:table-cell>
              <table:table-cell office:value-type="float" office:value="0.125">
                <text:p>0.125</text:p>
              </table:table-cell>
              <table:table-cell office:value-type="float" office:value="24.174">
                <text:p>24.174</text:p>
              </table:table-cell>
              <table:table-cell office:value-type="float" office:value="0.125">
                <text:p>0.125</text:p>
              </table:table-cell>
              <table:table-cell office:value-type="float" office:value="21.134">
                <text:p>21.134</text:p>
              </table:table-cell>
              <table:table-cell office:value-type="float" office:value="0.125">
                <text:p>0.125</text:p>
              </table:table-cell>
              <table:table-cell office:value-type="float" office:value="19.67">
                <text:p>19.67</text:p>
              </table:table-cell>
              <table:table-cell office:value-type="float" office:value="0.125">
                <text:p>0.125</text:p>
              </table:table-cell>
              <table:table-cell office:value-type="float" office:value="14.918">
                <text:p>14.918</text:p>
              </table:table-cell>
              <table:table-cell office:value-type="float" office:value="0.125">
                <text:p>0.125</text:p>
              </table:table-cell>
              <table:table-cell office:value-type="float" office:value="16.083">
                <text:p>16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83.395">
                <text:p>83.395</text:p>
              </table:table-cell>
              <table:table-cell office:value-type="float" office:value="0.0625">
                <text:p>0.0625</text:p>
              </table:table-cell>
              <table:table-cell office:value-type="float" office:value="32.502">
                <text:p>32.502</text:p>
              </table:table-cell>
              <table:table-cell office:value-type="float" office:value="0.0625">
                <text:p>0.0625</text:p>
              </table:table-cell>
              <table:table-cell office:value-type="float" office:value="12.48">
                <text:p>12.48</text:p>
              </table:table-cell>
              <table:table-cell office:value-type="float" office:value="0.0625">
                <text:p>0.0625</text:p>
              </table:table-cell>
              <table:table-cell office:value-type="float" office:value="10.645">
                <text:p>10.645</text:p>
              </table:table-cell>
              <table:table-cell office:value-type="float" office:value="0.0625">
                <text:p>0.0625</text:p>
              </table:table-cell>
              <table:table-cell office:value-type="float" office:value="9.224">
                <text:p>9.224</text:p>
              </table:table-cell>
              <table:table-cell office:value-type="float" office:value="0.0625">
                <text:p>0.0625</text:p>
              </table:table-cell>
              <table:table-cell office:value-type="float" office:value="6.894">
                <text:p>6.894</text:p>
              </table:table-cell>
              <table:table-cell office:value-type="float" office:value="0.0625">
                <text:p>0.0625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82.231">
                <text:p>82.231</text:p>
              </table:table-cell>
              <table:table-cell office:value-type="float" office:value="0.03125">
                <text:p>0.03125</text:p>
              </table:table-cell>
              <table:table-cell office:value-type="float" office:value="31.474">
                <text:p>31.474</text:p>
              </table:table-cell>
              <table:table-cell office:value-type="float" office:value="0.03125">
                <text:p>0.03125</text:p>
              </table:table-cell>
              <table:table-cell office:value-type="float" office:value="12.894">
                <text:p>12.894</text:p>
              </table:table-cell>
              <table:table-cell office:value-type="float" office:value="0.03125">
                <text:p>0.03125</text:p>
              </table:table-cell>
              <table:table-cell office:value-type="float" office:value="6.472">
                <text:p>6.472</text:p>
              </table:table-cell>
              <table:table-cell office:value-type="float" office:value="0.03125">
                <text:p>0.03125</text:p>
              </table:table-cell>
              <table:table-cell office:value-type="float" office:value="5.402">
                <text:p>5.402</text:p>
              </table:table-cell>
              <table:table-cell office:value-type="float" office:value="0.03125">
                <text:p>0.03125</text:p>
              </table:table-cell>
              <table:table-cell office:value-type="float" office:value="3.738">
                <text:p>3.738</text:p>
              </table:table-cell>
              <table:table-cell office:value-type="float" office:value="0.03125">
                <text:p>0.031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  <table:table-cell office:value-type="float" office:value="100.737">
                <text:p>100.737</text:p>
              </table:table-cell>
              <table:table-cell office:value-type="float" office:value="0.015625">
                <text:p>0.015625</text:p>
              </table:table-cell>
              <table:table-cell office:value-type="float" office:value="32.854">
                <text:p>32.854</text:p>
              </table:table-cell>
              <table:table-cell office:value-type="float" office:value="0.015625">
                <text:p>0.015625</text:p>
              </table:table-cell>
              <table:table-cell office:value-type="float" office:value="13.909">
                <text:p>13.909</text:p>
              </table:table-cell>
              <table:table-cell office:value-type="float" office:value="0.015625">
                <text:p>0.015625</text:p>
              </table:table-cell>
              <table:table-cell office:value-type="float" office:value="6.933">
                <text:p>6.933</text:p>
              </table:table-cell>
              <table:table-cell office:value-type="float" office:value="0.015625">
                <text:p>0.015625</text:p>
              </table:table-cell>
              <table:table-cell office:value-type="float" office:value="3.474">
                <text:p>3.474</text:p>
              </table:table-cell>
              <table:table-cell office:value-type="float" office:value="0.015625">
                <text:p>0.015625</text:p>
              </table:table-cell>
              <table:table-cell office:value-type="float" office:value="2.086">
                <text:p>2.086</text:p>
              </table:table-cell>
              <table:table-cell office:value-type="float" office:value="0.015625">
                <text:p>0.015625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  <table:table-cell office:value-type="float" office:value="74.445">
                <text:p>74.445</text:p>
              </table:table-cell>
              <table:table-cell office:value-type="float" office:value="0.0078125">
                <text:p>0.0078125</text:p>
              </table:table-cell>
              <table:table-cell office:value-type="float" office:value="34.032">
                <text:p>34.032</text:p>
              </table:table-cell>
              <table:table-cell office:value-type="float" office:value="0.0078125">
                <text:p>0.0078125</text:p>
              </table:table-cell>
              <table:table-cell office:value-type="float" office:value="14.524">
                <text:p>14.524</text:p>
              </table:table-cell>
              <table:table-cell office:value-type="float" office:value="0.0078125">
                <text:p>0.0078125</text:p>
              </table:table-cell>
              <table:table-cell office:value-type="float" office:value="6.637">
                <text:p>6.637</text:p>
              </table:table-cell>
              <table:table-cell office:value-type="float" office:value="0.0078125">
                <text:p>0.0078125</text:p>
              </table:table-cell>
              <table:table-cell office:value-type="float" office:value="3.474">
                <text:p>3.474</text:p>
              </table:table-cell>
              <table:table-cell office:value-type="float" office:value="0.0078125">
                <text:p>0.0078125</text:p>
              </table:table-cell>
              <table:table-cell office:value-type="float" office:value="1.238">
                <text:p>1.238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94">
                <text:p>1.0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